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7618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Distance_0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duration_traffic_0</text:p>
          </table:table-cell>
          <table:table-cell office:value-type="string" calcext:value-type="string">
            <text:p>Distance_1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duration_traffic_1</text:p>
          </table:table-cell>
          <table:table-cell/>
          <table:table-cell office:value-type="string" calcext:value-type="string">
            <text:p>seconds per mile no traffic</text:p>
          </table:table-cell>
          <table:table-cell office:value-type="string" calcext:value-type="string">
            <text:p>seconds per mile traffic</text:p>
          </table:table-cell>
          <table:table-cell office:value-type="string" calcext:value-type="string">
            <text:p>delay caused by traffic</text:p>
          </table:table-cell>
        </table:table-row>
        <table:table-row table:style-name="ro1">
          <table:table-cell office:value-type="float" office:value="4.171886" calcext:value-type="float">
            <text:p>4.171886</text:p>
          </table:table-cell>
          <table:table-cell office:value-type="float" office:value="359" calcext:value-type="float">
            <text:p>359</text:p>
          </table:table-cell>
          <table:table-cell office:value-type="float" office:value="407" calcext:value-type="float">
            <text:p>407</text:p>
          </table:table-cell>
          <table:table-cell office:value-type="float" office:value="4.52234" calcext:value-type="float">
            <text:p>4.52234</text:p>
          </table:table-cell>
          <table:table-cell office:value-type="float" office:value="403" calcext:value-type="float">
            <text:p>403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B10]/[.A10]" office:value-type="float" office:value="86.0522075627186" calcext:value-type="float">
            <text:p>86.0522075627</text:p>
          </table:table-cell>
          <table:table-cell table:formula="of:=[.C10]/[.A10]" office:value-type="float" office:value="97.5577952034164" calcext:value-type="float">
            <text:p>97.5577952034</text:p>
          </table:table-cell>
          <table:table-cell table:formula="of:=[.I10]-[.H10]" office:value-type="float" office:value="11.5055876406978" calcext:value-type="float">
            <text:p>11.5055876407</text:p>
          </table:table-cell>
        </table:table-row>
        <table:table-row table:style-name="ro1">
          <table:table-cell office:value-type="float" office:value="7.891414" calcext:value-type="float">
            <text:p>7.891414</text:p>
          </table:table-cell>
          <table:table-cell office:value-type="float" office:value="397" calcext:value-type="float">
            <text:p>397</text:p>
          </table:table-cell>
          <table:table-cell office:value-type="float" office:value="472" calcext:value-type="float">
            <text:p>472</text:p>
          </table:table-cell>
          <table:table-cell office:value-type="float" office:value="9.859918" calcext:value-type="float">
            <text:p>9.859918</text:p>
          </table:table-cell>
          <table:table-cell office:value-type="float" office:value="498" calcext:value-type="float">
            <text:p>498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B11]/[.A11]" office:value-type="float" office:value="50.3078409015165" calcext:value-type="float">
            <text:p>50.3078409015</text:p>
          </table:table-cell>
          <table:table-cell table:formula="of:=[.C11]/[.A11]" office:value-type="float" office:value="59.8118410718282" calcext:value-type="float">
            <text:p>59.8118410718</text:p>
          </table:table-cell>
          <table:table-cell table:formula="of:=[.I11]-[.H11]" office:value-type="float" office:value="9.50400017031168" calcext:value-type="float">
            <text:p>9.5040001703</text:p>
          </table:table-cell>
        </table:table-row>
        <table:table-row table:style-name="ro1">
          <table:table-cell office:value-type="float" office:value="1.723684" calcext:value-type="float">
            <text:p>1.723684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.358104" calcext:value-type="float">
            <text:p>2.358104</text:p>
          </table:table-cell>
          <table:table-cell office:value-type="float" office:value="229" calcext:value-type="float">
            <text:p>229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B12]/[.A12]" office:value-type="float" office:value="118.351159493271" calcext:value-type="float">
            <text:p>118.3511594933</text:p>
          </table:table-cell>
          <table:table-cell table:formula="of:=[.C12]/[.A12]" office:value-type="float" office:value="128.213756117711" calcext:value-type="float">
            <text:p>128.2137561177</text:p>
          </table:table-cell>
          <table:table-cell table:formula="of:=[.I12]-[.H12]" office:value-type="float" office:value="9.86259662443928" calcext:value-type="float">
            <text:p>9.8625966244</text:p>
          </table:table-cell>
        </table:table-row>
        <table:table-row table:style-name="ro1">
          <table:table-cell office:value-type="float" office:value="5.112642" calcext:value-type="float">
            <text:p>5.112642</text:p>
          </table:table-cell>
          <table:table-cell office:value-type="float" office:value="419" calcext:value-type="float">
            <text:p>419</text:p>
          </table:table-cell>
          <table:table-cell office:value-type="float" office:value="1225" calcext:value-type="float">
            <text:p>1225</text:p>
          </table:table-cell>
          <table:table-cell office:value-type="float" office:value="6.20377" calcext:value-type="float">
            <text:p>6.20377</text:p>
          </table:table-cell>
          <table:table-cell table:number-columns-repeated="2" office:value-type="float" office:value="490" calcext:value-type="float">
            <text:p>490</text:p>
          </table:table-cell>
          <table:table-cell/>
          <table:table-cell table:formula="of:=[.B13]/[.A13]" office:value-type="float" office:value="81.9537139506345" calcext:value-type="float">
            <text:p>81.9537139506</text:p>
          </table:table-cell>
          <table:table-cell table:formula="of:=[.C13]/[.A13]" office:value-type="float" office:value="239.602146991712" calcext:value-type="float">
            <text:p>239.6021469917</text:p>
          </table:table-cell>
          <table:table-cell table:formula="of:=[.I13]-[.H13]" office:value-type="float" office:value="157.648433041077" calcext:value-type="float">
            <text:p>157.6484330411</text:p>
          </table:table-cell>
        </table:table-row>
        <table:table-row table:style-name="ro1">
          <table:table-cell office:value-type="float" office:value="4.609332" calcext:value-type="float">
            <text:p>4.609332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.171886" calcext:value-type="float">
            <text:p>4.171886</text:p>
          </table:table-cell>
          <table:table-cell office:value-type="float" office:value="359" calcext:value-type="float">
            <text:p>359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B14]/[.A14]" office:value-type="float" office:value="91.5533964574476" calcext:value-type="float">
            <text:p>91.5533964574</text:p>
          </table:table-cell>
          <table:table-cell table:formula="of:=[.C14]/[.A14]" office:value-type="float" office:value="91.5533964574476" calcext:value-type="float">
            <text:p>91.5533964574</text:p>
          </table:table-cell>
          <table:table-cell table:formula="of:=[.I14]-[.H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4357" calcext:value-type="float">
            <text:p>1.39435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4.557136" calcext:value-type="float">
            <text:p>4.557136</text:p>
          </table:table-cell>
          <table:table-cell office:value-type="float" office:value="281" calcext:value-type="float">
            <text:p>281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B15]/[.A15]" office:value-type="float" office:value="50.2023513347012" calcext:value-type="float">
            <text:p>50.2023513347</text:p>
          </table:table-cell>
          <table:table-cell table:formula="of:=[.C15]/[.A15]" office:value-type="float" office:value="55.2225864681714" calcext:value-type="float">
            <text:p>55.2225864682</text:p>
          </table:table-cell>
          <table:table-cell table:formula="of:=[.I15]-[.H15]" office:value-type="float" office:value="5.02023513347012" calcext:value-type="float">
            <text:p>5.0202351335</text:p>
          </table:table-cell>
        </table:table-row>
        <table:table-row table:style-name="ro1">
          <table:table-cell office:value-type="float" office:value="5.112642" calcext:value-type="float">
            <text:p>5.112642</text:p>
          </table:table-cell>
          <table:table-cell office:value-type="float" office:value="419" calcext:value-type="float">
            <text:p>419</text:p>
          </table:table-cell>
          <table:table-cell office:value-type="float" office:value="1188" calcext:value-type="float">
            <text:p>1188</text:p>
          </table:table-cell>
          <table:table-cell office:value-type="float" office:value="5.989397" calcext:value-type="float">
            <text:p>5.989397</text:p>
          </table:table-cell>
          <table:table-cell office:value-type="float" office:value="440" calcext:value-type="float">
            <text:p>440</text:p>
          </table:table-cell>
          <table:table-cell office:value-type="float" office:value="899" calcext:value-type="float">
            <text:p>899</text:p>
          </table:table-cell>
          <table:table-cell/>
          <table:table-cell table:formula="of:=[.B16]/[.A16]" office:value-type="float" office:value="81.9537139506345" calcext:value-type="float">
            <text:p>81.9537139506</text:p>
          </table:table-cell>
          <table:table-cell table:formula="of:=[.C16]/[.A16]" office:value-type="float" office:value="232.365184184615" calcext:value-type="float">
            <text:p>232.3651841846</text:p>
          </table:table-cell>
          <table:table-cell table:formula="of:=[.I16]-[.H16]" office:value-type="float" office:value="150.411470233981" calcext:value-type="float">
            <text:p>150.411470234</text:p>
          </table:table-cell>
        </table:table-row>
        <table:table-row table:style-name="ro1">
          <table:table-cell office:value-type="float" office:value="6.20377" calcext:value-type="float">
            <text:p>6.20377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10.188002" calcext:value-type="float">
            <text:p>10.188002</text:p>
          </table:table-cell>
          <table:table-cell office:value-type="float" office:value="917" calcext:value-type="float">
            <text:p>917</text:p>
          </table:table-cell>
          <table:table-cell office:value-type="float" office:value="1566" calcext:value-type="float">
            <text:p>1566</text:p>
          </table:table-cell>
          <table:table-cell/>
          <table:table-cell table:formula="of:=[.B17]/[.A17]" office:value-type="float" office:value="78.9842305565809" calcext:value-type="float">
            <text:p>78.9842305566</text:p>
          </table:table-cell>
          <table:table-cell table:formula="of:=[.C17]/[.A17]" office:value-type="float" office:value="79.7901920928726" calcext:value-type="float">
            <text:p>79.7901920929</text:p>
          </table:table-cell>
          <table:table-cell table:formula="of:=[.I17]-[.H17]" office:value-type="float" office:value="0.805961536291647" calcext:value-type="float">
            <text:p>0.8059615363</text:p>
          </table:table-cell>
        </table:table-row>
        <table:table-row table:style-name="ro1">
          <table:table-cell office:value-type="float" office:value="7.160682" calcext:value-type="float">
            <text:p>7.160682</text:p>
          </table:table-cell>
          <table:table-cell office:value-type="float" office:value="360" calcext:value-type="float">
            <text:p>360</text:p>
          </table:table-cell>
          <table:table-cell office:value-type="float" office:value="403" calcext:value-type="float">
            <text:p>403</text:p>
          </table:table-cell>
          <table:table-cell office:value-type="float" office:value="4.59939" calcext:value-type="float">
            <text:p>4.59939</text:p>
          </table:table-cell>
          <table:table-cell office:value-type="float" office:value="338" calcext:value-type="float">
            <text:p>338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B18]/[.A18]" office:value-type="float" office:value="50.2745408887031" calcext:value-type="float">
            <text:p>50.2745408887</text:p>
          </table:table-cell>
          <table:table-cell table:formula="of:=[.C18]/[.A18]" office:value-type="float" office:value="56.2795554948537" calcext:value-type="float">
            <text:p>56.2795554949</text:p>
          </table:table-cell>
          <table:table-cell table:formula="of:=[.I18]-[.H18]" office:value-type="float" office:value="6.00501460615064" calcext:value-type="float">
            <text:p>6.0050146062</text:p>
          </table:table-cell>
        </table:table-row>
        <table:table-row table:style-name="ro1">
          <table:table-cell office:value-type="float" office:value="3.365968" calcext:value-type="float">
            <text:p>3.365968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6.446105" calcext:value-type="float">
            <text:p>6.446105</text:p>
          </table:table-cell>
          <table:table-cell table:number-columns-repeated="2" office:value-type="float" office:value="408" calcext:value-type="float">
            <text:p>408</text:p>
          </table:table-cell>
          <table:table-cell/>
          <table:table-cell table:formula="of:=[.B19]/[.A19]" office:value-type="float" office:value="50.2084392959173" calcext:value-type="float">
            <text:p>50.2084392959</text:p>
          </table:table-cell>
          <table:table-cell table:formula="of:=[.C19]/[.A19]" office:value-type="float" office:value="55.5560837179676" calcext:value-type="float">
            <text:p>55.556083718</text:p>
          </table:table-cell>
          <table:table-cell table:formula="of:=[.I19]-[.H19]" office:value-type="float" office:value="5.34764442205036" calcext:value-type="float">
            <text:p>5.3476444221</text:p>
          </table:table-cell>
        </table:table-row>
        <table:table-row table:style-name="ro1">
          <table:table-cell office:value-type="float" office:value="10.696905" calcext:value-type="float">
            <text:p>10.696905</text:p>
          </table:table-cell>
          <table:table-cell office:value-type="float" office:value="553" calcext:value-type="float">
            <text:p>553</text:p>
          </table:table-cell>
          <table:table-cell office:value-type="float" office:value="632" calcext:value-type="float">
            <text:p>632</text:p>
          </table:table-cell>
          <table:table-cell office:value-type="float" office:value="7.965979" calcext:value-type="float">
            <text:p>7.965979</text:p>
          </table:table-cell>
          <table:table-cell office:value-type="float" office:value="422" calcext:value-type="float">
            <text:p>422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B20]/[.A20]" office:value-type="float" office:value="51.6971965255371" calcext:value-type="float">
            <text:p>51.6971965255</text:p>
          </table:table-cell>
          <table:table-cell table:formula="of:=[.C20]/[.A20]" office:value-type="float" office:value="59.0825103148995" calcext:value-type="float">
            <text:p>59.0825103149</text:p>
          </table:table-cell>
          <table:table-cell table:formula="of:=[.I20]-[.H20]" office:value-type="float" office:value="7.38531378936244" calcext:value-type="float">
            <text:p>7.3853137894</text:p>
          </table:table-cell>
        </table:table-row>
        <table:table-row table:style-name="ro1">
          <table:table-cell office:value-type="float" office:value="1.861628" calcext:value-type="float">
            <text:p>1.861628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6.454804" calcext:value-type="float">
            <text:p>6.454804</text:p>
          </table:table-cell>
          <table:table-cell office:value-type="float" office:value="443" calcext:value-type="float">
            <text:p>443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B21]/[.A21]" office:value-type="float" office:value="49.9562748304172" calcext:value-type="float">
            <text:p>49.9562748304</text:p>
          </table:table-cell>
          <table:table-cell table:formula="of:=[.C21]/[.A21]" office:value-type="float" office:value="99.9125496608345" calcext:value-type="float">
            <text:p>99.9125496608</text:p>
          </table:table-cell>
          <table:table-cell table:formula="of:=[.I21]-[.H21]" office:value-type="float" office:value="49.9562748304172" calcext:value-type="float">
            <text:p>49.9562748304</text:p>
          </table:table-cell>
        </table:table-row>
        <table:table-row table:style-name="ro1">
          <table:table-cell office:value-type="float" office:value="4.032078" calcext:value-type="float">
            <text:p>4.032078</text:p>
          </table:table-cell>
          <table:table-cell office:value-type="float" office:value="250" calcext:value-type="float">
            <text:p>250</text:p>
          </table:table-cell>
          <table:table-cell office:value-type="float" office:value="385" calcext:value-type="float">
            <text:p>385</text:p>
          </table:table-cell>
          <table:table-cell office:value-type="float" office:value="5.912968" calcext:value-type="float">
            <text:p>5.912968</text:p>
          </table:table-cell>
          <table:table-cell office:value-type="float" office:value="357" calcext:value-type="float">
            <text:p>35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B22]/[.A22]" office:value-type="float" office:value="62.0027687956433" calcext:value-type="float">
            <text:p>62.0027687956</text:p>
          </table:table-cell>
          <table:table-cell table:formula="of:=[.C22]/[.A22]" office:value-type="float" office:value="95.4842639452907" calcext:value-type="float">
            <text:p>95.4842639453</text:p>
          </table:table-cell>
          <table:table-cell table:formula="of:=[.I22]-[.H22]" office:value-type="float" office:value="33.4814951496474" calcext:value-type="float">
            <text:p>33.4814951496</text:p>
          </table:table-cell>
        </table:table-row>
        <table:table-row table:style-name="ro1">
          <table:table-cell office:value-type="float" office:value="3.945086" calcext:value-type="float">
            <text:p>3.945086</text:p>
          </table:table-cell>
          <table:table-cell office:value-type="float" office:value="220" calcext:value-type="float">
            <text:p>220</text:p>
          </table:table-cell>
          <table:table-cell office:value-type="float" office:value="262" calcext:value-type="float">
            <text:p>262</text:p>
          </table:table-cell>
          <table:table-cell office:value-type="float" office:value="5.189692" calcext:value-type="float">
            <text:p>5.189692</text:p>
          </table:table-cell>
          <table:table-cell office:value-type="float" office:value="398" calcext:value-type="float">
            <text:p>398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B23]/[.A23]" office:value-type="float" office:value="55.7655777339201" calcext:value-type="float">
            <text:p>55.7655777339</text:p>
          </table:table-cell>
          <table:table-cell table:formula="of:=[.C23]/[.A23]" office:value-type="float" office:value="66.4117334831231" calcext:value-type="float">
            <text:p>66.4117334831</text:p>
          </table:table-cell>
          <table:table-cell table:formula="of:=[.I23]-[.H23]" office:value-type="float" office:value="10.6461557492029" calcext:value-type="float">
            <text:p>10.6461557492</text:p>
          </table:table-cell>
        </table:table-row>
        <table:table-row table:style-name="ro1">
          <table:table-cell office:value-type="float" office:value="4.118448" calcext:value-type="float">
            <text:p>4.118448</text:p>
          </table:table-cell>
          <table:table-cell office:value-type="float" office:value="278" calcext:value-type="float">
            <text:p>278</text:p>
          </table:table-cell>
          <table:table-cell office:value-type="float" office:value="835" calcext:value-type="float">
            <text:p>835</text:p>
          </table:table-cell>
          <table:table-cell office:value-type="float" office:value="4.621759" calcext:value-type="float">
            <text:p>4.621759</text:p>
          </table:table-cell>
          <table:table-cell office:value-type="float" office:value="548" calcext:value-type="float">
            <text:p>548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[.B24]/[.A24]" office:value-type="float" office:value="67.5011557751852" calcext:value-type="float">
            <text:p>67.5011557752</text:p>
          </table:table-cell>
          <table:table-cell table:formula="of:=[.C24]/[.A24]" office:value-type="float" office:value="202.746277238416" calcext:value-type="float">
            <text:p>202.7462772384</text:p>
          </table:table-cell>
          <table:table-cell table:formula="of:=[.I24]-[.H24]" office:value-type="float" office:value="135.245121463231" calcext:value-type="float">
            <text:p>135.2451214632</text:p>
          </table:table-cell>
        </table:table-row>
        <table:table-row table:style-name="ro1">
          <table:table-cell office:value-type="float" office:value="1.638556" calcext:value-type="float">
            <text:p>1.63855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5.626516" calcext:value-type="float">
            <text:p>5.626516</text:p>
          </table:table-cell>
          <table:table-cell office:value-type="float" office:value="356" calcext:value-type="float">
            <text:p>356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B25]/[.A25]" office:value-type="float" office:value="50.044063187343" calcext:value-type="float">
            <text:p>50.0440631873</text:p>
          </table:table-cell>
          <table:table-cell table:formula="of:=[.C25]/[.A25]" office:value-type="float" office:value="55.5367042688807" calcext:value-type="float">
            <text:p>55.5367042689</text:p>
          </table:table-cell>
          <table:table-cell table:formula="of:=[.I25]-[.H25]" office:value-type="float" office:value="5.49264108153765" calcext:value-type="float">
            <text:p>5.4926410815</text:p>
          </table:table-cell>
        </table:table-row>
        <table:table-row table:style-name="ro1">
          <table:table-cell office:value-type="float" office:value="3.04969" calcext:value-type="float">
            <text:p>3.04969</text:p>
          </table:table-cell>
          <table:table-cell office:value-type="float" office:value="203" calcext:value-type="float">
            <text:p>203</text:p>
          </table:table-cell>
          <table:table-cell office:value-type="float" office:value="256" calcext:value-type="float">
            <text:p>256</text:p>
          </table:table-cell>
          <table:table-cell office:value-type="float" office:value="4.199848" calcext:value-type="float">
            <text:p>4.199848</text:p>
          </table:table-cell>
          <table:table-cell office:value-type="float" office:value="415" calcext:value-type="float">
            <text:p>415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B26]/[.A26]" office:value-type="float" office:value="66.564142584984" calcext:value-type="float">
            <text:p>66.564142585</text:p>
          </table:table-cell>
          <table:table-cell table:formula="of:=[.C26]/[.A26]" office:value-type="float" office:value="83.9429581367287" calcext:value-type="float">
            <text:p>83.9429581367</text:p>
          </table:table-cell>
          <table:table-cell table:formula="of:=[.I26]-[.H26]" office:value-type="float" office:value="17.3788155517446" calcext:value-type="float">
            <text:p>17.3788155517</text:p>
          </table:table-cell>
        </table:table-row>
        <table:table-row table:style-name="ro1">
          <table:table-cell office:value-type="float" office:value="1.380687" calcext:value-type="float">
            <text:p>1.38068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.805705" calcext:value-type="float">
            <text:p>1.80570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27]/[.A27]" office:value-type="float" office:value="49.9751210810271" calcext:value-type="float">
            <text:p>49.975121081</text:p>
          </table:table-cell>
          <table:table-cell table:formula="of:=[.C27]/[.A27]" office:value-type="float" office:value="55.0450609008414" calcext:value-type="float">
            <text:p>55.0450609008</text:p>
          </table:table-cell>
          <table:table-cell table:formula="of:=[.I27]-[.H27]" office:value-type="float" office:value="5.06993981981434" calcext:value-type="float">
            <text:p>5.0699398198</text:p>
          </table:table-cell>
        </table:table-row>
        <table:table-row table:style-name="ro1">
          <table:table-cell office:value-type="float" office:value="11.76877" calcext:value-type="float">
            <text:p>11.76877</text:p>
          </table:table-cell>
          <table:table-cell office:value-type="float" office:value="616" calcext:value-type="float">
            <text:p>616</text:p>
          </table:table-cell>
          <table:table-cell office:value-type="float" office:value="726" calcext:value-type="float">
            <text:p>726</text:p>
          </table:table-cell>
          <table:table-cell office:value-type="float" office:value="11.716575" calcext:value-type="float">
            <text:p>11.716575</text:p>
          </table:table-cell>
          <table:table-cell office:value-type="float" office:value="590" calcext:value-type="float">
            <text:p>590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28]/[.A28]" office:value-type="float" office:value="52.3419184842596" calcext:value-type="float">
            <text:p>52.3419184843</text:p>
          </table:table-cell>
          <table:table-cell table:formula="of:=[.C28]/[.A28]" office:value-type="float" office:value="61.6886896421631" calcext:value-type="float">
            <text:p>61.6886896422</text:p>
          </table:table-cell>
          <table:table-cell table:formula="of:=[.I28]-[.H28]" office:value-type="float" office:value="9.3467711579035" calcext:value-type="float">
            <text:p>9.3467711579</text:p>
          </table:table-cell>
        </table:table-row>
        <table:table-row table:style-name="ro1">
          <table:table-cell office:value-type="float" office:value="9.57968" calcext:value-type="float">
            <text:p>9.57968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3.415677" calcext:value-type="float">
            <text:p>3.415677</text:p>
          </table:table-cell>
          <table:table-cell table:number-columns-repeated="2" office:value-type="float" office:value="172" calcext:value-type="float">
            <text:p>172</text:p>
          </table:table-cell>
          <table:table-cell/>
          <table:table-cell table:formula="of:=[.B29]/[.A29]" office:value-type="float" office:value="60.0228817664056" calcext:value-type="float">
            <text:p>60.0228817664</text:p>
          </table:table-cell>
          <table:table-cell table:formula="of:=[.C29]/[.A29]" office:value-type="float" office:value="60.0228817664056" calcext:value-type="float">
            <text:p>60.0228817664</text:p>
          </table:table-cell>
          <table:table-cell table:formula="of:=[.I29]-[.H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6804" calcext:value-type="float">
            <text:p>3.43680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.878813" calcext:value-type="float">
            <text:p>2.878813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B30]/[.A30]" office:value-type="float" office:value="73.323937006591" calcext:value-type="float">
            <text:p>73.3239370066</text:p>
          </table:table-cell>
          <table:table-cell table:formula="of:=[.C30]/[.A30]" office:value-type="float" office:value="73.323937006591" calcext:value-type="float">
            <text:p>73.3239370066</text:p>
          </table:table-cell>
          <table:table-cell table:formula="of:=[.I30]-[.H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7786" calcext:value-type="float">
            <text:p>4.017786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3.201926" calcext:value-type="float">
            <text:p>3.201926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B31]/[.A31]" office:value-type="float" office:value="96.5705988322922" calcext:value-type="float">
            <text:p>96.5705988323</text:p>
          </table:table-cell>
          <table:table-cell table:formula="of:=[.C31]/[.A31]" office:value-type="float" office:value="111.255303293904" calcext:value-type="float">
            <text:p>111.2553032939</text:p>
          </table:table-cell>
          <table:table-cell table:formula="of:=[.I31]-[.H31]" office:value-type="float" office:value="14.6847044616114" calcext:value-type="float">
            <text:p>14.6847044616</text:p>
          </table:table-cell>
        </table:table-row>
        <table:table-row table:style-name="ro1">
          <table:table-cell office:value-type="float" office:value="3.949435" calcext:value-type="float">
            <text:p>3.949435</text:p>
          </table:table-cell>
          <table:table-cell office:value-type="float" office:value="274" calcext:value-type="float">
            <text:p>274</text:p>
          </table:table-cell>
          <table:table-cell office:value-type="float" office:value="339" calcext:value-type="float">
            <text:p>339</text:p>
          </table:table-cell>
          <table:table-cell office:value-type="float" office:value="6.791587" calcext:value-type="float">
            <text:p>6.791587</text:p>
          </table:table-cell>
          <table:table-cell office:value-type="float" office:value="341" calcext:value-type="float">
            <text:p>341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B32]/[.A32]" office:value-type="float" office:value="69.3770121549032" calcext:value-type="float">
            <text:p>69.3770121549</text:p>
          </table:table-cell>
          <table:table-cell table:formula="of:=[.C32]/[.A32]" office:value-type="float" office:value="85.8350624836211" calcext:value-type="float">
            <text:p>85.8350624836</text:p>
          </table:table-cell>
          <table:table-cell table:formula="of:=[.I32]-[.H32]" office:value-type="float" office:value="16.4580503287179" calcext:value-type="float">
            <text:p>16.4580503287</text:p>
          </table:table-cell>
        </table:table-row>
        <table:table-row table:style-name="ro1">
          <table:table-cell office:value-type="float" office:value="8.41523" calcext:value-type="float">
            <text:p>8.41523</text:p>
          </table:table-cell>
          <table:table-cell office:value-type="float" office:value="545" calcext:value-type="float">
            <text:p>545</text:p>
          </table:table-cell>
          <table:table-cell office:value-type="float" office:value="1307" calcext:value-type="float">
            <text:p>1307</text:p>
          </table:table-cell>
          <table:table-cell office:value-type="float" office:value="1.368881" calcext:value-type="float">
            <text:p>1.36888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3]/[.A33]" office:value-type="float" office:value="64.7635299332282" calcext:value-type="float">
            <text:p>64.7635299332</text:p>
          </table:table-cell>
          <table:table-cell table:formula="of:=[.C33]/[.A33]" office:value-type="float" office:value="155.313639674733" calcext:value-type="float">
            <text:p>155.3136396747</text:p>
          </table:table-cell>
          <table:table-cell table:formula="of:=[.I33]-[.H33]" office:value-type="float" office:value="90.5501097415044" calcext:value-type="float">
            <text:p>90.5501097415</text:p>
          </table:table-cell>
        </table:table-row>
        <table:table-row table:style-name="ro1">
          <table:table-cell office:value-type="float" office:value="1.663411" calcext:value-type="float">
            <text:p>1.66341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.358939" calcext:value-type="float">
            <text:p>1.35893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4]/[.A34]" office:value-type="float" office:value="51.0998183852337" calcext:value-type="float">
            <text:p>51.0998183852</text:p>
          </table:table-cell>
          <table:table-cell table:formula="of:=[.C34]/[.A34]" office:value-type="float" office:value="54.7068643888973" calcext:value-type="float">
            <text:p>54.7068643889</text:p>
          </table:table-cell>
          <table:table-cell table:formula="of:=[.I34]-[.H34]" office:value-type="float" office:value="3.60704600366356" calcext:value-type="float">
            <text:p>3.6070460037</text:p>
          </table:table-cell>
        </table:table-row>
        <table:table-row table:style-name="ro1">
          <table:table-cell office:value-type="float" office:value="11.88186" calcext:value-type="float">
            <text:p>11.88186</text:p>
          </table:table-cell>
          <table:table-cell office:value-type="float" office:value="618" calcext:value-type="float">
            <text:p>618</text:p>
          </table:table-cell>
          <table:table-cell office:value-type="float" office:value="699" calcext:value-type="float">
            <text:p>699</text:p>
          </table:table-cell>
          <table:table-cell office:value-type="float" office:value="3.889784" calcext:value-type="float">
            <text:p>3.889784</text:p>
          </table:table-cell>
          <table:table-cell table:number-columns-repeated="2" office:value-type="float" office:value="316" calcext:value-type="float">
            <text:p>316</text:p>
          </table:table-cell>
          <table:table-cell/>
          <table:table-cell table:formula="of:=[.B35]/[.A35]" office:value-type="float" office:value="52.0120587180795" calcext:value-type="float">
            <text:p>52.0120587181</text:p>
          </table:table-cell>
          <table:table-cell table:formula="of:=[.C35]/[.A35]" office:value-type="float" office:value="58.829173210255" calcext:value-type="float">
            <text:p>58.8291732103</text:p>
          </table:table-cell>
          <table:table-cell table:formula="of:=[.I35]-[.H35]" office:value-type="float" office:value="6.81711449217547" calcext:value-type="float">
            <text:p>6.8171144922</text:p>
          </table:table-cell>
        </table:table-row>
        <table:table-row table:style-name="ro1">
          <table:table-cell office:value-type="float" office:value="8.714731" calcext:value-type="float">
            <text:p>8.714731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10.026446" calcext:value-type="float">
            <text:p>10.026446</text:p>
          </table:table-cell>
          <table:table-cell office:value-type="float" office:value="1110" calcext:value-type="float">
            <text:p>1110</text:p>
          </table:table-cell>
          <table:table-cell office:value-type="float" office:value="1773" calcext:value-type="float">
            <text:p>1773</text:p>
          </table:table-cell>
          <table:table-cell/>
          <table:table-cell table:formula="of:=[.B36]/[.A36]" office:value-type="float" office:value="117.043199612243" calcext:value-type="float">
            <text:p>117.0431996122</text:p>
          </table:table-cell>
          <table:table-cell table:formula="of:=[.C36]/[.A36]" office:value-type="float" office:value="117.043199612243" calcext:value-type="float">
            <text:p>117.0431996122</text:p>
          </table:table-cell>
          <table:table-cell table:formula="of:=[.I36]-[.H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71042" calcext:value-type="float">
            <text:p>12.771042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3.177071" calcext:value-type="float">
            <text:p>3.177071</text:p>
          </table:table-cell>
          <table:table-cell table:number-columns-repeated="2" office:value-type="float" office:value="164" calcext:value-type="float">
            <text:p>164</text:p>
          </table:table-cell>
          <table:table-cell/>
          <table:table-cell table:formula="of:=[.B37]/[.A37]" office:value-type="float" office:value="58.4134011931055" calcext:value-type="float">
            <text:p>58.4134011931</text:p>
          </table:table-cell>
          <table:table-cell table:formula="of:=[.C37]/[.A37]" office:value-type="float" office:value="58.4134011931055" calcext:value-type="float">
            <text:p>58.4134011931</text:p>
          </table:table-cell>
          <table:table-cell table:formula="of:=[.I37]-[.H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1826" calcext:value-type="float">
            <text:p>2.041826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4.679546" calcext:value-type="float">
            <text:p>4.679546</text:p>
          </table:table-cell>
          <table:table-cell office:value-type="float" office:value="409" calcext:value-type="float">
            <text:p>409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B38]/[.A38]" office:value-type="float" office:value="129.785789778365" calcext:value-type="float">
            <text:p>129.7857897784</text:p>
          </table:table-cell>
          <table:table-cell table:formula="of:=[.C38]/[.A38]" office:value-type="float" office:value="129.785789778365" calcext:value-type="float">
            <text:p>129.7857897784</text:p>
          </table:table-cell>
          <table:table-cell table:formula="of:=[.I38]-[.H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3983" calcext:value-type="float">
            <text:p>4.133983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6.359113" calcext:value-type="float">
            <text:p>6.359113</text:p>
          </table:table-cell>
          <table:table-cell office:value-type="float" office:value="343" calcext:value-type="float">
            <text:p>343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B39]/[.A39]" office:value-type="float" office:value="50.3146723148112" calcext:value-type="float">
            <text:p>50.3146723148</text:p>
          </table:table-cell>
          <table:table-cell table:formula="of:=[.C39]/[.A39]" office:value-type="float" office:value="50.3146723148112" calcext:value-type="float">
            <text:p>50.3146723148</text:p>
          </table:table-cell>
          <table:table-cell table:formula="of:=[.I39]-[.H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664" calcext:value-type="float">
            <text:p>6.264664</text:p>
          </table:table-cell>
          <table:table-cell office:value-type="float" office:value="382" calcext:value-type="float">
            <text:p>382</text:p>
          </table:table-cell>
          <table:table-cell office:value-type="float" office:value="485" calcext:value-type="float">
            <text:p>485</text:p>
          </table:table-cell>
          <table:table-cell office:value-type="float" office:value="2.979475" calcext:value-type="float">
            <text:p>2.979475</text:p>
          </table:table-cell>
          <table:table-cell office:value-type="float" office:value="280" calcext:value-type="float">
            <text:p>280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40]/[.A40]" office:value-type="float" office:value="60.9769334795928" calcext:value-type="float">
            <text:p>60.9769334796</text:p>
          </table:table-cell>
          <table:table-cell table:formula="of:=[.C40]/[.A40]" office:value-type="float" office:value="77.4183579518391" calcext:value-type="float">
            <text:p>77.4183579518</text:p>
          </table:table-cell>
          <table:table-cell table:formula="of:=[.I40]-[.H40]" office:value-type="float" office:value="16.4414244722462" calcext:value-type="float">
            <text:p>16.4414244722</text:p>
          </table:table-cell>
        </table:table-row>
        <table:table-row table:style-name="ro1">
          <table:table-cell office:value-type="float" office:value="9.182002" calcext:value-type="float">
            <text:p>9.182002</text:p>
          </table:table-cell>
          <table:table-cell office:value-type="float" office:value="471" calcext:value-type="float">
            <text:p>471</text:p>
          </table:table-cell>
          <table:table-cell office:value-type="float" office:value="525" calcext:value-type="float">
            <text:p>525</text:p>
          </table:table-cell>
          <table:table-cell office:value-type="float" office:value="7.578864" calcext:value-type="float">
            <text:p>7.578864</text:p>
          </table:table-cell>
          <table:table-cell office:value-type="float" office:value="381" calcext:value-type="float">
            <text:p>381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B41]/[.A41]" office:value-type="float" office:value="51.2960027671525" calcext:value-type="float">
            <text:p>51.2960027672</text:p>
          </table:table-cell>
          <table:table-cell table:formula="of:=[.C41]/[.A41]" office:value-type="float" office:value="57.1770731480999" calcext:value-type="float">
            <text:p>57.1770731481</text:p>
          </table:table-cell>
          <table:table-cell table:formula="of:=[.I41]-[.H41]" office:value-type="float" office:value="5.88107038094742" calcext:value-type="float">
            <text:p>5.8810703809</text:p>
          </table:table-cell>
        </table:table-row>
        <table:table-row table:style-name="ro1">
          <table:table-cell office:value-type="float" office:value="2.595467" calcext:value-type="float">
            <text:p>2.595467</text:p>
          </table:table-cell>
          <table:table-cell office:value-type="float" office:value="136" calcext:value-type="float">
            <text:p>136</text:p>
          </table:table-cell>
          <table:table-cell office:value-type="float" office:value="211" calcext:value-type="float">
            <text:p>211</text:p>
          </table:table-cell>
          <table:table-cell office:value-type="float" office:value="2.386687" calcext:value-type="float">
            <text:p>2.386687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42]/[.A42]" office:value-type="float" office:value="52.3990480325891" calcext:value-type="float">
            <text:p>52.3990480326</text:p>
          </table:table-cell>
          <table:table-cell table:formula="of:=[.C42]/[.A42]" office:value-type="float" office:value="81.2955818740905" calcext:value-type="float">
            <text:p>81.2955818741</text:p>
          </table:table-cell>
          <table:table-cell table:formula="of:=[.I42]-[.H42]" office:value-type="float" office:value="28.8965338415014" calcext:value-type="float">
            <text:p>28.8965338415</text:p>
          </table:table-cell>
        </table:table-row>
        <table:table-row table:style-name="ro1">
          <table:table-cell office:value-type="float" office:value="2.815433" calcext:value-type="float">
            <text:p>2.815433</text:p>
          </table:table-cell>
          <table:table-cell office:value-type="float" office:value="249" calcext:value-type="float">
            <text:p>249</text:p>
          </table:table-cell>
          <table:table-cell office:value-type="float" office:value="306" calcext:value-type="float">
            <text:p>306</text:p>
          </table:table-cell>
          <table:table-cell office:value-type="float" office:value="10.013397" calcext:value-type="float">
            <text:p>10.013397</text:p>
          </table:table-cell>
          <table:table-cell office:value-type="float" office:value="563" calcext:value-type="float">
            <text:p>563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B43]/[.A43]" office:value-type="float" office:value="88.441103020388" calcext:value-type="float">
            <text:p>88.4411030204</text:p>
          </table:table-cell>
          <table:table-cell table:formula="of:=[.C43]/[.A43]" office:value-type="float" office:value="108.68665672385" calcext:value-type="float">
            <text:p>108.6866567239</text:p>
          </table:table-cell>
          <table:table-cell table:formula="of:=[.I43]-[.H43]" office:value-type="float" office:value="20.2455537034623" calcext:value-type="float">
            <text:p>20.2455537035</text:p>
          </table:table-cell>
        </table:table-row>
        <table:table-row table:style-name="ro1">
          <table:table-cell office:value-type="float" office:value="1.554049" calcext:value-type="float">
            <text:p>1.55404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.102486" calcext:value-type="float">
            <text:p>6.102486</text:p>
          </table:table-cell>
          <table:table-cell office:value-type="float" office:value="404" calcext:value-type="float">
            <text:p>404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B44]/[.A44]" office:value-type="float" office:value="50.1914675792076" calcext:value-type="float">
            <text:p>50.1914675792</text:p>
          </table:table-cell>
          <table:table-cell table:formula="of:=[.C44]/[.A44]" office:value-type="float" office:value="55.3393104078443" calcext:value-type="float">
            <text:p>55.3393104078</text:p>
          </table:table-cell>
          <table:table-cell table:formula="of:=[.I44]-[.H44]" office:value-type="float" office:value="5.14784282863668" calcext:value-type="float">
            <text:p>5.1478428286</text:p>
          </table:table-cell>
        </table:table-row>
        <table:table-row table:style-name="ro1">
          <table:table-cell office:value-type="float" office:value="2.187848" calcext:value-type="float">
            <text:p>2.187848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4.242723" calcext:value-type="float">
            <text:p>4.242723</text:p>
          </table:table-cell>
          <table:table-cell office:value-type="float" office:value="224" calcext:value-type="float">
            <text:p>224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45]/[.A45]" office:value-type="float" office:value="50.2777158193805" calcext:value-type="float">
            <text:p>50.2777158194</text:p>
          </table:table-cell>
          <table:table-cell table:formula="of:=[.C45]/[.A45]" office:value-type="float" office:value="62.1615395585068" calcext:value-type="float">
            <text:p>62.1615395585</text:p>
          </table:table-cell>
          <table:table-cell table:formula="of:=[.I45]-[.H45]" office:value-type="float" office:value="11.8838237391263" calcext:value-type="float">
            <text:p>11.8838237391</text:p>
          </table:table-cell>
        </table:table-row>
        <table:table-row table:style-name="ro1">
          <table:table-cell office:value-type="float" office:value="8.906735" calcext:value-type="float">
            <text:p>8.906735</text:p>
          </table:table-cell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  <table:table-cell office:value-type="float" office:value="9.728809" calcext:value-type="float">
            <text:p>9.728809</text:p>
          </table:table-cell>
          <table:table-cell office:value-type="float" office:value="521" calcext:value-type="float">
            <text:p>521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B46]/[.A46]" office:value-type="float" office:value="50.5235644711558" calcext:value-type="float">
            <text:p>50.5235644712</text:p>
          </table:table-cell>
          <table:table-cell table:formula="of:=[.C46]/[.A46]" office:value-type="float" office:value="59.3932569005365" calcext:value-type="float">
            <text:p>59.3932569005</text:p>
          </table:table-cell>
          <table:table-cell table:formula="of:=[.I46]-[.H46]" office:value-type="float" office:value="8.86969242938068" calcext:value-type="float">
            <text:p>8.8696924294</text:p>
          </table:table-cell>
        </table:table-row>
        <table:table-row table:style-name="ro1">
          <table:table-cell office:value-type="float" office:value="4.4049" calcext:value-type="float">
            <text:p>4.4049</text:p>
          </table:table-cell>
          <table:table-cell office:value-type="float" office:value="395" calcext:value-type="float">
            <text:p>395</text:p>
          </table:table-cell>
          <table:table-cell office:value-type="float" office:value="472" calcext:value-type="float">
            <text:p>472</text:p>
          </table:table-cell>
          <table:table-cell office:value-type="float" office:value="6.318724" calcext:value-type="float">
            <text:p>6.318724</text:p>
          </table:table-cell>
          <table:table-cell office:value-type="float" office:value="426" calcext:value-type="float">
            <text:p>426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B47]/[.A47]" office:value-type="float" office:value="89.6728643102" calcext:value-type="float">
            <text:p>89.6728643102</text:p>
          </table:table-cell>
          <table:table-cell table:formula="of:=[.C47]/[.A47]" office:value-type="float" office:value="107.153397352948" calcext:value-type="float">
            <text:p>107.1533973529</text:p>
          </table:table-cell>
          <table:table-cell table:formula="of:=[.I47]-[.H47]" office:value-type="float" office:value="17.4805330427479" calcext:value-type="float">
            <text:p>17.4805330427</text:p>
          </table:table-cell>
        </table:table-row>
        <table:table-row table:style-name="ro1">
          <table:table-cell office:value-type="float" office:value="6.001203" calcext:value-type="float">
            <text:p>6.001203</text:p>
          </table:table-cell>
          <table:table-cell office:value-type="float" office:value="375" calcext:value-type="float">
            <text:p>375</text:p>
          </table:table-cell>
          <table:table-cell office:value-type="float" office:value="596" calcext:value-type="float">
            <text:p>596</text:p>
          </table:table-cell>
          <table:table-cell office:value-type="float" office:value="9.467211" calcext:value-type="float">
            <text:p>9.467211</text:p>
          </table:table-cell>
          <table:table-cell office:value-type="float" office:value="494" calcext:value-type="float">
            <text:p>494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B48]/[.A48]" office:value-type="float" office:value="62.487471262012" calcext:value-type="float">
            <text:p>62.487471262</text:p>
          </table:table-cell>
          <table:table-cell table:formula="of:=[.C48]/[.A48]" office:value-type="float" office:value="99.3134209924243" calcext:value-type="float">
            <text:p>99.3134209924</text:p>
          </table:table-cell>
          <table:table-cell table:formula="of:=[.I48]-[.H48]" office:value-type="float" office:value="36.8259497304124" calcext:value-type="float">
            <text:p>36.8259497304</text:p>
          </table:table-cell>
        </table:table-row>
        <table:table-row table:style-name="ro1">
          <table:table-cell office:value-type="float" office:value="3.979261" calcext:value-type="float">
            <text:p>3.979261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2.438261" calcext:value-type="float">
            <text:p>2.43826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49]/[.A49]" office:value-type="float" office:value="76.1447917088123" calcext:value-type="float">
            <text:p>76.1447917088</text:p>
          </table:table-cell>
          <table:table-cell table:formula="of:=[.C49]/[.A49]" office:value-type="float" office:value="96.2490271434822" calcext:value-type="float">
            <text:p>96.2490271435</text:p>
          </table:table-cell>
          <table:table-cell table:formula="of:=[.I49]-[.H49]" office:value-type="float" office:value="20.1042354346699" calcext:value-type="float">
            <text:p>20.1042354347</text:p>
          </table:table-cell>
        </table:table-row>
        <table:table-row table:style-name="ro1">
          <table:table-cell office:value-type="float" office:value="6.278335" calcext:value-type="float">
            <text:p>6.278335</text:p>
          </table:table-cell>
          <table:table-cell office:value-type="float" office:value="333" calcext:value-type="float">
            <text:p>333</text:p>
          </table:table-cell>
          <table:table-cell office:value-type="float" office:value="423" calcext:value-type="float">
            <text:p>423</text:p>
          </table:table-cell>
          <table:table-cell office:value-type="float" office:value="7.12837" calcext:value-type="float">
            <text:p>7.12837</text:p>
          </table:table-cell>
          <table:table-cell office:value-type="float" office:value="441" calcext:value-type="float">
            <text:p>441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50]/[.A50]" office:value-type="float" office:value="53.0395399417202" calcext:value-type="float">
            <text:p>53.0395399417</text:p>
          </table:table-cell>
          <table:table-cell table:formula="of:=[.C50]/[.A50]" office:value-type="float" office:value="67.3745507367797" calcext:value-type="float">
            <text:p>67.3745507368</text:p>
          </table:table-cell>
          <table:table-cell table:formula="of:=[.I50]-[.H50]" office:value-type="float" office:value="14.3350107950595" calcext:value-type="float">
            <text:p>14.3350107951</text:p>
          </table:table-cell>
        </table:table-row>
        <table:table-row table:style-name="ro1">
          <table:table-cell office:value-type="float" office:value="9.261538" calcext:value-type="float">
            <text:p>9.261538</text:p>
          </table:table-cell>
          <table:table-cell office:value-type="float" office:value="630" calcext:value-type="float">
            <text:p>630</text:p>
          </table:table-cell>
          <table:table-cell office:value-type="float" office:value="856" calcext:value-type="float">
            <text:p>856</text:p>
          </table:table-cell>
          <table:table-cell office:value-type="float" office:value="7.320995" calcext:value-type="float">
            <text:p>7.320995</text:p>
          </table:table-cell>
          <table:table-cell office:value-type="float" office:value="504" calcext:value-type="float">
            <text:p>504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B51]/[.A51]" office:value-type="float" office:value="68.0232592038169" calcext:value-type="float">
            <text:p>68.0232592038</text:p>
          </table:table-cell>
          <table:table-cell table:formula="of:=[.C51]/[.A51]" office:value-type="float" office:value="92.4252537753449" calcext:value-type="float">
            <text:p>92.4252537753</text:p>
          </table:table-cell>
          <table:table-cell table:formula="of:=[.I51]-[.H51]" office:value-type="float" office:value="24.401994571528" calcext:value-type="float">
            <text:p>24.4019945715</text:p>
          </table:table-cell>
        </table:table-row>
        <table:table-row table:style-name="ro1">
          <table:table-cell office:value-type="float" office:value="4.225945" calcext:value-type="float">
            <text:p>4.225945</text:p>
          </table:table-cell>
          <table:table-cell office:value-type="float" office:value="214" calcext:value-type="float">
            <text:p>214</text:p>
          </table:table-cell>
          <table:table-cell office:value-type="float" office:value="646" calcext:value-type="float">
            <text:p>646</text:p>
          </table:table-cell>
          <table:table-cell office:value-type="float" office:value="8.382919" calcext:value-type="float">
            <text:p>8.382919</text:p>
          </table:table-cell>
          <table:table-cell office:value-type="float" office:value="442" calcext:value-type="float">
            <text:p>442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B52]/[.A52]" office:value-type="float" office:value="50.6395610922527" calcext:value-type="float">
            <text:p>50.6395610923</text:p>
          </table:table-cell>
          <table:table-cell table:formula="of:=[.C52]/[.A52]" office:value-type="float" office:value="152.86521712895" calcext:value-type="float">
            <text:p>152.865217129</text:p>
          </table:table-cell>
          <table:table-cell table:formula="of:=[.I52]-[.H52]" office:value-type="float" office:value="102.225656036697" calcext:value-type="float">
            <text:p>102.2256560367</text:p>
          </table:table-cell>
        </table:table-row>
        <table:table-row table:style-name="ro1">
          <table:table-cell office:value-type="float" office:value="6.132934" calcext:value-type="float">
            <text:p>6.132934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12.263382" calcext:value-type="float">
            <text:p>12.263382</text:p>
          </table:table-cell>
          <table:table-cell office:value-type="float" office:value="740" calcext:value-type="float">
            <text:p>740</text:p>
          </table:table-cell>
          <table:table-cell office:value-type="float" office:value="2551" calcext:value-type="float">
            <text:p>2551</text:p>
          </table:table-cell>
          <table:table-cell/>
          <table:table-cell table:formula="of:=[.B53]/[.A53]" office:value-type="float" office:value="82.0162095336425" calcext:value-type="float">
            <text:p>82.0162095336</text:p>
          </table:table-cell>
          <table:table-cell table:formula="of:=[.C53]/[.A53]" office:value-type="float" office:value="82.0162095336425" calcext:value-type="float">
            <text:p>82.0162095336</text:p>
          </table:table-cell>
          <table:table-cell table:formula="of:=[.I53]-[.H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83245" calcext:value-type="float">
            <text:p>9.183245</text:p>
          </table:table-cell>
          <table:table-cell office:value-type="float" office:value="576" calcext:value-type="float">
            <text:p>576</text:p>
          </table:table-cell>
          <table:table-cell office:value-type="float" office:value="1041" calcext:value-type="float">
            <text:p>1041</text:p>
          </table:table-cell>
          <table:table-cell office:value-type="float" office:value="3.163401" calcext:value-type="float">
            <text:p>3.163401</text:p>
          </table:table-cell>
          <table:table-cell office:value-type="float" office:value="217" calcext:value-type="float">
            <text:p>217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B54]/[.A54]" office:value-type="float" office:value="62.722926372976" calcext:value-type="float">
            <text:p>62.722926373</text:p>
          </table:table-cell>
          <table:table-cell table:formula="of:=[.C54]/[.A54]" office:value-type="float" office:value="113.358622142826" calcext:value-type="float">
            <text:p>113.3586221428</text:p>
          </table:table-cell>
          <table:table-cell table:formula="of:=[.I54]-[.H54]" office:value-type="float" office:value="50.6356957698504" calcext:value-type="float">
            <text:p>50.6356957699</text:p>
          </table:table-cell>
        </table:table-row>
        <table:table-row table:style-name="ro1">
          <table:table-cell office:value-type="float" office:value="6.511349" calcext:value-type="float">
            <text:p>6.511349</text:p>
          </table:table-cell>
          <table:table-cell office:value-type="float" office:value="524" calcext:value-type="float">
            <text:p>524</text:p>
          </table:table-cell>
          <table:table-cell office:value-type="float" office:value="1051" calcext:value-type="float">
            <text:p>1051</text:p>
          </table:table-cell>
          <table:table-cell office:value-type="float" office:value="3.033534" calcext:value-type="float">
            <text:p>3.033534</text:p>
          </table:table-cell>
          <table:table-cell office:value-type="float" office:value="275" calcext:value-type="float">
            <text:p>275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B55]/[.A55]" office:value-type="float" office:value="80.4748754827917" calcext:value-type="float">
            <text:p>80.4748754828</text:p>
          </table:table-cell>
          <table:table-cell table:formula="of:=[.C55]/[.A55]" office:value-type="float" office:value="161.410484985523" calcext:value-type="float">
            <text:p>161.4104849855</text:p>
          </table:table-cell>
          <table:table-cell table:formula="of:=[.I55]-[.H55]" office:value-type="float" office:value="80.9356095027313" calcext:value-type="float">
            <text:p>80.9356095027</text:p>
          </table:table-cell>
        </table:table-row>
        <table:table-row table:style-name="ro1">
          <table:table-cell office:value-type="float" office:value="2.795549" calcext:value-type="float">
            <text:p>2.795549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6.229868" calcext:value-type="float">
            <text:p>6.229868</text:p>
          </table:table-cell>
          <table:table-cell office:value-type="float" office:value="470" calcext:value-type="float">
            <text:p>470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B56]/[.A56]" office:value-type="float" office:value="78.3388164542993" calcext:value-type="float">
            <text:p>78.3388164543</text:p>
          </table:table-cell>
          <table:table-cell table:formula="of:=[.C56]/[.A56]" office:value-type="float" office:value="84.4199117955006" calcext:value-type="float">
            <text:p>84.4199117955</text:p>
          </table:table-cell>
          <table:table-cell table:formula="of:=[.I56]-[.H56]" office:value-type="float" office:value="6.08109534120132" calcext:value-type="float">
            <text:p>6.0810953412</text:p>
          </table:table-cell>
        </table:table-row>
        <table:table-row table:style-name="ro1">
          <table:table-cell office:value-type="float" office:value="6.511349" calcext:value-type="float">
            <text:p>6.511349</text:p>
          </table:table-cell>
          <table:table-cell office:value-type="float" office:value="524" calcext:value-type="float">
            <text:p>524</text:p>
          </table:table-cell>
          <table:table-cell office:value-type="float" office:value="876" calcext:value-type="float">
            <text:p>876</text:p>
          </table:table-cell>
          <table:table-cell office:value-type="float" office:value="3.033534" calcext:value-type="float">
            <text:p>3.033534</text:p>
          </table:table-cell>
          <table:table-cell office:value-type="float" office:value="275" calcext:value-type="float">
            <text:p>275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B57]/[.A57]" office:value-type="float" office:value="80.4748754827917" calcext:value-type="float">
            <text:p>80.4748754828</text:p>
          </table:table-cell>
          <table:table-cell table:formula="of:=[.C57]/[.A57]" office:value-type="float" office:value="134.534333822377" calcext:value-type="float">
            <text:p>134.5343338224</text:p>
          </table:table-cell>
          <table:table-cell table:formula="of:=[.I57]-[.H57]" office:value-type="float" office:value="54.0594583395852" calcext:value-type="float">
            <text:p>54.0594583396</text:p>
          </table:table-cell>
        </table:table-row>
        <table:table-row table:style-name="ro1">
          <table:table-cell office:value-type="float" office:value="5.423328" calcext:value-type="float">
            <text:p>5.423328</text:p>
          </table:table-cell>
          <table:table-cell office:value-type="float" office:value="285" calcext:value-type="float">
            <text:p>285</text:p>
          </table:table-cell>
          <table:table-cell office:value-type="float" office:value="650" calcext:value-type="float">
            <text:p>650</text:p>
          </table:table-cell>
          <table:table-cell office:value-type="float" office:value="12.263382" calcext:value-type="float">
            <text:p>12.263382</text:p>
          </table:table-cell>
          <table:table-cell office:value-type="float" office:value="740" calcext:value-type="float">
            <text:p>740</text:p>
          </table:table-cell>
          <table:table-cell office:value-type="float" office:value="2162" calcext:value-type="float">
            <text:p>2162</text:p>
          </table:table-cell>
          <table:table-cell/>
          <table:table-cell table:formula="of:=[.B58]/[.A58]" office:value-type="float" office:value="52.5507585010532" calcext:value-type="float">
            <text:p>52.5507585011</text:p>
          </table:table-cell>
          <table:table-cell table:formula="of:=[.C58]/[.A58]" office:value-type="float" office:value="119.852607107665" calcext:value-type="float">
            <text:p>119.8526071077</text:p>
          </table:table-cell>
          <table:table-cell table:formula="of:=[.I58]-[.H58]" office:value-type="float" office:value="67.301848606612" calcext:value-type="float">
            <text:p>67.3018486066</text:p>
          </table:table-cell>
        </table:table-row>
        <table:table-row table:style-name="ro1">
          <table:table-cell office:value-type="float" office:value="2.055496" calcext:value-type="float">
            <text:p>2.055496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2.739004" calcext:value-type="float">
            <text:p>2.739004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59]/[.A59]" office:value-type="float" office:value="50.1095599310337" calcext:value-type="float">
            <text:p>50.109559931</text:p>
          </table:table-cell>
          <table:table-cell table:formula="of:=[.C59]/[.A59]" office:value-type="float" office:value="57.8935692407088" calcext:value-type="float">
            <text:p>57.8935692407</text:p>
          </table:table-cell>
          <table:table-cell table:formula="of:=[.I59]-[.H59]" office:value-type="float" office:value="7.78400930967513" calcext:value-type="float">
            <text:p>7.7840093097</text:p>
          </table:table-cell>
        </table:table-row>
        <table:table-row table:style-name="ro1">
          <table:table-cell office:value-type="float" office:value="3.269655" calcext:value-type="float">
            <text:p>3.269655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6.511349" calcext:value-type="float">
            <text:p>6.511349</text:p>
          </table:table-cell>
          <table:table-cell office:value-type="float" office:value="524" calcext:value-type="float">
            <text:p>524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B60]/[.A60]" office:value-type="float" office:value="83.8008903079989" calcext:value-type="float">
            <text:p>83.800890308</text:p>
          </table:table-cell>
          <table:table-cell table:formula="of:=[.C60]/[.A60]" office:value-type="float" office:value="106.739090209823" calcext:value-type="float">
            <text:p>106.7390902098</text:p>
          </table:table-cell>
          <table:table-cell table:formula="of:=[.I60]-[.H60]" office:value-type="float" office:value="22.9381999018245" calcext:value-type="float">
            <text:p>22.9381999018</text:p>
          </table:table-cell>
        </table:table-row>
        <table:table-row table:style-name="ro1">
          <table:table-cell office:value-type="float" office:value="3.269655" calcext:value-type="float">
            <text:p>3.269655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3.033534" calcext:value-type="float">
            <text:p>3.033534</text:p>
          </table:table-cell>
          <table:table-cell office:value-type="float" office:value="275" calcext:value-type="float">
            <text:p>275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61]/[.A61]" office:value-type="float" office:value="83.8008903079989" calcext:value-type="float">
            <text:p>83.800890308</text:p>
          </table:table-cell>
          <table:table-cell table:formula="of:=[.C61]/[.A61]" office:value-type="float" office:value="102.763135560174" calcext:value-type="float">
            <text:p>102.7631355602</text:p>
          </table:table-cell>
          <table:table-cell table:formula="of:=[.I61]-[.H61]" office:value-type="float" office:value="18.9622452521749" calcext:value-type="float">
            <text:p>18.9622452522</text:p>
          </table:table-cell>
        </table:table-row>
        <table:table-row table:style-name="ro1">
          <table:table-cell office:value-type="float" office:value="1.455251" calcext:value-type="float">
            <text:p>1.455251</text:p>
          </table:table-cell>
          <table:table-cell office:value-type="float" office:value="99" calcext:value-type="float">
            <text:p>99</text:p>
          </table:table-cell>
          <table:table-cell office:value-type="float" office:value="604" calcext:value-type="float">
            <text:p>604</text:p>
          </table:table-cell>
          <table:table-cell office:value-type="float" office:value="7.945473" calcext:value-type="float">
            <text:p>7.945473</text:p>
          </table:table-cell>
          <table:table-cell office:value-type="float" office:value="571" calcext:value-type="float">
            <text:p>571</text:p>
          </table:table-cell>
          <table:table-cell office:value-type="float" office:value="1164" calcext:value-type="float">
            <text:p>1164</text:p>
          </table:table-cell>
          <table:table-cell/>
          <table:table-cell table:formula="of:=[.B62]/[.A62]" office:value-type="float" office:value="68.0295014399578" calcext:value-type="float">
            <text:p>68.02950144</text:p>
          </table:table-cell>
          <table:table-cell table:formula="of:=[.C62]/[.A62]" office:value-type="float" office:value="415.048675451864" calcext:value-type="float">
            <text:p>415.0486754519</text:p>
          </table:table-cell>
          <table:table-cell table:formula="of:=[.I62]-[.H62]" office:value-type="float" office:value="347.019174011906" calcext:value-type="float">
            <text:p>347.0191740119</text:p>
          </table:table-cell>
        </table:table-row>
        <table:table-row table:style-name="ro1">
          <table:table-cell office:value-type="float" office:value="1.573312" calcext:value-type="float">
            <text:p>1.573312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6.367191" calcext:value-type="float">
            <text:p>6.367191</text:p>
          </table:table-cell>
          <table:table-cell office:value-type="float" office:value="498" calcext:value-type="float">
            <text:p>498</text:p>
          </table:table-cell>
          <table:table-cell office:value-type="float" office:value="1148" calcext:value-type="float">
            <text:p>1148</text:p>
          </table:table-cell>
          <table:table-cell/>
          <table:table-cell table:formula="of:=[.B63]/[.A63]" office:value-type="float" office:value="50.2125452548509" calcext:value-type="float">
            <text:p>50.2125452549</text:p>
          </table:table-cell>
          <table:table-cell table:formula="of:=[.C63]/[.A63]" office:value-type="float" office:value="69.2806004149209" calcext:value-type="float">
            <text:p>69.2806004149</text:p>
          </table:table-cell>
          <table:table-cell table:formula="of:=[.I63]-[.H63]" office:value-type="float" office:value="19.06805516007" calcext:value-type="float">
            <text:p>19.0680551601</text:p>
          </table:table-cell>
        </table:table-row>
        <table:table-row table:style-name="ro1">
          <table:table-cell office:value-type="float" office:value="2.01635" calcext:value-type="float">
            <text:p>2.0163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5.697352" calcext:value-type="float">
            <text:p>5.697352</text:p>
          </table:table-cell>
          <table:table-cell office:value-type="float" office:value="308" calcext:value-type="float">
            <text:p>308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B64]/[.A64]" office:value-type="float" office:value="77.367520519751" calcext:value-type="float">
            <text:p>77.3675205198</text:p>
          </table:table-cell>
          <table:table-cell table:formula="of:=[.C64]/[.A64]" office:value-type="float" office:value="77.367520519751" calcext:value-type="float">
            <text:p>77.3675205198</text:p>
          </table:table-cell>
          <table:table-cell table:formula="of:=[.I64]-[.H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35" calcext:value-type="float">
            <text:p>2.0163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5.777509" calcext:value-type="float">
            <text:p>5.777509</text:p>
          </table:table-cell>
          <table:table-cell office:value-type="float" office:value="309" calcext:value-type="float">
            <text:p>309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B65]/[.A65]" office:value-type="float" office:value="77.367520519751" calcext:value-type="float">
            <text:p>77.3675205198</text:p>
          </table:table-cell>
          <table:table-cell table:formula="of:=[.C65]/[.A65]" office:value-type="float" office:value="77.367520519751" calcext:value-type="float">
            <text:p>77.3675205198</text:p>
          </table:table-cell>
          <table:table-cell table:formula="of:=[.I65]-[.H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1407" calcext:value-type="float">
            <text:p>1.47140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4.275034" calcext:value-type="float">
            <text:p>4.275034</text:p>
          </table:table-cell>
          <table:table-cell office:value-type="float" office:value="246" calcext:value-type="float">
            <text:p>24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66]/[.A66]" office:value-type="float" office:value="50.2919994263994" calcext:value-type="float">
            <text:p>50.2919994264</text:p>
          </table:table-cell>
          <table:table-cell table:formula="of:=[.C66]/[.A66]" office:value-type="float" office:value="67.9621613870262" calcext:value-type="float">
            <text:p>67.962161387</text:p>
          </table:table-cell>
          <table:table-cell table:formula="of:=[.I66]-[.H66]" office:value-type="float" office:value="17.6701619606268" calcext:value-type="float">
            <text:p>17.6701619606</text:p>
          </table:table-cell>
        </table:table-row>
        <table:table-row table:style-name="ro1">
          <table:table-cell office:value-type="float" office:value="3.871764" calcext:value-type="float">
            <text:p>3.8717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.687798" calcext:value-type="float">
            <text:p>9.687798</text:p>
          </table:table-cell>
          <table:table-cell office:value-type="float" office:value="553" calcext:value-type="float">
            <text:p>553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B67]/[.A67]" office:value-type="float" office:value="77.4840615285436" calcext:value-type="float">
            <text:p>77.4840615285</text:p>
          </table:table-cell>
          <table:table-cell table:formula="of:=[.C67]/[.A67]" office:value-type="float" office:value="77.4840615285436" calcext:value-type="float">
            <text:p>77.4840615285</text:p>
          </table:table-cell>
          <table:table-cell table:formula="of:=[.I67]-[.H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67934" calcext:value-type="float">
            <text:p>6.667934</text:p>
          </table:table-cell>
          <table:table-cell office:value-type="float" office:value="534" calcext:value-type="float">
            <text:p>534</text:p>
          </table:table-cell>
          <table:table-cell office:value-type="float" office:value="1032" calcext:value-type="float">
            <text:p>1032</text:p>
          </table:table-cell>
          <table:table-cell office:value-type="float" office:value="9.223013" calcext:value-type="float">
            <text:p>9.223013</text:p>
          </table:table-cell>
          <table:table-cell office:value-type="float" office:value="705" calcext:value-type="float">
            <text:p>705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B68]/[.A68]" office:value-type="float" office:value="80.0847758841044" calcext:value-type="float">
            <text:p>80.0847758841</text:p>
          </table:table-cell>
          <table:table-cell table:formula="of:=[.C68]/[.A68]" office:value-type="float" office:value="154.770578113101" calcext:value-type="float">
            <text:p>154.7705781131</text:p>
          </table:table-cell>
          <table:table-cell table:formula="of:=[.I68]-[.H68]" office:value-type="float" office:value="74.6858022289963" calcext:value-type="float">
            <text:p>74.685802229</text:p>
          </table:table-cell>
        </table:table-row>
        <table:table-row table:style-name="ro1"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B69]/[.A69]" office:value-type="float" office:value="181.33449827011" calcext:value-type="float">
            <text:p>181.3344982701</text:p>
          </table:table-cell>
          <table:table-cell table:formula="of:=[.C69]/[.A69]" office:value-type="float" office:value="196.445706459286" calcext:value-type="float">
            <text:p>196.4457064593</text:p>
          </table:table-cell>
          <table:table-cell table:formula="of:=[.I69]-[.H69]" office:value-type="float" office:value="15.1112081891759" calcext:value-type="float">
            <text:p>15.1112081892</text:p>
          </table:table-cell>
        </table:table-row>
        <table:table-row table:style-name="ro1">
          <table:table-cell office:value-type="float" office:value="2.195304" calcext:value-type="float">
            <text:p>2.195304</text:p>
          </table:table-cell>
          <table:table-cell office:value-type="float" office:value="256" calcext:value-type="float">
            <text:p>256</text:p>
          </table:table-cell>
          <table:table-cell office:value-type="float" office:value="322" calcext:value-type="float">
            <text:p>322</text:p>
          </table:table-cell>
          <table:table-cell office:value-type="float" office:value="2.665682" calcext:value-type="float">
            <text:p>2.665682</text:p>
          </table:table-cell>
          <table:table-cell office:value-type="float" office:value="338" calcext:value-type="float">
            <text:p>338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B70]/[.A70]" office:value-type="float" office:value="116.612551154646" calcext:value-type="float">
            <text:p>116.6125511546</text:p>
          </table:table-cell>
          <table:table-cell table:formula="of:=[.C70]/[.A70]" office:value-type="float" office:value="146.676724499204" calcext:value-type="float">
            <text:p>146.6767244992</text:p>
          </table:table-cell>
          <table:table-cell table:formula="of:=[.I70]-[.H70]" office:value-type="float" office:value="30.0641733445573" calcext:value-type="float">
            <text:p>30.0641733446</text:p>
          </table:table-cell>
        </table:table-row>
        <table:table-row table:style-name="ro1">
          <table:table-cell office:value-type="float" office:value="8.000154" calcext:value-type="float">
            <text:p>8.000154</text:p>
          </table:table-cell>
          <table:table-cell office:value-type="float" office:value="402" calcext:value-type="float">
            <text:p>402</text:p>
          </table:table-cell>
          <table:table-cell office:value-type="float" office:value="471" calcext:value-type="float">
            <text:p>471</text:p>
          </table:table-cell>
          <table:table-cell office:value-type="float" office:value="4.901376" calcext:value-type="float">
            <text:p>4.901376</text:p>
          </table:table-cell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B71]/[.A71]" office:value-type="float" office:value="50.2490327061204" calcext:value-type="float">
            <text:p>50.2490327061</text:p>
          </table:table-cell>
          <table:table-cell table:formula="of:=[.C71]/[.A71]" office:value-type="float" office:value="58.8738666780665" calcext:value-type="float">
            <text:p>58.8738666781</text:p>
          </table:table-cell>
          <table:table-cell table:formula="of:=[.I71]-[.H71]" office:value-type="float" office:value="8.62483397194605" calcext:value-type="float">
            <text:p>8.6248339719</text:p>
          </table:table-cell>
        </table:table-row>
        <table:table-row table:style-name="ro1">
          <table:table-cell office:value-type="float" office:value="1.905124" calcext:value-type="float">
            <text:p>1.905124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1.748539" calcext:value-type="float">
            <text:p>1.748539</text:p>
          </table:table-cell>
          <table:table-cell office:value-type="float" office:value="113" calcext:value-type="float">
            <text:p>113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B72]/[.A72]" office:value-type="float" office:value="55.639422945698" calcext:value-type="float">
            <text:p>55.6394229457</text:p>
          </table:table-cell>
          <table:table-cell table:formula="of:=[.C72]/[.A72]" office:value-type="float" office:value="93.4322385314552" calcext:value-type="float">
            <text:p>93.4322385315</text:p>
          </table:table-cell>
          <table:table-cell table:formula="of:=[.I72]-[.H72]" office:value-type="float" office:value="37.7928155857572" calcext:value-type="float">
            <text:p>37.7928155858</text:p>
          </table:table-cell>
        </table:table-row>
        <table:table-row table:style-name="ro1">
          <table:table-cell office:value-type="float" office:value="9.224877" calcext:value-type="float">
            <text:p>9.224877</text:p>
          </table:table-cell>
          <table:table-cell office:value-type="float" office:value="464" calcext:value-type="float">
            <text:p>464</text:p>
          </table:table-cell>
          <table:table-cell office:value-type="float" office:value="555" calcext:value-type="float">
            <text:p>555</text:p>
          </table:table-cell>
          <table:table-cell office:value-type="float" office:value="13.075514" calcext:value-type="float">
            <text:p>13.075514</text:p>
          </table:table-cell>
          <table:table-cell office:value-type="float" office:value="674" calcext:value-type="float">
            <text:p>674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B73]/[.A73]" office:value-type="float" office:value="50.2987736313449" calcext:value-type="float">
            <text:p>50.2987736313</text:p>
          </table:table-cell>
          <table:table-cell table:formula="of:=[.C73]/[.A73]" office:value-type="float" office:value="60.1634038047337" calcext:value-type="float">
            <text:p>60.1634038047</text:p>
          </table:table-cell>
          <table:table-cell table:formula="of:=[.I73]-[.H73]" office:value-type="float" office:value="9.86463017338876" calcext:value-type="float">
            <text:p>9.8646301734</text:p>
          </table:table-cell>
        </table:table-row>
        <table:table-row table:style-name="ro1">
          <table:table-cell office:value-type="float" office:value="1.79017" calcext:value-type="float">
            <text:p>1.79017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7.239596" calcext:value-type="float">
            <text:p>7.239596</text:p>
          </table:table-cell>
          <table:table-cell office:value-type="float" office:value="444" calcext:value-type="float">
            <text:p>444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B74]/[.A74]" office:value-type="float" office:value="50.2745549305373" calcext:value-type="float">
            <text:p>50.2745549305</text:p>
          </table:table-cell>
          <table:table-cell table:formula="of:=[.C74]/[.A74]" office:value-type="float" office:value="73.1774077322265" calcext:value-type="float">
            <text:p>73.1774077322</text:p>
          </table:table-cell>
          <table:table-cell table:formula="of:=[.I74]-[.H74]" office:value-type="float" office:value="22.9028528016892" calcext:value-type="float">
            <text:p>22.9028528017</text:p>
          </table:table-cell>
        </table:table-row>
        <table:table-row table:style-name="ro1">
          <table:table-cell office:value-type="float" office:value="3.659876" calcext:value-type="float">
            <text:p>3.659876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6.146604" calcext:value-type="float">
            <text:p>6.146604</text:p>
          </table:table-cell>
          <table:table-cell office:value-type="float" office:value="337" calcext:value-type="float">
            <text:p>337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B75]/[.A75]" office:value-type="float" office:value="50.5481606480657" calcext:value-type="float">
            <text:p>50.5481606481</text:p>
          </table:table-cell>
          <table:table-cell table:formula="of:=[.C75]/[.A75]" office:value-type="float" office:value="56.2860599648731" calcext:value-type="float">
            <text:p>56.2860599649</text:p>
          </table:table-cell>
          <table:table-cell table:formula="of:=[.I75]-[.H75]" office:value-type="float" office:value="5.73789931680746" calcext:value-type="float">
            <text:p>5.7378993168</text:p>
          </table:table-cell>
        </table:table-row>
        <table:table-row table:style-name="ro1">
          <table:table-cell office:value-type="float" office:value="1.984038" calcext:value-type="float">
            <text:p>1.984038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4.782694" calcext:value-type="float">
            <text:p>4.782694</text:p>
          </table:table-cell>
          <table:table-cell office:value-type="float" office:value="353" calcext:value-type="float">
            <text:p>353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B76]/[.A76]" office:value-type="float" office:value="49.8982378361705" calcext:value-type="float">
            <text:p>49.8982378362</text:p>
          </table:table-cell>
          <table:table-cell table:formula="of:=[.C76]/[.A76]" office:value-type="float" office:value="60.4827125286915" calcext:value-type="float">
            <text:p>60.4827125287</text:p>
          </table:table-cell>
          <table:table-cell table:formula="of:=[.I76]-[.H76]" office:value-type="float" office:value="10.584474692521" calcext:value-type="float">
            <text:p>10.5844746925</text:p>
          </table:table-cell>
        </table:table-row>
        <table:table-row table:style-name="ro1">
          <table:table-cell office:value-type="float" office:value="8.939046" calcext:value-type="float">
            <text:p>8.939046</text:p>
          </table:table-cell>
          <table:table-cell office:value-type="float" office:value="488" calcext:value-type="float">
            <text:p>488</text:p>
          </table:table-cell>
          <table:table-cell office:value-type="float" office:value="562" calcext:value-type="float">
            <text:p>562</text:p>
          </table:table-cell>
          <table:table-cell office:value-type="float" office:value="11.132486" calcext:value-type="float">
            <text:p>11.132486</text:p>
          </table:table-cell>
          <table:table-cell office:value-type="float" office:value="634" calcext:value-type="float">
            <text:p>634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B77]/[.A77]" office:value-type="float" office:value="54.5919553384108" calcext:value-type="float">
            <text:p>54.5919553384</text:p>
          </table:table-cell>
          <table:table-cell table:formula="of:=[.C77]/[.A77]" office:value-type="float" office:value="62.870243647924" calcext:value-type="float">
            <text:p>62.8702436479</text:p>
          </table:table-cell>
          <table:table-cell table:formula="of:=[.I77]-[.H77]" office:value-type="float" office:value="8.27828830951312" calcext:value-type="float">
            <text:p>8.2782883095</text:p>
          </table:table-cell>
        </table:table-row>
        <table:table-row table:style-name="ro1">
          <table:table-cell office:value-type="float" office:value="3.270898" calcext:value-type="float">
            <text:p>3.270898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5.379832" calcext:value-type="float">
            <text:p>5.379832</text:p>
          </table:table-cell>
          <table:table-cell office:value-type="float" office:value="432" calcext:value-type="float">
            <text:p>432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B78]/[.A78]" office:value-type="float" office:value="51.362041861287" calcext:value-type="float">
            <text:p>51.3620418613</text:p>
          </table:table-cell>
          <table:table-cell table:formula="of:=[.C78]/[.A78]" office:value-type="float" office:value="63.8968258869583" calcext:value-type="float">
            <text:p>63.896825887</text:p>
          </table:table-cell>
          <table:table-cell table:formula="of:=[.I78]-[.H78]" office:value-type="float" office:value="12.5347840256712" calcext:value-type="float">
            <text:p>12.5347840257</text:p>
          </table:table-cell>
        </table:table-row>
        <table:table-row table:style-name="ro1">
          <table:table-cell office:value-type="float" office:value="3.270898" calcext:value-type="float">
            <text:p>3.270898</text:p>
          </table:table-cell>
          <table:table-cell office:value-type="float" office:value="168" calcext:value-type="float">
            <text:p>168</text:p>
          </table:table-cell>
          <table:table-cell office:value-type="float" office:value="198" calcext:value-type="float">
            <text:p>198</text:p>
          </table:table-cell>
          <table:table-cell office:value-type="float" office:value="4.383152" calcext:value-type="float">
            <text:p>4.383152</text:p>
          </table:table-cell>
          <table:table-cell office:value-type="float" office:value="237" calcext:value-type="float">
            <text:p>237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B79]/[.A79]" office:value-type="float" office:value="51.362041861287" calcext:value-type="float">
            <text:p>51.3620418613</text:p>
          </table:table-cell>
          <table:table-cell table:formula="of:=[.C79]/[.A79]" office:value-type="float" office:value="60.5338350508026" calcext:value-type="float">
            <text:p>60.5338350508</text:p>
          </table:table-cell>
          <table:table-cell table:formula="of:=[.I79]-[.H79]" office:value-type="float" office:value="9.17179318951554" calcext:value-type="float">
            <text:p>9.1717931895</text:p>
          </table:table-cell>
        </table:table-row>
        <table:table-row table:style-name="ro1">
          <table:table-cell office:value-type="float" office:value="2.37923" calcext:value-type="float">
            <text:p>2.3792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3.08138" calcext:value-type="float">
            <text:p>3.08138</text:p>
          </table:table-cell>
          <table:table-cell office:value-type="float" office:value="219" calcext:value-type="float">
            <text:p>219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B80]/[.A80]" office:value-type="float" office:value="67.2486476717257" calcext:value-type="float">
            <text:p>67.2486476717</text:p>
          </table:table-cell>
          <table:table-cell table:formula="of:=[.C80]/[.A80]" office:value-type="float" office:value="67.2486476717257" calcext:value-type="float">
            <text:p>67.2486476717</text:p>
          </table:table-cell>
          <table:table-cell table:formula="of:=[.I80]-[.H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6101" calcext:value-type="float">
            <text:p>8.266101</text:p>
          </table:table-cell>
          <table:table-cell office:value-type="float" office:value="524" calcext:value-type="float">
            <text:p>524</text:p>
          </table:table-cell>
          <table:table-cell office:value-type="float" office:value="597" calcext:value-type="float">
            <text:p>597</text:p>
          </table:table-cell>
          <table:table-cell office:value-type="float" office:value="9.090661" calcext:value-type="float">
            <text:p>9.090661</text:p>
          </table:table-cell>
          <table:table-cell office:value-type="float" office:value="457" calcext:value-type="float">
            <text:p>457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B81]/[.A81]" office:value-type="float" office:value="63.3914344864647" calcext:value-type="float">
            <text:p>63.3914344865</text:p>
          </table:table-cell>
          <table:table-cell table:formula="of:=[.C81]/[.A81]" office:value-type="float" office:value="72.2226839473653" calcext:value-type="float">
            <text:p>72.2226839474</text:p>
          </table:table-cell>
          <table:table-cell table:formula="of:=[.I81]-[.H81]" office:value-type="float" office:value="8.83124946090062" calcext:value-type="float">
            <text:p>8.8312494609</text:p>
          </table:table-cell>
        </table:table-row>
        <table:table-row table:style-name="ro1">
          <table:table-cell office:value-type="float" office:value="1.500611" calcext:value-type="float">
            <text:p>1.5006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.343385" calcext:value-type="float">
            <text:p>4.343385</text:p>
          </table:table-cell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B82]/[.A82]" office:value-type="float" office:value="49.9796416259777" calcext:value-type="float">
            <text:p>49.979641626</text:p>
          </table:table-cell>
          <table:table-cell table:formula="of:=[.C82]/[.A82]" office:value-type="float" office:value="49.9796416259777" calcext:value-type="float">
            <text:p>49.979641626</text:p>
          </table:table-cell>
          <table:table-cell table:formula="of:=[.I82]-[.H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0661" calcext:value-type="float">
            <text:p>9.090661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9.965551" calcext:value-type="float">
            <text:p>9.965551</text:p>
          </table:table-cell>
          <table:table-cell office:value-type="float" office:value="501" calcext:value-type="float">
            <text:p>501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B83]/[.A83]" office:value-type="float" office:value="50.2713719057393" calcext:value-type="float">
            <text:p>50.2713719057</text:p>
          </table:table-cell>
          <table:table-cell table:formula="of:=[.C83]/[.A83]" office:value-type="float" office:value="50.2713719057393" calcext:value-type="float">
            <text:p>50.2713719057</text:p>
          </table:table-cell>
          <table:table-cell table:formula="of:=[.I83]-[.H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1482" calcext:value-type="float">
            <text:p>6.381482</text:p>
          </table:table-cell>
          <table:table-cell office:value-type="float" office:value="545" calcext:value-type="float">
            <text:p>545</text:p>
          </table:table-cell>
          <table:table-cell office:value-type="float" office:value="1396" calcext:value-type="float">
            <text:p>1396</text:p>
          </table:table-cell>
          <table:table-cell office:value-type="float" office:value="10.706226" calcext:value-type="float">
            <text:p>10.706226</text:p>
          </table:table-cell>
          <table:table-cell office:value-type="float" office:value="559" calcext:value-type="float">
            <text:p>559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B84]/[.A84]" office:value-type="float" office:value="85.4033592823736" calcext:value-type="float">
            <text:p>85.4033592824</text:p>
          </table:table-cell>
          <table:table-cell table:formula="of:=[.C84]/[.A84]" office:value-type="float" office:value="218.757962492098" calcext:value-type="float">
            <text:p>218.7579624921</text:p>
          </table:table-cell>
          <table:table-cell table:formula="of:=[.I84]-[.H84]" office:value-type="float" office:value="133.354603209725" calcext:value-type="float">
            <text:p>133.3546032097</text:p>
          </table:table-cell>
        </table:table-row>
        <table:table-row table:style-name="ro1">
          <table:table-cell office:value-type="float" office:value="8.92289" calcext:value-type="float">
            <text:p>8.92289</text:p>
          </table:table-cell>
          <table:table-cell office:value-type="float" office:value="567" calcext:value-type="float">
            <text:p>567</text:p>
          </table:table-cell>
          <table:table-cell office:value-type="float" office:value="639" calcext:value-type="float">
            <text:p>639</text:p>
          </table:table-cell>
          <table:table-cell office:value-type="float" office:value="3.258471" calcext:value-type="float">
            <text:p>3.258471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B85]/[.A85]" office:value-type="float" office:value="63.5444345946212" calcext:value-type="float">
            <text:p>63.5444345946</text:p>
          </table:table-cell>
          <table:table-cell table:formula="of:=[.C85]/[.A85]" office:value-type="float" office:value="71.6135691463192" calcext:value-type="float">
            <text:p>71.6135691463</text:p>
          </table:table-cell>
          <table:table-cell table:formula="of:=[.I85]-[.H85]" office:value-type="float" office:value="8.06913455169794" calcext:value-type="float">
            <text:p>8.0691345517</text:p>
          </table:table-cell>
        </table:table-row>
        <table:table-row table:style-name="ro1">
          <table:table-cell office:value-type="float" office:value="6.962464" calcext:value-type="float">
            <text:p>6.962464</text:p>
          </table:table-cell>
          <table:table-cell office:value-type="float" office:value="350" calcext:value-type="float">
            <text:p>350</text:p>
          </table:table-cell>
          <table:table-cell office:value-type="float" office:value="399" calcext:value-type="float">
            <text:p>399</text:p>
          </table:table-cell>
          <table:table-cell office:value-type="float" office:value="3.502048" calcext:value-type="float">
            <text:p>3.502048</text:p>
          </table:table-cell>
          <table:table-cell office:value-type="float" office:value="292" calcext:value-type="float">
            <text:p>292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B86]/[.A86]" office:value-type="float" office:value="50.2695597420683" calcext:value-type="float">
            <text:p>50.2695597421</text:p>
          </table:table-cell>
          <table:table-cell table:formula="of:=[.C86]/[.A86]" office:value-type="float" office:value="57.3072981059579" calcext:value-type="float">
            <text:p>57.307298106</text:p>
          </table:table-cell>
          <table:table-cell table:formula="of:=[.I86]-[.H86]" office:value-type="float" office:value="7.03773836388957" calcext:value-type="float">
            <text:p>7.0377383639</text:p>
          </table:table-cell>
        </table:table-row>
        <table:table-row table:style-name="ro1">
          <table:table-cell office:value-type="float" office:value="6.866773" calcext:value-type="float">
            <text:p>6.866773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5.826598" calcext:value-type="float">
            <text:p>5.826598</text:p>
          </table:table-cell>
          <table:table-cell office:value-type="float" office:value="293" calcext:value-type="float">
            <text:p>293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B87]/[.A87]" office:value-type="float" office:value="50.241940428204" calcext:value-type="float">
            <text:p>50.2419404282</text:p>
          </table:table-cell>
          <table:table-cell table:formula="of:=[.C87]/[.A87]" office:value-type="float" office:value="50.241940428204" calcext:value-type="float">
            <text:p>50.2419404282</text:p>
          </table:table-cell>
          <table:table-cell table:formula="of:=[.I87]-[.H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1668" calcext:value-type="float">
            <text:p>12.021668</text:p>
          </table:table-cell>
          <table:table-cell office:value-type="float" office:value="605" calcext:value-type="float">
            <text:p>605</text:p>
          </table:table-cell>
          <table:table-cell office:value-type="float" office:value="907" calcext:value-type="float">
            <text:p>907</text:p>
          </table:table-cell>
          <table:table-cell office:value-type="float" office:value="6.514456" calcext:value-type="float">
            <text:p>6.514456</text:p>
          </table:table-cell>
          <table:table-cell table:number-columns-repeated="2" office:value-type="float" office:value="334" calcext:value-type="float">
            <text:p>334</text:p>
          </table:table-cell>
          <table:table-cell/>
          <table:table-cell table:formula="of:=[.B88]/[.A88]" office:value-type="float" office:value="50.3257950560604" calcext:value-type="float">
            <text:p>50.3257950561</text:p>
          </table:table-cell>
          <table:table-cell table:formula="of:=[.C88]/[.A88]" office:value-type="float" office:value="75.4471010179286" calcext:value-type="float">
            <text:p>75.4471010179</text:p>
          </table:table-cell>
          <table:table-cell table:formula="of:=[.I88]-[.H88]" office:value-type="float" office:value="25.1213059618682" calcext:value-type="float">
            <text:p>25.1213059619</text:p>
          </table:table-cell>
        </table:table-row>
        <table:table-row table:style-name="ro1">
          <table:table-cell office:value-type="float" office:value="4.919396" calcext:value-type="float">
            <text:p>4.919396</text:p>
          </table:table-cell>
          <table:table-cell office:value-type="float" office:value="247" calcext:value-type="float">
            <text:p>247</text:p>
          </table:table-cell>
          <table:table-cell office:value-type="float" office:value="292" calcext:value-type="float">
            <text:p>292</text:p>
          </table:table-cell>
          <table:table-cell office:value-type="float" office:value="8.980056" calcext:value-type="float">
            <text:p>8.980056</text:p>
          </table:table-cell>
          <table:table-cell table:number-columns-repeated="2" office:value-type="float" office:value="737" calcext:value-type="float">
            <text:p>737</text:p>
          </table:table-cell>
          <table:table-cell/>
          <table:table-cell table:formula="of:=[.B89]/[.A89]" office:value-type="float" office:value="50.2094159526901" calcext:value-type="float">
            <text:p>50.2094159527</text:p>
          </table:table-cell>
          <table:table-cell table:formula="of:=[.C89]/[.A89]" office:value-type="float" office:value="59.3568803975122" calcext:value-type="float">
            <text:p>59.3568803975</text:p>
          </table:table-cell>
          <table:table-cell table:formula="of:=[.I89]-[.H89]" office:value-type="float" office:value="9.14746444482208" calcext:value-type="float">
            <text:p>9.1474644448</text:p>
          </table:table-cell>
        </table:table-row>
        <table:table-row table:style-name="ro1">
          <table:table-cell office:value-type="float" office:value="10.967823" calcext:value-type="float">
            <text:p>10.967823</text:p>
          </table:table-cell>
          <table:table-cell office:value-type="float" office:value="668" calcext:value-type="float">
            <text:p>668</text:p>
          </table:table-cell>
          <table:table-cell office:value-type="float" office:value="1456" calcext:value-type="float">
            <text:p>1456</text:p>
          </table:table-cell>
          <table:table-cell office:value-type="float" office:value="2.773801" calcext:value-type="float">
            <text:p>2.773801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B90]/[.A90]" office:value-type="float" office:value="60.9054321901438" calcext:value-type="float">
            <text:p>60.9054321901</text:p>
          </table:table-cell>
          <table:table-cell table:formula="of:=[.C90]/[.A90]" office:value-type="float" office:value="132.751959983308" calcext:value-type="float">
            <text:p>132.7519599833</text:p>
          </table:table-cell>
          <table:table-cell table:formula="of:=[.I90]-[.H90]" office:value-type="float" office:value="71.8465277931637" calcext:value-type="float">
            <text:p>71.8465277932</text:p>
          </table:table-cell>
        </table:table-row>
        <table:table-row table:style-name="ro1">
          <table:table-cell office:value-type="float" office:value="5.937202" calcext:value-type="float">
            <text:p>5.937202</text:p>
          </table:table-cell>
          <table:table-cell office:value-type="float" office:value="412" calcext:value-type="float">
            <text:p>412</text:p>
          </table:table-cell>
          <table:table-cell office:value-type="float" office:value="1048" calcext:value-type="float">
            <text:p>1048</text:p>
          </table:table-cell>
          <table:table-cell office:value-type="float" office:value="8.310218" calcext:value-type="float">
            <text:p>8.310218</text:p>
          </table:table-cell>
          <table:table-cell office:value-type="float" office:value="549" calcext:value-type="float">
            <text:p>549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B91]/[.A91]" office:value-type="float" office:value="69.3929564801737" calcext:value-type="float">
            <text:p>69.3929564802</text:p>
          </table:table-cell>
          <table:table-cell table:formula="of:=[.C91]/[.A91]" office:value-type="float" office:value="176.514122308791" calcext:value-type="float">
            <text:p>176.5141223088</text:p>
          </table:table-cell>
          <table:table-cell table:formula="of:=[.I91]-[.H91]" office:value-type="float" office:value="107.121165828618" calcext:value-type="float">
            <text:p>107.1211658286</text:p>
          </table:table-cell>
        </table:table-row>
        <table:table-row table:style-name="ro1">
          <table:table-cell office:value-type="float" office:value="4.202333" calcext:value-type="float">
            <text:p>4.202333</text:p>
          </table:table-cell>
          <table:table-cell office:value-type="float" office:value="211" calcext:value-type="float">
            <text:p>211</text:p>
          </table:table-cell>
          <table:table-cell office:value-type="float" office:value="241" calcext:value-type="float">
            <text:p>241</text:p>
          </table:table-cell>
          <table:table-cell office:value-type="float" office:value="10.374413" calcext:value-type="float">
            <text:p>10.374413</text:p>
          </table:table-cell>
          <table:table-cell office:value-type="float" office:value="562" calcext:value-type="float">
            <text:p>562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[.B92]/[.A92]" office:value-type="float" office:value="50.210204664885" calcext:value-type="float">
            <text:p>50.2102046649</text:p>
          </table:table-cell>
          <table:table-cell table:formula="of:=[.C92]/[.A92]" office:value-type="float" office:value="57.3490963233994" calcext:value-type="float">
            <text:p>57.3490963234</text:p>
          </table:table-cell>
          <table:table-cell table:formula="of:=[.I92]-[.H92]" office:value-type="float" office:value="7.13889165851445" calcext:value-type="float">
            <text:p>7.1388916585</text:p>
          </table:table-cell>
        </table:table-row>
        <table:table-row table:style-name="ro1">
          <table:table-cell office:value-type="float" office:value="12.227964" calcext:value-type="float">
            <text:p>12.227964</text:p>
          </table:table-cell>
          <table:table-cell office:value-type="float" office:value="638" calcext:value-type="float">
            <text:p>638</text:p>
          </table:table-cell>
          <table:table-cell office:value-type="float" office:value="1135" calcext:value-type="float">
            <text:p>1135</text:p>
          </table:table-cell>
          <table:table-cell office:value-type="float" office:value="8.809801" calcext:value-type="float">
            <text:p>8.809801</text:p>
          </table:table-cell>
          <table:table-cell office:value-type="float" office:value="541" calcext:value-type="float">
            <text:p>541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B93]/[.A93]" office:value-type="float" office:value="52.1754889039582" calcext:value-type="float">
            <text:p>52.175488904</text:p>
          </table:table-cell>
          <table:table-cell table:formula="of:=[.C93]/[.A93]" office:value-type="float" office:value="92.8200312006153" calcext:value-type="float">
            <text:p>92.8200312006</text:p>
          </table:table-cell>
          <table:table-cell table:formula="of:=[.I93]-[.H93]" office:value-type="float" office:value="40.6445422966571" calcext:value-type="float">
            <text:p>40.6445422967</text:p>
          </table:table-cell>
        </table:table-row>
        <table:table-row table:style-name="ro1">
          <table:table-cell office:value-type="float" office:value="3.207518" calcext:value-type="float">
            <text:p>3.207518</text:p>
          </table:table-cell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2.262413" calcext:value-type="float">
            <text:p>2.262413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94]/[.A94]" office:value-type="float" office:value="50.8181092046872" calcext:value-type="float">
            <text:p>50.8181092047</text:p>
          </table:table-cell>
          <table:table-cell table:formula="of:=[.C94]/[.A94]" office:value-type="float" office:value="58.3005301918805" calcext:value-type="float">
            <text:p>58.3005301919</text:p>
          </table:table-cell>
          <table:table-cell table:formula="of:=[.I94]-[.H94]" office:value-type="float" office:value="7.48242098719322" calcext:value-type="float">
            <text:p>7.4824209872</text:p>
          </table:table-cell>
        </table:table-row>
        <table:table-row table:style-name="ro1">
          <table:table-cell office:value-type="float" office:value="13.660846" calcext:value-type="float">
            <text:p>13.660846</text:p>
          </table:table-cell>
          <table:table-cell office:value-type="float" office:value="816" calcext:value-type="float">
            <text:p>816</text:p>
          </table:table-cell>
          <table:table-cell office:value-type="float" office:value="1658" calcext:value-type="float">
            <text:p>1658</text:p>
          </table:table-cell>
          <table:table-cell office:value-type="float" office:value="1.824967" calcext:value-type="float">
            <text:p>1.824967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95]/[.A95]" office:value-type="float" office:value="59.7327574002371" calcext:value-type="float">
            <text:p>59.7327574002</text:p>
          </table:table-cell>
          <table:table-cell table:formula="of:=[.C95]/[.A95]" office:value-type="float" office:value="121.368764423521" calcext:value-type="float">
            <text:p>121.3687644235</text:p>
          </table:table-cell>
          <table:table-cell table:formula="of:=[.I95]-[.H95]" office:value-type="float" office:value="61.6360070232839" calcext:value-type="float">
            <text:p>61.6360070233</text:p>
          </table:table-cell>
        </table:table-row>
        <table:table-row table:style-name="ro1">
          <table:table-cell office:value-type="float" office:value="6.882929" calcext:value-type="float">
            <text:p>6.882929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10.993299" calcext:value-type="float">
            <text:p>10.993299</text:p>
          </table:table-cell>
          <table:table-cell office:value-type="float" office:value="628" calcext:value-type="float">
            <text:p>628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[.B96]/[.A96]" office:value-type="float" office:value="62.182829432063" calcext:value-type="float">
            <text:p>62.1828294321</text:p>
          </table:table-cell>
          <table:table-cell table:formula="of:=[.C96]/[.A96]" office:value-type="float" office:value="62.182829432063" calcext:value-type="float">
            <text:p>62.1828294321</text:p>
          </table:table-cell>
          <table:table-cell table:formula="of:=[.I96]-[.H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5719" calcext:value-type="float">
            <text:p>9.615719</text:p>
          </table:table-cell>
          <table:table-cell office:value-type="float" office:value="601" calcext:value-type="float">
            <text:p>601</text:p>
          </table:table-cell>
          <table:table-cell office:value-type="float" office:value="985" calcext:value-type="float">
            <text:p>985</text:p>
          </table:table-cell>
          <table:table-cell office:value-type="float" office:value="4.650342" calcext:value-type="float">
            <text:p>4.650342</text:p>
          </table:table-cell>
          <table:table-cell office:value-type="float" office:value="292" calcext:value-type="float">
            <text:p>292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B97]/[.A97]" office:value-type="float" office:value="62.5018264364839" calcext:value-type="float">
            <text:p>62.5018264365</text:p>
          </table:table-cell>
          <table:table-cell table:formula="of:=[.C97]/[.A97]" office:value-type="float" office:value="102.436437670444" calcext:value-type="float">
            <text:p>102.4364376704</text:p>
          </table:table-cell>
          <table:table-cell table:formula="of:=[.I97]-[.H97]" office:value-type="float" office:value="39.9346112339597" calcext:value-type="float">
            <text:p>39.934611234</text:p>
          </table:table-cell>
        </table:table-row>
        <table:table-row table:style-name="ro1">
          <table:table-cell office:value-type="float" office:value="4.919396" calcext:value-type="float">
            <text:p>4.919396</text:p>
          </table:table-cell>
          <table:table-cell office:value-type="float" office:value="247" calcext:value-type="float">
            <text:p>247</text:p>
          </table:table-cell>
          <table:table-cell office:value-type="float" office:value="300" calcext:value-type="float">
            <text:p>300</text:p>
          </table:table-cell>
          <table:table-cell office:value-type="float" office:value="10.219071" calcext:value-type="float">
            <text:p>10.219071</text:p>
          </table:table-cell>
          <table:table-cell office:value-type="float" office:value="602" calcext:value-type="float">
            <text:p>602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[.B98]/[.A98]" office:value-type="float" office:value="50.2094159526901" calcext:value-type="float">
            <text:p>50.2094159527</text:p>
          </table:table-cell>
          <table:table-cell table:formula="of:=[.C98]/[.A98]" office:value-type="float" office:value="60.9830962988139" calcext:value-type="float">
            <text:p>60.9830962988</text:p>
          </table:table-cell>
          <table:table-cell table:formula="of:=[.I98]-[.H98]" office:value-type="float" office:value="10.7736803461238" calcext:value-type="float">
            <text:p>10.7736803461</text:p>
          </table:table-cell>
        </table:table-row>
        <table:table-row table:style-name="ro1">
          <table:table-cell office:value-type="float" office:value="4.544709" calcext:value-type="float">
            <text:p>4.544709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7.092952" calcext:value-type="float">
            <text:p>7.092952</text:p>
          </table:table-cell>
          <table:table-cell office:value-type="float" office:value="516" calcext:value-type="float">
            <text:p>516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B99]/[.A99]" office:value-type="float" office:value="50.1682285928538" calcext:value-type="float">
            <text:p>50.1682285929</text:p>
          </table:table-cell>
          <table:table-cell table:formula="of:=[.C99]/[.A99]" office:value-type="float" office:value="55.4490947605226" calcext:value-type="float">
            <text:p>55.4490947605</text:p>
          </table:table-cell>
          <table:table-cell table:formula="of:=[.I99]-[.H99]" office:value-type="float" office:value="5.28086616766882" calcext:value-type="float">
            <text:p>5.2808661677</text:p>
          </table:table-cell>
        </table:table-row>
        <table:table-row table:style-name="ro1">
          <table:table-cell office:value-type="float" office:value="5.781238" calcext:value-type="float">
            <text:p>5.781238</text:p>
          </table:table-cell>
          <table:table-cell office:value-type="float" office:value="311" calcext:value-type="float">
            <text:p>311</text:p>
          </table:table-cell>
          <table:table-cell office:value-type="float" office:value="371" calcext:value-type="float">
            <text:p>371</text:p>
          </table:table-cell>
          <table:table-cell office:value-type="float" office:value="8.144934" calcext:value-type="float">
            <text:p>8.144934</text:p>
          </table:table-cell>
          <table:table-cell office:value-type="float" office:value="409" calcext:value-type="float">
            <text:p>409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B100]/[.A100]" office:value-type="float" office:value="53.7947062549578" calcext:value-type="float">
            <text:p>53.794706255</text:p>
          </table:table-cell>
          <table:table-cell table:formula="of:=[.C100]/[.A100]" office:value-type="float" office:value="64.1731061755285" calcext:value-type="float">
            <text:p>64.1731061755</text:p>
          </table:table-cell>
          <table:table-cell table:formula="of:=[.I100]-[.H100]" office:value-type="float" office:value="10.3783999205706" calcext:value-type="float">
            <text:p>10.3783999206</text:p>
          </table:table-cell>
        </table:table-row>
        <table:table-row table:style-name="ro1">
          <table:table-cell office:value-type="float" office:value="3.721392" calcext:value-type="float">
            <text:p>3.721392</text:p>
          </table:table-cell>
          <table:table-cell office:value-type="float" office:value="187" calcext:value-type="float">
            <text:p>187</text:p>
          </table:table-cell>
          <table:table-cell office:value-type="float" office:value="232" calcext:value-type="float">
            <text:p>232</text:p>
          </table:table-cell>
          <table:table-cell office:value-type="float" office:value="6.744984" calcext:value-type="float">
            <text:p>6.744984</text:p>
          </table:table-cell>
          <table:table-cell office:value-type="float" office:value="410" calcext:value-type="float">
            <text:p>410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B101]/[.A101]" office:value-type="float" office:value="50.2500139732659" calcext:value-type="float">
            <text:p>50.2500139733</text:p>
          </table:table-cell>
          <table:table-cell table:formula="of:=[.C101]/[.A101]" office:value-type="float" office:value="62.3422633251214" calcext:value-type="float">
            <text:p>62.3422633251</text:p>
          </table:table-cell>
          <table:table-cell table:formula="of:=[.I101]-[.H101]" office:value-type="float" office:value="12.0922493518554" calcext:value-type="float">
            <text:p>12.0922493519</text:p>
          </table:table-cell>
        </table:table-row>
        <table:table-row table:style-name="ro1">
          <table:table-cell office:value-type="float" office:value="1.220373" calcext:value-type="float">
            <text:p>1.220373</text:p>
          </table:table-cell>
          <table:table-cell office:value-type="float" office:value="298" calcext:value-type="float">
            <text:p>298</text:p>
          </table:table-cell>
          <table:table-cell office:value-type="float" office:value="413" calcext:value-type="float">
            <text:p>413</text:p>
          </table:table-cell>
          <table:table-cell office:value-type="float" office:value="1.59506" calcext:value-type="float">
            <text:p>1.59506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B102]/[.A102]" office:value-type="float" office:value="244.187637714043" calcext:value-type="float">
            <text:p>244.187637714</text:p>
          </table:table-cell>
          <table:table-cell table:formula="of:=[.C102]/[.A102]" office:value-type="float" office:value="338.421122066778" calcext:value-type="float">
            <text:p>338.4211220668</text:p>
          </table:table-cell>
          <table:table-cell table:formula="of:=[.I102]-[.H102]" office:value-type="float" office:value="94.2334843527348" calcext:value-type="float">
            <text:p>94.2334843527</text:p>
          </table:table-cell>
        </table:table-row>
        <table:table-row table:style-name="ro1">
          <table:table-cell office:value-type="float" office:value="9.226119" calcext:value-type="float">
            <text:p>9.226119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5.182857" calcext:value-type="float">
            <text:p>5.182857</text:p>
          </table:table-cell>
          <table:table-cell office:value-type="float" office:value="391" calcext:value-type="float">
            <text:p>391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B103]/[.A103]" office:value-type="float" office:value="60.2636926751107" calcext:value-type="float">
            <text:p>60.2636926751</text:p>
          </table:table-cell>
          <table:table-cell table:formula="of:=[.C103]/[.A103]" office:value-type="float" office:value="60.2636926751107" calcext:value-type="float">
            <text:p>60.2636926751</text:p>
          </table:table-cell>
          <table:table-cell table:formula="of:=[.I103]-[.H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776" calcext:value-type="float">
            <text:p>1.66776</text:p>
          </table:table-cell>
          <table:table-cell office:value-type="float" office:value="304" calcext:value-type="float">
            <text:p>304</text:p>
          </table:table-cell>
          <table:table-cell office:value-type="float" office:value="463" calcext:value-type="float">
            <text:p>463</text:p>
          </table:table-cell>
          <table:table-cell office:value-type="float" office:value="1.220373" calcext:value-type="float">
            <text:p>1.220373</text:p>
          </table:table-cell>
          <table:table-cell office:value-type="float" office:value="298" calcext:value-type="float">
            <text:p>29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104]/[.A104]" office:value-type="float" office:value="182.280424041829" calcext:value-type="float">
            <text:p>182.2804240418</text:p>
          </table:table-cell>
          <table:table-cell table:formula="of:=[.C104]/[.A104]" office:value-type="float" office:value="277.617882668969" calcext:value-type="float">
            <text:p>277.617882669</text:p>
          </table:table-cell>
          <table:table-cell table:formula="of:=[.I104]-[.H104]" office:value-type="float" office:value="95.3374586271406" calcext:value-type="float">
            <text:p>95.3374586271</text:p>
          </table:table-cell>
        </table:table-row>
        <table:table-row table:style-name="ro1">
          <table:table-cell office:value-type="float" office:value="8.584864" calcext:value-type="float">
            <text:p>8.584864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6.768596" calcext:value-type="float">
            <text:p>6.768596</text:p>
          </table:table-cell>
          <table:table-cell office:value-type="float" office:value="489" calcext:value-type="float">
            <text:p>489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B105]/[.A105]" office:value-type="float" office:value="68.0267037427733" calcext:value-type="float">
            <text:p>68.0267037428</text:p>
          </table:table-cell>
          <table:table-cell table:formula="of:=[.C105]/[.A105]" office:value-type="float" office:value="68.0267037427733" calcext:value-type="float">
            <text:p>68.0267037428</text:p>
          </table:table-cell>
          <table:table-cell table:formula="of:=[.I105]-[.H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596" calcext:value-type="float">
            <text:p>6.768596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8.584864" calcext:value-type="float">
            <text:p>8.584864</text:p>
          </table:table-cell>
          <table:table-cell table:number-columns-repeated="2" office:value-type="float" office:value="584" calcext:value-type="float">
            <text:p>584</text:p>
          </table:table-cell>
          <table:table-cell/>
          <table:table-cell table:formula="of:=[.B106]/[.A106]" office:value-type="float" office:value="72.24541101286" calcext:value-type="float">
            <text:p>72.2454110129</text:p>
          </table:table-cell>
          <table:table-cell table:formula="of:=[.C106]/[.A106]" office:value-type="float" office:value="84.0647011581132" calcext:value-type="float">
            <text:p>84.0647011581</text:p>
          </table:table-cell>
          <table:table-cell table:formula="of:=[.I106]-[.H106]" office:value-type="float" office:value="11.8192901452532" calcext:value-type="float">
            <text:p>11.8192901453</text:p>
          </table:table-cell>
        </table:table-row>
        <table:table-row table:style-name="ro1">
          <table:table-cell office:value-type="float" office:value="8.584864" calcext:value-type="float">
            <text:p>8.584864</text:p>
          </table:table-cell>
          <table:table-cell office:value-type="float" office:value="584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office:value-type="float" office:value="5.271092" calcext:value-type="float">
            <text:p>5.271092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107]/[.A107]" office:value-type="float" office:value="68.0267037427733" calcext:value-type="float">
            <text:p>68.0267037428</text:p>
          </table:table-cell>
          <table:table-cell table:formula="of:=[.C107]/[.A107]" office:value-type="float" office:value="79.9080800814084" calcext:value-type="float">
            <text:p>79.9080800814</text:p>
          </table:table-cell>
          <table:table-cell table:formula="of:=[.I107]-[.H107]" office:value-type="float" office:value="11.8813763386351" calcext:value-type="float">
            <text:p>11.8813763386</text:p>
          </table:table-cell>
        </table:table-row>
        <table:table-row table:style-name="ro1">
          <table:table-cell office:value-type="float" office:value="5.271092" calcext:value-type="float">
            <text:p>5.271092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6.768596" calcext:value-type="float">
            <text:p>6.768596</text:p>
          </table:table-cell>
          <table:table-cell office:value-type="float" office:value="489" calcext:value-type="float">
            <text:p>489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B108]/[.A108]" office:value-type="float" office:value="73.6090358506359" calcext:value-type="float">
            <text:p>73.6090358506</text:p>
          </table:table-cell>
          <table:table-cell table:formula="of:=[.C108]/[.A108]" office:value-type="float" office:value="73.6090358506359" calcext:value-type="float">
            <text:p>73.6090358506</text:p>
          </table:table-cell>
          <table:table-cell table:formula="of:=[.I108]-[.H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3298" calcext:value-type="float">
            <text:p>4.893298</text:p>
          </table:table-cell>
          <table:table-cell office:value-type="float" office:value="402" calcext:value-type="float">
            <text:p>402</text:p>
          </table:table-cell>
          <table:table-cell office:value-type="float" office:value="436" calcext:value-type="float">
            <text:p>436</text:p>
          </table:table-cell>
          <table:table-cell office:value-type="float" office:value="4.059418" calcext:value-type="float">
            <text:p>4.059418</text:p>
          </table:table-cell>
          <table:table-cell table:number-columns-repeated="2" office:value-type="float" office:value="269" calcext:value-type="float">
            <text:p>269</text:p>
          </table:table-cell>
          <table:table-cell/>
          <table:table-cell table:formula="of:=[.B109]/[.A109]" office:value-type="float" office:value="82.1531817600318" calcext:value-type="float">
            <text:p>82.15318176</text:p>
          </table:table-cell>
          <table:table-cell table:formula="of:=[.C109]/[.A109]" office:value-type="float" office:value="89.1014608143628" calcext:value-type="float">
            <text:p>89.1014608144</text:p>
          </table:table-cell>
          <table:table-cell table:formula="of:=[.I109]-[.H109]" office:value-type="float" office:value="6.94827905433105" calcext:value-type="float">
            <text:p>6.9482790543</text:p>
          </table:table-cell>
        </table:table-row>
        <table:table-row table:style-name="ro1">
          <table:table-cell office:value-type="float" office:value="10.569524" calcext:value-type="float">
            <text:p>10.569524</text:p>
          </table:table-cell>
          <table:table-cell office:value-type="float" office:value="610" calcext:value-type="float">
            <text:p>610</text:p>
          </table:table-cell>
          <table:table-cell office:value-type="float" office:value="1481" calcext:value-type="float">
            <text:p>1481</text:p>
          </table:table-cell>
          <table:table-cell office:value-type="float" office:value="10.875239" calcext:value-type="float">
            <text:p>10.875239</text:p>
          </table:table-cell>
          <table:table-cell office:value-type="float" office:value="590" calcext:value-type="float">
            <text:p>590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B110]/[.A110]" office:value-type="float" office:value="57.7131004196594" calcext:value-type="float">
            <text:p>57.7131004197</text:p>
          </table:table-cell>
          <table:table-cell table:formula="of:=[.C110]/[.A110]" office:value-type="float" office:value="140.11983888773" calcext:value-type="float">
            <text:p>140.1198388877</text:p>
          </table:table-cell>
          <table:table-cell table:formula="of:=[.I110]-[.H110]" office:value-type="float" office:value="82.406738468071" calcext:value-type="float">
            <text:p>82.4067384681</text:p>
          </table:table-cell>
        </table:table-row>
        <table:table-row table:style-name="ro1">
          <table:table-cell office:value-type="float" office:value="4.880249" calcext:value-type="float">
            <text:p>4.880249</text:p>
          </table:table-cell>
          <table:table-cell office:value-type="float" office:value="328" calcext:value-type="float">
            <text:p>328</text:p>
          </table:table-cell>
          <table:table-cell office:value-type="float" office:value="354" calcext:value-type="float">
            <text:p>354</text:p>
          </table:table-cell>
          <table:table-cell office:value-type="float" office:value="2.448824" calcext:value-type="float">
            <text:p>2.448824</text:p>
          </table:table-cell>
          <table:table-cell office:value-type="float" office:value="237" calcext:value-type="float">
            <text:p>237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B111]/[.A111]" office:value-type="float" office:value="67.2096854074454" calcext:value-type="float">
            <text:p>67.2096854074</text:p>
          </table:table-cell>
          <table:table-cell table:formula="of:=[.C111]/[.A111]" office:value-type="float" office:value="72.5372824214502" calcext:value-type="float">
            <text:p>72.5372824215</text:p>
          </table:table-cell>
          <table:table-cell table:formula="of:=[.I111]-[.H111]" office:value-type="float" office:value="5.32759701400482" calcext:value-type="float">
            <text:p>5.327597014</text:p>
          </table:table-cell>
        </table:table-row>
        <table:table-row table:style-name="ro1">
          <table:table-cell office:value-type="float" office:value="1.702557" calcext:value-type="float">
            <text:p>1.70255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.673119" calcext:value-type="float">
            <text:p>5.673119</text:p>
          </table:table-cell>
          <table:table-cell office:value-type="float" office:value="381" calcext:value-type="float">
            <text:p>381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B112]/[.A112]" office:value-type="float" office:value="49.9249070662539" calcext:value-type="float">
            <text:p>49.9249070663</text:p>
          </table:table-cell>
          <table:table-cell table:formula="of:=[.C112]/[.A112]" office:value-type="float" office:value="58.7351847838281" calcext:value-type="float">
            <text:p>58.7351847838</text:p>
          </table:table-cell>
          <table:table-cell table:formula="of:=[.I112]-[.H112]" office:value-type="float" office:value="8.81027771757422" calcext:value-type="float">
            <text:p>8.8102777176</text:p>
          </table:table-cell>
        </table:table-row>
        <table:table-row table:style-name="ro1">
          <table:table-cell office:value-type="float" office:value="1.561506" calcext:value-type="float">
            <text:p>1.56150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1.433851" calcext:value-type="float">
            <text:p>11.433851</text:p>
          </table:table-cell>
          <table:table-cell office:value-type="float" office:value="648" calcext:value-type="float">
            <text:p>648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B113]/[.A113]" office:value-type="float" office:value="49.9517773226616" calcext:value-type="float">
            <text:p>49.9517773227</text:p>
          </table:table-cell>
          <table:table-cell table:formula="of:=[.C113]/[.A113]" office:value-type="float" office:value="62.1195179525407" calcext:value-type="float">
            <text:p>62.1195179525</text:p>
          </table:table-cell>
          <table:table-cell table:formula="of:=[.I113]-[.H113]" office:value-type="float" office:value="12.1677406298791" calcext:value-type="float">
            <text:p>12.1677406299</text:p>
          </table:table-cell>
        </table:table-row>
        <table:table-row table:style-name="ro1">
          <table:table-cell office:value-type="float" office:value="6.757412" calcext:value-type="float">
            <text:p>6.757412</text:p>
          </table:table-cell>
          <table:table-cell office:value-type="float" office:value="342" calcext:value-type="float">
            <text:p>342</text:p>
          </table:table-cell>
          <table:table-cell office:value-type="float" office:value="832" calcext:value-type="float">
            <text:p>832</text:p>
          </table:table-cell>
          <table:table-cell office:value-type="float" office:value="5.177265" calcext:value-type="float">
            <text:p>5.177265</text:p>
          </table:table-cell>
          <table:table-cell office:value-type="float" office:value="330" calcext:value-type="float">
            <text:p>330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B114]/[.A114]" office:value-type="float" office:value="50.6110919387482" calcext:value-type="float">
            <text:p>50.6110919387</text:p>
          </table:table-cell>
          <table:table-cell table:formula="of:=[.C114]/[.A114]" office:value-type="float" office:value="123.124059921165" calcext:value-type="float">
            <text:p>123.1240599212</text:p>
          </table:table-cell>
          <table:table-cell table:formula="of:=[.I114]-[.H114]" office:value-type="float" office:value="72.5129679824169" calcext:value-type="float">
            <text:p>72.5129679824</text:p>
          </table:table-cell>
        </table:table-row>
        <table:table-row table:style-name="ro1">
          <table:table-cell office:value-type="float" office:value="1.344026" calcext:value-type="float">
            <text:p>1.344026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.534573" calcext:value-type="float">
            <text:p>2.534573</text:p>
          </table:table-cell>
          <table:table-cell office:value-type="float" office:value="255" calcext:value-type="float">
            <text:p>255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B115]/[.A115]" office:value-type="float" office:value="58.7786248182699" calcext:value-type="float">
            <text:p>58.7786248183</text:p>
          </table:table-cell>
          <table:table-cell table:formula="of:=[.C115]/[.A115]" office:value-type="float" office:value="125.741615117565" calcext:value-type="float">
            <text:p>125.7416151176</text:p>
          </table:table-cell>
          <table:table-cell table:formula="of:=[.I115]-[.H115]" office:value-type="float" office:value="66.9629902992948" calcext:value-type="float">
            <text:p>66.9629902993</text:p>
          </table:table-cell>
        </table:table-row>
        <table:table-row table:style-name="ro1">
          <table:table-cell office:value-type="float" office:value="5.672498" calcext:value-type="float">
            <text:p>5.672498</text:p>
          </table:table-cell>
          <table:table-cell office:value-type="float" office:value="474" calcext:value-type="float">
            <text:p>474</text:p>
          </table:table-cell>
          <table:table-cell office:value-type="float" office:value="714" calcext:value-type="float">
            <text:p>714</text:p>
          </table:table-cell>
          <table:table-cell office:value-type="float" office:value="5.592341" calcext:value-type="float">
            <text:p>5.592341</text:p>
          </table:table-cell>
          <table:table-cell office:value-type="float" office:value="473" calcext:value-type="float">
            <text:p>473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B116]/[.A116]" office:value-type="float" office:value="83.5610695675873" calcext:value-type="float">
            <text:p>83.5610695676</text:p>
          </table:table-cell>
          <table:table-cell table:formula="of:=[.C116]/[.A116]" office:value-type="float" office:value="125.87047188029" calcext:value-type="float">
            <text:p>125.8704718803</text:p>
          </table:table-cell>
          <table:table-cell table:formula="of:=[.I116]-[.H116]" office:value-type="float" office:value="42.3094023127024" calcext:value-type="float">
            <text:p>42.3094023127</text:p>
          </table:table-cell>
        </table:table-row>
        <table:table-row table:style-name="ro1">
          <table:table-cell office:value-type="float" office:value="9.365928" calcext:value-type="float">
            <text:p>9.365928</text:p>
          </table:table-cell>
          <table:table-cell office:value-type="float" office:value="739" calcext:value-type="float">
            <text:p>739</text:p>
          </table:table-cell>
          <table:table-cell office:value-type="float" office:value="1016" calcext:value-type="float">
            <text:p>1016</text:p>
          </table:table-cell>
          <table:table-cell office:value-type="float" office:value="9.167089" calcext:value-type="float">
            <text:p>9.167089</text:p>
          </table:table-cell>
          <table:table-cell office:value-type="float" office:value="763" calcext:value-type="float">
            <text:p>763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117]/[.A117]" office:value-type="float" office:value="78.9030195406157" calcext:value-type="float">
            <text:p>78.9030195406</text:p>
          </table:table-cell>
          <table:table-cell table:formula="of:=[.C117]/[.A117]" office:value-type="float" office:value="108.478305620116" calcext:value-type="float">
            <text:p>108.4783056201</text:p>
          </table:table-cell>
          <table:table-cell table:formula="of:=[.I117]-[.H117]" office:value-type="float" office:value="29.5752860795001" calcext:value-type="float">
            <text:p>29.5752860795</text:p>
          </table:table-cell>
        </table:table-row>
        <table:table-row table:style-name="ro1">
          <table:table-cell office:value-type="float" office:value="6.590884" calcext:value-type="float">
            <text:p>6.590884</text:p>
          </table:table-cell>
          <table:table-cell office:value-type="float" office:value="439" calcext:value-type="float">
            <text:p>439</text:p>
          </table:table-cell>
          <table:table-cell office:value-type="float" office:value="974" calcext:value-type="float">
            <text:p>974</text:p>
          </table:table-cell>
          <table:table-cell office:value-type="float" office:value="2.004543" calcext:value-type="float">
            <text:p>2.004543</text:p>
          </table:table-cell>
          <table:table-cell office:value-type="float" office:value="121" calcext:value-type="float">
            <text:p>121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B118]/[.A118]" office:value-type="float" office:value="66.6071501182542" calcext:value-type="float">
            <text:p>66.6071501183</text:p>
          </table:table-cell>
          <table:table-cell table:formula="of:=[.C118]/[.A118]" office:value-type="float" office:value="147.779872927516" calcext:value-type="float">
            <text:p>147.7798729275</text:p>
          </table:table-cell>
          <table:table-cell table:formula="of:=[.I118]-[.H118]" office:value-type="float" office:value="81.172722809262" calcext:value-type="float">
            <text:p>81.1727228093</text:p>
          </table:table-cell>
        </table:table-row>
        <table:table-row table:style-name="ro1">
          <table:table-cell office:value-type="float" office:value="6.549874" calcext:value-type="float">
            <text:p>6.549874</text:p>
          </table:table-cell>
          <table:table-cell office:value-type="float" office:value="373" calcext:value-type="float">
            <text:p>373</text:p>
          </table:table-cell>
          <table:table-cell office:value-type="float" office:value="530" calcext:value-type="float">
            <text:p>530</text:p>
          </table:table-cell>
          <table:table-cell office:value-type="float" office:value="8.509057" calcext:value-type="float">
            <text:p>8.509057</text:p>
          </table:table-cell>
          <table:table-cell table:number-columns-repeated="2" office:value-type="float" office:value="543" calcext:value-type="float">
            <text:p>543</text:p>
          </table:table-cell>
          <table:table-cell/>
          <table:table-cell table:formula="of:=[.B119]/[.A119]" office:value-type="float" office:value="56.9476603672071" calcext:value-type="float">
            <text:p>56.9476603672</text:p>
          </table:table-cell>
          <table:table-cell table:formula="of:=[.C119]/[.A119]" office:value-type="float" office:value="80.917587116943" calcext:value-type="float">
            <text:p>80.9175871169</text:p>
          </table:table-cell>
          <table:table-cell table:formula="of:=[.I119]-[.H119]" office:value-type="float" office:value="23.9699267497359" calcext:value-type="float">
            <text:p>23.9699267497</text:p>
          </table:table-cell>
        </table:table-row>
        <table:table-row table:style-name="ro1">
          <table:table-cell office:value-type="float" office:value="5.95895" calcext:value-type="float">
            <text:p>5.95895</text:p>
          </table:table-cell>
          <table:table-cell office:value-type="float" office:value="299" calcext:value-type="float">
            <text:p>299</text:p>
          </table:table-cell>
          <table:table-cell office:value-type="float" office:value="473" calcext:value-type="float">
            <text:p>473</text:p>
          </table:table-cell>
          <table:table-cell office:value-type="float" office:value="7.450241" calcext:value-type="float">
            <text:p>7.450241</text:p>
          </table:table-cell>
          <table:table-cell office:value-type="float" office:value="504" calcext:value-type="float">
            <text:p>504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B120]/[.A120]" office:value-type="float" office:value="50.1766250765655" calcext:value-type="float">
            <text:p>50.1766250766</text:p>
          </table:table-cell>
          <table:table-cell table:formula="of:=[.C120]/[.A120]" office:value-type="float" office:value="79.3764002047341" calcext:value-type="float">
            <text:p>79.3764002047</text:p>
          </table:table-cell>
          <table:table-cell table:formula="of:=[.I120]-[.H120]" office:value-type="float" office:value="29.1997751281685" calcext:value-type="float">
            <text:p>29.1997751282</text:p>
          </table:table-cell>
        </table:table-row>
        <table:table-row table:style-name="ro1">
          <table:table-cell office:value-type="float" office:value="1.561506" calcext:value-type="float">
            <text:p>1.56150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2.193788" calcext:value-type="float">
            <text:p>12.193788</text:p>
          </table:table-cell>
          <table:table-cell office:value-type="float" office:value="688" calcext:value-type="float">
            <text:p>688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B121]/[.A121]" office:value-type="float" office:value="49.9517773226616" calcext:value-type="float">
            <text:p>49.9517773227</text:p>
          </table:table-cell>
          <table:table-cell table:formula="of:=[.C121]/[.A121]" office:value-type="float" office:value="55.0750365352423" calcext:value-type="float">
            <text:p>55.0750365352</text:p>
          </table:table-cell>
          <table:table-cell table:formula="of:=[.I121]-[.H121]" office:value-type="float" office:value="5.12325921258067" calcext:value-type="float">
            <text:p>5.1232592126</text:p>
          </table:table-cell>
        </table:table-row>
        <table:table-row table:style-name="ro1">
          <table:table-cell office:value-type="float" office:value="1.233422" calcext:value-type="float">
            <text:p>1.233422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4.910075" calcext:value-type="float">
            <text:p>4.910075</text:p>
          </table:table-cell>
          <table:table-cell table:number-columns-repeated="2" office:value-type="float" office:value="437" calcext:value-type="float">
            <text:p>437</text:p>
          </table:table-cell>
          <table:table-cell/>
          <table:table-cell table:formula="of:=[.B122]/[.A122]" office:value-type="float" office:value="67.2924595150727" calcext:value-type="float">
            <text:p>67.2924595151</text:p>
          </table:table-cell>
          <table:table-cell table:formula="of:=[.C122]/[.A122]" office:value-type="float" office:value="140.260186700091" calcext:value-type="float">
            <text:p>140.2601867001</text:p>
          </table:table-cell>
          <table:table-cell table:formula="of:=[.I122]-[.H122]" office:value-type="float" office:value="72.9677271850186" calcext:value-type="float">
            <text:p>72.967727185</text:p>
          </table:table-cell>
        </table:table-row>
        <table:table-row table:style-name="ro1">
          <table:table-cell office:value-type="float" office:value="6.335501" calcext:value-type="float">
            <text:p>6.335501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.713314" calcext:value-type="float">
            <text:p>3.713314</text:p>
          </table:table-cell>
          <table:table-cell office:value-type="float" office:value="244" calcext:value-type="float">
            <text:p>244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B123]/[.A123]" office:value-type="float" office:value="50.9825505512508" calcext:value-type="float">
            <text:p>50.9825505513</text:p>
          </table:table-cell>
          <table:table-cell table:formula="of:=[.C123]/[.A123]" office:value-type="float" office:value="50.9825505512508" calcext:value-type="float">
            <text:p>50.9825505513</text:p>
          </table:table-cell>
          <table:table-cell table:formula="of:=[.I123]-[.H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454" calcext:value-type="float">
            <text:p>3.432454</text:p>
          </table:table-cell>
          <table:table-cell office:value-type="float" office:value="400" calcext:value-type="float">
            <text:p>400</text:p>
          </table:table-cell>
          <table:table-cell office:value-type="float" office:value="639" calcext:value-type="float">
            <text:p>639</text:p>
          </table:table-cell>
          <table:table-cell office:value-type="float" office:value="4.048233" calcext:value-type="float">
            <text:p>4.048233</text:p>
          </table:table-cell>
          <table:table-cell office:value-type="float" office:value="453" calcext:value-type="float">
            <text:p>453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[.B124]/[.A124]" office:value-type="float" office:value="116.534700829203" calcext:value-type="float">
            <text:p>116.5347008292</text:p>
          </table:table-cell>
          <table:table-cell table:formula="of:=[.C124]/[.A124]" office:value-type="float" office:value="186.164184574651" calcext:value-type="float">
            <text:p>186.1641845747</text:p>
          </table:table-cell>
          <table:table-cell table:formula="of:=[.I124]-[.H124]" office:value-type="float" office:value="69.6294837454486" calcext:value-type="float">
            <text:p>69.6294837454</text:p>
          </table:table-cell>
        </table:table-row>
        <table:table-row table:style-name="ro1">
          <table:table-cell office:value-type="float" office:value="1.641663" calcext:value-type="float">
            <text:p>1.641663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3.337385" calcext:value-type="float">
            <text:p>3.337385</text:p>
          </table:table-cell>
          <table:table-cell office:value-type="float" office:value="251" calcext:value-type="float">
            <text:p>251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125]/[.A125]" office:value-type="float" office:value="49.9493501406805" calcext:value-type="float">
            <text:p>49.9493501407</text:p>
          </table:table-cell>
          <table:table-cell table:formula="of:=[.C125]/[.A125]" office:value-type="float" office:value="60.3047032186265" calcext:value-type="float">
            <text:p>60.3047032186</text:p>
          </table:table-cell>
          <table:table-cell table:formula="of:=[.I125]-[.H125]" office:value-type="float" office:value="10.355353077946" calcext:value-type="float">
            <text:p>10.3553530779</text:p>
          </table:table-cell>
        </table:table-row>
        <table:table-row table:style-name="ro1">
          <table:table-cell office:value-type="float" office:value="9.347908" calcext:value-type="float">
            <text:p>9.347908</text:p>
          </table:table-cell>
          <table:table-cell office:value-type="float" office:value="778" calcext:value-type="float">
            <text:p>778</text:p>
          </table:table-cell>
          <table:table-cell office:value-type="float" office:value="1486" calcext:value-type="float">
            <text:p>1486</text:p>
          </table:table-cell>
          <table:table-cell office:value-type="float" office:value="5.499756" calcext:value-type="float">
            <text:p>5.499756</text:p>
          </table:table-cell>
          <table:table-cell office:value-type="float" office:value="370" calcext:value-type="float">
            <text:p>370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B126]/[.A126]" office:value-type="float" office:value="83.2271776744059" calcext:value-type="float">
            <text:p>83.2271776744</text:p>
          </table:table-cell>
          <table:table-cell table:formula="of:=[.C126]/[.A126]" office:value-type="float" office:value="158.966048874251" calcext:value-type="float">
            <text:p>158.9660488743</text:p>
          </table:table-cell>
          <table:table-cell table:formula="of:=[.I126]-[.H126]" office:value-type="float" office:value="75.7388711998449" calcext:value-type="float">
            <text:p>75.7388711998</text:p>
          </table:table-cell>
        </table:table-row>
        <table:table-row table:style-name="ro1">
          <table:table-cell office:value-type="float" office:value="4.474494" calcext:value-type="float">
            <text:p>4.474494</text:p>
          </table:table-cell>
          <table:table-cell office:value-type="float" office:value="283" calcext:value-type="float">
            <text:p>283</text:p>
          </table:table-cell>
          <table:table-cell office:value-type="float" office:value="395" calcext:value-type="float">
            <text:p>395</text:p>
          </table:table-cell>
          <table:table-cell office:value-type="float" office:value="5.278548" calcext:value-type="float">
            <text:p>5.278548</text:p>
          </table:table-cell>
          <table:table-cell office:value-type="float" office:value="287" calcext:value-type="float">
            <text:p>287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B127]/[.A127]" office:value-type="float" office:value="63.2473750104481" calcext:value-type="float">
            <text:p>63.2473750104</text:p>
          </table:table-cell>
          <table:table-cell table:formula="of:=[.C127]/[.A127]" office:value-type="float" office:value="88.2781382654664" calcext:value-type="float">
            <text:p>88.2781382655</text:p>
          </table:table-cell>
          <table:table-cell table:formula="of:=[.I127]-[.H127]" office:value-type="float" office:value="25.0307632550183" calcext:value-type="float">
            <text:p>25.030763255</text:p>
          </table:table-cell>
        </table:table-row>
        <table:table-row table:style-name="ro1">
          <table:table-cell office:value-type="float" office:value="2.962076" calcext:value-type="float">
            <text:p>2.962076</text:p>
          </table:table-cell>
          <table:table-cell office:value-type="float" office:value="271" calcext:value-type="float">
            <text:p>271</text:p>
          </table:table-cell>
          <table:table-cell office:value-type="float" office:value="329" calcext:value-type="float">
            <text:p>329</text:p>
          </table:table-cell>
          <table:table-cell office:value-type="float" office:value="11.395326" calcext:value-type="float">
            <text:p>11.395326</text:p>
          </table:table-cell>
          <table:table-cell office:value-type="float" office:value="649" calcext:value-type="float">
            <text:p>649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B128]/[.A128]" office:value-type="float" office:value="91.4898874978225" calcext:value-type="float">
            <text:p>91.4898874978</text:p>
          </table:table-cell>
          <table:table-cell table:formula="of:=[.C128]/[.A128]" office:value-type="float" office:value="111.070749028722" calcext:value-type="float">
            <text:p>111.0707490287</text:p>
          </table:table-cell>
          <table:table-cell table:formula="of:=[.I128]-[.H128]" office:value-type="float" office:value="19.5808615308993" calcext:value-type="float">
            <text:p>19.5808615309</text:p>
          </table:table-cell>
        </table:table-row>
        <table:table-row table:style-name="ro1">
          <table:table-cell office:value-type="float" office:value="3.982368" calcext:value-type="float">
            <text:p>3.982368</text:p>
          </table:table-cell>
          <table:table-cell office:value-type="float" office:value="293" calcext:value-type="float">
            <text:p>293</text:p>
          </table:table-cell>
          <table:table-cell office:value-type="float" office:value="323" calcext:value-type="float">
            <text:p>323</text:p>
          </table:table-cell>
          <table:table-cell office:value-type="float" office:value="7.388725" calcext:value-type="float">
            <text:p>7.388725</text:p>
          </table:table-cell>
          <table:table-cell office:value-type="float" office:value="609" calcext:value-type="float">
            <text:p>609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B129]/[.A129]" office:value-type="float" office:value="73.5743155830903" calcext:value-type="float">
            <text:p>73.5743155831</text:p>
          </table:table-cell>
          <table:table-cell table:formula="of:=[.C129]/[.A129]" office:value-type="float" office:value="81.1075219567855" calcext:value-type="float">
            <text:p>81.1075219568</text:p>
          </table:table-cell>
          <table:table-cell table:formula="of:=[.I129]-[.H129]" office:value-type="float" office:value="7.53320637369525" calcext:value-type="float">
            <text:p>7.5332063737</text:p>
          </table:table-cell>
        </table:table-row>
        <table:table-row table:style-name="ro1">
          <table:table-cell office:value-type="float" office:value="9.089418" calcext:value-type="float">
            <text:p>9.089418</text:p>
          </table:table-cell>
          <table:table-cell office:value-type="float" office:value="475" calcext:value-type="float">
            <text:p>475</text:p>
          </table:table-cell>
          <table:table-cell office:value-type="float" office:value="623" calcext:value-type="float">
            <text:p>623</text:p>
          </table:table-cell>
          <table:table-cell office:value-type="float" office:value="4.551544" calcext:value-type="float">
            <text:p>4.551544</text:p>
          </table:table-cell>
          <table:table-cell office:value-type="float" office:value="256" calcext:value-type="float">
            <text:p>256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B130]/[.A130]" office:value-type="float" office:value="52.2585714508894" calcext:value-type="float">
            <text:p>52.2585714509</text:p>
          </table:table-cell>
          <table:table-cell table:formula="of:=[.C130]/[.A130]" office:value-type="float" office:value="68.5412421345349" calcext:value-type="float">
            <text:p>68.5412421345</text:p>
          </table:table-cell>
          <table:table-cell table:formula="of:=[.I130]-[.H130]" office:value-type="float" office:value="16.2826706836455" calcext:value-type="float">
            <text:p>16.2826706836</text:p>
          </table:table-cell>
        </table:table-row>
        <table:table-row table:style-name="ro1">
          <table:table-cell office:value-type="float" office:value="3.409464" calcext:value-type="float">
            <text:p>3.409464</text:p>
          </table:table-cell>
          <table:table-cell office:value-type="float" office:value="234" calcext:value-type="float">
            <text:p>234</text:p>
          </table:table-cell>
          <table:table-cell office:value-type="float" office:value="337" calcext:value-type="float">
            <text:p>337</text:p>
          </table:table-cell>
          <table:table-cell office:value-type="float" office:value="7.528533" calcext:value-type="float">
            <text:p>7.528533</text:p>
          </table:table-cell>
          <table:table-cell office:value-type="float" office:value="443" calcext:value-type="float">
            <text:p>443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B131]/[.A131]" office:value-type="float" office:value="68.6324888604191" calcext:value-type="float">
            <text:p>68.6324888604</text:p>
          </table:table-cell>
          <table:table-cell table:formula="of:=[.C131]/[.A131]" office:value-type="float" office:value="98.8425160083814" calcext:value-type="float">
            <text:p>98.8425160084</text:p>
          </table:table-cell>
          <table:table-cell table:formula="of:=[.I131]-[.H131]" office:value-type="float" office:value="30.2100271479623" calcext:value-type="float">
            <text:p>30.210027148</text:p>
          </table:table-cell>
        </table:table-row>
        <table:table-row table:style-name="ro1">
          <table:table-cell office:value-type="float" office:value="11.099554" calcext:value-type="float">
            <text:p>11.099554</text:p>
          </table:table-cell>
          <table:table-cell office:value-type="float" office:value="558" calcext:value-type="float">
            <text:p>558</text:p>
          </table:table-cell>
          <table:table-cell office:value-type="float" office:value="652" calcext:value-type="float">
            <text:p>652</text:p>
          </table:table-cell>
          <table:table-cell office:value-type="float" office:value="5.208955" calcext:value-type="float">
            <text:p>5.208955</text:p>
          </table:table-cell>
          <table:table-cell table:number-columns-repeated="2" office:value-type="float" office:value="339" calcext:value-type="float">
            <text:p>339</text:p>
          </table:table-cell>
          <table:table-cell/>
          <table:table-cell table:formula="of:=[.B132]/[.A132]" office:value-type="float" office:value="50.2722902199494" calcext:value-type="float">
            <text:p>50.2722902199</text:p>
          </table:table-cell>
          <table:table-cell table:formula="of:=[.C132]/[.A132]" office:value-type="float" office:value="58.7410989666792" calcext:value-type="float">
            <text:p>58.7410989667</text:p>
          </table:table-cell>
          <table:table-cell table:formula="of:=[.I132]-[.H132]" office:value-type="float" office:value="8.46880874672982" calcext:value-type="float">
            <text:p>8.4688087467</text:p>
          </table:table-cell>
        </table:table-row>
        <table:table-row table:style-name="ro1">
          <table:table-cell office:value-type="float" office:value="3.764267" calcext:value-type="float">
            <text:p>3.764267</text:p>
          </table:table-cell>
          <table:table-cell office:value-type="float" office:value="414" calcext:value-type="float">
            <text:p>414</text:p>
          </table:table-cell>
          <table:table-cell office:value-type="float" office:value="492" calcext:value-type="float">
            <text:p>492</text:p>
          </table:table-cell>
          <table:table-cell office:value-type="float" office:value="11.335675" calcext:value-type="float">
            <text:p>11.335675</text:p>
          </table:table-cell>
          <table:table-cell office:value-type="float" office:value="708" calcext:value-type="float">
            <text:p>708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B133]/[.A133]" office:value-type="float" office:value="109.981571445384" calcext:value-type="float">
            <text:p>109.9815714454</text:p>
          </table:table-cell>
          <table:table-cell table:formula="of:=[.C133]/[.A133]" office:value-type="float" office:value="130.702737080021" calcext:value-type="float">
            <text:p>130.70273708</text:p>
          </table:table-cell>
          <table:table-cell table:formula="of:=[.I133]-[.H133]" office:value-type="float" office:value="20.7211656346375" calcext:value-type="float">
            <text:p>20.7211656346</text:p>
          </table:table-cell>
        </table:table-row>
        <table:table-row table:style-name="ro1">
          <table:table-cell office:value-type="float" office:value="14.159185" calcext:value-type="float">
            <text:p>14.159185</text:p>
          </table:table-cell>
          <table:table-cell office:value-type="float" office:value="829" calcext:value-type="float">
            <text:p>829</text:p>
          </table:table-cell>
          <table:table-cell office:value-type="float" office:value="935" calcext:value-type="float">
            <text:p>935</text:p>
          </table:table-cell>
          <table:table-cell office:value-type="float" office:value="3.764267" calcext:value-type="float">
            <text:p>3.764267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B134]/[.A134]" office:value-type="float" office:value="58.5485675905781" calcext:value-type="float">
            <text:p>58.5485675906</text:p>
          </table:table-cell>
          <table:table-cell table:formula="of:=[.C134]/[.A134]" office:value-type="float" office:value="66.034874182377" calcext:value-type="float">
            <text:p>66.0348741824</text:p>
          </table:table-cell>
          <table:table-cell table:formula="of:=[.I134]-[.H134]" office:value-type="float" office:value="7.4863065917989" calcext:value-type="float">
            <text:p>7.4863065918</text:p>
          </table:table-cell>
        </table:table-row>
        <table:table-row table:style-name="ro1">
          <table:table-cell office:value-type="float" office:value="12.123573" calcext:value-type="float">
            <text:p>12.123573</text:p>
          </table:table-cell>
          <table:table-cell office:value-type="float" office:value="630" calcext:value-type="float">
            <text:p>630</text:p>
          </table:table-cell>
          <table:table-cell office:value-type="float" office:value="723" calcext:value-type="float">
            <text:p>723</text:p>
          </table:table-cell>
          <table:table-cell office:value-type="float" office:value="11.099554" calcext:value-type="float">
            <text:p>11.099554</text:p>
          </table:table-cell>
          <table:table-cell office:value-type="float" office:value="558" calcext:value-type="float">
            <text:p>55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B135]/[.A135]" office:value-type="float" office:value="51.9648786706691" calcext:value-type="float">
            <text:p>51.9648786707</text:p>
          </table:table-cell>
          <table:table-cell table:formula="of:=[.C135]/[.A135]" office:value-type="float" office:value="59.6358845696727" calcext:value-type="float">
            <text:p>59.6358845697</text:p>
          </table:table-cell>
          <table:table-cell table:formula="of:=[.I135]-[.H135]" office:value-type="float" office:value="7.67100589900354" calcext:value-type="float">
            <text:p>7.671005899</text:p>
          </table:table-cell>
        </table:table-row>
        <table:table-row table:style-name="ro1">
          <table:table-cell office:value-type="float" office:value="5.609118" calcext:value-type="float">
            <text:p>5.609118</text:p>
          </table:table-cell>
          <table:table-cell office:value-type="float" office:value="411" calcext:value-type="float">
            <text:p>411</text:p>
          </table:table-cell>
          <table:table-cell office:value-type="float" office:value="572" calcext:value-type="float">
            <text:p>572</text:p>
          </table:table-cell>
          <table:table-cell office:value-type="float" office:value="2.372395" calcext:value-type="float">
            <text:p>2.372395</text:p>
          </table:table-cell>
          <table:table-cell office:value-type="float" office:value="302" calcext:value-type="float">
            <text:p>302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B136]/[.A136]" office:value-type="float" office:value="73.2735520985652" calcext:value-type="float">
            <text:p>73.2735520986</text:p>
          </table:table-cell>
          <table:table-cell table:formula="of:=[.C136]/[.A136]" office:value-type="float" office:value="101.976817032553" calcext:value-type="float">
            <text:p>101.9768170326</text:p>
          </table:table-cell>
          <table:table-cell table:formula="of:=[.I136]-[.H136]" office:value-type="float" office:value="28.7032649339878" calcext:value-type="float">
            <text:p>28.703264934</text:p>
          </table:table-cell>
        </table:table-row>
        <table:table-row table:style-name="ro1">
          <table:table-cell office:value-type="float" office:value="7.677662" calcext:value-type="float">
            <text:p>7.677662</text:p>
          </table:table-cell>
          <table:table-cell office:value-type="float" office:value="477" calcext:value-type="float">
            <text:p>477</text:p>
          </table:table-cell>
          <table:table-cell office:value-type="float" office:value="789" calcext:value-type="float">
            <text:p>789</text:p>
          </table:table-cell>
          <table:table-cell office:value-type="float" office:value="1.682052" calcext:value-type="float">
            <text:p>1.68205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137]/[.A137]" office:value-type="float" office:value="62.1282885336708" calcext:value-type="float">
            <text:p>62.1282885337</text:p>
          </table:table-cell>
          <table:table-cell table:formula="of:=[.C137]/[.A137]" office:value-type="float" office:value="102.765659650034" calcext:value-type="float">
            <text:p>102.76565965</text:p>
          </table:table-cell>
          <table:table-cell table:formula="of:=[.I137]-[.H137]" office:value-type="float" office:value="40.6373711163633" calcext:value-type="float">
            <text:p>40.6373711164</text:p>
          </table:table-cell>
        </table:table-row>
        <table:table-row table:style-name="ro1">
          <table:table-cell office:value-type="float" office:value="11.297771" calcext:value-type="float">
            <text:p>11.297771</text:p>
          </table:table-cell>
          <table:table-cell office:value-type="float" office:value="581" calcext:value-type="float">
            <text:p>581</text:p>
          </table:table-cell>
          <table:table-cell office:value-type="float" office:value="661" calcext:value-type="float">
            <text:p>661</text:p>
          </table:table-cell>
          <table:table-cell office:value-type="float" office:value="4.398065" calcext:value-type="float">
            <text:p>4.398065</text:p>
          </table:table-cell>
          <table:table-cell table:number-columns-repeated="2" office:value-type="float" office:value="250" calcext:value-type="float">
            <text:p>250</text:p>
          </table:table-cell>
          <table:table-cell/>
          <table:table-cell table:formula="of:=[.B138]/[.A138]" office:value-type="float" office:value="51.4260733378292" calcext:value-type="float">
            <text:p>51.4260733378</text:p>
          </table:table-cell>
          <table:table-cell table:formula="of:=[.C138]/[.A138]" office:value-type="float" office:value="58.5071161382188" calcext:value-type="float">
            <text:p>58.5071161382</text:p>
          </table:table-cell>
          <table:table-cell table:formula="of:=[.I138]-[.H138]" office:value-type="float" office:value="7.08104280038956" calcext:value-type="float">
            <text:p>7.0810428004</text:p>
          </table:table-cell>
        </table:table-row>
        <table:table-row table:style-name="ro1">
          <table:table-cell office:value-type="float" office:value="5.489814" calcext:value-type="float">
            <text:p>5.489814</text:p>
          </table:table-cell>
          <table:table-cell office:value-type="float" office:value="278" calcext:value-type="float">
            <text:p>278</text:p>
          </table:table-cell>
          <table:table-cell office:value-type="float" office:value="330" calcext:value-type="float">
            <text:p>330</text:p>
          </table:table-cell>
          <table:table-cell office:value-type="float" office:value="4.544709" calcext:value-type="float">
            <text:p>4.544709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B139]/[.A139]" office:value-type="float" office:value="50.6392384149991" calcext:value-type="float">
            <text:p>50.639238415</text:p>
          </table:table-cell>
          <table:table-cell table:formula="of:=[.C139]/[.A139]" office:value-type="float" office:value="60.1113261760781" calcext:value-type="float">
            <text:p>60.1113261761</text:p>
          </table:table-cell>
          <table:table-cell table:formula="of:=[.I139]-[.H139]" office:value-type="float" office:value="9.47208776107897" calcext:value-type="float">
            <text:p>9.4720877611</text:p>
          </table:table-cell>
        </table:table-row>
        <table:table-row table:style-name="ro1">
          <table:table-cell office:value-type="float" office:value="3.541194" calcext:value-type="float">
            <text:p>3.541194</text:p>
          </table:table-cell>
          <table:table-cell office:value-type="float" office:value="178" calcext:value-type="float">
            <text:p>178</text:p>
          </table:table-cell>
          <table:table-cell office:value-type="float" office:value="237" calcext:value-type="float">
            <text:p>237</text:p>
          </table:table-cell>
          <table:table-cell office:value-type="float" office:value="5.422085" calcext:value-type="float">
            <text:p>5.422085</text:p>
          </table:table-cell>
          <table:table-cell office:value-type="float" office:value="285" calcext:value-type="float">
            <text:p>28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140]/[.A140]" office:value-type="float" office:value="50.2655319081643" calcext:value-type="float">
            <text:p>50.2655319082</text:p>
          </table:table-cell>
          <table:table-cell table:formula="of:=[.C140]/[.A140]" office:value-type="float" office:value="66.9265790013199" calcext:value-type="float">
            <text:p>66.9265790013</text:p>
          </table:table-cell>
          <table:table-cell table:formula="of:=[.I140]-[.H140]" office:value-type="float" office:value="16.6610470931556" calcext:value-type="float">
            <text:p>16.6610470932</text:p>
          </table:table-cell>
        </table:table-row>
        <table:table-row table:style-name="ro1">
          <table:table-cell office:value-type="float" office:value="6.097516" calcext:value-type="float">
            <text:p>6.097516</text:p>
          </table:table-cell>
          <table:table-cell office:value-type="float" office:value="397" calcext:value-type="float">
            <text:p>397</text:p>
          </table:table-cell>
          <table:table-cell office:value-type="float" office:value="565" calcext:value-type="float">
            <text:p>565</text:p>
          </table:table-cell>
          <table:table-cell office:value-type="float" office:value="1.957941" calcext:value-type="float">
            <text:p>1.957941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141]/[.A141]" office:value-type="float" office:value="65.1084802401503" calcext:value-type="float">
            <text:p>65.1084802402</text:p>
          </table:table-cell>
          <table:table-cell table:formula="of:=[.C141]/[.A141]" office:value-type="float" office:value="92.6606834652013" calcext:value-type="float">
            <text:p>92.6606834652</text:p>
          </table:table-cell>
          <table:table-cell table:formula="of:=[.I141]-[.H141]" office:value-type="float" office:value="27.552203225051" calcext:value-type="float">
            <text:p>27.5522032251</text:p>
          </table:table-cell>
        </table:table-row>
        <table:table-row table:style-name="ro1">
          <table:table-cell office:value-type="float" office:value="11.104525" calcext:value-type="float">
            <text:p>11.104525</text:p>
          </table:table-cell>
          <table:table-cell office:value-type="float" office:value="571" calcext:value-type="float">
            <text:p>571</text:p>
          </table:table-cell>
          <table:table-cell office:value-type="float" office:value="724" calcext:value-type="float">
            <text:p>724</text:p>
          </table:table-cell>
          <table:table-cell office:value-type="float" office:value="3.930794" calcext:value-type="float">
            <text:p>3.930794</text:p>
          </table:table-cell>
          <table:table-cell office:value-type="float" office:value="227" calcext:value-type="float">
            <text:p>227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B142]/[.A142]" office:value-type="float" office:value="51.4204794892172" calcext:value-type="float">
            <text:p>51.4204794892</text:p>
          </table:table-cell>
          <table:table-cell table:formula="of:=[.C142]/[.A142]" office:value-type="float" office:value="65.1986464977115" calcext:value-type="float">
            <text:p>65.1986464977</text:p>
          </table:table-cell>
          <table:table-cell table:formula="of:=[.I142]-[.H142]" office:value-type="float" office:value="13.7781670084943" calcext:value-type="float">
            <text:p>13.7781670085</text:p>
          </table:table-cell>
        </table:table-row>
        <table:table-row table:style-name="ro1">
          <table:table-cell office:value-type="float" office:value="7.718673" calcext:value-type="float">
            <text:p>7.718673</text:p>
          </table:table-cell>
          <table:table-cell office:value-type="float" office:value="516" calcext:value-type="float">
            <text:p>516</text:p>
          </table:table-cell>
          <table:table-cell office:value-type="float" office:value="910" calcext:value-type="float">
            <text:p>910</text:p>
          </table:table-cell>
          <table:table-cell office:value-type="float" office:value="3.580962" calcext:value-type="float">
            <text:p>3.580962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B143]/[.A143]" office:value-type="float" office:value="66.8508693139352" calcext:value-type="float">
            <text:p>66.8508693139</text:p>
          </table:table-cell>
          <table:table-cell table:formula="of:=[.C143]/[.A143]" office:value-type="float" office:value="117.895912937366" calcext:value-type="float">
            <text:p>117.8959129374</text:p>
          </table:table-cell>
          <table:table-cell table:formula="of:=[.I143]-[.H143]" office:value-type="float" office:value="51.0450436234311" calcext:value-type="float">
            <text:p>51.0450436234</text:p>
          </table:table-cell>
        </table:table-row>
        <table:table-row table:style-name="ro1">
          <table:table-cell office:value-type="float" office:value="3.541194" calcext:value-type="float">
            <text:p>3.541194</text:p>
          </table:table-cell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3.185149" calcext:value-type="float">
            <text:p>3.185149</text:p>
          </table:table-cell>
          <table:table-cell office:value-type="float" office:value="210" calcext:value-type="float">
            <text:p>210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B144]/[.A144]" office:value-type="float" office:value="50.2655319081643" calcext:value-type="float">
            <text:p>50.2655319082</text:p>
          </table:table-cell>
          <table:table-cell table:formula="of:=[.C144]/[.A144]" office:value-type="float" office:value="70.3152665456905" calcext:value-type="float">
            <text:p>70.3152665457</text:p>
          </table:table-cell>
          <table:table-cell table:formula="of:=[.I144]-[.H144]" office:value-type="float" office:value="20.0497346375262" calcext:value-type="float">
            <text:p>20.0497346375</text:p>
          </table:table-cell>
        </table:table-row>
        <table:table-row table:style-name="ro1">
          <table:table-cell office:value-type="float" office:value="5.430163" calcext:value-type="float">
            <text:p>5.430163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5.807335" calcext:value-type="float">
            <text:p>5.807335</text:p>
          </table:table-cell>
          <table:table-cell office:value-type="float" office:value="292" calcext:value-type="float">
            <text:p>292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B145]/[.A145]" office:value-type="float" office:value="70.7161092585987" calcext:value-type="float">
            <text:p>70.7161092586</text:p>
          </table:table-cell>
          <table:table-cell table:formula="of:=[.C145]/[.A145]" office:value-type="float" office:value="141.432218517197" calcext:value-type="float">
            <text:p>141.4322185172</text:p>
          </table:table-cell>
          <table:table-cell table:formula="of:=[.I145]-[.H145]" office:value-type="float" office:value="70.7161092585987" calcext:value-type="float">
            <text:p>70.7161092586</text:p>
          </table:table-cell>
        </table:table-row>
        <table:table-row table:style-name="ro1">
          <table:table-cell office:value-type="float" office:value="1.362667" calcext:value-type="float">
            <text:p>1.36266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.129399" calcext:value-type="float">
            <text:p>8.129399</text:p>
          </table:table-cell>
          <table:table-cell table:number-columns-repeated="2" office:value-type="float" office:value="559" calcext:value-type="float">
            <text:p>559</text:p>
          </table:table-cell>
          <table:table-cell/>
          <table:table-cell table:formula="of:=[.B146]/[.A146]" office:value-type="float" office:value="58.7084005116437" calcext:value-type="float">
            <text:p>58.7084005116</text:p>
          </table:table-cell>
          <table:table-cell table:formula="of:=[.C146]/[.A146]" office:value-type="float" office:value="65.3130955692036" calcext:value-type="float">
            <text:p>65.3130955692</text:p>
          </table:table-cell>
          <table:table-cell table:formula="of:=[.I146]-[.H146]" office:value-type="float" office:value="6.60469505755992" calcext:value-type="float">
            <text:p>6.6046950576</text:p>
          </table:table-cell>
        </table:table-row>
        <table:table-row table:style-name="ro1">
          <table:table-cell office:value-type="float" office:value="8.810422" calcext:value-type="float">
            <text:p>8.810422</text:p>
          </table:table-cell>
          <table:table-cell office:value-type="float" office:value="516" calcext:value-type="float">
            <text:p>516</text:p>
          </table:table-cell>
          <table:table-cell office:value-type="float" office:value="692" calcext:value-type="float">
            <text:p>692</text:p>
          </table:table-cell>
          <table:table-cell office:value-type="float" office:value="3.408221" calcext:value-type="float">
            <text:p>3.408221</text:p>
          </table:table-cell>
          <table:table-cell office:value-type="float" office:value="409" calcext:value-type="float">
            <text:p>409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47]/[.A147]" office:value-type="float" office:value="58.5670016714296" calcext:value-type="float">
            <text:p>58.5670016714</text:p>
          </table:table-cell>
          <table:table-cell table:formula="of:=[.C147]/[.A147]" office:value-type="float" office:value="78.5433433268009" calcext:value-type="float">
            <text:p>78.5433433268</text:p>
          </table:table-cell>
          <table:table-cell table:formula="of:=[.I147]-[.H147]" office:value-type="float" office:value="19.9763416553713" calcext:value-type="float">
            <text:p>19.9763416554</text:p>
          </table:table-cell>
        </table:table-row>
        <table:table-row table:style-name="ro1">
          <table:table-cell office:value-type="float" office:value="10.263188" calcext:value-type="float">
            <text:p>10.263188</text:p>
          </table:table-cell>
          <table:table-cell office:value-type="float" office:value="651" calcext:value-type="float">
            <text:p>651</text:p>
          </table:table-cell>
          <table:table-cell office:value-type="float" office:value="939" calcext:value-type="float">
            <text:p>939</text:p>
          </table:table-cell>
          <table:table-cell office:value-type="float" office:value="13.056873" calcext:value-type="float">
            <text:p>13.056873</text:p>
          </table:table-cell>
          <table:table-cell table:number-columns-repeated="2" office:value-type="float" office:value="865" calcext:value-type="float">
            <text:p>865</text:p>
          </table:table-cell>
          <table:table-cell/>
          <table:table-cell table:formula="of:=[.B148]/[.A148]" office:value-type="float" office:value="63.4305831677253" calcext:value-type="float">
            <text:p>63.4305831677</text:p>
          </table:table-cell>
          <table:table-cell table:formula="of:=[.C148]/[.A148]" office:value-type="float" office:value="91.492039315659" calcext:value-type="float">
            <text:p>91.4920393157</text:p>
          </table:table-cell>
          <table:table-cell table:formula="of:=[.I148]-[.H148]" office:value-type="float" office:value="28.0614561479338" calcext:value-type="float">
            <text:p>28.0614561479</text:p>
          </table:table-cell>
        </table:table-row>
        <table:table-row table:style-name="ro1">
          <table:table-cell office:value-type="float" office:value="9.917706" calcext:value-type="float">
            <text:p>9.917706</text:p>
          </table:table-cell>
          <table:table-cell office:value-type="float" office:value="499" calcext:value-type="float">
            <text:p>499</text:p>
          </table:table-cell>
          <table:table-cell office:value-type="float" office:value="829" calcext:value-type="float">
            <text:p>829</text:p>
          </table:table-cell>
          <table:table-cell office:value-type="float" office:value="10.591893" calcext:value-type="float">
            <text:p>10.591893</text:p>
          </table:table-cell>
          <table:table-cell office:value-type="float" office:value="614" calcext:value-type="float">
            <text:p>614</text:p>
          </table:table-cell>
          <table:table-cell office:value-type="float" office:value="1241" calcext:value-type="float">
            <text:p>1241</text:p>
          </table:table-cell>
          <table:table-cell/>
          <table:table-cell table:formula="of:=[.B149]/[.A149]" office:value-type="float" office:value="50.3140544799372" calcext:value-type="float">
            <text:p>50.3140544799</text:p>
          </table:table-cell>
          <table:table-cell table:formula="of:=[.C149]/[.A149]" office:value-type="float" office:value="83.5878780839037" calcext:value-type="float">
            <text:p>83.5878780839</text:p>
          </table:table-cell>
          <table:table-cell table:formula="of:=[.I149]-[.H149]" office:value-type="float" office:value="33.2738236039665" calcext:value-type="float">
            <text:p>33.273823604</text:p>
          </table:table-cell>
        </table:table-row>
        <table:table-row table:style-name="ro1">
          <table:table-cell office:value-type="float" office:value="3.64807" calcext:value-type="float">
            <text:p>3.64807</text:p>
          </table:table-cell>
          <table:table-cell office:value-type="float" office:value="302" calcext:value-type="float">
            <text:p>302</text:p>
          </table:table-cell>
          <table:table-cell office:value-type="float" office:value="563" calcext:value-type="float">
            <text:p>563</text:p>
          </table:table-cell>
          <table:table-cell office:value-type="float" office:value="7.217848" calcext:value-type="float">
            <text:p>7.217848</text:p>
          </table:table-cell>
          <table:table-cell office:value-type="float" office:value="467" calcext:value-type="float">
            <text:p>467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B150]/[.A150]" office:value-type="float" office:value="82.7834992201356" calcext:value-type="float">
            <text:p>82.7834992201</text:p>
          </table:table-cell>
          <table:table-cell table:formula="of:=[.C150]/[.A150]" office:value-type="float" office:value="154.328179009723" calcext:value-type="float">
            <text:p>154.3281790097</text:p>
          </table:table-cell>
          <table:table-cell table:formula="of:=[.I150]-[.H150]" office:value-type="float" office:value="71.5446797895874" calcext:value-type="float">
            <text:p>71.5446797896</text:p>
          </table:table-cell>
        </table:table-row>
        <table:table-row table:style-name="ro1">
          <table:table-cell office:value-type="float" office:value="6.435541" calcext:value-type="float">
            <text:p>6.435541</text:p>
          </table:table-cell>
          <table:table-cell office:value-type="float" office:value="556" calcext:value-type="float">
            <text:p>556</text:p>
          </table:table-cell>
          <table:table-cell office:value-type="float" office:value="612" calcext:value-type="float">
            <text:p>612</text:p>
          </table:table-cell>
          <table:table-cell office:value-type="float" office:value="6.672905" calcext:value-type="float">
            <text:p>6.672905</text:p>
          </table:table-cell>
          <table:table-cell office:value-type="float" office:value="566" calcext:value-type="float">
            <text:p>566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B151]/[.A151]" office:value-type="float" office:value="86.3952230278698" calcext:value-type="float">
            <text:p>86.3952230279</text:p>
          </table:table-cell>
          <table:table-cell table:formula="of:=[.C151]/[.A151]" office:value-type="float" office:value="95.0969001673674" calcext:value-type="float">
            <text:p>95.0969001674</text:p>
          </table:table-cell>
          <table:table-cell table:formula="of:=[.I151]-[.H151]" office:value-type="float" office:value="8.70167713949768" calcext:value-type="float">
            <text:p>8.7016771395</text:p>
          </table:table-cell>
        </table:table-row>
        <table:table-row table:style-name="ro1">
          <table:table-cell office:value-type="float" office:value="1.788928" calcext:value-type="float">
            <text:p>1.788928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8.21577" calcext:value-type="float">
            <text:p>8.21577</text:p>
          </table:table-cell>
          <table:table-cell office:value-type="float" office:value="489" calcext:value-type="float">
            <text:p>489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B152]/[.A152]" office:value-type="float" office:value="142.543467372639" calcext:value-type="float">
            <text:p>142.5434673726</text:p>
          </table:table-cell>
          <table:table-cell table:formula="of:=[.C152]/[.A152]" office:value-type="float" office:value="150.928377218088" calcext:value-type="float">
            <text:p>150.9283772181</text:p>
          </table:table-cell>
          <table:table-cell table:formula="of:=[.I152]-[.H152]" office:value-type="float" office:value="8.38490984544936" calcext:value-type="float">
            <text:p>8.3849098454</text:p>
          </table:table-cell>
        </table:table-row>
        <table:table-row table:style-name="ro1">
          <table:table-cell office:value-type="float" office:value="7.217848" calcext:value-type="float">
            <text:p>7.217848</text:p>
          </table:table-cell>
          <table:table-cell office:value-type="float" office:value="467" calcext:value-type="float">
            <text:p>467</text:p>
          </table:table-cell>
          <table:table-cell office:value-type="float" office:value="500" calcext:value-type="float">
            <text:p>500</text:p>
          </table:table-cell>
          <table:table-cell office:value-type="float" office:value="22.890693" calcext:value-type="float">
            <text:p>22.890693</text:p>
          </table:table-cell>
          <table:table-cell office:value-type="float" office:value="1302" calcext:value-type="float">
            <text:p>1302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[.B153]/[.A153]" office:value-type="float" office:value="64.7007252023041" calcext:value-type="float">
            <text:p>64.7007252023</text:p>
          </table:table-cell>
          <table:table-cell table:formula="of:=[.C153]/[.A153]" office:value-type="float" office:value="69.2727250560001" calcext:value-type="float">
            <text:p>69.272725056</text:p>
          </table:table-cell>
          <table:table-cell table:formula="of:=[.I153]-[.H153]" office:value-type="float" office:value="4.571999853696" calcext:value-type="float">
            <text:p>4.5719998537</text:p>
          </table:table-cell>
        </table:table-row>
        <table:table-row table:style-name="ro1">
          <table:table-cell office:value-type="float" office:value="8.38789" calcext:value-type="float">
            <text:p>8.38789</text:p>
          </table:table-cell>
          <table:table-cell office:value-type="float" office:value="491" calcext:value-type="float">
            <text:p>491</text:p>
          </table:table-cell>
          <table:table-cell office:value-type="float" office:value="558" calcext:value-type="float">
            <text:p>558</text:p>
          </table:table-cell>
          <table:table-cell office:value-type="float" office:value="4.849181" calcext:value-type="float">
            <text:p>4.849181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B154]/[.A154]" office:value-type="float" office:value="58.5367714645757" calcext:value-type="float">
            <text:p>58.5367714646</text:p>
          </table:table-cell>
          <table:table-cell table:formula="of:=[.C154]/[.A154]" office:value-type="float" office:value="66.5244775503732" calcext:value-type="float">
            <text:p>66.5244775504</text:p>
          </table:table-cell>
          <table:table-cell table:formula="of:=[.I154]-[.H154]" office:value-type="float" office:value="7.98770608579749" calcext:value-type="float">
            <text:p>7.9877060858</text:p>
          </table:table-cell>
        </table:table-row>
        <table:table-row table:style-name="ro1">
          <table:table-cell office:value-type="float" office:value="7.741042" calcext:value-type="float">
            <text:p>7.741042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7.698168" calcext:value-type="float">
            <text:p>7.698168</text:p>
          </table:table-cell>
          <table:table-cell office:value-type="float" office:value="409" calcext:value-type="float">
            <text:p>409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B155]/[.A155]" office:value-type="float" office:value="58.0025273083391" calcext:value-type="float">
            <text:p>58.0025273083</text:p>
          </table:table-cell>
          <table:table-cell table:formula="of:=[.C155]/[.A155]" office:value-type="float" office:value="58.0025273083391" calcext:value-type="float">
            <text:p>58.0025273083</text:p>
          </table:table-cell>
          <table:table-cell table:formula="of:=[.I155]-[.H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2196" calcext:value-type="float">
            <text:p>6.152196</text:p>
          </table:table-cell>
          <table:table-cell office:value-type="float" office:value="370" calcext:value-type="float">
            <text:p>370</text:p>
          </table:table-cell>
          <table:table-cell office:value-type="float" office:value="575" calcext:value-type="float">
            <text:p>575</text:p>
          </table:table-cell>
          <table:table-cell office:value-type="float" office:value="4.796364" calcext:value-type="float">
            <text:p>4.796364</text:p>
          </table:table-cell>
          <table:table-cell office:value-type="float" office:value="293" calcext:value-type="float">
            <text:p>293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B156]/[.A156]" office:value-type="float" office:value="60.141126843163" calcext:value-type="float">
            <text:p>60.1411268432</text:p>
          </table:table-cell>
          <table:table-cell table:formula="of:=[.C156]/[.A156]" office:value-type="float" office:value="93.4625619859965" calcext:value-type="float">
            <text:p>93.462561986</text:p>
          </table:table-cell>
          <table:table-cell table:formula="of:=[.I156]-[.H156]" office:value-type="float" office:value="33.3214351428335" calcext:value-type="float">
            <text:p>33.3214351428</text:p>
          </table:table-cell>
        </table:table-row>
        <table:table-row table:style-name="ro1">
          <table:table-cell office:value-type="float" office:value="1.763451" calcext:value-type="float">
            <text:p>1.76345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.773801" calcext:value-type="float">
            <text:p>2.773801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B157]/[.A157]" office:value-type="float" office:value="49.9021520870158" calcext:value-type="float">
            <text:p>49.902152087</text:p>
          </table:table-cell>
          <table:table-cell table:formula="of:=[.C157]/[.A157]" office:value-type="float" office:value="49.9021520870158" calcext:value-type="float">
            <text:p>49.902152087</text:p>
          </table:table-cell>
          <table:table-cell table:formula="of:=[.I157]-[.H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0664" calcext:value-type="float">
            <text:p>7.270664</text:p>
          </table:table-cell>
          <table:table-cell office:value-type="float" office:value="446" calcext:value-type="float">
            <text:p>446</text:p>
          </table:table-cell>
          <table:table-cell office:value-type="float" office:value="554" calcext:value-type="float">
            <text:p>554</text:p>
          </table:table-cell>
          <table:table-cell office:value-type="float" office:value="1.427911" calcext:value-type="float">
            <text:p>1.427911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B158]/[.A158]" office:value-type="float" office:value="61.3424028396856" calcext:value-type="float">
            <text:p>61.3424028397</text:p>
          </table:table-cell>
          <table:table-cell table:formula="of:=[.C158]/[.A158]" office:value-type="float" office:value="76.1966169802373" calcext:value-type="float">
            <text:p>76.1966169802</text:p>
          </table:table-cell>
          <table:table-cell table:formula="of:=[.I158]-[.H158]" office:value-type="float" office:value="14.8542141405517" calcext:value-type="float">
            <text:p>14.8542141406</text:p>
          </table:table-cell>
        </table:table-row>
        <table:table-row table:style-name="ro1">
          <table:table-cell office:value-type="float" office:value="6.662963" calcext:value-type="float">
            <text:p>6.662963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4.846695" calcext:value-type="float">
            <text:p>4.846695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B159]/[.A159]" office:value-type="float" office:value="50.5780986627121" calcext:value-type="float">
            <text:p>50.5780986627</text:p>
          </table:table-cell>
          <table:table-cell table:formula="of:=[.C159]/[.A159]" office:value-type="float" office:value="56.4313504367351" calcext:value-type="float">
            <text:p>56.4313504367</text:p>
          </table:table-cell>
          <table:table-cell table:formula="of:=[.I159]-[.H159]" office:value-type="float" office:value="5.85325177402306" calcext:value-type="float">
            <text:p>5.853251774</text:p>
          </table:table-cell>
        </table:table-row>
        <table:table-row table:style-name="ro1">
          <table:table-cell office:value-type="float" office:value="2.376123" calcext:value-type="float">
            <text:p>2.376123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4.740441" calcext:value-type="float">
            <text:p>4.740441</text:p>
          </table:table-cell>
          <table:table-cell office:value-type="float" office:value="419" calcext:value-type="float">
            <text:p>419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B160]/[.A160]" office:value-type="float" office:value="58.9195087964722" calcext:value-type="float">
            <text:p>58.9195087965</text:p>
          </table:table-cell>
          <table:table-cell table:formula="of:=[.C160]/[.A160]" office:value-type="float" office:value="66.074020578901" calcext:value-type="float">
            <text:p>66.0740205789</text:p>
          </table:table-cell>
          <table:table-cell table:formula="of:=[.I160]-[.H160]" office:value-type="float" office:value="7.15451178242877" calcext:value-type="float">
            <text:p>7.1545117824</text:p>
          </table:table-cell>
        </table:table-row>
        <table:table-row table:style-name="ro1">
          <table:table-cell office:value-type="float" office:value="10.667079" calcext:value-type="float">
            <text:p>10.667079</text:p>
          </table:table-cell>
          <table:table-cell office:value-type="float" office:value="557" calcext:value-type="float">
            <text:p>557</text:p>
          </table:table-cell>
          <table:table-cell office:value-type="float" office:value="851" calcext:value-type="float">
            <text:p>851</text:p>
          </table:table-cell>
          <table:table-cell office:value-type="float" office:value="6.342336" calcext:value-type="float">
            <text:p>6.342336</text:p>
          </table:table-cell>
          <table:table-cell office:value-type="float" office:value="543" calcext:value-type="float">
            <text:p>543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[.B161]/[.A161]" office:value-type="float" office:value="52.2167314969731" calcext:value-type="float">
            <text:p>52.216731497</text:p>
          </table:table-cell>
          <table:table-cell table:formula="of:=[.C161]/[.A161]" office:value-type="float" office:value="79.7781660752677" calcext:value-type="float">
            <text:p>79.7781660753</text:p>
          </table:table-cell>
          <table:table-cell table:formula="of:=[.I161]-[.H161]" office:value-type="float" office:value="27.5614345782946" calcext:value-type="float">
            <text:p>27.5614345783</text:p>
          </table:table-cell>
        </table:table-row>
        <table:table-row table:style-name="ro1">
          <table:table-cell office:value-type="float" office:value="5.236295" calcext:value-type="float">
            <text:p>5.236295</text:p>
          </table:table-cell>
          <table:table-cell office:value-type="float" office:value="288" calcext:value-type="float">
            <text:p>288</text:p>
          </table:table-cell>
          <table:table-cell office:value-type="float" office:value="324" calcext:value-type="float">
            <text:p>324</text:p>
          </table:table-cell>
          <table:table-cell office:value-type="float" office:value="5.699838" calcext:value-type="float">
            <text:p>5.699838</text:p>
          </table:table-cell>
          <table:table-cell office:value-type="float" office:value="441" calcext:value-type="float">
            <text:p>441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B162]/[.A162]" office:value-type="float" office:value="55.0007209295886" calcext:value-type="float">
            <text:p>55.0007209296</text:p>
          </table:table-cell>
          <table:table-cell table:formula="of:=[.C162]/[.A162]" office:value-type="float" office:value="61.8758110457871" calcext:value-type="float">
            <text:p>61.8758110458</text:p>
          </table:table-cell>
          <table:table-cell table:formula="of:=[.I162]-[.H162]" office:value-type="float" office:value="6.87509011619857" calcext:value-type="float">
            <text:p>6.8750901162</text:p>
          </table:table-cell>
        </table:table-row>
        <table:table-row table:style-name="ro1">
          <table:table-cell office:value-type="float" office:value="1.437853" calcext:value-type="float">
            <text:p>1.43785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6.210332" calcext:value-type="float">
            <text:p>16.210332</text:p>
          </table:table-cell>
          <table:table-cell office:value-type="float" office:value="889" calcext:value-type="float">
            <text:p>889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B163]/[.A163]" office:value-type="float" office:value="50.0746599269884" calcext:value-type="float">
            <text:p>50.074659927</text:p>
          </table:table-cell>
          <table:table-cell table:formula="of:=[.C163]/[.A163]" office:value-type="float" office:value="50.0746599269884" calcext:value-type="float">
            <text:p>50.074659927</text:p>
          </table:table-cell>
          <table:table-cell table:formula="of:=[.I163]-[.H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1654" calcext:value-type="float">
            <text:p>9.241654</text:p>
          </table:table-cell>
          <table:table-cell office:value-type="float" office:value="465" calcext:value-type="float">
            <text:p>465</text:p>
          </table:table-cell>
          <table:table-cell office:value-type="float" office:value="2056" calcext:value-type="float">
            <text:p>2056</text:p>
          </table:table-cell>
          <table:table-cell office:value-type="float" office:value="14.423889" calcext:value-type="float">
            <text:p>14.423889</text:p>
          </table:table-cell>
          <table:table-cell office:value-type="float" office:value="737" calcext:value-type="float">
            <text:p>737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[.B164]/[.A164]" office:value-type="float" office:value="50.3156686021788" calcext:value-type="float">
            <text:p>50.3156686022</text:p>
          </table:table-cell>
          <table:table-cell table:formula="of:=[.C164]/[.A164]" office:value-type="float" office:value="222.470999238881" calcext:value-type="float">
            <text:p>222.4709992389</text:p>
          </table:table-cell>
          <table:table-cell table:formula="of:=[.I164]-[.H164]" office:value-type="float" office:value="172.155330636702" calcext:value-type="float">
            <text:p>172.1553306367</text:p>
          </table:table-cell>
        </table:table-row>
        <table:table-row table:style-name="ro1">
          <table:table-cell office:value-type="float" office:value="6.818306" calcext:value-type="float">
            <text:p>6.818306</text:p>
          </table:table-cell>
          <table:table-cell office:value-type="float" office:value="499" calcext:value-type="float">
            <text:p>499</text:p>
          </table:table-cell>
          <table:table-cell office:value-type="float" office:value="792" calcext:value-type="float">
            <text:p>792</text:p>
          </table:table-cell>
          <table:table-cell office:value-type="float" office:value="5.72345" calcext:value-type="float">
            <text:p>5.72345</text:p>
          </table:table-cell>
          <table:table-cell office:value-type="float" office:value="288" calcext:value-type="float">
            <text:p>288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65]/[.A165]" office:value-type="float" office:value="73.1853337177886" calcext:value-type="float">
            <text:p>73.1853337178</text:p>
          </table:table-cell>
          <table:table-cell table:formula="of:=[.C165]/[.A165]" office:value-type="float" office:value="116.157884377733" calcext:value-type="float">
            <text:p>116.1578843777</text:p>
          </table:table-cell>
          <table:table-cell table:formula="of:=[.I165]-[.H165]" office:value-type="float" office:value="42.972550659944" calcext:value-type="float">
            <text:p>42.9725506599</text:p>
          </table:table-cell>
        </table:table-row>
        <table:table-row table:style-name="ro1">
          <table:table-cell office:value-type="float" office:value="2.269869" calcext:value-type="float">
            <text:p>2.269869</text:p>
          </table:table-cell>
          <table:table-cell office:value-type="float" office:value="161" calcext:value-type="float">
            <text:p>161</text:p>
          </table:table-cell>
          <table:table-cell office:value-type="float" office:value="307" calcext:value-type="float">
            <text:p>307</text:p>
          </table:table-cell>
          <table:table-cell office:value-type="float" office:value="12.281402" calcext:value-type="float">
            <text:p>12.281402</text:p>
          </table:table-cell>
          <table:table-cell office:value-type="float" office:value="622" calcext:value-type="float">
            <text:p>622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B166]/[.A166]" office:value-type="float" office:value="70.9292034033682" calcext:value-type="float">
            <text:p>70.9292034034</text:p>
          </table:table-cell>
          <table:table-cell table:formula="of:=[.C166]/[.A166]" office:value-type="float" office:value="135.250095930646" calcext:value-type="float">
            <text:p>135.2500959306</text:p>
          </table:table-cell>
          <table:table-cell table:formula="of:=[.I166]-[.H166]" office:value-type="float" office:value="64.320892527278" calcext:value-type="float">
            <text:p>64.3208925273</text:p>
          </table:table-cell>
        </table:table-row>
        <table:table-row table:style-name="ro1">
          <table:table-cell office:value-type="float" office:value="4.813763" calcext:value-type="float">
            <text:p>4.81376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9.766712" calcext:value-type="float">
            <text:p>9.766712</text:p>
          </table:table-cell>
          <table:table-cell table:number-columns-repeated="2" office:value-type="float" office:value="583" calcext:value-type="float">
            <text:p>583</text:p>
          </table:table-cell>
          <table:table-cell/>
          <table:table-cell table:formula="of:=[.B167]/[.A167]" office:value-type="float" office:value="51.7266845085643" calcext:value-type="float">
            <text:p>51.7266845086</text:p>
          </table:table-cell>
          <table:table-cell table:formula="of:=[.C167]/[.A167]" office:value-type="float" office:value="51.7266845085643" calcext:value-type="float">
            <text:p>51.7266845086</text:p>
          </table:table-cell>
          <table:table-cell table:formula="of:=[.I167]-[.H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3451" calcext:value-type="float">
            <text:p>1.76345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.696925" calcext:value-type="float">
            <text:p>7.696925</text:p>
          </table:table-cell>
          <table:table-cell office:value-type="float" office:value="456" calcext:value-type="float">
            <text:p>456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B168]/[.A168]" office:value-type="float" office:value="49.9021520870158" calcext:value-type="float">
            <text:p>49.902152087</text:p>
          </table:table-cell>
          <table:table-cell table:formula="of:=[.C168]/[.A168]" office:value-type="float" office:value="55.572851187813" calcext:value-type="float">
            <text:p>55.5728511878</text:p>
          </table:table-cell>
          <table:table-cell table:formula="of:=[.I168]-[.H168]" office:value-type="float" office:value="5.67069910079724" calcext:value-type="float">
            <text:p>5.6706991008</text:p>
          </table:table-cell>
        </table:table-row>
        <table:table-row table:style-name="ro1">
          <table:table-cell office:value-type="float" office:value="1.687023" calcext:value-type="float">
            <text:p>1.687023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float" office:value="4.195498" calcext:value-type="float">
            <text:p>4.195498</text:p>
          </table:table-cell>
          <table:table-cell office:value-type="float" office:value="333" calcext:value-type="float">
            <text:p>33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B169]/[.A169]" office:value-type="float" office:value="68.1674168046316" calcext:value-type="float">
            <text:p>68.1674168046</text:p>
          </table:table-cell>
          <table:table-cell table:formula="of:=[.C169]/[.A169]" office:value-type="float" office:value="84.1719407500668" calcext:value-type="float">
            <text:p>84.1719407501</text:p>
          </table:table-cell>
          <table:table-cell table:formula="of:=[.I169]-[.H169]" office:value-type="float" office:value="16.0045239454352" calcext:value-type="float">
            <text:p>16.0045239454</text:p>
          </table:table-cell>
        </table:table-row>
        <table:table-row table:style-name="ro1">
          <table:table-cell office:value-type="float" office:value="2.786228" calcext:value-type="float">
            <text:p>2.786228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3.252257" calcext:value-type="float">
            <text:p>3.252257</text:p>
          </table:table-cell>
          <table:table-cell office:value-type="float" office:value="288" calcext:value-type="float">
            <text:p>288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B170]/[.A170]" office:value-type="float" office:value="50.2471441676704" calcext:value-type="float">
            <text:p>50.2471441677</text:p>
          </table:table-cell>
          <table:table-cell table:formula="of:=[.C170]/[.A170]" office:value-type="float" office:value="71.4227263526172" calcext:value-type="float">
            <text:p>71.4227263526</text:p>
          </table:table-cell>
          <table:table-cell table:formula="of:=[.I170]-[.H170]" office:value-type="float" office:value="21.1755821849468" calcext:value-type="float">
            <text:p>21.1755821849</text:p>
          </table:table-cell>
        </table:table-row>
        <table:table-row table:style-name="ro1">
          <table:table-cell office:value-type="float" office:value="6.662963" calcext:value-type="float">
            <text:p>6.662963</text:p>
          </table:table-cell>
          <table:table-cell office:value-type="float" office:value="337" calcext:value-type="float">
            <text:p>337</text:p>
          </table:table-cell>
          <table:table-cell office:value-type="float" office:value="371" calcext:value-type="float">
            <text:p>371</text:p>
          </table:table-cell>
          <table:table-cell office:value-type="float" office:value="5.132526" calcext:value-type="float">
            <text:p>5.132526</text:p>
          </table:table-cell>
          <table:table-cell office:value-type="float" office:value="258" calcext:value-type="float">
            <text:p>258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B171]/[.A171]" office:value-type="float" office:value="50.5780986627121" calcext:value-type="float">
            <text:p>50.5780986627</text:p>
          </table:table-cell>
          <table:table-cell table:formula="of:=[.C171]/[.A171]" office:value-type="float" office:value="55.6809335426296" calcext:value-type="float">
            <text:p>55.6809335426</text:p>
          </table:table-cell>
          <table:table-cell table:formula="of:=[.I171]-[.H171]" office:value-type="float" office:value="5.10283487991754" calcext:value-type="float">
            <text:p>5.1028348799</text:p>
          </table:table-cell>
        </table:table-row>
        <table:table-row table:style-name="ro1">
          <table:table-cell office:value-type="float" office:value="5.412764" calcext:value-type="float">
            <text:p>5.412764</text:p>
          </table:table-cell>
          <table:table-cell office:value-type="float" office:value="399" calcext:value-type="float">
            <text:p>399</text:p>
          </table:table-cell>
          <table:table-cell office:value-type="float" office:value="627" calcext:value-type="float">
            <text:p>627</text:p>
          </table:table-cell>
          <table:table-cell office:value-type="float" office:value="10.450221" calcext:value-type="float">
            <text:p>10.450221</text:p>
          </table:table-cell>
          <table:table-cell office:value-type="float" office:value="561" calcext:value-type="float">
            <text:p>561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B172]/[.A172]" office:value-type="float" office:value="73.7146492993229" calcext:value-type="float">
            <text:p>73.7146492993</text:p>
          </table:table-cell>
          <table:table-cell table:formula="of:=[.C172]/[.A172]" office:value-type="float" office:value="115.837306041793" calcext:value-type="float">
            <text:p>115.8373060418</text:p>
          </table:table-cell>
          <table:table-cell table:formula="of:=[.I172]-[.H172]" office:value-type="float" office:value="42.1226567424702" calcext:value-type="float">
            <text:p>42.1226567425</text:p>
          </table:table-cell>
        </table:table-row>
        <table:table-row table:style-name="ro1">
          <table:table-cell office:value-type="float" office:value="3.208761" calcext:value-type="float">
            <text:p>3.208761</text:p>
          </table:table-cell>
          <table:table-cell office:value-type="float" office:value="161" calcext:value-type="float">
            <text:p>161</text:p>
          </table:table-cell>
          <table:table-cell office:value-type="float" office:value="247" calcext:value-type="float">
            <text:p>247</text:p>
          </table:table-cell>
          <table:table-cell office:value-type="float" office:value="4.552165" calcext:value-type="float">
            <text:p>4.552165</text:p>
          </table:table-cell>
          <table:table-cell office:value-type="float" office:value="249" calcext:value-type="float">
            <text:p>249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B173]/[.A173]" office:value-type="float" office:value="50.1751299021647" calcext:value-type="float">
            <text:p>50.1751299022</text:p>
          </table:table-cell>
          <table:table-cell table:formula="of:=[.C173]/[.A173]" office:value-type="float" office:value="76.9767520859297" calcext:value-type="float">
            <text:p>76.9767520859</text:p>
          </table:table-cell>
          <table:table-cell table:formula="of:=[.I173]-[.H173]" office:value-type="float" office:value="26.801622183765" calcext:value-type="float">
            <text:p>26.8016221838</text:p>
          </table:table-cell>
        </table:table-row>
        <table:table-row table:style-name="ro1">
          <table:table-cell office:value-type="float" office:value="1.545972" calcext:value-type="float">
            <text:p>1.545972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2.696751" calcext:value-type="float">
            <text:p>2.696751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B174]/[.A174]" office:value-type="float" office:value="49.806852905486" calcext:value-type="float">
            <text:p>49.8068529055</text:p>
          </table:table-cell>
          <table:table-cell table:formula="of:=[.C174]/[.A174]" office:value-type="float" office:value="70.5058047623114" calcext:value-type="float">
            <text:p>70.5058047623</text:p>
          </table:table-cell>
          <table:table-cell table:formula="of:=[.I174]-[.H174]" office:value-type="float" office:value="20.6989518568254" calcext:value-type="float">
            <text:p>20.6989518568</text:p>
          </table:table-cell>
        </table:table-row>
        <table:table-row table:style-name="ro1">
          <table:table-cell office:value-type="float" office:value="1.53168" calcext:value-type="float">
            <text:p>1.53168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5.341928" calcext:value-type="float">
            <text:p>5.341928</text:p>
          </table:table-cell>
          <table:table-cell table:number-columns-repeated="2" office:value-type="float" office:value="387" calcext:value-type="float">
            <text:p>387</text:p>
          </table:table-cell>
          <table:table-cell/>
          <table:table-cell table:formula="of:=[.B175]/[.A175]" office:value-type="float" office:value="75.7338347435496" calcext:value-type="float">
            <text:p>75.7338347435</text:p>
          </table:table-cell>
          <table:table-cell table:formula="of:=[.C175]/[.A175]" office:value-type="float" office:value="86.8327588007939" calcext:value-type="float">
            <text:p>86.8327588008</text:p>
          </table:table-cell>
          <table:table-cell table:formula="of:=[.I175]-[.H175]" office:value-type="float" office:value="11.0989240572443" calcext:value-type="float">
            <text:p>11.0989240572</text:p>
          </table:table-cell>
        </table:table-row>
        <table:table-row table:style-name="ro1">
          <table:table-cell office:value-type="float" office:value="8.388511" calcext:value-type="float">
            <text:p>8.388511</text:p>
          </table:table-cell>
          <table:table-cell office:value-type="float" office:value="422" calcext:value-type="float">
            <text:p>422</text:p>
          </table:table-cell>
          <table:table-cell office:value-type="float" office:value="491" calcext:value-type="float">
            <text:p>491</text:p>
          </table:table-cell>
          <table:table-cell office:value-type="float" office:value="2.889997" calcext:value-type="float">
            <text:p>2.889997</text:p>
          </table:table-cell>
          <table:table-cell table:number-columns-repeated="2" office:value-type="float" office:value="315" calcext:value-type="float">
            <text:p>315</text:p>
          </table:table-cell>
          <table:table-cell/>
          <table:table-cell table:formula="of:=[.B176]/[.A176]" office:value-type="float" office:value="50.3069019042831" calcext:value-type="float">
            <text:p>50.3069019043</text:p>
          </table:table-cell>
          <table:table-cell table:formula="of:=[.C176]/[.A176]" office:value-type="float" office:value="58.5324379976375" calcext:value-type="float">
            <text:p>58.5324379976</text:p>
          </table:table-cell>
          <table:table-cell table:formula="of:=[.I176]-[.H176]" office:value-type="float" office:value="8.22553609335435" calcext:value-type="float">
            <text:p>8.2255360934</text:p>
          </table:table-cell>
        </table:table-row>
        <table:table-row table:style-name="ro1">
          <table:table-cell office:value-type="float" office:value="3.070816" calcext:value-type="float">
            <text:p>3.070816</text:p>
          </table:table-cell>
          <table:table-cell office:value-type="float" office:value="293" calcext:value-type="float">
            <text:p>293</text:p>
          </table:table-cell>
          <table:table-cell office:value-type="float" office:value="689" calcext:value-type="float">
            <text:p>689</text:p>
          </table:table-cell>
          <table:table-cell office:value-type="float" office:value="6.016116" calcext:value-type="float">
            <text:p>6.016116</text:p>
          </table:table-cell>
          <table:table-cell table:number-columns-repeated="2" office:value-type="float" office:value="374" calcext:value-type="float">
            <text:p>374</text:p>
          </table:table-cell>
          <table:table-cell/>
          <table:table-cell table:formula="of:=[.B177]/[.A177]" office:value-type="float" office:value="95.4143784583642" calcext:value-type="float">
            <text:p>95.4143784584</text:p>
          </table:table-cell>
          <table:table-cell table:formula="of:=[.C177]/[.A177]" office:value-type="float" office:value="224.370330231443" calcext:value-type="float">
            <text:p>224.3703302314</text:p>
          </table:table-cell>
          <table:table-cell table:formula="of:=[.I177]-[.H177]" office:value-type="float" office:value="128.955951773079" calcext:value-type="float">
            <text:p>128.9559517731</text:p>
          </table:table-cell>
        </table:table-row>
        <table:table-row table:style-name="ro1">
          <table:table-cell office:value-type="float" office:value="13.600573" calcext:value-type="float">
            <text:p>13.600573</text:p>
          </table:table-cell>
          <table:table-cell office:value-type="float" office:value="701" calcext:value-type="float">
            <text:p>701</text:p>
          </table:table-cell>
          <table:table-cell office:value-type="float" office:value="1017" calcext:value-type="float">
            <text:p>1017</text:p>
          </table:table-cell>
          <table:table-cell office:value-type="float" office:value="5.803607" calcext:value-type="float">
            <text:p>5.803607</text:p>
          </table:table-cell>
          <table:table-cell office:value-type="float" office:value="296" calcext:value-type="float">
            <text:p>296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B178]/[.A178]" office:value-type="float" office:value="51.541946063596" calcext:value-type="float">
            <text:p>51.5419460636</text:p>
          </table:table-cell>
          <table:table-cell table:formula="of:=[.C178]/[.A178]" office:value-type="float" office:value="74.7762612648747" calcext:value-type="float">
            <text:p>74.7762612649</text:p>
          </table:table-cell>
          <table:table-cell table:formula="of:=[.I178]-[.H178]" office:value-type="float" office:value="23.2343152012787" calcext:value-type="float">
            <text:p>23.2343152013</text:p>
          </table:table-cell>
        </table:table-row>
        <table:table-row table:style-name="ro1">
          <table:table-cell office:value-type="float" office:value="4.283733" calcext:value-type="float">
            <text:p>4.283733</text:p>
          </table:table-cell>
          <table:table-cell office:value-type="float" office:value="219" calcext:value-type="float">
            <text:p>219</text:p>
          </table:table-cell>
          <table:table-cell office:value-type="float" office:value="509" calcext:value-type="float">
            <text:p>509</text:p>
          </table:table-cell>
          <table:table-cell office:value-type="float" office:value="3.703372" calcext:value-type="float">
            <text:p>3.703372</text:p>
          </table:table-cell>
          <table:table-cell office:value-type="float" office:value="186" calcext:value-type="float">
            <text:p>186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B179]/[.A179]" office:value-type="float" office:value="51.1236344562091" calcext:value-type="float">
            <text:p>51.1236344562</text:p>
          </table:table-cell>
          <table:table-cell table:formula="of:=[.C179]/[.A179]" office:value-type="float" office:value="118.821597891372" calcext:value-type="float">
            <text:p>118.8215978914</text:p>
          </table:table-cell>
          <table:table-cell table:formula="of:=[.I179]-[.H179]" office:value-type="float" office:value="67.6979634351627" calcext:value-type="float">
            <text:p>67.6979634352</text:p>
          </table:table-cell>
        </table:table-row>
        <table:table-row table:style-name="ro1">
          <table:table-cell office:value-type="float" office:value="5.797393" calcext:value-type="float">
            <text:p>5.797393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8.395968" calcext:value-type="float">
            <text:p>8.395968</text:p>
          </table:table-cell>
          <table:table-cell table:number-columns-repeated="2" office:value-type="float" office:value="422" calcext:value-type="float">
            <text:p>422</text:p>
          </table:table-cell>
          <table:table-cell/>
          <table:table-cell table:formula="of:=[.B180]/[.A180]" office:value-type="float" office:value="73.6537957664764" calcext:value-type="float">
            <text:p>73.6537957665</text:p>
          </table:table-cell>
          <table:table-cell table:formula="of:=[.C180]/[.A180]" office:value-type="float" office:value="73.6537957664764" calcext:value-type="float">
            <text:p>73.6537957665</text:p>
          </table:table-cell>
          <table:table-cell table:formula="of:=[.I180]-[.H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4365" calcext:value-type="float">
            <text:p>8.884365</text:p>
          </table:table-cell>
          <table:table-cell office:value-type="float" office:value="469" calcext:value-type="float">
            <text:p>469</text:p>
          </table:table-cell>
          <table:table-cell office:value-type="float" office:value="638" calcext:value-type="float">
            <text:p>638</text:p>
          </table:table-cell>
          <table:table-cell office:value-type="float" office:value="14.661875" calcext:value-type="float">
            <text:p>14.661875</text:p>
          </table:table-cell>
          <table:table-cell office:value-type="float" office:value="767" calcext:value-type="float">
            <text:p>767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B181]/[.A181]" office:value-type="float" office:value="52.7893664882071" calcext:value-type="float">
            <text:p>52.7893664882</text:p>
          </table:table-cell>
          <table:table-cell table:formula="of:=[.C181]/[.A181]" office:value-type="float" office:value="71.8115475895013" calcext:value-type="float">
            <text:p>71.8115475895</text:p>
          </table:table-cell>
          <table:table-cell table:formula="of:=[.I181]-[.H181]" office:value-type="float" office:value="19.0221811012942" calcext:value-type="float">
            <text:p>19.0221811013</text:p>
          </table:table-cell>
        </table:table-row>
        <table:table-row table:style-name="ro1">
          <table:table-cell office:value-type="float" office:value="8.213906" calcext:value-type="float">
            <text:p>8.213906</text:p>
          </table:table-cell>
          <table:table-cell office:value-type="float" office:value="516" calcext:value-type="float">
            <text:p>516</text:p>
          </table:table-cell>
          <table:table-cell office:value-type="float" office:value="605" calcext:value-type="float">
            <text:p>605</text:p>
          </table:table-cell>
          <table:table-cell office:value-type="float" office:value="2.387929" calcext:value-type="float">
            <text:p>2.387929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B182]/[.A182]" office:value-type="float" office:value="62.8202952407783" calcext:value-type="float">
            <text:p>62.8202952408</text:p>
          </table:table-cell>
          <table:table-cell table:formula="of:=[.C182]/[.A182]" office:value-type="float" office:value="73.6555787222303" calcext:value-type="float">
            <text:p>73.6555787222</text:p>
          </table:table-cell>
          <table:table-cell table:formula="of:=[.I182]-[.H182]" office:value-type="float" office:value="10.8352834814521" calcext:value-type="float">
            <text:p>10.8352834815</text:p>
          </table:table-cell>
        </table:table-row>
        <table:table-row table:style-name="ro1">
          <table:table-cell office:value-type="float" office:value="4.133361" calcext:value-type="float">
            <text:p>4.133361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10.679507" calcext:value-type="float">
            <text:p>10.679507</text:p>
          </table:table-cell>
          <table:table-cell office:value-type="float" office:value="583" calcext:value-type="float">
            <text:p>583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[.B183]/[.A183]" office:value-type="float" office:value="53.4673840489616" calcext:value-type="float">
            <text:p>53.467384049</text:p>
          </table:table-cell>
          <table:table-cell table:formula="of:=[.C183]/[.A183]" office:value-type="float" office:value="68.4672836464079" calcext:value-type="float">
            <text:p>68.4672836464</text:p>
          </table:table-cell>
          <table:table-cell table:formula="of:=[.I183]-[.H183]" office:value-type="float" office:value="14.9998995974462" calcext:value-type="float">
            <text:p>14.9998995974</text:p>
          </table:table-cell>
        </table:table-row>
        <table:table-row table:style-name="ro1">
          <table:table-cell office:value-type="float" office:value="8.628982" calcext:value-type="float">
            <text:p>8.628982</text:p>
          </table:table-cell>
          <table:table-cell office:value-type="float" office:value="434" calcext:value-type="float">
            <text:p>434</text:p>
          </table:table-cell>
          <table:table-cell office:value-type="float" office:value="481" calcext:value-type="float">
            <text:p>481</text:p>
          </table:table-cell>
          <table:table-cell office:value-type="float" office:value="14.070951" calcext:value-type="float">
            <text:p>14.070951</text:p>
          </table:table-cell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B184]/[.A184]" office:value-type="float" office:value="50.2956200395365" calcext:value-type="float">
            <text:p>50.2956200395</text:p>
          </table:table-cell>
          <table:table-cell table:formula="of:=[.C184]/[.A184]" office:value-type="float" office:value="55.7423807350624" calcext:value-type="float">
            <text:p>55.7423807351</text:p>
          </table:table-cell>
          <table:table-cell table:formula="of:=[.I184]-[.H184]" office:value-type="float" office:value="5.44676069552585" calcext:value-type="float">
            <text:p>5.4467606955</text:p>
          </table:table-cell>
        </table:table-row>
        <table:table-row table:style-name="ro1">
          <table:table-cell office:value-type="float" office:value="3.173964" calcext:value-type="float">
            <text:p>3.17396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3.556107" calcext:value-type="float">
            <text:p>3.556107</text:p>
          </table:table-cell>
          <table:table-cell table:number-columns-repeated="2" office:value-type="float" office:value="326" calcext:value-type="float">
            <text:p>326</text:p>
          </table:table-cell>
          <table:table-cell/>
          <table:table-cell table:formula="of:=[.B185]/[.A185]" office:value-type="float" office:value="89.7930789385135" calcext:value-type="float">
            <text:p>89.7930789385</text:p>
          </table:table-cell>
          <table:table-cell table:formula="of:=[.C185]/[.A185]" office:value-type="float" office:value="89.7930789385135" calcext:value-type="float">
            <text:p>89.7930789385</text:p>
          </table:table-cell>
          <table:table-cell table:formula="of:=[.I185]-[.H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6715" calcext:value-type="float">
            <text:p>6.876715</text:p>
          </table:table-cell>
          <table:table-cell office:value-type="float" office:value="397" calcext:value-type="float">
            <text:p>397</text:p>
          </table:table-cell>
          <table:table-cell office:value-type="float" office:value="571" calcext:value-type="float">
            <text:p>571</text:p>
          </table:table-cell>
          <table:table-cell office:value-type="float" office:value="9.50263" calcext:value-type="float">
            <text:p>9.50263</text:p>
          </table:table-cell>
          <table:table-cell table:number-columns-repeated="2" office:value-type="float" office:value="513" calcext:value-type="float">
            <text:p>513</text:p>
          </table:table-cell>
          <table:table-cell/>
          <table:table-cell table:formula="of:=[.B186]/[.A186]" office:value-type="float" office:value="57.731053271802" calcext:value-type="float">
            <text:p>57.7310532718</text:p>
          </table:table-cell>
          <table:table-cell table:formula="of:=[.C186]/[.A186]" office:value-type="float" office:value="83.0338322876548" calcext:value-type="float">
            <text:p>83.0338322877</text:p>
          </table:table-cell>
          <table:table-cell table:formula="of:=[.I186]-[.H186]" office:value-type="float" office:value="25.3027790158528" calcext:value-type="float">
            <text:p>25.3027790159</text:p>
          </table:table-cell>
        </table:table-row>
        <table:table-row table:style-name="ro1">
          <table:table-cell office:value-type="float" office:value="5.087787" calcext:value-type="float">
            <text:p>5.087787</text:p>
          </table:table-cell>
          <table:table-cell office:value-type="float" office:value="353" calcext:value-type="float">
            <text:p>353</text:p>
          </table:table-cell>
          <table:table-cell office:value-type="float" office:value="390" calcext:value-type="float">
            <text:p>390</text:p>
          </table:table-cell>
          <table:table-cell office:value-type="float" office:value="20.987433" calcext:value-type="float">
            <text:p>20.987433</text:p>
          </table:table-cell>
          <table:table-cell table:number-columns-repeated="2" office:value-type="float" office:value="1097" calcext:value-type="float">
            <text:p>1097</text:p>
          </table:table-cell>
          <table:table-cell/>
          <table:table-cell table:formula="of:=[.B187]/[.A187]" office:value-type="float" office:value="69.3818353637839" calcext:value-type="float">
            <text:p>69.3818353638</text:p>
          </table:table-cell>
          <table:table-cell table:formula="of:=[.C187]/[.A187]" office:value-type="float" office:value="76.6541523849171" calcext:value-type="float">
            <text:p>76.6541523849</text:p>
          </table:table-cell>
          <table:table-cell table:formula="of:=[.I187]-[.H187]" office:value-type="float" office:value="7.27231702113316" calcext:value-type="float">
            <text:p>7.2723170211</text:p>
          </table:table-cell>
        </table:table-row>
        <table:table-row table:style-name="ro1">
          <table:table-cell office:value-type="float" office:value="2.681217" calcext:value-type="float">
            <text:p>2.681217</text:p>
          </table:table-cell>
          <table:table-cell office:value-type="float" office:value="153" calcext:value-type="float">
            <text:p>153</text:p>
          </table:table-cell>
          <table:table-cell office:value-type="float" office:value="338" calcext:value-type="float">
            <text:p>338</text:p>
          </table:table-cell>
          <table:table-cell office:value-type="float" office:value="6.723858" calcext:value-type="float">
            <text:p>6.723858</text:p>
          </table:table-cell>
          <table:table-cell table:number-columns-repeated="2" office:value-type="float" office:value="446" calcext:value-type="float">
            <text:p>446</text:p>
          </table:table-cell>
          <table:table-cell/>
          <table:table-cell table:formula="of:=[.B188]/[.A188]" office:value-type="float" office:value="57.0636393846526" calcext:value-type="float">
            <text:p>57.0636393847</text:p>
          </table:table-cell>
          <table:table-cell table:formula="of:=[.C188]/[.A188]" office:value-type="float" office:value="126.062157594853" calcext:value-type="float">
            <text:p>126.0621575949</text:p>
          </table:table-cell>
          <table:table-cell table:formula="of:=[.I188]-[.H188]" office:value-type="float" office:value="68.9985182102008" calcext:value-type="float">
            <text:p>68.9985182102</text:p>
          </table:table-cell>
        </table:table-row>
        <table:table-row table:style-name="ro1">
          <table:table-cell office:value-type="float" office:value="5.450047" calcext:value-type="float">
            <text:p>5.450047</text:p>
          </table:table-cell>
          <table:table-cell office:value-type="float" office:value="359" calcext:value-type="float">
            <text:p>359</text:p>
          </table:table-cell>
          <table:table-cell office:value-type="float" office:value="409" calcext:value-type="float">
            <text:p>409</text:p>
          </table:table-cell>
          <table:table-cell office:value-type="float" office:value="9.298199" calcext:value-type="float">
            <text:p>9.298199</text:p>
          </table:table-cell>
          <table:table-cell office:value-type="float" office:value="768" calcext:value-type="float">
            <text:p>768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B189]/[.A189]" office:value-type="float" office:value="65.8709915712654" calcext:value-type="float">
            <text:p>65.8709915713</text:p>
          </table:table-cell>
          <table:table-cell table:formula="of:=[.C189]/[.A189]" office:value-type="float" office:value="75.0452243806338" calcext:value-type="float">
            <text:p>75.0452243806</text:p>
          </table:table-cell>
          <table:table-cell table:formula="of:=[.I189]-[.H189]" office:value-type="float" office:value="9.17423280936843" calcext:value-type="float">
            <text:p>9.1742328094</text:p>
          </table:table-cell>
        </table:table-row>
        <table:table-row table:style-name="ro1">
          <table:table-cell office:value-type="float" office:value="3.72947" calcext:value-type="float">
            <text:p>3.72947</text:p>
          </table:table-cell>
          <table:table-cell office:value-type="float" office:value="247" calcext:value-type="float">
            <text:p>247</text:p>
          </table:table-cell>
          <table:table-cell office:value-type="float" office:value="311" calcext:value-type="float">
            <text:p>311</text:p>
          </table:table-cell>
          <table:table-cell office:value-type="float" office:value="3.688459" calcext:value-type="float">
            <text:p>3.688459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B190]/[.A190]" office:value-type="float" office:value="66.2292497325357" calcext:value-type="float">
            <text:p>66.2292497325</text:p>
          </table:table-cell>
          <table:table-cell table:formula="of:=[.C190]/[.A190]" office:value-type="float" office:value="83.3898650478486" calcext:value-type="float">
            <text:p>83.3898650478</text:p>
          </table:table-cell>
          <table:table-cell table:formula="of:=[.I190]-[.H190]" office:value-type="float" office:value="17.1606153153129" calcext:value-type="float">
            <text:p>17.1606153153</text:p>
          </table:table-cell>
        </table:table-row>
        <table:table-row table:style-name="ro1">
          <table:table-cell office:value-type="float" office:value="6.243538" calcext:value-type="float">
            <text:p>6.243538</text:p>
          </table:table-cell>
          <table:table-cell office:value-type="float" office:value="482" calcext:value-type="float">
            <text:p>482</text:p>
          </table:table-cell>
          <table:table-cell office:value-type="float" office:value="1650" calcext:value-type="float">
            <text:p>1650</text:p>
          </table:table-cell>
          <table:table-cell office:value-type="float" office:value="1.66776" calcext:value-type="float">
            <text:p>1.66776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B191]/[.A191]" office:value-type="float" office:value="77.1998184362776" calcext:value-type="float">
            <text:p>77.1998184363</text:p>
          </table:table-cell>
          <table:table-cell table:formula="of:=[.C191]/[.A191]" office:value-type="float" office:value="264.273237385598" calcext:value-type="float">
            <text:p>264.2732373856</text:p>
          </table:table-cell>
          <table:table-cell table:formula="of:=[.I191]-[.H191]" office:value-type="float" office:value="187.07341894932" calcext:value-type="float">
            <text:p>187.0734189493</text:p>
          </table:table-cell>
        </table:table-row>
        <table:table-row table:style-name="ro1">
          <table:table-cell office:value-type="float" office:value="1.375716" calcext:value-type="float">
            <text:p>1.375716</text:p>
          </table:table-cell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6.040349" calcext:value-type="float">
            <text:p>6.040349</text:p>
          </table:table-cell>
          <table:table-cell office:value-type="float" office:value="417" calcext:value-type="float">
            <text:p>417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92]/[.A192]" office:value-type="float" office:value="59.6053255177668" calcext:value-type="float">
            <text:p>59.6053255178</text:p>
          </table:table-cell>
          <table:table-cell table:formula="of:=[.C192]/[.A192]" office:value-type="float" office:value="114.849285753746" calcext:value-type="float">
            <text:p>114.8492857537</text:p>
          </table:table-cell>
          <table:table-cell table:formula="of:=[.I192]-[.H192]" office:value-type="float" office:value="55.2439602359789" calcext:value-type="float">
            <text:p>55.243960236</text:p>
          </table:table-cell>
        </table:table-row>
        <table:table-row table:style-name="ro1">
          <table:table-cell office:value-type="float" office:value="4.01965" calcext:value-type="float">
            <text:p>4.01965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8.129399" calcext:value-type="float">
            <text:p>8.129399</text:p>
          </table:table-cell>
          <table:table-cell table:number-columns-repeated="2" office:value-type="float" office:value="559" calcext:value-type="float">
            <text:p>559</text:p>
          </table:table-cell>
          <table:table-cell/>
          <table:table-cell table:formula="of:=[.B193]/[.A193]" office:value-type="float" office:value="65.9261378478226" calcext:value-type="float">
            <text:p>65.9261378478</text:p>
          </table:table-cell>
          <table:table-cell table:formula="of:=[.C193]/[.A193]" office:value-type="float" office:value="71.8968069359272" calcext:value-type="float">
            <text:p>71.8968069359</text:p>
          </table:table-cell>
          <table:table-cell table:formula="of:=[.I193]-[.H193]" office:value-type="float" office:value="5.97066908810469" calcext:value-type="float">
            <text:p>5.9706690881</text:p>
          </table:table-cell>
        </table:table-row>
        <table:table-row table:style-name="ro1">
          <table:table-cell office:value-type="float" office:value="3.052175" calcext:value-type="float">
            <text:p>3.052175</text:p>
          </table:table-cell>
          <table:table-cell office:value-type="float" office:value="261" calcext:value-type="float">
            <text:p>261</text:p>
          </table:table-cell>
          <table:table-cell office:value-type="float" office:value="343" calcext:value-type="float">
            <text:p>343</text:p>
          </table:table-cell>
          <table:table-cell office:value-type="float" office:value="7.025223" calcext:value-type="float">
            <text:p>7.025223</text:p>
          </table:table-cell>
          <table:table-cell office:value-type="float" office:value="392" calcext:value-type="float">
            <text:p>392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B194]/[.A194]" office:value-type="float" office:value="85.5127900595477" calcext:value-type="float">
            <text:p>85.5127900595</text:p>
          </table:table-cell>
          <table:table-cell table:formula="of:=[.C194]/[.A194]" office:value-type="float" office:value="112.37887735795" calcext:value-type="float">
            <text:p>112.378877358</text:p>
          </table:table-cell>
          <table:table-cell table:formula="of:=[.I194]-[.H194]" office:value-type="float" office:value="26.866087298402" calcext:value-type="float">
            <text:p>26.8660872984</text:p>
          </table:table-cell>
        </table:table-row>
        <table:table-row table:style-name="ro1">
          <table:table-cell office:value-type="float" office:value="1.561506" calcext:value-type="float">
            <text:p>1.561506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12.193788" calcext:value-type="float">
            <text:p>12.193788</text:p>
          </table:table-cell>
          <table:table-cell office:value-type="float" office:value="688" calcext:value-type="float">
            <text:p>688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[.B195]/[.A195]" office:value-type="float" office:value="49.9517773226616" calcext:value-type="float">
            <text:p>49.9517773227</text:p>
          </table:table-cell>
          <table:table-cell table:formula="of:=[.C195]/[.A195]" office:value-type="float" office:value="82.6125548028634" calcext:value-type="float">
            <text:p>82.6125548029</text:p>
          </table:table-cell>
          <table:table-cell table:formula="of:=[.I195]-[.H195]" office:value-type="float" office:value="32.6607774802018" calcext:value-type="float">
            <text:p>32.6607774802</text:p>
          </table:table-cell>
        </table:table-row>
        <table:table-row table:style-name="ro1">
          <table:table-cell office:value-type="float" office:value="9.269615" calcext:value-type="float">
            <text:p>9.269615</text:p>
          </table:table-cell>
          <table:table-cell office:value-type="float" office:value="532" calcext:value-type="float">
            <text:p>532</text:p>
          </table:table-cell>
          <table:table-cell office:value-type="float" office:value="1330" calcext:value-type="float">
            <text:p>1330</text:p>
          </table:table-cell>
          <table:table-cell office:value-type="float" office:value="7.864074" calcext:value-type="float">
            <text:p>7.864074</text:p>
          </table:table-cell>
          <table:table-cell office:value-type="float" office:value="523" calcext:value-type="float">
            <text:p>523</text:p>
          </table:table-cell>
          <table:table-cell office:value-type="float" office:value="1417" calcext:value-type="float">
            <text:p>1417</text:p>
          </table:table-cell>
          <table:table-cell/>
          <table:table-cell table:formula="of:=[.B196]/[.A196]" office:value-type="float" office:value="57.391811849791" calcext:value-type="float">
            <text:p>57.3918118498</text:p>
          </table:table-cell>
          <table:table-cell table:formula="of:=[.C196]/[.A196]" office:value-type="float" office:value="143.479529624477" calcext:value-type="float">
            <text:p>143.4795296245</text:p>
          </table:table-cell>
          <table:table-cell table:formula="of:=[.I196]-[.H196]" office:value-type="float" office:value="86.0877177746864" calcext:value-type="float">
            <text:p>86.0877177747</text:p>
          </table:table-cell>
        </table:table-row>
        <table:table-row table:style-name="ro1">
          <table:table-cell office:value-type="float" office:value="3.801549" calcext:value-type="float">
            <text:p>3.801549</text:p>
          </table:table-cell>
          <table:table-cell office:value-type="float" office:value="326" calcext:value-type="float">
            <text:p>326</text:p>
          </table:table-cell>
          <table:table-cell office:value-type="float" office:value="614" calcext:value-type="float">
            <text:p>614</text:p>
          </table:table-cell>
          <table:table-cell office:value-type="float" office:value="5.174779" calcext:value-type="float">
            <text:p>5.174779</text:p>
          </table:table-cell>
          <table:table-cell table:number-columns-repeated="2" office:value-type="float" office:value="448" calcext:value-type="float">
            <text:p>448</text:p>
          </table:table-cell>
          <table:table-cell/>
          <table:table-cell table:formula="of:=[.B197]/[.A197]" office:value-type="float" office:value="85.7545174348667" calcext:value-type="float">
            <text:p>85.7545174349</text:p>
          </table:table-cell>
          <table:table-cell table:formula="of:=[.C197]/[.A197]" office:value-type="float" office:value="161.513109524565" calcext:value-type="float">
            <text:p>161.5131095246</text:p>
          </table:table-cell>
          <table:table-cell table:formula="of:=[.I197]-[.H197]" office:value-type="float" office:value="75.7585920896982" calcext:value-type="float">
            <text:p>75.7585920897</text:p>
          </table:table-cell>
        </table:table-row>
        <table:table-row table:style-name="ro1">
          <table:table-cell office:value-type="float" office:value="6.068932" calcext:value-type="float">
            <text:p>6.068932</text:p>
          </table:table-cell>
          <table:table-cell office:value-type="float" office:value="411" calcext:value-type="float">
            <text:p>411</text:p>
          </table:table-cell>
          <table:table-cell office:value-type="float" office:value="726" calcext:value-type="float">
            <text:p>726</text:p>
          </table:table-cell>
          <table:table-cell office:value-type="float" office:value="1.340298" calcext:value-type="float">
            <text:p>1.340298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98]/[.A198]" office:value-type="float" office:value="67.7219649190335" calcext:value-type="float">
            <text:p>67.721964919</text:p>
          </table:table-cell>
          <table:table-cell table:formula="of:=[.C198]/[.A198]" office:value-type="float" office:value="119.625660659899" calcext:value-type="float">
            <text:p>119.6256606599</text:p>
          </table:table-cell>
          <table:table-cell table:formula="of:=[.I198]-[.H198]" office:value-type="float" office:value="51.9036957408651" calcext:value-type="float">
            <text:p>51.9036957409</text:p>
          </table:table-cell>
        </table:table-row>
        <table:table-row table:style-name="ro1">
          <table:table-cell office:value-type="float" office:value="9.250353" calcext:value-type="float">
            <text:p>9.250353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1.405542" calcext:value-type="float">
            <text:p>1.405542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B199]/[.A199]" office:value-type="float" office:value="60.2139183229008" calcext:value-type="float">
            <text:p>60.2139183229</text:p>
          </table:table-cell>
          <table:table-cell table:formula="of:=[.C199]/[.A199]" office:value-type="float" office:value="60.2139183229008" calcext:value-type="float">
            <text:p>60.2139183229</text:p>
          </table:table-cell>
          <table:table-cell table:formula="of:=[.I199]-[.H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5765" calcext:value-type="float">
            <text:p>8.965765</text:p>
          </table:table-cell>
          <table:table-cell office:value-type="float" office:value="548" calcext:value-type="float">
            <text:p>548</text:p>
          </table:table-cell>
          <table:table-cell office:value-type="float" office:value="1566" calcext:value-type="float">
            <text:p>1566</text:p>
          </table:table-cell>
          <table:table-cell office:value-type="float" office:value="8.466182" calcext:value-type="float">
            <text:p>8.466182</text:p>
          </table:table-cell>
          <table:table-cell office:value-type="float" office:value="515" calcext:value-type="float">
            <text:p>515</text:p>
          </table:table-cell>
          <table:table-cell office:value-type="float" office:value="1561" calcext:value-type="float">
            <text:p>1561</text:p>
          </table:table-cell>
          <table:table-cell/>
          <table:table-cell table:formula="of:=[.B200]/[.A200]" office:value-type="float" office:value="61.1213878570317" calcext:value-type="float">
            <text:p>61.121387857</text:p>
          </table:table-cell>
          <table:table-cell table:formula="of:=[.C200]/[.A200]" office:value-type="float" office:value="174.664403985605" calcext:value-type="float">
            <text:p>174.6644039856</text:p>
          </table:table-cell>
          <table:table-cell table:formula="of:=[.I200]-[.H200]" office:value-type="float" office:value="113.543016128574" calcext:value-type="float">
            <text:p>113.5430161286</text:p>
          </table:table-cell>
        </table:table-row>
        <table:table-row table:style-name="ro1">
          <table:table-cell office:value-type="float" office:value="5.174779" calcext:value-type="float">
            <text:p>5.174779</text:p>
          </table:table-cell>
          <table:table-cell office:value-type="float" office:value="448" calcext:value-type="float">
            <text:p>448</text:p>
          </table:table-cell>
          <table:table-cell office:value-type="float" office:value="931" calcext:value-type="float">
            <text:p>931</text:p>
          </table:table-cell>
          <table:table-cell office:value-type="float" office:value="5.602904" calcext:value-type="float">
            <text:p>5.602904</text:p>
          </table:table-cell>
          <table:table-cell office:value-type="float" office:value="403" calcext:value-type="float">
            <text:p>403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B201]/[.A201]" office:value-type="float" office:value="86.573745468164" calcext:value-type="float">
            <text:p>86.5737454682</text:p>
          </table:table-cell>
          <table:table-cell table:formula="of:=[.C201]/[.A201]" office:value-type="float" office:value="179.911064801028" calcext:value-type="float">
            <text:p>179.911064801</text:p>
          </table:table-cell>
          <table:table-cell table:formula="of:=[.I201]-[.H201]" office:value-type="float" office:value="93.3373193328643" calcext:value-type="float">
            <text:p>93.3373193329</text:p>
          </table:table-cell>
        </table:table-row>
        <table:table-row table:style-name="ro1">
          <table:table-cell office:value-type="float" office:value="9.269615" calcext:value-type="float">
            <text:p>9.269615</text:p>
          </table:table-cell>
          <table:table-cell office:value-type="float" office:value="532" calcext:value-type="float">
            <text:p>532</text:p>
          </table:table-cell>
          <table:table-cell office:value-type="float" office:value="1204" calcext:value-type="float">
            <text:p>1204</text:p>
          </table:table-cell>
          <table:table-cell office:value-type="float" office:value="7.864074" calcext:value-type="float">
            <text:p>7.864074</text:p>
          </table:table-cell>
          <table:table-cell table:number-columns-repeated="2" office:value-type="float" office:value="523" calcext:value-type="float">
            <text:p>523</text:p>
          </table:table-cell>
          <table:table-cell/>
          <table:table-cell table:formula="of:=[.B202]/[.A202]" office:value-type="float" office:value="57.391811849791" calcext:value-type="float">
            <text:p>57.3918118498</text:p>
          </table:table-cell>
          <table:table-cell table:formula="of:=[.C202]/[.A202]" office:value-type="float" office:value="129.886732081106" calcext:value-type="float">
            <text:p>129.8867320811</text:p>
          </table:table-cell>
          <table:table-cell table:formula="of:=[.I202]-[.H202]" office:value-type="float" office:value="72.4949202313149" calcext:value-type="float">
            <text:p>72.4949202313</text:p>
          </table:table-cell>
        </table:table-row>
        <table:table-row table:style-name="ro1">
          <table:table-cell office:value-type="float" office:value="3.116177" calcext:value-type="float">
            <text:p>3.116177</text:p>
          </table:table-cell>
          <table:table-cell office:value-type="float" office:value="293" calcext:value-type="float">
            <text:p>293</text:p>
          </table:table-cell>
          <table:table-cell office:value-type="float" office:value="317" calcext:value-type="float">
            <text:p>317</text:p>
          </table:table-cell>
          <table:table-cell office:value-type="float" office:value="4.248936" calcext:value-type="float">
            <text:p>4.248936</text:p>
          </table:table-cell>
          <table:table-cell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B203]/[.A203]" office:value-type="float" office:value="94.0254677446114" calcext:value-type="float">
            <text:p>94.0254677446</text:p>
          </table:table-cell>
          <table:table-cell table:formula="of:=[.C203]/[.A203]" office:value-type="float" office:value="101.727212542805" calcext:value-type="float">
            <text:p>101.7272125428</text:p>
          </table:table-cell>
          <table:table-cell table:formula="of:=[.I203]-[.H203]" office:value-type="float" office:value="7.70174479819342" calcext:value-type="float">
            <text:p>7.7017447982</text:p>
          </table:table-cell>
        </table:table-row>
        <table:table-row table:style-name="ro1">
          <table:table-cell office:value-type="float" office:value="2.151187" calcext:value-type="float">
            <text:p>2.151187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4.759082" calcext:value-type="float">
            <text:p>4.759082</text:p>
          </table:table-cell>
          <table:table-cell table:number-columns-repeated="2" office:value-type="float" office:value="325" calcext:value-type="float">
            <text:p>325</text:p>
          </table:table-cell>
          <table:table-cell/>
          <table:table-cell table:formula="of:=[.B204]/[.A204]" office:value-type="float" office:value="104.128557861311" calcext:value-type="float">
            <text:p>104.1285578613</text:p>
          </table:table-cell>
          <table:table-cell table:formula="of:=[.C204]/[.A204]" office:value-type="float" office:value="111.101452360952" calcext:value-type="float">
            <text:p>111.101452361</text:p>
          </table:table-cell>
          <table:table-cell table:formula="of:=[.I204]-[.H204]" office:value-type="float" office:value="6.97289449964136" calcext:value-type="float">
            <text:p>6.9728944996</text:p>
          </table:table-cell>
        </table:table-row>
        <table:table-row table:style-name="ro1">
          <table:table-cell office:value-type="float" office:value="3.367832" calcext:value-type="float">
            <text:p>3.367832</text:p>
          </table:table-cell>
          <table:table-cell office:value-type="float" office:value="312" calcext:value-type="float">
            <text:p>312</text:p>
          </table:table-cell>
          <table:table-cell office:value-type="float" office:value="366" calcext:value-type="float">
            <text:p>366</text:p>
          </table:table-cell>
          <table:table-cell office:value-type="float" office:value="8.254916" calcext:value-type="float">
            <text:p>8.254916</text:p>
          </table:table-cell>
          <table:table-cell office:value-type="float" office:value="496" calcext:value-type="float">
            <text:p>496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B205]/[.A205]" office:value-type="float" office:value="92.6412006299602" calcext:value-type="float">
            <text:p>92.64120063</text:p>
          </table:table-cell>
          <table:table-cell table:formula="of:=[.C205]/[.A205]" office:value-type="float" office:value="108.675254585146" calcext:value-type="float">
            <text:p>108.6752545851</text:p>
          </table:table-cell>
          <table:table-cell table:formula="of:=[.I205]-[.H205]" office:value-type="float" office:value="16.0340539551854" calcext:value-type="float">
            <text:p>16.0340539552</text:p>
          </table:table-cell>
        </table:table-row>
        <table:table-row table:style-name="ro1">
          <table:table-cell office:value-type="float" office:value="1.411755" calcext:value-type="float">
            <text:p>1.411755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4.688867" calcext:value-type="float">
            <text:p>4.688867</text:p>
          </table:table-cell>
          <table:table-cell office:value-type="float" office:value="463" calcext:value-type="float">
            <text:p>463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206]/[.A206]" office:value-type="float" office:value="70.1254821126895" calcext:value-type="float">
            <text:p>70.1254821127</text:p>
          </table:table-cell>
          <table:table-cell table:formula="of:=[.C206]/[.A206]" office:value-type="float" office:value="94.9173192232363" calcext:value-type="float">
            <text:p>94.9173192232</text:p>
          </table:table-cell>
          <table:table-cell table:formula="of:=[.I206]-[.H206]" office:value-type="float" office:value="24.7918371105468" calcext:value-type="float">
            <text:p>24.7918371105</text:p>
          </table:table-cell>
        </table:table-row>
        <table:table-row table:style-name="ro1">
          <table:table-cell office:value-type="float" office:value="6.566651" calcext:value-type="float">
            <text:p>6.566651</text:p>
          </table:table-cell>
          <table:table-cell office:value-type="float" office:value="624" calcext:value-type="float">
            <text:p>624</text:p>
          </table:table-cell>
          <table:table-cell office:value-type="float" office:value="685" calcext:value-type="float">
            <text:p>685</text:p>
          </table:table-cell>
          <table:table-cell office:value-type="float" office:value="7.759062" calcext:value-type="float">
            <text:p>7.759062</text:p>
          </table:table-cell>
          <table:table-cell office:value-type="float" office:value="710" calcext:value-type="float">
            <text:p>710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B207]/[.A207]" office:value-type="float" office:value="95.0256074214999" calcext:value-type="float">
            <text:p>95.0256074215</text:p>
          </table:table-cell>
          <table:table-cell table:formula="of:=[.C207]/[.A207]" office:value-type="float" office:value="104.314969685461" calcext:value-type="float">
            <text:p>104.3149696855</text:p>
          </table:table-cell>
          <table:table-cell table:formula="of:=[.I207]-[.H207]" office:value-type="float" office:value="9.28936226396073" calcext:value-type="float">
            <text:p>9.289362264</text:p>
          </table:table-cell>
        </table:table-row>
        <table:table-row table:style-name="ro1">
          <table:table-cell office:value-type="float" office:value="4.688867" calcext:value-type="float">
            <text:p>4.688867</text:p>
          </table:table-cell>
          <table:table-cell office:value-type="float" office:value="463" calcext:value-type="float">
            <text:p>463</text:p>
          </table:table-cell>
          <table:table-cell office:value-type="float" office:value="553" calcext:value-type="float">
            <text:p>553</text:p>
          </table:table-cell>
          <table:table-cell office:value-type="float" office:value="7.641623" calcext:value-type="float">
            <text:p>7.641623</text:p>
          </table:table-cell>
          <table:table-cell office:value-type="float" office:value="829" calcext:value-type="float">
            <text:p>829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[.B208]/[.A208]" office:value-type="float" office:value="98.7445367932168" calcext:value-type="float">
            <text:p>98.7445367932</text:p>
          </table:table-cell>
          <table:table-cell table:formula="of:=[.C208]/[.A208]" office:value-type="float" office:value="117.938939193626" calcext:value-type="float">
            <text:p>117.9389391936</text:p>
          </table:table-cell>
          <table:table-cell table:formula="of:=[.I208]-[.H208]" office:value-type="float" office:value="19.1944024004093" calcext:value-type="float">
            <text:p>19.1944024004</text:p>
          </table:table-cell>
        </table:table-row>
        <table:table-row table:style-name="ro1">
          <table:table-cell office:value-type="float" office:value="16.199768" calcext:value-type="float">
            <text:p>16.199768</text:p>
          </table:table-cell>
          <table:table-cell office:value-type="float" office:value="888" calcext:value-type="float">
            <text:p>888</text:p>
          </table:table-cell>
          <table:table-cell office:value-type="float" office:value="1119" calcext:value-type="float">
            <text:p>1119</text:p>
          </table:table-cell>
          <table:table-cell office:value-type="float" office:value="9.126079" calcext:value-type="float">
            <text:p>9.126079</text:p>
          </table:table-cell>
          <table:table-cell office:value-type="float" office:value="540" calcext:value-type="float">
            <text:p>540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B209]/[.A209]" office:value-type="float" office:value="54.8155998283432" calcext:value-type="float">
            <text:p>54.8155998283</text:p>
          </table:table-cell>
          <table:table-cell table:formula="of:=[.C209]/[.A209]" office:value-type="float" office:value="69.0750632972028" calcext:value-type="float">
            <text:p>69.0750632972</text:p>
          </table:table-cell>
          <table:table-cell table:formula="of:=[.I209]-[.H209]" office:value-type="float" office:value="14.2594634688596" calcext:value-type="float">
            <text:p>14.2594634689</text:p>
          </table:table-cell>
        </table:table-row>
        <table:table-row table:style-name="ro1">
          <table:table-cell office:value-type="float" office:value="11.165419" calcext:value-type="float">
            <text:p>11.165419</text:p>
          </table:table-cell>
          <table:table-cell office:value-type="float" office:value="750" calcext:value-type="float">
            <text:p>750</text:p>
          </table:table-cell>
          <table:table-cell office:value-type="float" office:value="957" calcext:value-type="float">
            <text:p>957</text:p>
          </table:table-cell>
          <table:table-cell office:value-type="float" office:value="6.15406" calcext:value-type="float">
            <text:p>6.15406</text:p>
          </table:table-cell>
          <table:table-cell office:value-type="float" office:value="485" calcext:value-type="float">
            <text:p>485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B210]/[.A210]" office:value-type="float" office:value="67.1716842869936" calcext:value-type="float">
            <text:p>67.171684287</text:p>
          </table:table-cell>
          <table:table-cell table:formula="of:=[.C210]/[.A210]" office:value-type="float" office:value="85.7110691502039" calcext:value-type="float">
            <text:p>85.7110691502</text:p>
          </table:table-cell>
          <table:table-cell table:formula="of:=[.I210]-[.H210]" office:value-type="float" office:value="18.5393848632102" calcext:value-type="float">
            <text:p>18.5393848632</text:p>
          </table:table-cell>
        </table:table-row>
        <table:table-row table:style-name="ro1">
          <table:table-cell office:value-type="float" office:value="4.097322" calcext:value-type="float">
            <text:p>4.097322</text:p>
          </table:table-cell>
          <table:table-cell office:value-type="float" office:value="208" calcext:value-type="float">
            <text:p>208</text:p>
          </table:table-cell>
          <table:table-cell office:value-type="float" office:value="372" calcext:value-type="float">
            <text:p>372</text:p>
          </table:table-cell>
          <table:table-cell office:value-type="float" office:value="8.254295" calcext:value-type="float">
            <text:p>8.254295</text:p>
          </table:table-cell>
          <table:table-cell office:value-type="float" office:value="435" calcext:value-type="float">
            <text:p>43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B211]/[.A211]" office:value-type="float" office:value="50.7648654413785" calcext:value-type="float">
            <text:p>50.7648654414</text:p>
          </table:table-cell>
          <table:table-cell table:formula="of:=[.C211]/[.A211]" office:value-type="float" office:value="90.7910093470808" calcext:value-type="float">
            <text:p>90.7910093471</text:p>
          </table:table-cell>
          <table:table-cell table:formula="of:=[.I211]-[.H211]" office:value-type="float" office:value="40.0261439057023" calcext:value-type="float">
            <text:p>40.0261439057</text:p>
          </table:table-cell>
        </table:table-row>
        <table:table-row table:style-name="ro1">
          <table:table-cell office:value-type="float" office:value="3.631293" calcext:value-type="float">
            <text:p>3.631293</text:p>
          </table:table-cell>
          <table:table-cell office:value-type="float" office:value="240" calcext:value-type="float">
            <text:p>240</text:p>
          </table:table-cell>
          <table:table-cell office:value-type="float" office:value="307" calcext:value-type="float">
            <text:p>307</text:p>
          </table:table-cell>
          <table:table-cell office:value-type="float" office:value="4.647857" calcext:value-type="float">
            <text:p>4.647857</text:p>
          </table:table-cell>
          <table:table-cell office:value-type="float" office:value="252" calcext:value-type="float">
            <text:p>252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212]/[.A212]" office:value-type="float" office:value="66.0921605609903" calcext:value-type="float">
            <text:p>66.092160561</text:p>
          </table:table-cell>
          <table:table-cell table:formula="of:=[.C212]/[.A212]" office:value-type="float" office:value="84.5428887176" calcext:value-type="float">
            <text:p>84.5428887176</text:p>
          </table:table-cell>
          <table:table-cell table:formula="of:=[.I212]-[.H212]" office:value-type="float" office:value="18.4507281566098" calcext:value-type="float">
            <text:p>18.4507281566</text:p>
          </table:table-cell>
        </table:table-row>
        <table:table-row table:style-name="ro1">
          <table:table-cell office:value-type="float" office:value="4.052583" calcext:value-type="float">
            <text:p>4.052583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.555894" calcext:value-type="float">
            <text:p>4.555894</text:p>
          </table:table-cell>
          <table:table-cell office:value-type="float" office:value="542" calcext:value-type="float">
            <text:p>542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B213]/[.A213]" office:value-type="float" office:value="67.1176876574767" calcext:value-type="float">
            <text:p>67.1176876575</text:p>
          </table:table-cell>
          <table:table-cell table:formula="of:=[.C213]/[.A213]" office:value-type="float" office:value="82.9100847533536" calcext:value-type="float">
            <text:p>82.9100847534</text:p>
          </table:table-cell>
          <table:table-cell table:formula="of:=[.I213]-[.H213]" office:value-type="float" office:value="15.7923970958769" calcext:value-type="float">
            <text:p>15.7923970959</text:p>
          </table:table-cell>
        </table:table-row>
        <table:table-row table:style-name="ro1">
          <table:table-cell office:value-type="float" office:value="2.235072" calcext:value-type="float">
            <text:p>2.235072</text:p>
          </table:table-cell>
          <table:table-cell office:value-type="float" office:value="194" calcext:value-type="float">
            <text:p>194</text:p>
          </table:table-cell>
          <table:table-cell office:value-type="float" office:value="262" calcext:value-type="float">
            <text:p>262</text:p>
          </table:table-cell>
          <table:table-cell office:value-type="float" office:value="16.96654" calcext:value-type="float">
            <text:p>16.96654</text:p>
          </table:table-cell>
          <table:table-cell office:value-type="float" office:value="987" calcext:value-type="float">
            <text:p>987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B214]/[.A214]" office:value-type="float" office:value="86.7980986742262" calcext:value-type="float">
            <text:p>86.7980986742</text:p>
          </table:table-cell>
          <table:table-cell table:formula="of:=[.C214]/[.A214]" office:value-type="float" office:value="117.222174498182" calcext:value-type="float">
            <text:p>117.2221744982</text:p>
          </table:table-cell>
          <table:table-cell table:formula="of:=[.I214]-[.H214]" office:value-type="float" office:value="30.4240758239555" calcext:value-type="float">
            <text:p>30.424075824</text:p>
          </table:table-cell>
        </table:table-row>
        <table:table-row table:style-name="ro1">
          <table:table-cell office:value-type="float" office:value="5.320802" calcext:value-type="float">
            <text:p>5.320802</text:p>
          </table:table-cell>
          <table:table-cell office:value-type="float" office:value="278" calcext:value-type="float">
            <text:p>278</text:p>
          </table:table-cell>
          <table:table-cell office:value-type="float" office:value="322" calcext:value-type="float">
            <text:p>322</text:p>
          </table:table-cell>
          <table:table-cell office:value-type="float" office:value="8.612826" calcext:value-type="float">
            <text:p>8.612826</text:p>
          </table:table-cell>
          <table:table-cell office:value-type="float" office:value="433" calcext:value-type="float">
            <text:p>433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B215]/[.A215]" office:value-type="float" office:value="52.2477626493149" calcext:value-type="float">
            <text:p>52.2477626493</text:p>
          </table:table-cell>
          <table:table-cell table:formula="of:=[.C215]/[.A215]" office:value-type="float" office:value="60.5171927089187" calcext:value-type="float">
            <text:p>60.5171927089</text:p>
          </table:table-cell>
          <table:table-cell table:formula="of:=[.I215]-[.H215]" office:value-type="float" office:value="8.2694300596038" calcext:value-type="float">
            <text:p>8.2694300596</text:p>
          </table:table-cell>
        </table:table-row>
        <table:table-row table:style-name="ro1">
          <table:table-cell office:value-type="float" office:value="4.408007" calcext:value-type="float">
            <text:p>4.408007</text:p>
          </table:table-cell>
          <table:table-cell office:value-type="float" office:value="311" calcext:value-type="float">
            <text:p>311</text:p>
          </table:table-cell>
          <table:table-cell office:value-type="float" office:value="354" calcext:value-type="float">
            <text:p>354</text:p>
          </table:table-cell>
          <table:table-cell office:value-type="float" office:value="5.005145" calcext:value-type="float">
            <text:p>5.005145</text:p>
          </table:table-cell>
          <table:table-cell office:value-type="float" office:value="251" calcext:value-type="float">
            <text:p>251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B216]/[.A216]" office:value-type="float" office:value="70.5534269795851" calcext:value-type="float">
            <text:p>70.5534269796</text:p>
          </table:table-cell>
          <table:table-cell table:formula="of:=[.C216]/[.A216]" office:value-type="float" office:value="80.3084024140615" calcext:value-type="float">
            <text:p>80.3084024141</text:p>
          </table:table-cell>
          <table:table-cell table:formula="of:=[.I216]-[.H216]" office:value-type="float" office:value="9.75497543447639" calcext:value-type="float">
            <text:p>9.7549754345</text:p>
          </table:table-cell>
        </table:table-row>
        <table:table-row table:style-name="ro1">
          <table:table-cell office:value-type="float" office:value="4.611817" calcext:value-type="float">
            <text:p>4.611817</text:p>
          </table:table-cell>
          <table:table-cell office:value-type="float" office:value="232" calcext:value-type="float">
            <text:p>232</text:p>
          </table:table-cell>
          <table:table-cell office:value-type="float" office:value="463" calcext:value-type="float">
            <text:p>463</text:p>
          </table:table-cell>
          <table:table-cell office:value-type="float" office:value="5.165459" calcext:value-type="float">
            <text:p>5.165459</text:p>
          </table:table-cell>
          <table:table-cell office:value-type="float" office:value="264" calcext:value-type="float">
            <text:p>264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B217]/[.A217]" office:value-type="float" office:value="50.3055520199522" calcext:value-type="float">
            <text:p>50.30555202</text:p>
          </table:table-cell>
          <table:table-cell table:formula="of:=[.C217]/[.A217]" office:value-type="float" office:value="100.394269763956" calcext:value-type="float">
            <text:p>100.394269764</text:p>
          </table:table-cell>
          <table:table-cell table:formula="of:=[.I217]-[.H217]" office:value-type="float" office:value="50.0887177440042" calcext:value-type="float">
            <text:p>50.088717744</text:p>
          </table:table-cell>
        </table:table-row>
        <table:table-row table:style-name="ro1">
          <table:table-cell office:value-type="float" office:value="1.363288" calcext:value-type="float">
            <text:p>1.36328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2.458144" calcext:value-type="float">
            <text:p>2.458144</text:p>
          </table:table-cell>
          <table:table-cell office:value-type="float" office:value="279" calcext:value-type="float">
            <text:p>279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B218]/[.A218]" office:value-type="float" office:value="49.8794091930685" calcext:value-type="float">
            <text:p>49.8794091931</text:p>
          </table:table-cell>
          <table:table-cell table:formula="of:=[.C218]/[.A218]" office:value-type="float" office:value="58.6816578741983" calcext:value-type="float">
            <text:p>58.6816578742</text:p>
          </table:table-cell>
          <table:table-cell table:formula="of:=[.I218]-[.H218]" office:value-type="float" office:value="8.80224868112974" calcext:value-type="float">
            <text:p>8.8022486811</text:p>
          </table:table-cell>
        </table:table-row>
        <table:table-row table:style-name="ro1">
          <table:table-cell office:value-type="float" office:value="2.171071" calcext:value-type="float">
            <text:p>2.171071</text:p>
          </table:table-cell>
          <table:table-cell office:value-type="float" office:value="194" calcext:value-type="float">
            <text:p>194</text:p>
          </table:table-cell>
          <table:table-cell office:value-type="float" office:value="296" calcext:value-type="float">
            <text:p>296</text:p>
          </table:table-cell>
          <table:table-cell office:value-type="float" office:value="9.822636" calcext:value-type="float">
            <text:p>9.822636</text:p>
          </table:table-cell>
          <table:table-cell office:value-type="float" office:value="662" calcext:value-type="float">
            <text:p>662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B219]/[.A219]" office:value-type="float" office:value="89.3568197447251" calcext:value-type="float">
            <text:p>89.3568197447</text:p>
          </table:table-cell>
          <table:table-cell table:formula="of:=[.C219]/[.A219]" office:value-type="float" office:value="136.338240435251" calcext:value-type="float">
            <text:p>136.3382404353</text:p>
          </table:table-cell>
          <table:table-cell table:formula="of:=[.I219]-[.H219]" office:value-type="float" office:value="46.9814206905255" calcext:value-type="float">
            <text:p>46.9814206905</text:p>
          </table:table-cell>
        </table:table-row>
        <table:table-row table:style-name="ro1">
          <table:table-cell office:value-type="float" office:value="4.857259" calcext:value-type="float">
            <text:p>4.857259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1.611837" calcext:value-type="float">
            <text:p>1.611837</text:p>
          </table:table-cell>
          <table:table-cell table:number-columns-repeated="2" office:value-type="float" office:value="97" calcext:value-type="float">
            <text:p>97</text:p>
          </table:table-cell>
          <table:table-cell/>
          <table:table-cell table:formula="of:=[.B220]/[.A220]" office:value-type="float" office:value="67.3219196258631" calcext:value-type="float">
            <text:p>67.3219196259</text:p>
          </table:table-cell>
          <table:table-cell table:formula="of:=[.C220]/[.A220]" office:value-type="float" office:value="69.3806939263482" calcext:value-type="float">
            <text:p>69.3806939263</text:p>
          </table:table-cell>
          <table:table-cell table:formula="of:=[.I220]-[.H220]" office:value-type="float" office:value="2.05877430048511" calcext:value-type="float">
            <text:p>2.0587743005</text:p>
          </table:table-cell>
        </table:table-row>
        <table:table-row table:style-name="ro1">
          <table:table-cell office:value-type="float" office:value="9.521271" calcext:value-type="float">
            <text:p>9.521271</text:p>
          </table:table-cell>
          <table:table-cell office:value-type="float" office:value="487" calcext:value-type="float">
            <text:p>487</text:p>
          </table:table-cell>
          <table:table-cell office:value-type="float" office:value="803" calcext:value-type="float">
            <text:p>803</text:p>
          </table:table-cell>
          <table:table-cell office:value-type="float" office:value="16.115262" calcext:value-type="float">
            <text:p>16.115262</text:p>
          </table:table-cell>
          <table:table-cell office:value-type="float" office:value="812" calcext:value-type="float">
            <text:p>812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B221]/[.A221]" office:value-type="float" office:value="51.1486334124929" calcext:value-type="float">
            <text:p>51.1486334125</text:p>
          </table:table-cell>
          <table:table-cell table:formula="of:=[.C221]/[.A221]" office:value-type="float" office:value="84.3374797335356" calcext:value-type="float">
            <text:p>84.3374797335</text:p>
          </table:table-cell>
          <table:table-cell table:formula="of:=[.I221]-[.H221]" office:value-type="float" office:value="33.1888463210426" calcext:value-type="float">
            <text:p>33.188846321</text:p>
          </table:table-cell>
        </table:table-row>
        <table:table-row table:style-name="ro1">
          <table:table-cell office:value-type="float" office:value="2.171071" calcext:value-type="float">
            <text:p>2.171071</text:p>
          </table:table-cell>
          <table:table-cell office:value-type="float" office:value="194" calcext:value-type="float">
            <text:p>194</text:p>
          </table:table-cell>
          <table:table-cell office:value-type="float" office:value="294" calcext:value-type="float">
            <text:p>294</text:p>
          </table:table-cell>
          <table:table-cell office:value-type="float" office:value="10.8305" calcext:value-type="float">
            <text:p>10.8305</text:p>
          </table:table-cell>
          <table:table-cell office:value-type="float" office:value="969" calcext:value-type="float">
            <text:p>969</text:p>
          </table:table-cell>
          <table:table-cell office:value-type="float" office:value="1979" calcext:value-type="float">
            <text:p>1979</text:p>
          </table:table-cell>
          <table:table-cell/>
          <table:table-cell table:formula="of:=[.B222]/[.A222]" office:value-type="float" office:value="89.3568197447251" calcext:value-type="float">
            <text:p>89.3568197447</text:p>
          </table:table-cell>
          <table:table-cell table:formula="of:=[.C222]/[.A222]" office:value-type="float" office:value="135.417036107985" calcext:value-type="float">
            <text:p>135.417036108</text:p>
          </table:table-cell>
          <table:table-cell table:formula="of:=[.I222]-[.H222]" office:value-type="float" office:value="46.0602163632603" calcext:value-type="float">
            <text:p>46.0602163633</text:p>
          </table:table-cell>
        </table:table-row>
        <table:table-row table:style-name="ro1">
          <table:table-cell office:value-type="float" office:value="9.552961" calcext:value-type="float">
            <text:p>9.552961</text:p>
          </table:table-cell>
          <table:table-cell office:value-type="float" office:value="639" calcext:value-type="float">
            <text:p>639</text:p>
          </table:table-cell>
          <table:table-cell office:value-type="float" office:value="939" calcext:value-type="float">
            <text:p>939</text:p>
          </table:table-cell>
          <table:table-cell office:value-type="float" office:value="9.264644" calcext:value-type="float">
            <text:p>9.264644</text:p>
          </table:table-cell>
          <table:table-cell office:value-type="float" office:value="630" calcext:value-type="float">
            <text:p>630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[.B223]/[.A223]" office:value-type="float" office:value="66.8902552831525" calcext:value-type="float">
            <text:p>66.8902552832</text:p>
          </table:table-cell>
          <table:table-cell table:formula="of:=[.C223]/[.A223]" office:value-type="float" office:value="98.2941310029424" calcext:value-type="float">
            <text:p>98.2941310029</text:p>
          </table:table-cell>
          <table:table-cell table:formula="of:=[.I223]-[.H223]" office:value-type="float" office:value="31.4038757197899" calcext:value-type="float">
            <text:p>31.4038757198</text:p>
          </table:table-cell>
        </table:table-row>
        <table:table-row table:style-name="ro1">
          <table:table-cell office:value-type="float" office:value="1.671489" calcext:value-type="float">
            <text:p>1.671489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.894561" calcext:value-type="float">
            <text:p>1.894561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table:formula="of:=[.B224]/[.A224]" office:value-type="float" office:value="79.5697728193246" calcext:value-type="float">
            <text:p>79.5697728193</text:p>
          </table:table-cell>
          <table:table-cell table:formula="of:=[.C224]/[.A224]" office:value-type="float" office:value="101.107455687713" calcext:value-type="float">
            <text:p>101.1074556877</text:p>
          </table:table-cell>
          <table:table-cell table:formula="of:=[.I224]-[.H224]" office:value-type="float" office:value="21.5376828683886" calcext:value-type="float">
            <text:p>21.5376828684</text:p>
          </table:table-cell>
        </table:table-row>
        <table:table-row table:style-name="ro1">
          <table:table-cell office:value-type="float" office:value="1.993359" calcext:value-type="float">
            <text:p>1.993359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.38193" calcext:value-type="float">
            <text:p>1.38193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formula="of:=[.B225]/[.A225]" office:value-type="float" office:value="64.7148857782266" calcext:value-type="float">
            <text:p>64.7148857782</text:p>
          </table:table-cell>
          <table:table-cell table:formula="of:=[.C225]/[.A225]" office:value-type="float" office:value="73.7448698403047" calcext:value-type="float">
            <text:p>73.7448698403</text:p>
          </table:table-cell>
          <table:table-cell table:formula="of:=[.I225]-[.H225]" office:value-type="float" office:value="9.02998406207813" calcext:value-type="float">
            <text:p>9.0299840621</text:p>
          </table:table-cell>
        </table:table-row>
        <table:table-row table:style-name="ro1">
          <table:table-cell office:value-type="float" office:value="5.624652" calcext:value-type="float">
            <text:p>5.624652</text:p>
          </table:table-cell>
          <table:table-cell office:value-type="float" office:value="438" calcext:value-type="float">
            <text:p>438</text:p>
          </table:table-cell>
          <table:table-cell office:value-type="float" office:value="500" calcext:value-type="float">
            <text:p>500</text:p>
          </table:table-cell>
          <table:table-cell office:value-type="float" office:value="10.834228" calcext:value-type="float">
            <text:p>10.834228</text:p>
          </table:table-cell>
          <table:table-cell office:value-type="float" office:value="719" calcext:value-type="float">
            <text:p>719</text:p>
          </table:table-cell>
          <table:table-cell office:value-type="float" office:value="2061" calcext:value-type="float">
            <text:p>2061</text:p>
          </table:table-cell>
          <table:table-cell/>
          <table:table-cell table:formula="of:=[.B226]/[.A226]" office:value-type="float" office:value="77.8714843158297" calcext:value-type="float">
            <text:p>77.8714843158</text:p>
          </table:table-cell>
          <table:table-cell table:formula="of:=[.C226]/[.A226]" office:value-type="float" office:value="88.89438848839" calcext:value-type="float">
            <text:p>88.8943884884</text:p>
          </table:table-cell>
          <table:table-cell table:formula="of:=[.I226]-[.H226]" office:value-type="float" office:value="11.0229041725604" calcext:value-type="float">
            <text:p>11.0229041726</text:p>
          </table:table-cell>
        </table:table-row>
        <table:table-row table:style-name="ro1">
          <table:table-cell office:value-type="float" office:value="8.469289" calcext:value-type="float">
            <text:p>8.469289</text:p>
          </table:table-cell>
          <table:table-cell office:value-type="float" office:value="426" calcext:value-type="float">
            <text:p>426</text:p>
          </table:table-cell>
          <table:table-cell office:value-type="float" office:value="473" calcext:value-type="float">
            <text:p>473</text:p>
          </table:table-cell>
          <table:table-cell office:value-type="float" office:value="6.087574" calcext:value-type="float">
            <text:p>6.087574</text:p>
          </table:table-cell>
          <table:table-cell office:value-type="float" office:value="383" calcext:value-type="float">
            <text:p>383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B227]/[.A227]" office:value-type="float" office:value="50.2993816836337" calcext:value-type="float">
            <text:p>50.2993816836</text:p>
          </table:table-cell>
          <table:table-cell table:formula="of:=[.C227]/[.A227]" office:value-type="float" office:value="55.8488439820627" calcext:value-type="float">
            <text:p>55.8488439821</text:p>
          </table:table-cell>
          <table:table-cell table:formula="of:=[.I227]-[.H227]" office:value-type="float" office:value="5.54946229842907" calcext:value-type="float">
            <text:p>5.5494622984</text:p>
          </table:table-cell>
        </table:table-row>
        <table:table-row table:style-name="ro1">
          <table:table-cell office:value-type="float" office:value="3.036641" calcext:value-type="float">
            <text:p>3.036641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7.767761" calcext:value-type="float">
            <text:p>7.767761</text:p>
          </table:table-cell>
          <table:table-cell office:value-type="float" office:value="473" calcext:value-type="float">
            <text:p>473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B228]/[.A228]" office:value-type="float" office:value="58.9467111851549" calcext:value-type="float">
            <text:p>58.9467111852</text:p>
          </table:table-cell>
          <table:table-cell table:formula="of:=[.C228]/[.A228]" office:value-type="float" office:value="58.9467111851549" calcext:value-type="float">
            <text:p>58.9467111852</text:p>
          </table:table-cell>
          <table:table-cell table:formula="of:=[.I228]-[.H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57136" calcext:value-type="float">
            <text:p>4.557136</text:p>
          </table:table-cell>
          <table:table-cell office:value-type="float" office:value="281" calcext:value-type="float">
            <text:p>281</text:p>
          </table:table-cell>
          <table:table-cell office:value-type="float" office:value="581" calcext:value-type="float">
            <text:p>581</text:p>
          </table:table-cell>
          <table:table-cell office:value-type="float" office:value="1.394357" calcext:value-type="float">
            <text:p>1.394357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229]/[.A229]" office:value-type="float" office:value="61.6615347885163" calcext:value-type="float">
            <text:p>61.6615347885</text:p>
          </table:table-cell>
          <table:table-cell table:formula="of:=[.C229]/[.A229]" office:value-type="float" office:value="127.49235484743" calcext:value-type="float">
            <text:p>127.4923548474</text:p>
          </table:table-cell>
          <table:table-cell table:formula="of:=[.I229]-[.H229]" office:value-type="float" office:value="65.8308200589142" calcext:value-type="float">
            <text:p>65.8308200589</text:p>
          </table:table-cell>
        </table:table-row>
        <table:table-row table:style-name="ro1">
          <table:table-cell office:value-type="float" office:value="3.177071" calcext:value-type="float">
            <text:p>3.177071</text:p>
          </table:table-cell>
          <table:table-cell office:value-type="float" office:value="269" calcext:value-type="float">
            <text:p>269</text:p>
          </table:table-cell>
          <table:table-cell office:value-type="float" office:value="333" calcext:value-type="float">
            <text:p>333</text:p>
          </table:table-cell>
          <table:table-cell office:value-type="float" office:value="4.379424" calcext:value-type="float">
            <text:p>4.379424</text:p>
          </table:table-cell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B230]/[.A230]" office:value-type="float" office:value="84.6691811420016" calcext:value-type="float">
            <text:p>84.669181142</text:p>
          </table:table-cell>
          <table:table-cell table:formula="of:=[.C230]/[.A230]" office:value-type="float" office:value="104.813521636753" calcext:value-type="float">
            <text:p>104.8135216368</text:p>
          </table:table-cell>
          <table:table-cell table:formula="of:=[.I230]-[.H230]" office:value-type="float" office:value="20.1443404947513" calcext:value-type="float">
            <text:p>20.1443404948</text:p>
          </table:table-cell>
        </table:table-row>
        <table:table-row table:style-name="ro1">
          <table:table-cell office:value-type="float" office:value="5.602904" calcext:value-type="float">
            <text:p>5.602904</text:p>
          </table:table-cell>
          <table:table-cell office:value-type="float" office:value="399" calcext:value-type="float">
            <text:p>399</text:p>
          </table:table-cell>
          <table:table-cell office:value-type="float" office:value="890" calcext:value-type="float">
            <text:p>890</text:p>
          </table:table-cell>
          <table:table-cell office:value-type="float" office:value="1.583254" calcext:value-type="float">
            <text:p>1.583254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B231]/[.A231]" office:value-type="float" office:value="71.2130709360717" calcext:value-type="float">
            <text:p>71.2130709361</text:p>
          </table:table-cell>
          <table:table-cell table:formula="of:=[.C231]/[.A231]" office:value-type="float" office:value="158.846198328581" calcext:value-type="float">
            <text:p>158.8461983286</text:p>
          </table:table-cell>
          <table:table-cell table:formula="of:=[.I231]-[.H231]" office:value-type="float" office:value="87.6331273925093" calcext:value-type="float">
            <text:p>87.6331273925</text:p>
          </table:table-cell>
        </table:table-row>
        <table:table-row table:style-name="ro1">
          <table:table-cell office:value-type="float" office:value="3.036641" calcext:value-type="float">
            <text:p>3.036641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8.321403" calcext:value-type="float">
            <text:p>8.321403</text:p>
          </table:table-cell>
          <table:table-cell office:value-type="float" office:value="505" calcext:value-type="float">
            <text:p>505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B232]/[.A232]" office:value-type="float" office:value="58.9467111851549" calcext:value-type="float">
            <text:p>58.9467111852</text:p>
          </table:table-cell>
          <table:table-cell table:formula="of:=[.C232]/[.A232]" office:value-type="float" office:value="78.376074089759" calcext:value-type="float">
            <text:p>78.3760740898</text:p>
          </table:table-cell>
          <table:table-cell table:formula="of:=[.I232]-[.H232]" office:value-type="float" office:value="19.4293629046041" calcext:value-type="float">
            <text:p>19.4293629046</text:p>
          </table:table-cell>
        </table:table-row>
        <table:table-row table:style-name="ro1">
          <table:table-cell office:value-type="float" office:value="10.834228" calcext:value-type="float">
            <text:p>10.834228</text:p>
          </table:table-cell>
          <table:table-cell office:value-type="float" office:value="719" calcext:value-type="float">
            <text:p>719</text:p>
          </table:table-cell>
          <table:table-cell office:value-type="float" office:value="1903" calcext:value-type="float">
            <text:p>1903</text:p>
          </table:table-cell>
          <table:table-cell office:value-type="float" office:value="9.396375" calcext:value-type="float">
            <text:p>9.396375</text:p>
          </table:table-cell>
          <table:table-cell office:value-type="float" office:value="879" calcext:value-type="float">
            <text:p>879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B233]/[.A233]" office:value-type="float" office:value="66.3637501444496" calcext:value-type="float">
            <text:p>66.3637501444</text:p>
          </table:table-cell>
          <table:table-cell table:formula="of:=[.C233]/[.A233]" office:value-type="float" office:value="175.647032718898" calcext:value-type="float">
            <text:p>175.6470327189</text:p>
          </table:table-cell>
          <table:table-cell table:formula="of:=[.I233]-[.H233]" office:value-type="float" office:value="109.283282574448" calcext:value-type="float">
            <text:p>109.2832825744</text:p>
          </table:table-cell>
        </table:table-row>
        <table:table-row table:style-name="ro1">
          <table:table-cell office:value-type="float" office:value="1.432882" calcext:value-type="float">
            <text:p>1.432882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2.377988" calcext:value-type="float">
            <text:p>2.377988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234]/[.A234]" office:value-type="float" office:value="50.248380536569" calcext:value-type="float">
            <text:p>50.2483805366</text:p>
          </table:table-cell>
          <table:table-cell table:formula="of:=[.C234]/[.A234]" office:value-type="float" office:value="62.1125814965922" calcext:value-type="float">
            <text:p>62.1125814966</text:p>
          </table:table-cell>
          <table:table-cell table:formula="of:=[.I234]-[.H234]" office:value-type="float" office:value="11.8642009600232" calcext:value-type="float">
            <text:p>11.86420096</text:p>
          </table:table-cell>
        </table:table-row>
        <table:table-row table:style-name="ro1">
          <table:table-cell office:value-type="float" office:value="6.087574" calcext:value-type="float">
            <text:p>6.087574</text:p>
          </table:table-cell>
          <table:table-cell office:value-type="float" office:value="383" calcext:value-type="float">
            <text:p>383</text:p>
          </table:table-cell>
          <table:table-cell office:value-type="float" office:value="573" calcext:value-type="float">
            <text:p>573</text:p>
          </table:table-cell>
          <table:table-cell office:value-type="float" office:value="8.469289" calcext:value-type="float">
            <text:p>8.469289</text:p>
          </table:table-cell>
          <table:table-cell table:number-columns-repeated="2" office:value-type="float" office:value="426" calcext:value-type="float">
            <text:p>426</text:p>
          </table:table-cell>
          <table:table-cell/>
          <table:table-cell table:formula="of:=[.B235]/[.A235]" office:value-type="float" office:value="62.9150462893757" calcext:value-type="float">
            <text:p>62.9150462894</text:p>
          </table:table-cell>
          <table:table-cell table:formula="of:=[.C235]/[.A235]" office:value-type="float" office:value="94.1261658585177" calcext:value-type="float">
            <text:p>94.1261658585</text:p>
          </table:table-cell>
          <table:table-cell table:formula="of:=[.I235]-[.H235]" office:value-type="float" office:value="31.211119569142" calcext:value-type="float">
            <text:p>31.2111195691</text:p>
          </table:table-cell>
        </table:table-row>
        <table:table-row table:style-name="ro1">
          <table:table-cell office:value-type="float" office:value="2.922309" calcext:value-type="float">
            <text:p>2.922309</text:p>
          </table:table-cell>
          <table:table-cell office:value-type="float" office:value="395" calcext:value-type="float">
            <text:p>395</text:p>
          </table:table-cell>
          <table:table-cell office:value-type="float" office:value="494" calcext:value-type="float">
            <text:p>494</text:p>
          </table:table-cell>
          <table:table-cell office:value-type="float" office:value="8.688012" calcext:value-type="float">
            <text:p>8.688012</text:p>
          </table:table-cell>
          <table:table-cell office:value-type="float" office:value="514" calcext:value-type="float">
            <text:p>514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236]/[.A236]" office:value-type="float" office:value="135.167088764398" calcext:value-type="float">
            <text:p>135.1670887644</text:p>
          </table:table-cell>
          <table:table-cell table:formula="of:=[.C236]/[.A236]" office:value-type="float" office:value="169.044409745855" calcext:value-type="float">
            <text:p>169.0444097459</text:p>
          </table:table-cell>
          <table:table-cell table:formula="of:=[.I236]-[.H236]" office:value-type="float" office:value="33.8773209814568" calcext:value-type="float">
            <text:p>33.8773209815</text:p>
          </table:table-cell>
        </table:table-row>
        <table:table-row table:style-name="ro1">
          <table:table-cell office:value-type="float" office:value="5.212683" calcext:value-type="float">
            <text:p>5.212683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1.67211" calcext:value-type="float">
            <text:p>1.67211</text:p>
          </table:table-cell>
          <table:table-cell office:value-type="float" office:value="105" calcext:value-type="float">
            <text:p>105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B237]/[.A237]" office:value-type="float" office:value="70.0215225057806" calcext:value-type="float">
            <text:p>70.0215225058</text:p>
          </table:table-cell>
          <table:table-cell table:formula="of:=[.C237]/[.A237]" office:value-type="float" office:value="70.0215225057806" calcext:value-type="float">
            <text:p>70.0215225058</text:p>
          </table:table-cell>
          <table:table-cell table:formula="of:=[.I237]-[.H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9513" calcext:value-type="float">
            <text:p>5.969513</text:p>
          </table:table-cell>
          <table:table-cell office:value-type="float" office:value="385" calcext:value-type="float">
            <text:p>385</text:p>
          </table:table-cell>
          <table:table-cell office:value-type="float" office:value="512" calcext:value-type="float">
            <text:p>512</text:p>
          </table:table-cell>
          <table:table-cell office:value-type="float" office:value="4.137711" calcext:value-type="float">
            <text:p>4.137711</text:p>
          </table:table-cell>
          <table:table-cell office:value-type="float" office:value="228" calcext:value-type="float">
            <text:p>228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B238]/[.A238]" office:value-type="float" office:value="64.4943733266013" calcext:value-type="float">
            <text:p>64.4943733266</text:p>
          </table:table-cell>
          <table:table-cell table:formula="of:=[.C238]/[.A238]" office:value-type="float" office:value="85.76914063174" calcext:value-type="float">
            <text:p>85.7691406317</text:p>
          </table:table-cell>
          <table:table-cell table:formula="of:=[.I238]-[.H238]" office:value-type="float" office:value="21.2747673051386" calcext:value-type="float">
            <text:p>21.2747673051</text:p>
          </table:table-cell>
        </table:table-row>
        <table:table-row table:style-name="ro1">
          <table:table-cell office:value-type="float" office:value="3.097535" calcext:value-type="float">
            <text:p>3.097535</text:p>
          </table:table-cell>
          <table:table-cell office:value-type="float" office:value="253" calcext:value-type="float">
            <text:p>253</text:p>
          </table:table-cell>
          <table:table-cell office:value-type="float" office:value="373" calcext:value-type="float">
            <text:p>373</text:p>
          </table:table-cell>
          <table:table-cell office:value-type="float" office:value="3.844424" calcext:value-type="float">
            <text:p>3.844424</text:p>
          </table:table-cell>
          <table:table-cell office:value-type="float" office:value="287" calcext:value-type="float">
            <text:p>287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B239]/[.A239]" office:value-type="float" office:value="81.6778502906343" calcext:value-type="float">
            <text:p>81.6778502906</text:p>
          </table:table-cell>
          <table:table-cell table:formula="of:=[.C239]/[.A239]" office:value-type="float" office:value="120.418332641923" calcext:value-type="float">
            <text:p>120.4183326419</text:p>
          </table:table-cell>
          <table:table-cell table:formula="of:=[.I239]-[.H239]" office:value-type="float" office:value="38.740482351289" calcext:value-type="float">
            <text:p>38.7404823513</text:p>
          </table:table-cell>
        </table:table-row>
        <table:table-row table:style-name="ro1">
          <table:table-cell office:value-type="float" office:value="7.170624" calcext:value-type="float">
            <text:p>7.170624</text:p>
          </table:table-cell>
          <table:table-cell office:value-type="float" office:value="443" calcext:value-type="float">
            <text:p>443</text:p>
          </table:table-cell>
          <table:table-cell office:value-type="float" office:value="849" calcext:value-type="float">
            <text:p>849</text:p>
          </table:table-cell>
          <table:table-cell office:value-type="float" office:value="2.439503" calcext:value-type="float">
            <text:p>2.439503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240]/[.A240]" office:value-type="float" office:value="61.7798395230317" calcext:value-type="float">
            <text:p>61.779839523</text:p>
          </table:table-cell>
          <table:table-cell table:formula="of:=[.C240]/[.A240]" office:value-type="float" office:value="118.399737596059" calcext:value-type="float">
            <text:p>118.3997375961</text:p>
          </table:table-cell>
          <table:table-cell table:formula="of:=[.I240]-[.H240]" office:value-type="float" office:value="56.6198980730268" calcext:value-type="float">
            <text:p>56.619898073</text:p>
          </table:table-cell>
        </table:table-row>
        <table:table-row table:style-name="ro1">
          <table:table-cell office:value-type="float" office:value="1.894561" calcext:value-type="float">
            <text:p>1.894561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.671489" calcext:value-type="float">
            <text:p>1.671489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[.B241]/[.A241]" office:value-type="float" office:value="50.143542488207" calcext:value-type="float">
            <text:p>50.1435424882</text:p>
          </table:table-cell>
          <table:table-cell table:formula="of:=[.C241]/[.A241]" office:value-type="float" office:value="59.6444242228147" calcext:value-type="float">
            <text:p>59.6444242228</text:p>
          </table:table-cell>
          <table:table-cell table:formula="of:=[.I241]-[.H241]" office:value-type="float" office:value="9.50088173460765" calcext:value-type="float">
            <text:p>9.5008817346</text:p>
          </table:table-cell>
        </table:table-row>
        <table:table-row table:style-name="ro1">
          <table:table-cell office:value-type="float" office:value="6.107457" calcext:value-type="float">
            <text:p>6.107457</text:p>
          </table:table-cell>
          <table:table-cell office:value-type="float" office:value="422" calcext:value-type="float">
            <text:p>422</text:p>
          </table:table-cell>
          <table:table-cell office:value-type="float" office:value="591" calcext:value-type="float">
            <text:p>591</text:p>
          </table:table-cell>
          <table:table-cell office:value-type="float" office:value="12.039688" calcext:value-type="float">
            <text:p>12.039688</text:p>
          </table:table-cell>
          <table:table-cell office:value-type="float" office:value="689" calcext:value-type="float">
            <text:p>689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242]/[.A242]" office:value-type="float" office:value="69.0958610105646" calcext:value-type="float">
            <text:p>69.0958610106</text:p>
          </table:table-cell>
          <table:table-cell table:formula="of:=[.C242]/[.A242]" office:value-type="float" office:value="96.76695226835" calcext:value-type="float">
            <text:p>96.7669522684</text:p>
          </table:table-cell>
          <table:table-cell table:formula="of:=[.I242]-[.H242]" office:value-type="float" office:value="27.6710912577854" calcext:value-type="float">
            <text:p>27.6710912578</text:p>
          </table:table-cell>
        </table:table-row>
        <table:table-row table:style-name="ro1">
          <table:table-cell office:value-type="float" office:value="4.355812" calcext:value-type="float">
            <text:p>4.355812</text:p>
          </table:table-cell>
          <table:table-cell office:value-type="float" office:value="219" calcext:value-type="float">
            <text:p>219</text:p>
          </table:table-cell>
          <table:table-cell office:value-type="float" office:value="561" calcext:value-type="float">
            <text:p>561</text:p>
          </table:table-cell>
          <table:table-cell office:value-type="float" office:value="4.909454" calcext:value-type="float">
            <text:p>4.909454</text:p>
          </table:table-cell>
          <table:table-cell office:value-type="float" office:value="251" calcext:value-type="float">
            <text:p>251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B243]/[.A243]" office:value-type="float" office:value="50.277652019876" calcext:value-type="float">
            <text:p>50.2776520199</text:p>
          </table:table-cell>
          <table:table-cell table:formula="of:=[.C243]/[.A243]" office:value-type="float" office:value="128.793437365984" calcext:value-type="float">
            <text:p>128.793437366</text:p>
          </table:table-cell>
          <table:table-cell table:formula="of:=[.I243]-[.H243]" office:value-type="float" office:value="78.5157853461077" calcext:value-type="float">
            <text:p>78.5157853461</text:p>
          </table:table-cell>
        </table:table-row>
        <table:table-row table:style-name="ro1">
          <table:table-cell office:value-type="float" office:value="6.213712" calcext:value-type="float">
            <text:p>6.213712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7.53599" calcext:value-type="float">
            <text:p>7.53599</text:p>
          </table:table-cell>
          <table:table-cell table:number-columns-repeated="2" office:value-type="float" office:value="379" calcext:value-type="float">
            <text:p>379</text:p>
          </table:table-cell>
          <table:table-cell/>
          <table:table-cell table:formula="of:=[.B244]/[.A244]" office:value-type="float" office:value="50.5334009686963" calcext:value-type="float">
            <text:p>50.5334009687</text:p>
          </table:table-cell>
          <table:table-cell table:formula="of:=[.C244]/[.A244]" office:value-type="float" office:value="50.5334009686963" calcext:value-type="float">
            <text:p>50.5334009687</text:p>
          </table:table-cell>
          <table:table-cell table:formula="of:=[.I244]-[.H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8317" calcext:value-type="float">
            <text:p>6.388317</text:p>
          </table:table-cell>
          <table:table-cell office:value-type="float" office:value="420" calcext:value-type="float">
            <text:p>420</text:p>
          </table:table-cell>
          <table:table-cell office:value-type="float" office:value="532" calcext:value-type="float">
            <text:p>532</text:p>
          </table:table-cell>
          <table:table-cell office:value-type="float" office:value="4.015301" calcext:value-type="float">
            <text:p>4.015301</text:p>
          </table:table-cell>
          <table:table-cell office:value-type="float" office:value="283" calcext:value-type="float">
            <text:p>283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B245]/[.A245]" office:value-type="float" office:value="65.745015471211" calcext:value-type="float">
            <text:p>65.7450154712</text:p>
          </table:table-cell>
          <table:table-cell table:formula="of:=[.C245]/[.A245]" office:value-type="float" office:value="83.2770195968672" calcext:value-type="float">
            <text:p>83.2770195969</text:p>
          </table:table-cell>
          <table:table-cell table:formula="of:=[.I245]-[.H245]" office:value-type="float" office:value="17.5320041256563" calcext:value-type="float">
            <text:p>17.5320041257</text:p>
          </table:table-cell>
        </table:table-row>
        <table:table-row table:style-name="ro1">
          <table:table-cell office:value-type="float" office:value="6.930153" calcext:value-type="float">
            <text:p>6.930153</text:p>
          </table:table-cell>
          <table:table-cell office:value-type="float" office:value="474" calcext:value-type="float">
            <text:p>474</text:p>
          </table:table-cell>
          <table:table-cell office:value-type="float" office:value="831" calcext:value-type="float">
            <text:p>831</text:p>
          </table:table-cell>
          <table:table-cell office:value-type="float" office:value="6.653643" calcext:value-type="float">
            <text:p>6.653643</text:p>
          </table:table-cell>
          <table:table-cell office:value-type="float" office:value="658" calcext:value-type="float">
            <text:p>658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B246]/[.A246]" office:value-type="float" office:value="68.3967583399674" calcext:value-type="float">
            <text:p>68.39675834</text:p>
          </table:table-cell>
          <table:table-cell table:formula="of:=[.C246]/[.A246]" office:value-type="float" office:value="119.910772532728" calcext:value-type="float">
            <text:p>119.9107725327</text:p>
          </table:table-cell>
          <table:table-cell table:formula="of:=[.I246]-[.H246]" office:value-type="float" office:value="51.5140141927602" calcext:value-type="float">
            <text:p>51.5140141928</text:p>
          </table:table-cell>
        </table:table-row>
        <table:table-row table:style-name="ro1">
          <table:table-cell office:value-type="float" office:value="6.213712" calcext:value-type="float">
            <text:p>6.213712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11.234391" calcext:value-type="float">
            <text:p>11.234391</text:p>
          </table:table-cell>
          <table:table-cell office:value-type="float" office:value="621" calcext:value-type="float">
            <text:p>621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B247]/[.A247]" office:value-type="float" office:value="50.5334009686963" calcext:value-type="float">
            <text:p>50.5334009687</text:p>
          </table:table-cell>
          <table:table-cell table:formula="of:=[.C247]/[.A247]" office:value-type="float" office:value="57.2926456842544" calcext:value-type="float">
            <text:p>57.2926456843</text:p>
          </table:table-cell>
          <table:table-cell table:formula="of:=[.I247]-[.H247]" office:value-type="float" office:value="6.75924471555811" calcext:value-type="float">
            <text:p>6.7592447156</text:p>
          </table:table-cell>
        </table:table-row>
        <table:table-row table:style-name="ro1">
          <table:table-cell office:value-type="float" office:value="2.343812" calcext:value-type="float">
            <text:p>2.343812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2.199654" calcext:value-type="float">
            <text:p>2.199654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B248]/[.A248]" office:value-type="float" office:value="60.1584086095643" calcext:value-type="float">
            <text:p>60.1584086096</text:p>
          </table:table-cell>
          <table:table-cell table:formula="of:=[.C248]/[.A248]" office:value-type="float" office:value="63.144996271032" calcext:value-type="float">
            <text:p>63.144996271</text:p>
          </table:table-cell>
          <table:table-cell table:formula="of:=[.I248]-[.H248]" office:value-type="float" office:value="2.98658766146773" calcext:value-type="float">
            <text:p>2.9865876615</text:p>
          </table:table-cell>
        </table:table-row>
        <table:table-row table:style-name="ro1">
          <table:table-cell office:value-type="float" office:value="2.80487" calcext:value-type="float">
            <text:p>2.80487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5.177886" calcext:value-type="float">
            <text:p>5.177886</text:p>
          </table:table-cell>
          <table:table-cell office:value-type="float" office:value="428" calcext:value-type="float">
            <text:p>428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B249]/[.A249]" office:value-type="float" office:value="50.2697094696011" calcext:value-type="float">
            <text:p>50.2697094696</text:p>
          </table:table-cell>
          <table:table-cell table:formula="of:=[.C249]/[.A249]" office:value-type="float" office:value="59.1827785244949" calcext:value-type="float">
            <text:p>59.1827785245</text:p>
          </table:table-cell>
          <table:table-cell table:formula="of:=[.I249]-[.H249]" office:value-type="float" office:value="8.91306905489381" calcext:value-type="float">
            <text:p>8.9130690549</text:p>
          </table:table-cell>
        </table:table-row>
        <table:table-row table:style-name="ro1"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598" calcext:value-type="float">
            <text:p>598</text:p>
          </table:table-cell>
          <table:table-cell office:value-type="float" office:value="3.592768" calcext:value-type="float">
            <text:p>3.592768</text:p>
          </table:table-cell>
          <table:table-cell table:number-columns-repeated="2" office:value-type="float" office:value="686" calcext:value-type="float">
            <text:p>686</text:p>
          </table:table-cell>
          <table:table-cell/>
          <table:table-cell table:formula="of:=[.B250]/[.A250]" office:value-type="float" office:value="172.82369817383" calcext:value-type="float">
            <text:p>172.8236981738</text:p>
          </table:table-cell>
          <table:table-cell table:formula="of:=[.C250]/[.A250]" office:value-type="float" office:value="244.322864084988" calcext:value-type="float">
            <text:p>244.322864085</text:p>
          </table:table-cell>
          <table:table-cell table:formula="of:=[.I250]-[.H250]" office:value-type="float" office:value="71.4991659111588" calcext:value-type="float">
            <text:p>71.4991659112</text:p>
          </table:table-cell>
        </table:table-row>
        <table:table-row table:style-name="ro1"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682" calcext:value-type="float">
            <text:p>682</text:p>
          </table:table-cell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B251]/[.A251]" office:value-type="float" office:value="179.078997504727" calcext:value-type="float">
            <text:p>179.0789975047</text:p>
          </table:table-cell>
          <table:table-cell table:formula="of:=[.C251]/[.A251]" office:value-type="float" office:value="269.012943388159" calcext:value-type="float">
            <text:p>269.0129433882</text:p>
          </table:table-cell>
          <table:table-cell table:formula="of:=[.I251]-[.H251]" office:value-type="float" office:value="89.9339458834314" calcext:value-type="float">
            <text:p>89.9339458834</text:p>
          </table:table-cell>
        </table:table-row>
        <table:table-row table:style-name="ro1"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B252]/[.A252]" office:value-type="float" office:value="101.110611799448" calcext:value-type="float">
            <text:p>101.1106117994</text:p>
          </table:table-cell>
          <table:table-cell table:formula="of:=[.C252]/[.A252]" office:value-type="float" office:value="120.369775951724" calcext:value-type="float">
            <text:p>120.3697759517</text:p>
          </table:table-cell>
          <table:table-cell table:formula="of:=[.I252]-[.H252]" office:value-type="float" office:value="19.2591641522758" calcext:value-type="float">
            <text:p>19.2591641523</text:p>
          </table:table-cell>
        </table:table-row>
        <table:table-row table:style-name="ro1"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454" calcext:value-type="float">
            <text:p>454</text:p>
          </table:table-cell>
          <table:table-cell office:value-type="float" office:value="1.408027" calcext:value-type="float">
            <text:p>1.408027</text:p>
          </table:table-cell>
          <table:table-cell table:number-columns-repeated="2" office:value-type="float" office:value="393" calcext:value-type="float">
            <text:p>393</text:p>
          </table:table-cell>
          <table:table-cell/>
          <table:table-cell table:formula="of:=[.B253]/[.A253]" office:value-type="float" office:value="101.110611799448" calcext:value-type="float">
            <text:p>101.1106117994</text:p>
          </table:table-cell>
          <table:table-cell table:formula="of:=[.C253]/[.A253]" office:value-type="float" office:value="182.159594273609" calcext:value-type="float">
            <text:p>182.1595942736</text:p>
          </table:table-cell>
          <table:table-cell table:formula="of:=[.I253]-[.H253]" office:value-type="float" office:value="81.0489824741606" calcext:value-type="float">
            <text:p>81.0489824742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B254]/[.A254]" office:value-type="float" office:value="151.038782245478" calcext:value-type="float">
            <text:p>151.0387822455</text:p>
          </table:table-cell>
          <table:table-cell table:formula="of:=[.C254]/[.A254]" office:value-type="float" office:value="151.038782245478" calcext:value-type="float">
            <text:p>151.0387822455</text:p>
          </table:table-cell>
          <table:table-cell table:formula="of:=[.I254]-[.H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1798" calcext:value-type="float">
            <text:p>3.651798</text:p>
          </table:table-cell>
          <table:table-cell office:value-type="float" office:value="745" calcext:value-type="float">
            <text:p>745</text:p>
          </table:table-cell>
          <table:table-cell office:value-type="float" office:value="1022" calcext:value-type="float">
            <text:p>1022</text:p>
          </table:table-cell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B255]/[.A255]" office:value-type="float" office:value="204.009093602658" calcext:value-type="float">
            <text:p>204.0090936027</text:p>
          </table:table-cell>
          <table:table-cell table:formula="of:=[.C255]/[.A255]" office:value-type="float" office:value="279.862139143512" calcext:value-type="float">
            <text:p>279.8621391435</text:p>
          </table:table-cell>
          <table:table-cell table:formula="of:=[.I255]-[.H255]" office:value-type="float" office:value="75.8530455408541" calcext:value-type="float">
            <text:p>75.8530455409</text:p>
          </table:table-cell>
        </table:table-row>
        <table:table-row table:style-name="ro1"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3.651798" calcext:value-type="float">
            <text:p>3.651798</text:p>
          </table:table-cell>
          <table:table-cell office:value-type="float" office:value="745" calcext:value-type="float">
            <text:p>745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[.B256]/[.A256]" office:value-type="float" office:value="157.275298534194" calcext:value-type="float">
            <text:p>157.2752985342</text:p>
          </table:table-cell>
          <table:table-cell table:formula="of:=[.C256]/[.A256]" office:value-type="float" office:value="159.201118516246" calcext:value-type="float">
            <text:p>159.2011185162</text:p>
          </table:table-cell>
          <table:table-cell table:formula="of:=[.I256]-[.H256]" office:value-type="float" office:value="1.92581998205137" calcext:value-type="float">
            <text:p>1.9258199821</text:p>
          </table:table-cell>
        </table:table-row>
        <table:table-row table:style-name="ro1"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543" calcext:value-type="float">
            <text:p>543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B257]/[.A257]" office:value-type="float" office:value="172.82369817383" calcext:value-type="float">
            <text:p>172.8236981738</text:p>
          </table:table-cell>
          <table:table-cell table:formula="of:=[.C257]/[.A257]" office:value-type="float" office:value="221.851697655767" calcext:value-type="float">
            <text:p>221.8516976558</text:p>
          </table:table-cell>
          <table:table-cell table:formula="of:=[.I257]-[.H257]" office:value-type="float" office:value="49.0279994819375" calcext:value-type="float">
            <text:p>49.0279994819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429" calcext:value-type="float">
            <text:p>429</text:p>
          </table:table-cell>
          <table:table-cell office:value-type="float" office:value="4.777723" calcext:value-type="float">
            <text:p>4.777723</text:p>
          </table:table-cell>
          <table:table-cell office:value-type="float" office:value="382" calcext:value-type="float">
            <text:p>38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B258]/[.A258]" office:value-type="float" office:value="165.949019013829" calcext:value-type="float">
            <text:p>165.9490190138</text:p>
          </table:table-cell>
          <table:table-cell table:formula="of:=[.C258]/[.A258]" office:value-type="float" office:value="221.782333822219" calcext:value-type="float">
            <text:p>221.7823338222</text:p>
          </table:table-cell>
          <table:table-cell table:formula="of:=[.I258]-[.H258]" office:value-type="float" office:value="55.8333148083909" calcext:value-type="float">
            <text:p>55.8333148084</text:p>
          </table:table-cell>
        </table:table-row>
        <table:table-row table:style-name="ro1"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3.651798" calcext:value-type="float">
            <text:p>3.651798</text:p>
          </table:table-cell>
          <table:table-cell office:value-type="float" office:value="745" calcext:value-type="float">
            <text:p>745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B259]/[.A259]" office:value-type="float" office:value="157.275298534194" calcext:value-type="float">
            <text:p>157.2752985342</text:p>
          </table:table-cell>
          <table:table-cell table:formula="of:=[.C259]/[.A259]" office:value-type="float" office:value="159.201118516246" calcext:value-type="float">
            <text:p>159.2011185162</text:p>
          </table:table-cell>
          <table:table-cell table:formula="of:=[.I259]-[.H259]" office:value-type="float" office:value="1.92581998205137" calcext:value-type="float">
            <text:p>1.9258199821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office:value-type="float" office:value="1.455873" calcext:value-type="float">
            <text:p>1.455873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formula="of:=[.B260]/[.A260]" office:value-type="float" office:value="151.038782245478" calcext:value-type="float">
            <text:p>151.0387822455</text:p>
          </table:table-cell>
          <table:table-cell table:formula="of:=[.C260]/[.A260]" office:value-type="float" office:value="173.607795684457" calcext:value-type="float">
            <text:p>173.6077956845</text:p>
          </table:table-cell>
          <table:table-cell table:formula="of:=[.I260]-[.H260]" office:value-type="float" office:value="22.5690134389795" calcext:value-type="float">
            <text:p>22.569013439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431" calcext:value-type="float">
            <text:p>431</text:p>
          </table:table-cell>
          <table:table-cell office:value-type="float" office:value="4.777723" calcext:value-type="float">
            <text:p>4.777723</text:p>
          </table:table-cell>
          <table:table-cell office:value-type="float" office:value="382" calcext:value-type="float">
            <text:p>382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B261]/[.A261]" office:value-type="float" office:value="165.949019013829" calcext:value-type="float">
            <text:p>165.9490190138</text:p>
          </table:table-cell>
          <table:table-cell table:formula="of:=[.C261]/[.A261]" office:value-type="float" office:value="222.816284096449" calcext:value-type="float">
            <text:p>222.8162840964</text:p>
          </table:table-cell>
          <table:table-cell table:formula="of:=[.I261]-[.H261]" office:value-type="float" office:value="56.8672650826204" calcext:value-type="float">
            <text:p>56.8672650826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01" calcext:value-type="float">
            <text:p>301</text:p>
          </table:table-cell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B262]/[.A262]" office:value-type="float" office:value="151.038782245478" calcext:value-type="float">
            <text:p>151.0387822455</text:p>
          </table:table-cell>
          <table:table-cell table:formula="of:=[.C262]/[.A262]" office:value-type="float" office:value="174.186488336739" calcext:value-type="float">
            <text:p>174.1864883367</text:p>
          </table:table-cell>
          <table:table-cell table:formula="of:=[.I262]-[.H262]" office:value-type="float" office:value="23.147706091261" calcext:value-type="float">
            <text:p>23.1477060913</text:p>
          </table:table-cell>
        </table:table-row>
        <table:table-row table:style-name="ro1">
          <table:table-cell office:value-type="float" office:value="3.651798" calcext:value-type="float">
            <text:p>3.651798</text:p>
          </table:table-cell>
          <table:table-cell office:value-type="float" office:value="745" calcext:value-type="float">
            <text:p>745</text:p>
          </table:table-cell>
          <table:table-cell office:value-type="float" office:value="1019" calcext:value-type="float">
            <text:p>1019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B263]/[.A263]" office:value-type="float" office:value="204.009093602658" calcext:value-type="float">
            <text:p>204.0090936027</text:p>
          </table:table-cell>
          <table:table-cell table:formula="of:=[.C263]/[.A263]" office:value-type="float" office:value="279.040626014911" calcext:value-type="float">
            <text:p>279.0406260149</text:p>
          </table:table-cell>
          <table:table-cell table:formula="of:=[.I263]-[.H263]" office:value-type="float" office:value="75.0315324122528" calcext:value-type="float">
            <text:p>75.0315324123</text:p>
          </table:table-cell>
        </table:table-row>
        <table:table-row table:style-name="ro1"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00" calcext:value-type="float">
            <text:p>500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B264]/[.A264]" office:value-type="float" office:value="279.113965854348" calcext:value-type="float">
            <text:p>279.1139658543</text:p>
          </table:table-cell>
          <table:table-cell table:formula="of:=[.C264]/[.A264]" office:value-type="float" office:value="355.106826786702" calcext:value-type="float">
            <text:p>355.1068267867</text:p>
          </table:table-cell>
          <table:table-cell table:formula="of:=[.I264]-[.H264]" office:value-type="float" office:value="75.9928609323543" calcext:value-type="float">
            <text:p>75.9928609324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431" calcext:value-type="float">
            <text:p>431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B265]/[.A265]" office:value-type="float" office:value="165.949019013829" calcext:value-type="float">
            <text:p>165.9490190138</text:p>
          </table:table-cell>
          <table:table-cell table:formula="of:=[.C265]/[.A265]" office:value-type="float" office:value="222.816284096449" calcext:value-type="float">
            <text:p>222.8162840964</text:p>
          </table:table-cell>
          <table:table-cell table:formula="of:=[.I265]-[.H265]" office:value-type="float" office:value="56.8672650826204" calcext:value-type="float">
            <text:p>56.8672650826</text:p>
          </table:table-cell>
        </table:table-row>
        <table:table-row table:style-name="ro1"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3" calcext:value-type="float">
            <text:p>273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B266]/[.A266]" office:value-type="float" office:value="181.33449827011" calcext:value-type="float">
            <text:p>181.3344982701</text:p>
          </table:table-cell>
          <table:table-cell table:formula="of:=[.C266]/[.A266]" office:value-type="float" office:value="187.516356165682" calcext:value-type="float">
            <text:p>187.5163561657</text:p>
          </table:table-cell>
          <table:table-cell table:formula="of:=[.I266]-[.H266]" office:value-type="float" office:value="6.18185789557194" calcext:value-type="float">
            <text:p>6.1818578956</text:p>
          </table:table-cell>
        </table:table-row>
        <table:table-row table:style-name="ro1">
          <table:table-cell office:value-type="float" office:value="6.744363" calcext:value-type="float">
            <text:p>6.744363</text:p>
          </table:table-cell>
          <table:table-cell office:value-type="float" office:value="339" calcext:value-type="float">
            <text:p>339</text:p>
          </table:table-cell>
          <table:table-cell office:value-type="float" office:value="386" calcext:value-type="float">
            <text:p>386</text:p>
          </table:table-cell>
          <table:table-cell office:value-type="float" office:value="6.105593" calcext:value-type="float">
            <text:p>6.105593</text:p>
          </table:table-cell>
          <table:table-cell office:value-type="float" office:value="414" calcext:value-type="float">
            <text:p>414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267]/[.A267]" office:value-type="float" office:value="50.2641984128079" calcext:value-type="float">
            <text:p>50.2641984128</text:p>
          </table:table-cell>
          <table:table-cell table:formula="of:=[.C267]/[.A267]" office:value-type="float" office:value="57.2329810836101" calcext:value-type="float">
            <text:p>57.2329810836</text:p>
          </table:table-cell>
          <table:table-cell table:formula="of:=[.I267]-[.H267]" office:value-type="float" office:value="6.96878267080227" calcext:value-type="float">
            <text:p>6.9687826708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B268]/[.A268]" office:value-type="float" office:value="147.078364942878" calcext:value-type="float">
            <text:p>147.0783649429</text:p>
          </table:table-cell>
          <table:table-cell table:formula="of:=[.C268]/[.A268]" office:value-type="float" office:value="151.621326022195" calcext:value-type="float">
            <text:p>151.6213260222</text:p>
          </table:table-cell>
          <table:table-cell table:formula="of:=[.I268]-[.H268]" office:value-type="float" office:value="4.54296107931671" calcext:value-type="float">
            <text:p>4.5429610793</text:p>
          </table:table-cell>
        </table:table-row>
        <table:table-row table:style-name="ro1">
          <table:table-cell office:value-type="float" office:value="6.026679" calcext:value-type="float">
            <text:p>6.026679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3.515097" calcext:value-type="float">
            <text:p>3.515097</text:p>
          </table:table-cell>
          <table:table-cell table:number-columns-repeated="2" office:value-type="float" office:value="188" calcext:value-type="float">
            <text:p>188</text:p>
          </table:table-cell>
          <table:table-cell/>
          <table:table-cell table:formula="of:=[.B269]/[.A269]" office:value-type="float" office:value="68.0308342289344" calcext:value-type="float">
            <text:p>68.0308342289</text:p>
          </table:table-cell>
          <table:table-cell table:formula="of:=[.C269]/[.A269]" office:value-type="float" office:value="68.0308342289344" calcext:value-type="float">
            <text:p>68.0308342289</text:p>
          </table:table-cell>
          <table:table-cell table:formula="of:=[.I269]-[.H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270]/[.A270]" office:value-type="float" office:value="101.110611799448" calcext:value-type="float">
            <text:p>101.1106117994</text:p>
          </table:table-cell>
          <table:table-cell table:formula="of:=[.C270]/[.A270]" office:value-type="float" office:value="150.060987353149" calcext:value-type="float">
            <text:p>150.0609873531</text:p>
          </table:table-cell>
          <table:table-cell table:formula="of:=[.I270]-[.H270]" office:value-type="float" office:value="48.950375553701" calcext:value-type="float">
            <text:p>48.9503755537</text:p>
          </table:table-cell>
        </table:table-row>
        <table:table-row table:style-name="ro1"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B271]/[.A271]" office:value-type="float" office:value="181.33449827011" calcext:value-type="float">
            <text:p>181.3344982701</text:p>
          </table:table-cell>
          <table:table-cell table:formula="of:=[.C271]/[.A271]" office:value-type="float" office:value="186.829483066174" calcext:value-type="float">
            <text:p>186.8294830662</text:p>
          </table:table-cell>
          <table:table-cell table:formula="of:=[.I271]-[.H271]" office:value-type="float" office:value="5.49498479606396" calcext:value-type="float">
            <text:p>5.4949847961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B272]/[.A272]" office:value-type="float" office:value="147.078364942878" calcext:value-type="float">
            <text:p>147.0783649429</text:p>
          </table:table-cell>
          <table:table-cell table:formula="of:=[.C272]/[.A272]" office:value-type="float" office:value="153.892806561853" calcext:value-type="float">
            <text:p>153.8928065619</text:p>
          </table:table-cell>
          <table:table-cell table:formula="of:=[.I272]-[.H272]" office:value-type="float" office:value="6.81444161897505" calcext:value-type="float">
            <text:p>6.814441619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B273]/[.A273]" office:value-type="float" office:value="151.038782245478" calcext:value-type="float">
            <text:p>151.0387822455</text:p>
          </table:table-cell>
          <table:table-cell table:formula="of:=[.C273]/[.A273]" office:value-type="float" office:value="173.029103032176" calcext:value-type="float">
            <text:p>173.0291030322</text:p>
          </table:table-cell>
          <table:table-cell table:formula="of:=[.I273]-[.H273]" office:value-type="float" office:value="21.9903207866979" calcext:value-type="float">
            <text:p>21.9903207867</text:p>
          </table:table-cell>
        </table:table-row>
        <table:table-row table:style-name="ro1">
          <table:table-cell office:value-type="float" office:value="10.625447" calcext:value-type="float">
            <text:p>10.625447</text:p>
          </table:table-cell>
          <table:table-cell office:value-type="float" office:value="681" calcext:value-type="float">
            <text:p>681</text:p>
          </table:table-cell>
          <table:table-cell office:value-type="float" office:value="807" calcext:value-type="float">
            <text:p>807</text:p>
          </table:table-cell>
          <table:table-cell office:value-type="float" office:value="6.832598" calcext:value-type="float">
            <text:p>6.832598</text:p>
          </table:table-cell>
          <table:table-cell office:value-type="float" office:value="343" calcext:value-type="float">
            <text:p>34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B274]/[.A274]" office:value-type="float" office:value="64.0914212832646" calcext:value-type="float">
            <text:p>64.0914212833</text:p>
          </table:table-cell>
          <table:table-cell table:formula="of:=[.C274]/[.A274]" office:value-type="float" office:value="75.9497459259832" calcext:value-type="float">
            <text:p>75.949745926</text:p>
          </table:table-cell>
          <table:table-cell table:formula="of:=[.I274]-[.H274]" office:value-type="float" office:value="11.8583246427186" calcext:value-type="float">
            <text:p>11.8583246427</text:p>
          </table:table-cell>
        </table:table-row>
        <table:table-row table:style-name="ro1">
          <table:table-cell office:value-type="float" office:value="3.022349" calcext:value-type="float">
            <text:p>3.022349</text:p>
          </table:table-cell>
          <table:table-cell office:value-type="float" office:value="307" calcext:value-type="float">
            <text:p>307</text:p>
          </table:table-cell>
          <table:table-cell office:value-type="float" office:value="364" calcext:value-type="float">
            <text:p>364</text:p>
          </table:table-cell>
          <table:table-cell office:value-type="float" office:value="9.959337" calcext:value-type="float">
            <text:p>9.959337</text:p>
          </table:table-cell>
          <table:table-cell office:value-type="float" office:value="520" calcext:value-type="float">
            <text:p>520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B275]/[.A275]" office:value-type="float" office:value="101.576621363052" calcext:value-type="float">
            <text:p>101.5766213631</text:p>
          </table:table-cell>
          <table:table-cell table:formula="of:=[.C275]/[.A275]" office:value-type="float" office:value="120.436124352284" calcext:value-type="float">
            <text:p>120.4361243523</text:p>
          </table:table-cell>
          <table:table-cell table:formula="of:=[.I275]-[.H275]" office:value-type="float" office:value="18.8595029892312" calcext:value-type="float">
            <text:p>18.8595029892</text:p>
          </table:table-cell>
        </table:table-row>
        <table:table-row table:style-name="ro1"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672" calcext:value-type="float">
            <text:p>672</text:p>
          </table:table-cell>
          <table:table-cell office:value-type="float" office:value="3.651798" calcext:value-type="float">
            <text:p>3.651798</text:p>
          </table:table-cell>
          <table:table-cell table:number-columns-repeated="2" office:value-type="float" office:value="745" calcext:value-type="float">
            <text:p>745</text:p>
          </table:table-cell>
          <table:table-cell/>
          <table:table-cell table:formula="of:=[.B276]/[.A276]" office:value-type="float" office:value="179.078997504727" calcext:value-type="float">
            <text:p>179.0789975047</text:p>
          </table:table-cell>
          <table:table-cell table:formula="of:=[.C276]/[.A276]" office:value-type="float" office:value="265.068472077482" calcext:value-type="float">
            <text:p>265.0684720775</text:p>
          </table:table-cell>
          <table:table-cell table:formula="of:=[.I276]-[.H276]" office:value-type="float" office:value="85.9894745727546" calcext:value-type="float">
            <text:p>85.9894745728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277]/[.A277]" office:value-type="float" office:value="165.949019013829" calcext:value-type="float">
            <text:p>165.9490190138</text:p>
          </table:table-cell>
          <table:table-cell table:formula="of:=[.C277]/[.A277]" office:value-type="float" office:value="165.949019013829" calcext:value-type="float">
            <text:p>165.9490190138</text:p>
          </table:table-cell>
          <table:table-cell table:formula="of:=[.I277]-[.H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0284" calcext:value-type="float">
            <text:p>4.660284</text:p>
          </table:table-cell>
          <table:table-cell office:value-type="float" office:value="339" calcext:value-type="float">
            <text:p>339</text:p>
          </table:table-cell>
          <table:table-cell office:value-type="float" office:value="362" calcext:value-type="float">
            <text:p>362</text:p>
          </table:table-cell>
          <table:table-cell office:value-type="float" office:value="4.086758" calcext:value-type="float">
            <text:p>4.086758</text:p>
          </table:table-cell>
          <table:table-cell table:number-columns-repeated="2" office:value-type="float" office:value="205" calcext:value-type="float">
            <text:p>205</text:p>
          </table:table-cell>
          <table:table-cell/>
          <table:table-cell table:formula="of:=[.B278]/[.A278]" office:value-type="float" office:value="72.7423478912444" calcext:value-type="float">
            <text:p>72.7423478912</text:p>
          </table:table-cell>
          <table:table-cell table:formula="of:=[.C278]/[.A278]" office:value-type="float" office:value="77.6776694295884" calcext:value-type="float">
            <text:p>77.6776694296</text:p>
          </table:table-cell>
          <table:table-cell table:formula="of:=[.I278]-[.H278]" office:value-type="float" office:value="4.93532153834403" calcext:value-type="float">
            <text:p>4.9353215383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3.651798" calcext:value-type="float">
            <text:p>3.651798</text:p>
          </table:table-cell>
          <table:table-cell office:value-type="float" office:value="745" calcext:value-type="float">
            <text:p>745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B279]/[.A279]" office:value-type="float" office:value="147.078364942878" calcext:value-type="float">
            <text:p>147.0783649429</text:p>
          </table:table-cell>
          <table:table-cell table:formula="of:=[.C279]/[.A279]" office:value-type="float" office:value="155.028546831682" calcext:value-type="float">
            <text:p>155.0285468317</text:p>
          </table:table-cell>
          <table:table-cell table:formula="of:=[.I279]-[.H279]" office:value-type="float" office:value="7.95018188880422" calcext:value-type="float">
            <text:p>7.9501818888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34" calcext:value-type="float">
            <text:p>334</text:p>
          </table:table-cell>
          <table:table-cell office:value-type="float" office:value="3.592768" calcext:value-type="float">
            <text:p>3.592768</text:p>
          </table:table-cell>
          <table:table-cell office:value-type="float" office:value="686" calcext:value-type="float">
            <text:p>686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B280]/[.A280]" office:value-type="float" office:value="151.038782245478" calcext:value-type="float">
            <text:p>151.0387822455</text:p>
          </table:table-cell>
          <table:table-cell table:formula="of:=[.C280]/[.A280]" office:value-type="float" office:value="193.283345862029" calcext:value-type="float">
            <text:p>193.283345862</text:p>
          </table:table-cell>
          <table:table-cell table:formula="of:=[.I280]-[.H280]" office:value-type="float" office:value="42.2445636165513" calcext:value-type="float">
            <text:p>42.2445636166</text:p>
          </table:table-cell>
        </table:table-row>
        <table:table-row table:style-name="ro1">
          <table:table-cell office:value-type="float" office:value="1.355211" calcext:value-type="float">
            <text:p>1.35521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.912541" calcext:value-type="float">
            <text:p>7.912541</text:p>
          </table:table-cell>
          <table:table-cell office:value-type="float" office:value="542" calcext:value-type="float">
            <text:p>542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[.B281]/[.A281]" office:value-type="float" office:value="50.1766883533265" calcext:value-type="float">
            <text:p>50.1766883533</text:p>
          </table:table-cell>
          <table:table-cell table:formula="of:=[.C281]/[.A281]" office:value-type="float" office:value="56.8177206353845" calcext:value-type="float">
            <text:p>56.8177206354</text:p>
          </table:table-cell>
          <table:table-cell table:formula="of:=[.I281]-[.H281]" office:value-type="float" office:value="6.64103228205792" calcext:value-type="float">
            <text:p>6.6410322821</text:p>
          </table:table-cell>
        </table:table-row>
        <table:table-row table:style-name="ro1">
          <table:table-cell office:value-type="float" office:value="4.586341" calcext:value-type="float">
            <text:p>4.586341</text:p>
          </table:table-cell>
          <table:table-cell office:value-type="float" office:value="238" calcext:value-type="float">
            <text:p>238</text:p>
          </table:table-cell>
          <table:table-cell office:value-type="float" office:value="261" calcext:value-type="float">
            <text:p>261</text:p>
          </table:table-cell>
          <table:table-cell office:value-type="float" office:value="4.086758" calcext:value-type="float">
            <text:p>4.086758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B282]/[.A282]" office:value-type="float" office:value="51.8932194531545" calcext:value-type="float">
            <text:p>51.8932194532</text:p>
          </table:table-cell>
          <table:table-cell table:formula="of:=[.C282]/[.A282]" office:value-type="float" office:value="56.9081104087114" calcext:value-type="float">
            <text:p>56.9081104087</text:p>
          </table:table-cell>
          <table:table-cell table:formula="of:=[.I282]-[.H282]" office:value-type="float" office:value="5.01489095555694" calcext:value-type="float">
            <text:p>5.0148909556</text:p>
          </table:table-cell>
        </table:table-row>
        <table:table-row table:style-name="ro1"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498" calcext:value-type="float">
            <text:p>498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B283]/[.A283]" office:value-type="float" office:value="279.113965854348" calcext:value-type="float">
            <text:p>279.1139658543</text:p>
          </table:table-cell>
          <table:table-cell table:formula="of:=[.C283]/[.A283]" office:value-type="float" office:value="353.686399479555" calcext:value-type="float">
            <text:p>353.6863994796</text:p>
          </table:table-cell>
          <table:table-cell table:formula="of:=[.I283]-[.H283]" office:value-type="float" office:value="74.5724336252075" calcext:value-type="float">
            <text:p>74.5724336252</text:p>
          </table:table-cell>
        </table:table-row>
        <table:table-row table:style-name="ro1">
          <table:table-cell office:value-type="float" office:value="6.139147" calcext:value-type="float">
            <text:p>6.139147</text:p>
          </table:table-cell>
          <table:table-cell office:value-type="float" office:value="308" calcext:value-type="float">
            <text:p>308</text:p>
          </table:table-cell>
          <table:table-cell office:value-type="float" office:value="342" calcext:value-type="float">
            <text:p>342</text:p>
          </table:table-cell>
          <table:table-cell office:value-type="float" office:value="5.948386" calcext:value-type="float">
            <text:p>5.948386</text:p>
          </table:table-cell>
          <table:table-cell office:value-type="float" office:value="307" calcext:value-type="float">
            <text:p>307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B284]/[.A284]" office:value-type="float" office:value="50.1698362981046" calcext:value-type="float">
            <text:p>50.1698362981</text:p>
          </table:table-cell>
          <table:table-cell table:formula="of:=[.C284]/[.A284]" office:value-type="float" office:value="55.7080649803629" calcext:value-type="float">
            <text:p>55.7080649804</text:p>
          </table:table-cell>
          <table:table-cell table:formula="of:=[.I284]-[.H284]" office:value-type="float" office:value="5.5382286822583" calcext:value-type="float">
            <text:p>5.5382286823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497" calcext:value-type="float">
            <text:p>497</text:p>
          </table:table-cell>
          <table:table-cell office:value-type="float" office:value="4.777723" calcext:value-type="float">
            <text:p>4.777723</text:p>
          </table:table-cell>
          <table:table-cell table:number-columns-repeated="2" office:value-type="float" office:value="382" calcext:value-type="float">
            <text:p>382</text:p>
          </table:table-cell>
          <table:table-cell/>
          <table:table-cell table:formula="of:=[.B285]/[.A285]" office:value-type="float" office:value="165.949019013829" calcext:value-type="float">
            <text:p>165.9490190138</text:p>
          </table:table-cell>
          <table:table-cell table:formula="of:=[.C285]/[.A285]" office:value-type="float" office:value="256.936643146021" calcext:value-type="float">
            <text:p>256.936643146</text:p>
          </table:table-cell>
          <table:table-cell table:formula="of:=[.I285]-[.H285]" office:value-type="float" office:value="90.9876241321926" calcext:value-type="float">
            <text:p>90.9876241322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48" calcext:value-type="float">
            <text:p>348</text:p>
          </table:table-cell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B286]/[.A286]" office:value-type="float" office:value="151.038782245478" calcext:value-type="float">
            <text:p>151.0387822455</text:p>
          </table:table-cell>
          <table:table-cell table:formula="of:=[.C286]/[.A286]" office:value-type="float" office:value="201.385042993971" calcext:value-type="float">
            <text:p>201.385042994</text:p>
          </table:table-cell>
          <table:table-cell table:formula="of:=[.I286]-[.H286]" office:value-type="float" office:value="50.3462607484927" calcext:value-type="float">
            <text:p>50.3462607485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B287]/[.A287]" office:value-type="float" office:value="147.078364942878" calcext:value-type="float">
            <text:p>147.0783649429</text:p>
          </table:table-cell>
          <table:table-cell table:formula="of:=[.C287]/[.A287]" office:value-type="float" office:value="149.917715617451" calcext:value-type="float">
            <text:p>149.9177156175</text:p>
          </table:table-cell>
          <table:table-cell table:formula="of:=[.I287]-[.H287]" office:value-type="float" office:value="2.83935067457293" calcext:value-type="float">
            <text:p>2.8393506746</text:p>
          </table:table-cell>
        </table:table-row>
        <table:table-row table:style-name="ro1"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551" calcext:value-type="float">
            <text:p>551</text:p>
          </table:table-cell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288]/[.A288]" office:value-type="float" office:value="101.110611799448" calcext:value-type="float">
            <text:p>101.1106117994</text:p>
          </table:table-cell>
          <table:table-cell table:formula="of:=[.C288]/[.A288]" office:value-type="float" office:value="221.079155164666" calcext:value-type="float">
            <text:p>221.0791551647</text:p>
          </table:table-cell>
          <table:table-cell table:formula="of:=[.I288]-[.H288]" office:value-type="float" office:value="119.968543365218" calcext:value-type="float">
            <text:p>119.9685433652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438" calcext:value-type="float">
            <text:p>438</text:p>
          </table:table-cell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289]/[.A289]" office:value-type="float" office:value="151.038782245478" calcext:value-type="float">
            <text:p>151.0387822455</text:p>
          </table:table-cell>
          <table:table-cell table:formula="of:=[.C289]/[.A289]" office:value-type="float" office:value="253.467381699308" calcext:value-type="float">
            <text:p>253.4673816993</text:p>
          </table:table-cell>
          <table:table-cell table:formula="of:=[.I289]-[.H289]" office:value-type="float" office:value="102.42859945383" calcext:value-type="float">
            <text:p>102.4285994538</text:p>
          </table:table-cell>
        </table:table-row>
        <table:table-row table:style-name="ro1">
          <table:table-cell office:value-type="float" office:value="6.076389" calcext:value-type="float">
            <text:p>6.076389</text:p>
          </table:table-cell>
          <table:table-cell office:value-type="float" office:value="438" calcext:value-type="float">
            <text:p>438</text:p>
          </table:table-cell>
          <table:table-cell office:value-type="float" office:value="469" calcext:value-type="float">
            <text:p>469</text:p>
          </table:table-cell>
          <table:table-cell office:value-type="float" office:value="1.675838" calcext:value-type="float">
            <text:p>1.675838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90]/[.A290]" office:value-type="float" office:value="72.0822843962097" calcext:value-type="float">
            <text:p>72.0822843962</text:p>
          </table:table-cell>
          <table:table-cell table:formula="of:=[.C290]/[.A290]" office:value-type="float" office:value="77.1839985886355" calcext:value-type="float">
            <text:p>77.1839985886</text:p>
          </table:table-cell>
          <table:table-cell table:formula="of:=[.I290]-[.H290]" office:value-type="float" office:value="5.1017141924258" calcext:value-type="float">
            <text:p>5.1017141924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.535194" calcext:value-type="float">
            <text:p>2.535194</text:p>
          </table:table-cell>
          <table:table-cell table:number-columns-repeated="2" office:value-type="float" office:value="454" calcext:value-type="float">
            <text:p>454</text:p>
          </table:table-cell>
          <table:table-cell/>
          <table:table-cell table:formula="of:=[.B291]/[.A291]" office:value-type="float" office:value="147.078364942878" calcext:value-type="float">
            <text:p>147.0783649429</text:p>
          </table:table-cell>
          <table:table-cell table:formula="of:=[.C291]/[.A291]" office:value-type="float" office:value="147.078364942878" calcext:value-type="float">
            <text:p>147.0783649429</text:p>
          </table:table-cell>
          <table:table-cell table:formula="of:=[.I291]-[.H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632" calcext:value-type="float">
            <text:p>1.4863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.432047" calcext:value-type="float">
            <text:p>2.432047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B292]/[.A292]" office:value-type="float" office:value="49.7873943699876" calcext:value-type="float">
            <text:p>49.78739437</text:p>
          </table:table-cell>
          <table:table-cell table:formula="of:=[.C292]/[.A292]" office:value-type="float" office:value="49.7873943699876" calcext:value-type="float">
            <text:p>49.78739437</text:p>
          </table:table-cell>
          <table:table-cell table:formula="of:=[.I292]-[.H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547" calcext:value-type="float">
            <text:p>547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B293]/[.A293]" office:value-type="float" office:value="165.949019013829" calcext:value-type="float">
            <text:p>165.9490190138</text:p>
          </table:table-cell>
          <table:table-cell table:formula="of:=[.C293]/[.A293]" office:value-type="float" office:value="282.785400001758" calcext:value-type="float">
            <text:p>282.7854000018</text:p>
          </table:table-cell>
          <table:table-cell table:formula="of:=[.I293]-[.H293]" office:value-type="float" office:value="116.836380987929" calcext:value-type="float">
            <text:p>116.8363809879</text:p>
          </table:table-cell>
        </table:table-row>
        <table:table-row table:style-name="ro1"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294]/[.A294]" office:value-type="float" office:value="181.33449827011" calcext:value-type="float">
            <text:p>181.3344982701</text:p>
          </table:table-cell>
          <table:table-cell table:formula="of:=[.C294]/[.A294]" office:value-type="float" office:value="190.950721663222" calcext:value-type="float">
            <text:p>190.9507216632</text:p>
          </table:table-cell>
          <table:table-cell table:formula="of:=[.I294]-[.H294]" office:value-type="float" office:value="9.61622339311191" calcext:value-type="float">
            <text:p>9.6162233931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295]/[.A295]" office:value-type="float" office:value="147.078364942878" calcext:value-type="float">
            <text:p>147.0783649429</text:p>
          </table:table-cell>
          <table:table-cell table:formula="of:=[.C295]/[.A295]" office:value-type="float" office:value="150.485585752365" calcext:value-type="float">
            <text:p>150.4855857524</text:p>
          </table:table-cell>
          <table:table-cell table:formula="of:=[.I295]-[.H295]" office:value-type="float" office:value="3.40722080948751" calcext:value-type="float">
            <text:p>3.4072208095</text:p>
          </table:table-cell>
        </table:table-row>
        <table:table-row table:style-name="ro1">
          <table:table-cell office:value-type="float" office:value="5.358705" calcext:value-type="float">
            <text:p>5.358705</text:p>
          </table:table-cell>
          <table:table-cell office:value-type="float" office:value="269" calcext:value-type="float">
            <text:p>269</text:p>
          </table:table-cell>
          <table:table-cell office:value-type="float" office:value="305" calcext:value-type="float">
            <text:p>305</text:p>
          </table:table-cell>
          <table:table-cell office:value-type="float" office:value="6.750577" calcext:value-type="float">
            <text:p>6.750577</text:p>
          </table:table-cell>
          <table:table-cell office:value-type="float" office:value="469" calcext:value-type="float">
            <text:p>469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B296]/[.A296]" office:value-type="float" office:value="50.1986953937565" calcext:value-type="float">
            <text:p>50.1986953938</text:p>
          </table:table-cell>
          <table:table-cell table:formula="of:=[.C296]/[.A296]" office:value-type="float" office:value="56.9167364129953" calcext:value-type="float">
            <text:p>56.916736413</text:p>
          </table:table-cell>
          <table:table-cell table:formula="of:=[.I296]-[.H296]" office:value-type="float" office:value="6.71804101923879" calcext:value-type="float">
            <text:p>6.7180410192</text:p>
          </table:table-cell>
        </table:table-row>
        <table:table-row table:style-name="ro1"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721" calcext:value-type="float">
            <text:p>721</text:p>
          </table:table-cell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B297]/[.A297]" office:value-type="float" office:value="172.82369817383" calcext:value-type="float">
            <text:p>172.8236981738</text:p>
          </table:table-cell>
          <table:table-cell table:formula="of:=[.C297]/[.A297]" office:value-type="float" office:value="294.576563553974" calcext:value-type="float">
            <text:p>294.576563554</text:p>
          </table:table-cell>
          <table:table-cell table:formula="of:=[.I297]-[.H297]" office:value-type="float" office:value="121.752865380145" calcext:value-type="float">
            <text:p>121.7528653801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3.651798" calcext:value-type="float">
            <text:p>3.651798</text:p>
          </table:table-cell>
          <table:table-cell office:value-type="float" office:value="745" calcext:value-type="float">
            <text:p>745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B298]/[.A298]" office:value-type="float" office:value="147.078364942878" calcext:value-type="float">
            <text:p>147.0783649429</text:p>
          </table:table-cell>
          <table:table-cell table:formula="of:=[.C298]/[.A298]" office:value-type="float" office:value="151.05345588728" calcext:value-type="float">
            <text:p>151.0534558873</text:p>
          </table:table-cell>
          <table:table-cell table:formula="of:=[.I298]-[.H298]" office:value-type="float" office:value="3.97509094440213" calcext:value-type="float">
            <text:p>3.9750909444</text:p>
          </table:table-cell>
        </table:table-row>
        <table:table-row table:style-name="ro1"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20" calcext:value-type="float">
            <text:p>520</text:p>
          </table:table-cell>
          <table:table-cell office:value-type="float" office:value="4.777723" calcext:value-type="float">
            <text:p>4.777723</text:p>
          </table:table-cell>
          <table:table-cell office:value-type="float" office:value="382" calcext:value-type="float">
            <text:p>38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B299]/[.A299]" office:value-type="float" office:value="279.113965854348" calcext:value-type="float">
            <text:p>279.1139658543</text:p>
          </table:table-cell>
          <table:table-cell table:formula="of:=[.C299]/[.A299]" office:value-type="float" office:value="369.31109985817" calcext:value-type="float">
            <text:p>369.3110998582</text:p>
          </table:table-cell>
          <table:table-cell table:formula="of:=[.I299]-[.H299]" office:value-type="float" office:value="90.1971340038224" calcext:value-type="float">
            <text:p>90.1971340038</text:p>
          </table:table-cell>
        </table:table-row>
        <table:table-row table:style-name="ro1"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876" calcext:value-type="float">
            <text:p>876</text:p>
          </table:table-cell>
          <table:table-cell office:value-type="float" office:value="3.651798" calcext:value-type="float">
            <text:p>3.651798</text:p>
          </table:table-cell>
          <table:table-cell table:number-columns-repeated="2" office:value-type="float" office:value="745" calcext:value-type="float">
            <text:p>745</text:p>
          </table:table-cell>
          <table:table-cell/>
          <table:table-cell table:formula="of:=[.B300]/[.A300]" office:value-type="float" office:value="179.078997504727" calcext:value-type="float">
            <text:p>179.0789975047</text:p>
          </table:table-cell>
          <table:table-cell table:formula="of:=[.C300]/[.A300]" office:value-type="float" office:value="345.535686815289" calcext:value-type="float">
            <text:p>345.5356868153</text:p>
          </table:table-cell>
          <table:table-cell table:formula="of:=[.I300]-[.H300]" office:value-type="float" office:value="166.456689310562" calcext:value-type="float">
            <text:p>166.4566893106</text:p>
          </table:table-cell>
        </table:table-row>
        <table:table-row table:style-name="ro1">
          <table:table-cell office:value-type="float" office:value="4.777723" calcext:value-type="float">
            <text:p>4.777723</text:p>
          </table:table-cell>
          <table:table-cell office:value-type="float" office:value="382" calcext:value-type="float">
            <text:p>382</text:p>
          </table:table-cell>
          <table:table-cell office:value-type="float" office:value="554" calcext:value-type="float">
            <text:p>554</text:p>
          </table:table-cell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B301]/[.A301]" office:value-type="float" office:value="79.954405058644" calcext:value-type="float">
            <text:p>79.9544050586</text:p>
          </table:table-cell>
          <table:table-cell table:formula="of:=[.C301]/[.A301]" office:value-type="float" office:value="115.954817807562" calcext:value-type="float">
            <text:p>115.9548178076</text:p>
          </table:table-cell>
          <table:table-cell table:formula="of:=[.I301]-[.H301]" office:value-type="float" office:value="36.0004127489183" calcext:value-type="float">
            <text:p>36.0004127489</text:p>
          </table:table-cell>
        </table:table-row>
        <table:table-row table:style-name="ro1">
          <table:table-cell office:value-type="float" office:value="7.524805" calcext:value-type="float">
            <text:p>7.524805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  <table:table-cell office:value-type="float" office:value="3.270898" calcext:value-type="float">
            <text:p>3.270898</text:p>
          </table:table-cell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B302]/[.A302]" office:value-type="float" office:value="59.5364265253385" calcext:value-type="float">
            <text:p>59.5364265253</text:p>
          </table:table-cell>
          <table:table-cell table:formula="of:=[.C302]/[.A302]" office:value-type="float" office:value="70.3008250712145" calcext:value-type="float">
            <text:p>70.3008250712</text:p>
          </table:table-cell>
          <table:table-cell table:formula="of:=[.I302]-[.H302]" office:value-type="float" office:value="10.7643985458759" calcext:value-type="float">
            <text:p>10.7643985459</text:p>
          </table:table-cell>
        </table:table-row>
        <table:table-row table:style-name="ro1">
          <table:table-cell office:value-type="float" office:value="4.238994" calcext:value-type="float">
            <text:p>4.238994</text:p>
          </table:table-cell>
          <table:table-cell office:value-type="float" office:value="278" calcext:value-type="float">
            <text:p>278</text:p>
          </table:table-cell>
          <table:table-cell office:value-type="float" office:value="375" calcext:value-type="float">
            <text:p>375</text:p>
          </table:table-cell>
          <table:table-cell office:value-type="float" office:value="1.62675" calcext:value-type="float">
            <text:p>1.62675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303]/[.A303]" office:value-type="float" office:value="65.5815978979918" calcext:value-type="float">
            <text:p>65.581597898</text:p>
          </table:table-cell>
          <table:table-cell table:formula="of:=[.C303]/[.A303]" office:value-type="float" office:value="88.464385653766" calcext:value-type="float">
            <text:p>88.4643856538</text:p>
          </table:table-cell>
          <table:table-cell table:formula="of:=[.I303]-[.H303]" office:value-type="float" office:value="22.8827877557741" calcext:value-type="float">
            <text:p>22.8827877558</text:p>
          </table:table-cell>
        </table:table-row>
        <table:table-row table:style-name="ro1"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491" calcext:value-type="float">
            <text:p>491</text:p>
          </table:table-cell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B304]/[.A304]" office:value-type="float" office:value="101.110611799448" calcext:value-type="float">
            <text:p>101.1106117994</text:p>
          </table:table-cell>
          <table:table-cell table:formula="of:=[.C304]/[.A304]" office:value-type="float" office:value="197.005199974321" calcext:value-type="float">
            <text:p>197.0051999743</text:p>
          </table:table-cell>
          <table:table-cell table:formula="of:=[.I304]-[.H304]" office:value-type="float" office:value="95.8945881748732" calcext:value-type="float">
            <text:p>95.8945881749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B305]/[.A305]" office:value-type="float" office:value="147.078364942878" calcext:value-type="float">
            <text:p>147.0783649429</text:p>
          </table:table-cell>
          <table:table-cell table:formula="of:=[.C305]/[.A305]" office:value-type="float" office:value="152.757066292024" calcext:value-type="float">
            <text:p>152.757066292</text:p>
          </table:table-cell>
          <table:table-cell table:formula="of:=[.I305]-[.H305]" office:value-type="float" office:value="5.67870134914588" calcext:value-type="float">
            <text:p>5.6787013491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401" calcext:value-type="float">
            <text:p>401</text:p>
          </table:table-cell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B306]/[.A306]" office:value-type="float" office:value="151.038782245478" calcext:value-type="float">
            <text:p>151.0387822455</text:p>
          </table:table-cell>
          <table:table-cell table:formula="of:=[.C306]/[.A306]" office:value-type="float" office:value="232.055753564891" calcext:value-type="float">
            <text:p>232.0557535649</text:p>
          </table:table-cell>
          <table:table-cell table:formula="of:=[.I306]-[.H306]" office:value-type="float" office:value="81.0169713194135" calcext:value-type="float">
            <text:p>81.0169713194</text:p>
          </table:table-cell>
        </table:table-row>
        <table:table-row table:style-name="ro1">
          <table:table-cell office:value-type="float" office:value="1.496883" calcext:value-type="float">
            <text:p>1.49688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.424123" calcext:value-type="float">
            <text:p>10.424123</text:p>
          </table:table-cell>
          <table:table-cell office:value-type="float" office:value="659" calcext:value-type="float">
            <text:p>659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B307]/[.A307]" office:value-type="float" office:value="50.1041163537832" calcext:value-type="float">
            <text:p>50.1041163538</text:p>
          </table:table-cell>
          <table:table-cell table:formula="of:=[.C307]/[.A307]" office:value-type="float" office:value="56.1166103162371" calcext:value-type="float">
            <text:p>56.1166103162</text:p>
          </table:table-cell>
          <table:table-cell table:formula="of:=[.I307]-[.H307]" office:value-type="float" office:value="6.01249396245398" calcext:value-type="float">
            <text:p>6.0124939625</text:p>
          </table:table-cell>
        </table:table-row>
        <table:table-row table:style-name="ro1">
          <table:table-cell office:value-type="float" office:value="4.777723" calcext:value-type="float">
            <text:p>4.777723</text:p>
          </table:table-cell>
          <table:table-cell office:value-type="float" office:value="382" calcext:value-type="float">
            <text:p>382</text:p>
          </table:table-cell>
          <table:table-cell office:value-type="float" office:value="534" calcext:value-type="float">
            <text:p>534</text:p>
          </table:table-cell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308]/[.A308]" office:value-type="float" office:value="79.954405058644" calcext:value-type="float">
            <text:p>79.9544050586</text:p>
          </table:table-cell>
          <table:table-cell table:formula="of:=[.C308]/[.A308]" office:value-type="float" office:value="111.768723301874" calcext:value-type="float">
            <text:p>111.7687233019</text:p>
          </table:table-cell>
          <table:table-cell table:formula="of:=[.I308]-[.H308]" office:value-type="float" office:value="31.8143182432301" calcext:value-type="float">
            <text:p>31.8143182432</text:p>
          </table:table-cell>
        </table:table-row>
        <table:table-row table:style-name="ro1">
          <table:table-cell office:value-type="float" office:value="8.13872" calcext:value-type="float">
            <text:p>8.13872</text:p>
          </table:table-cell>
          <table:table-cell office:value-type="float" office:value="414" calcext:value-type="float">
            <text:p>414</text:p>
          </table:table-cell>
          <table:table-cell office:value-type="float" office:value="462" calcext:value-type="float">
            <text:p>462</text:p>
          </table:table-cell>
          <table:table-cell office:value-type="float" office:value="12.260275" calcext:value-type="float">
            <text:p>12.260275</text:p>
          </table:table-cell>
          <table:table-cell office:value-type="float" office:value="644" calcext:value-type="float">
            <text:p>644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B309]/[.A309]" office:value-type="float" office:value="50.8679497513123" calcext:value-type="float">
            <text:p>50.8679497513</text:p>
          </table:table-cell>
          <table:table-cell table:formula="of:=[.C309]/[.A309]" office:value-type="float" office:value="56.7656830558122" calcext:value-type="float">
            <text:p>56.7656830558</text:p>
          </table:table-cell>
          <table:table-cell table:formula="of:=[.I309]-[.H309]" office:value-type="float" office:value="5.89773330449997" calcext:value-type="float">
            <text:p>5.8977333045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.447581" calcext:value-type="float">
            <text:p>2.447581</text:p>
          </table:table-cell>
          <table:table-cell table:number-columns-repeated="2" office:value-type="float" office:value="423" calcext:value-type="float">
            <text:p>423</text:p>
          </table:table-cell>
          <table:table-cell/>
          <table:table-cell table:formula="of:=[.B310]/[.A310]" office:value-type="float" office:value="151.038782245478" calcext:value-type="float">
            <text:p>151.0387822455</text:p>
          </table:table-cell>
          <table:table-cell table:formula="of:=[.C310]/[.A310]" office:value-type="float" office:value="151.038782245478" calcext:value-type="float">
            <text:p>151.0387822455</text:p>
          </table:table-cell>
          <table:table-cell table:formula="of:=[.I310]-[.H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68291" calcext:value-type="float">
            <text:p>9.068291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1.496883" calcext:value-type="float">
            <text:p>1.49688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311]/[.A311]" office:value-type="float" office:value="64.1796783980576" calcext:value-type="float">
            <text:p>64.1796783981</text:p>
          </table:table-cell>
          <table:table-cell table:formula="of:=[.C311]/[.A311]" office:value-type="float" office:value="64.1796783980576" calcext:value-type="float">
            <text:p>64.1796783981</text:p>
          </table:table-cell>
          <table:table-cell table:formula="of:=[.I311]-[.H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82" calcext:value-type="float">
            <text:p>282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12]/[.A312]" office:value-type="float" office:value="147.078364942878" calcext:value-type="float">
            <text:p>147.0783649429</text:p>
          </table:table-cell>
          <table:table-cell table:formula="of:=[.C312]/[.A312]" office:value-type="float" office:value="160.139378045913" calcext:value-type="float">
            <text:p>160.1393780459</text:p>
          </table:table-cell>
          <table:table-cell table:formula="of:=[.I312]-[.H312]" office:value-type="float" office:value="13.0610131030355" calcext:value-type="float">
            <text:p>13.061013103</text:p>
          </table:table-cell>
        </table:table-row>
        <table:table-row table:style-name="ro1">
          <table:table-cell office:value-type="float" office:value="5.61036" calcext:value-type="float">
            <text:p>5.61036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.238994" calcext:value-type="float">
            <text:p>4.238994</text:p>
          </table:table-cell>
          <table:table-cell office:value-type="float" office:value="278" calcext:value-type="float">
            <text:p>278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B313]/[.A313]" office:value-type="float" office:value="64.7017303702436" calcext:value-type="float">
            <text:p>64.7017303702</text:p>
          </table:table-cell>
          <table:table-cell table:formula="of:=[.C313]/[.A313]" office:value-type="float" office:value="74.3267811691228" calcext:value-type="float">
            <text:p>74.3267811691</text:p>
          </table:table-cell>
          <table:table-cell table:formula="of:=[.I313]-[.H313]" office:value-type="float" office:value="9.62505079887922" calcext:value-type="float">
            <text:p>9.6250507989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B314]/[.A314]" office:value-type="float" office:value="147.078364942878" calcext:value-type="float">
            <text:p>147.0783649429</text:p>
          </table:table-cell>
          <table:table-cell table:formula="of:=[.C314]/[.A314]" office:value-type="float" office:value="158.43576764117" calcext:value-type="float">
            <text:p>158.4357676412</text:p>
          </table:table-cell>
          <table:table-cell table:formula="of:=[.I314]-[.H314]" office:value-type="float" office:value="11.3574026982917" calcext:value-type="float">
            <text:p>11.3574026983</text:p>
          </table:table-cell>
        </table:table-row>
        <table:table-row table:style-name="ro1">
          <table:table-cell office:value-type="float" office:value="5.062311" calcext:value-type="float">
            <text:p>5.062311</text:p>
          </table:table-cell>
          <table:table-cell office:value-type="float" office:value="284" calcext:value-type="float">
            <text:p>284</text:p>
          </table:table-cell>
          <table:table-cell office:value-type="float" office:value="354" calcext:value-type="float">
            <text:p>354</text:p>
          </table:table-cell>
          <table:table-cell office:value-type="float" office:value="4.76281" calcext:value-type="float">
            <text:p>4.76281</text:p>
          </table:table-cell>
          <table:table-cell office:value-type="float" office:value="239" calcext:value-type="float">
            <text:p>239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B315]/[.A315]" office:value-type="float" office:value="56.1008598642004" calcext:value-type="float">
            <text:p>56.1008598642</text:p>
          </table:table-cell>
          <table:table-cell table:formula="of:=[.C315]/[.A315]" office:value-type="float" office:value="69.928536591292" calcext:value-type="float">
            <text:p>69.9285365913</text:p>
          </table:table-cell>
          <table:table-cell table:formula="of:=[.I315]-[.H315]" office:value-type="float" office:value="13.8276767270916" calcext:value-type="float">
            <text:p>13.8276767271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520" calcext:value-type="float">
            <text:p>520</text:p>
          </table:table-cell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B316]/[.A316]" office:value-type="float" office:value="165.949019013829" calcext:value-type="float">
            <text:p>165.9490190138</text:p>
          </table:table-cell>
          <table:table-cell table:formula="of:=[.C316]/[.A316]" office:value-type="float" office:value="268.82707129966" calcext:value-type="float">
            <text:p>268.8270712997</text:p>
          </table:table-cell>
          <table:table-cell table:formula="of:=[.I316]-[.H316]" office:value-type="float" office:value="102.878052285831" calcext:value-type="float">
            <text:p>102.8780522858</text:p>
          </table:table-cell>
        </table:table-row>
        <table:table-row table:style-name="ro1"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B317]/[.A317]" office:value-type="float" office:value="181.33449827011" calcext:value-type="float">
            <text:p>181.3344982701</text:p>
          </table:table-cell>
          <table:table-cell table:formula="of:=[.C317]/[.A317]" office:value-type="float" office:value="200.566945056334" calcext:value-type="float">
            <text:p>200.5669450563</text:p>
          </table:table-cell>
          <table:table-cell table:formula="of:=[.I317]-[.H317]" office:value-type="float" office:value="19.2324467862238" calcext:value-type="float">
            <text:p>19.2324467862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557" calcext:value-type="float">
            <text:p>557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B318]/[.A318]" office:value-type="float" office:value="165.949019013829" calcext:value-type="float">
            <text:p>165.9490190138</text:p>
          </table:table-cell>
          <table:table-cell table:formula="of:=[.C318]/[.A318]" office:value-type="float" office:value="287.955151372905" calcext:value-type="float">
            <text:p>287.9551513729</text:p>
          </table:table-cell>
          <table:table-cell table:formula="of:=[.I318]-[.H318]" office:value-type="float" office:value="122.006132359076" calcext:value-type="float">
            <text:p>122.0061323591</text:p>
          </table:table-cell>
        </table:table-row>
        <table:table-row table:style-name="ro1">
          <table:table-cell office:value-type="float" office:value="10.040737" calcext:value-type="float">
            <text:p>10.040737</text:p>
          </table:table-cell>
          <table:table-cell office:value-type="float" office:value="505" calcext:value-type="float">
            <text:p>505</text:p>
          </table:table-cell>
          <table:table-cell office:value-type="float" office:value="566" calcext:value-type="float">
            <text:p>566</text:p>
          </table:table-cell>
          <table:table-cell office:value-type="float" office:value="3.7158" calcext:value-type="float">
            <text:p>3.7158</text:p>
          </table:table-cell>
          <table:table-cell office:value-type="float" office:value="278" calcext:value-type="float">
            <text:p>278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B319]/[.A319]" office:value-type="float" office:value="50.2951127989908" calcext:value-type="float">
            <text:p>50.295112799</text:p>
          </table:table-cell>
          <table:table-cell table:formula="of:=[.C319]/[.A319]" office:value-type="float" office:value="56.3703640479778" calcext:value-type="float">
            <text:p>56.370364048</text:p>
          </table:table-cell>
          <table:table-cell table:formula="of:=[.I319]-[.H319]" office:value-type="float" office:value="6.075251248987" calcext:value-type="float">
            <text:p>6.075251249</text:p>
          </table:table-cell>
        </table:table-row>
        <table:table-row table:style-name="ro1"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498" calcext:value-type="float">
            <text:p>498</text:p>
          </table:table-cell>
          <table:table-cell office:value-type="float" office:value="2.447581" calcext:value-type="float">
            <text:p>2.447581</text:p>
          </table:table-cell>
          <table:table-cell office:value-type="float" office:value="423" calcext:value-type="float">
            <text:p>423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B320]/[.A320]" office:value-type="float" office:value="151.038782245478" calcext:value-type="float">
            <text:p>151.0387822455</text:p>
          </table:table-cell>
          <table:table-cell table:formula="of:=[.C320]/[.A320]" office:value-type="float" office:value="288.188940836199" calcext:value-type="float">
            <text:p>288.1889408362</text:p>
          </table:table-cell>
          <table:table-cell table:formula="of:=[.I320]-[.H320]" office:value-type="float" office:value="137.150158590721" calcext:value-type="float">
            <text:p>137.1501585907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87" calcext:value-type="float">
            <text:p>287</text:p>
          </table:table-cell>
          <table:table-cell office:value-type="float" office:value="2.535194" calcext:value-type="float">
            <text:p>2.535194</text:p>
          </table:table-cell>
          <table:table-cell table:number-columns-repeated="2" office:value-type="float" office:value="454" calcext:value-type="float">
            <text:p>454</text:p>
          </table:table-cell>
          <table:table-cell/>
          <table:table-cell table:formula="of:=[.B321]/[.A321]" office:value-type="float" office:value="147.078364942878" calcext:value-type="float">
            <text:p>147.0783649429</text:p>
          </table:table-cell>
          <table:table-cell table:formula="of:=[.C321]/[.A321]" office:value-type="float" office:value="162.978728720486" calcext:value-type="float">
            <text:p>162.9787287205</text:p>
          </table:table-cell>
          <table:table-cell table:formula="of:=[.I321]-[.H321]" office:value-type="float" office:value="15.9003637776084" calcext:value-type="float">
            <text:p>15.9003637776</text:p>
          </table:table-cell>
        </table:table-row>
        <table:table-row table:style-name="ro1">
          <table:table-cell office:value-type="float" office:value="1.934329" calcext:value-type="float">
            <text:p>1.934329</text:p>
          </table:table-cell>
          <table:table-cell office:value-type="float" office:value="321" calcext:value-type="float">
            <text:p>321</text:p>
          </table:table-cell>
          <table:table-cell office:value-type="float" office:value="581" calcext:value-type="float">
            <text:p>581</text:p>
          </table:table-cell>
          <table:table-cell office:value-type="float" office:value="2.49232" calcext:value-type="float">
            <text:p>2.49232</text:p>
          </table:table-cell>
          <table:table-cell office:value-type="float" office:value="252" calcext:value-type="float">
            <text:p>252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B322]/[.A322]" office:value-type="float" office:value="165.949019013829" calcext:value-type="float">
            <text:p>165.9490190138</text:p>
          </table:table-cell>
          <table:table-cell table:formula="of:=[.C322]/[.A322]" office:value-type="float" office:value="300.362554663659" calcext:value-type="float">
            <text:p>300.3625546637</text:p>
          </table:table-cell>
          <table:table-cell table:formula="of:=[.I322]-[.H322]" office:value-type="float" office:value="134.41353564983" calcext:value-type="float">
            <text:p>134.4135356498</text:p>
          </table:table-cell>
        </table:table-row>
        <table:table-row table:style-name="ro1">
          <table:table-cell office:value-type="float" office:value="14.167263" calcext:value-type="float">
            <text:p>14.167263</text:p>
          </table:table-cell>
          <table:table-cell office:value-type="float" office:value="734" calcext:value-type="float">
            <text:p>734</text:p>
          </table:table-cell>
          <table:table-cell office:value-type="float" office:value="848" calcext:value-type="float">
            <text:p>848</text:p>
          </table:table-cell>
          <table:table-cell office:value-type="float" office:value="8.725294" calcext:value-type="float">
            <text:p>8.725294</text:p>
          </table:table-cell>
          <table:table-cell office:value-type="float" office:value="439" calcext:value-type="float">
            <text:p>439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B323]/[.A323]" office:value-type="float" office:value="51.8095838271655" calcext:value-type="float">
            <text:p>51.8095838272</text:p>
          </table:table-cell>
          <table:table-cell table:formula="of:=[.C323]/[.A323]" office:value-type="float" office:value="59.8563039311122" calcext:value-type="float">
            <text:p>59.8563039311</text:p>
          </table:table-cell>
          <table:table-cell table:formula="of:=[.I323]-[.H323]" office:value-type="float" office:value="8.04672010394668" calcext:value-type="float">
            <text:p>8.0467201039</text:p>
          </table:table-cell>
        </table:table-row>
        <table:table-row table:style-name="ro1">
          <table:table-cell office:value-type="float" office:value="1.760966" calcext:value-type="float">
            <text:p>1.760966</text:p>
          </table:table-cell>
          <table:table-cell office:value-type="float" office:value="259" calcext:value-type="float">
            <text:p>259</text:p>
          </table:table-cell>
          <table:table-cell office:value-type="float" office:value="287" calcext:value-type="float">
            <text:p>287</text:p>
          </table:table-cell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324]/[.A324]" office:value-type="float" office:value="147.078364942878" calcext:value-type="float">
            <text:p>147.0783649429</text:p>
          </table:table-cell>
          <table:table-cell table:formula="of:=[.C324]/[.A324]" office:value-type="float" office:value="162.978728720486" calcext:value-type="float">
            <text:p>162.9787287205</text:p>
          </table:table-cell>
          <table:table-cell table:formula="of:=[.I324]-[.H324]" office:value-type="float" office:value="15.9003637776084" calcext:value-type="float">
            <text:p>15.9003637776</text:p>
          </table:table-cell>
        </table:table-row>
        <table:table-row table:style-name="ro1">
          <table:table-cell office:value-type="float" office:value="1.455873" calcext:value-type="float">
            <text:p>1.455873</text:p>
          </table:table-cell>
          <table:table-cell office:value-type="float" office:value="264" calcext:value-type="float">
            <text:p>264</text:p>
          </table:table-cell>
          <table:table-cell office:value-type="float" office:value="291" calcext:value-type="float">
            <text:p>291</text:p>
          </table:table-cell>
          <table:table-cell office:value-type="float" office:value="1.728033" calcext:value-type="float">
            <text:p>1.728033</text:p>
          </table:table-cell>
          <table:table-cell office:value-type="float" office:value="261" calcext:value-type="float">
            <text:p>261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B325]/[.A325]" office:value-type="float" office:value="181.33449827011" calcext:value-type="float">
            <text:p>181.3344982701</text:p>
          </table:table-cell>
          <table:table-cell table:formula="of:=[.C325]/[.A325]" office:value-type="float" office:value="199.880071956826" calcext:value-type="float">
            <text:p>199.8800719568</text:p>
          </table:table-cell>
          <table:table-cell table:formula="of:=[.I325]-[.H325]" office:value-type="float" office:value="18.5455736867158" calcext:value-type="float">
            <text:p>18.5455736867</text:p>
          </table:table-cell>
        </table:table-row>
        <table:table-row table:style-name="ro1">
          <table:table-cell office:value-type="float" office:value="1.408027" calcext:value-type="float">
            <text:p>1.408027</text:p>
          </table:table-cell>
          <table:table-cell office:value-type="float" office:value="393" calcext:value-type="float">
            <text:p>393</text:p>
          </table:table-cell>
          <table:table-cell office:value-type="float" office:value="575" calcext:value-type="float">
            <text:p>575</text:p>
          </table:table-cell>
          <table:table-cell office:value-type="float" office:value="4.777723" calcext:value-type="float">
            <text:p>4.777723</text:p>
          </table:table-cell>
          <table:table-cell office:value-type="float" office:value="382" calcext:value-type="float">
            <text:p>382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B326]/[.A326]" office:value-type="float" office:value="279.113965854348" calcext:value-type="float">
            <text:p>279.1139658543</text:p>
          </table:table-cell>
          <table:table-cell table:formula="of:=[.C326]/[.A326]" office:value-type="float" office:value="408.372850804708" calcext:value-type="float">
            <text:p>408.3728508047</text:p>
          </table:table-cell>
          <table:table-cell table:formula="of:=[.I326]-[.H326]" office:value-type="float" office:value="129.25888495036" calcext:value-type="float">
            <text:p>129.2588849504</text:p>
          </table:table-cell>
        </table:table-row>
        <table:table-row table:style-name="ro1">
          <table:table-cell office:value-type="float" office:value="4.790151" calcext:value-type="float">
            <text:p>4.790151</text:p>
          </table:table-cell>
          <table:table-cell office:value-type="float" office:value="352" calcext:value-type="float">
            <text:p>352</text:p>
          </table:table-cell>
          <table:table-cell office:value-type="float" office:value="567" calcext:value-type="float">
            <text:p>567</text:p>
          </table:table-cell>
          <table:table-cell office:value-type="float" office:value="2.013243" calcext:value-type="float">
            <text:p>2.013243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B327]/[.A327]" office:value-type="float" office:value="73.4841135488213" calcext:value-type="float">
            <text:p>73.4841135488</text:p>
          </table:table-cell>
          <table:table-cell table:formula="of:=[.C327]/[.A327]" office:value-type="float" office:value="118.367876085743" calcext:value-type="float">
            <text:p>118.3678760857</text:p>
          </table:table-cell>
          <table:table-cell table:formula="of:=[.I327]-[.H327]" office:value-type="float" office:value="44.8837625369221" calcext:value-type="float">
            <text:p>44.8837625369</text:p>
          </table:table-cell>
        </table:table-row>
        <table:table-row table:style-name="ro1">
          <table:table-cell office:value-type="float" office:value="1.557778" calcext:value-type="float">
            <text:p>1.557778</text:p>
          </table:table-cell>
          <table:table-cell office:value-type="float" office:value="245" calcext:value-type="float">
            <text:p>245</text:p>
          </table:table-cell>
          <table:table-cell office:value-type="float" office:value="371" calcext:value-type="float">
            <text:p>371</text:p>
          </table:table-cell>
          <table:table-cell office:value-type="float" office:value="2.535194" calcext:value-type="float">
            <text:p>2.535194</text:p>
          </table:table-cell>
          <table:table-cell office:value-type="float" office:value="454" calcext:value-type="float">
            <text:p>454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B328]/[.A328]" office:value-type="float" office:value="157.275298534194" calcext:value-type="float">
            <text:p>157.2752985342</text:p>
          </table:table-cell>
          <table:table-cell table:formula="of:=[.C328]/[.A328]" office:value-type="float" office:value="238.159737780351" calcext:value-type="float">
            <text:p>238.1597377804</text:p>
          </table:table-cell>
          <table:table-cell table:formula="of:=[.I328]-[.H328]" office:value-type="float" office:value="80.884439246157" calcext:value-type="float">
            <text:p>80.8844392462</text:p>
          </table:table-cell>
        </table:table-row>
        <table:table-row table:style-name="ro1">
          <table:table-cell office:value-type="float" office:value="3.592768" calcext:value-type="float">
            <text:p>3.592768</text:p>
          </table:table-cell>
          <table:table-cell office:value-type="float" office:value="686" calcext:value-type="float">
            <text:p>686</text:p>
          </table:table-cell>
          <table:table-cell office:value-type="float" office:value="1125" calcext:value-type="float">
            <text:p>1125</text:p>
          </table:table-cell>
          <table:table-cell office:value-type="float" office:value="2.447581" calcext:value-type="float">
            <text:p>2.447581</text:p>
          </table:table-cell>
          <table:table-cell table:number-columns-repeated="2" office:value-type="float" office:value="423" calcext:value-type="float">
            <text:p>423</text:p>
          </table:table-cell>
          <table:table-cell/>
          <table:table-cell table:formula="of:=[.B329]/[.A329]" office:value-type="float" office:value="190.939131054385" calcext:value-type="float">
            <text:p>190.9391310544</text:p>
          </table:table-cell>
          <table:table-cell table:formula="of:=[.C329]/[.A329]" office:value-type="float" office:value="313.129041452162" calcext:value-type="float">
            <text:p>313.1290414522</text:p>
          </table:table-cell>
          <table:table-cell table:formula="of:=[.I329]-[.H329]" office:value-type="float" office:value="122.189910397777" calcext:value-type="float">
            <text:p>122.1899103978</text:p>
          </table:table-cell>
        </table:table-row>
        <table:table-row table:style-name="ro1">
          <table:table-cell office:value-type="float" office:value="2.844637" calcext:value-type="float">
            <text:p>2.84463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2.624672" calcext:value-type="float">
            <text:p>2.624672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330]/[.A330]" office:value-type="float" office:value="52.3792666691743" calcext:value-type="float">
            <text:p>52.3792666692</text:p>
          </table:table-cell>
          <table:table-cell table:formula="of:=[.C330]/[.A330]" office:value-type="float" office:value="52.3792666691743" calcext:value-type="float">
            <text:p>52.3792666692</text:p>
          </table:table-cell>
          <table:table-cell table:formula="of:=[.I330]-[.H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8359" calcext:value-type="float">
            <text:p>2.528359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3.828889" calcext:value-type="float">
            <text:p>3.828889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table:formula="of:=[.B331]/[.A331]" office:value-type="float" office:value="51.0212355128366" calcext:value-type="float">
            <text:p>51.0212355128</text:p>
          </table:table-cell>
          <table:table-cell table:formula="of:=[.C331]/[.A331]" office:value-type="float" office:value="57.7449642238306" calcext:value-type="float">
            <text:p>57.7449642238</text:p>
          </table:table-cell>
          <table:table-cell table:formula="of:=[.I331]-[.H331]" office:value-type="float" office:value="6.72372871099397" calcext:value-type="float">
            <text:p>6.723728711</text:p>
          </table:table-cell>
        </table:table-row>
        <table:table-row table:style-name="ro1">
          <table:table-cell office:value-type="float" office:value="3.506398" calcext:value-type="float">
            <text:p>3.506398</text:p>
          </table:table-cell>
          <table:table-cell office:value-type="float" office:value="230" calcext:value-type="float">
            <text:p>230</text:p>
          </table:table-cell>
          <table:table-cell office:value-type="float" office:value="321" calcext:value-type="float">
            <text:p>321</text:p>
          </table:table-cell>
          <table:table-cell office:value-type="float" office:value="15.668496" calcext:value-type="float">
            <text:p>15.668496</text:p>
          </table:table-cell>
          <table:table-cell table:number-columns-repeated="2" office:value-type="float" office:value="957" calcext:value-type="float">
            <text:p>957</text:p>
          </table:table-cell>
          <table:table-cell/>
          <table:table-cell table:formula="of:=[.B332]/[.A332]" office:value-type="float" office:value="65.594379189128" calcext:value-type="float">
            <text:p>65.5943791891</text:p>
          </table:table-cell>
          <table:table-cell table:formula="of:=[.C332]/[.A332]" office:value-type="float" office:value="91.546937911783" calcext:value-type="float">
            <text:p>91.5469379118</text:p>
          </table:table-cell>
          <table:table-cell table:formula="of:=[.I332]-[.H332]" office:value-type="float" office:value="25.952558722655" calcext:value-type="float">
            <text:p>25.9525587227</text:p>
          </table:table-cell>
        </table:table-row>
        <table:table-row table:style-name="ro1">
          <table:table-cell office:value-type="float" office:value="3.270277" calcext:value-type="float">
            <text:p>3.270277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9.273344" calcext:value-type="float">
            <text:p>9.273344</text:p>
          </table:table-cell>
          <table:table-cell office:value-type="float" office:value="473" calcext:value-type="float">
            <text:p>473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B333]/[.A333]" office:value-type="float" office:value="75.5287701928613" calcext:value-type="float">
            <text:p>75.5287701929</text:p>
          </table:table-cell>
          <table:table-cell table:formula="of:=[.C333]/[.A333]" office:value-type="float" office:value="75.5287701928613" calcext:value-type="float">
            <text:p>75.5287701929</text:p>
          </table:table-cell>
          <table:table-cell table:formula="of:=[.I333]-[.H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79639" calcext:value-type="float">
            <text:p>9.479639</text:p>
          </table:table-cell>
          <table:table-cell office:value-type="float" office:value="477" calcext:value-type="float">
            <text:p>477</text:p>
          </table:table-cell>
          <table:table-cell office:value-type="float" office:value="542" calcext:value-type="float">
            <text:p>542</text:p>
          </table:table-cell>
          <table:table-cell office:value-type="float" office:value="2.528359" calcext:value-type="float">
            <text:p>2.52835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B334]/[.A334]" office:value-type="float" office:value="50.3183718282943" calcext:value-type="float">
            <text:p>50.3183718283</text:p>
          </table:table-cell>
          <table:table-cell table:formula="of:=[.C334]/[.A334]" office:value-type="float" office:value="57.1751730208292" calcext:value-type="float">
            <text:p>57.1751730208</text:p>
          </table:table-cell>
          <table:table-cell table:formula="of:=[.I334]-[.H334]" office:value-type="float" office:value="6.85680119253486" calcext:value-type="float">
            <text:p>6.8568011925</text:p>
          </table:table-cell>
        </table:table-row>
        <table:table-row table:style-name="ro1">
          <table:table-cell office:value-type="float" office:value="6.454183" calcext:value-type="float">
            <text:p>6.454183</text:p>
          </table:table-cell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3.856851" calcext:value-type="float">
            <text:p>3.856851</text:p>
          </table:table-cell>
          <table:table-cell office:value-type="float" office:value="301" calcext:value-type="float">
            <text:p>301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335]/[.A335]" office:value-type="float" office:value="50.2000020761729" calcext:value-type="float">
            <text:p>50.2000020762</text:p>
          </table:table-cell>
          <table:table-cell table:formula="of:=[.C335]/[.A335]" office:value-type="float" office:value="55.6228418066237" calcext:value-type="float">
            <text:p>55.6228418066</text:p>
          </table:table-cell>
          <table:table-cell table:formula="of:=[.I335]-[.H335]" office:value-type="float" office:value="5.42283973045078" calcext:value-type="float">
            <text:p>5.4228397305</text:p>
          </table:table-cell>
        </table:table-row>
        <table:table-row table:style-name="ro1">
          <table:table-cell office:value-type="float" office:value="6.175808" calcext:value-type="float">
            <text:p>6.175808</text:p>
          </table:table-cell>
          <table:table-cell office:value-type="float" office:value="382" calcext:value-type="float">
            <text:p>382</text:p>
          </table:table-cell>
          <table:table-cell office:value-type="float" office:value="409" calcext:value-type="float">
            <text:p>409</text:p>
          </table:table-cell>
          <table:table-cell office:value-type="float" office:value="3.479057" calcext:value-type="float">
            <text:p>3.479057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336]/[.A336]" office:value-type="float" office:value="61.8542545364105" calcext:value-type="float">
            <text:p>61.8542545364</text:p>
          </table:table-cell>
          <table:table-cell table:formula="of:=[.C336]/[.A336]" office:value-type="float" office:value="66.2261521083557" calcext:value-type="float">
            <text:p>66.2261521084</text:p>
          </table:table-cell>
          <table:table-cell table:formula="of:=[.I336]-[.H336]" office:value-type="float" office:value="4.37189757194525" calcext:value-type="float">
            <text:p>4.3718975719</text:p>
          </table:table-cell>
        </table:table-row>
        <table:table-row table:style-name="ro1">
          <table:table-cell office:value-type="float" office:value="3.856851" calcext:value-type="float">
            <text:p>3.856851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5.668496" calcext:value-type="float">
            <text:p>15.668496</text:p>
          </table:table-cell>
          <table:table-cell office:value-type="float" office:value="957" calcext:value-type="float">
            <text:p>957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B337]/[.A337]" office:value-type="float" office:value="78.0429422863367" calcext:value-type="float">
            <text:p>78.0429422863</text:p>
          </table:table-cell>
          <table:table-cell table:formula="of:=[.C337]/[.A337]" office:value-type="float" office:value="78.0429422863367" calcext:value-type="float">
            <text:p>78.0429422863</text:p>
          </table:table-cell>
          <table:table-cell table:formula="of:=[.I337]-[.H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98748" calcext:value-type="float">
            <text:p>7.59874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8.790538" calcext:value-type="float">
            <text:p>8.790538</text:p>
          </table:table-cell>
          <table:table-cell office:value-type="float" office:value="582" calcext:value-type="float">
            <text:p>582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B338]/[.A338]" office:value-type="float" office:value="92.120438788074" calcext:value-type="float">
            <text:p>92.1204387881</text:p>
          </table:table-cell>
          <table:table-cell table:formula="of:=[.C338]/[.A338]" office:value-type="float" office:value="92.120438788074" calcext:value-type="float">
            <text:p>92.1204387881</text:p>
          </table:table-cell>
          <table:table-cell table:formula="of:=[.I338]-[.H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506" calcext:value-type="float">
            <text:p>6.62506</text:p>
          </table:table-cell>
          <table:table-cell office:value-type="float" office:value="333" calcext:value-type="float">
            <text:p>333</text:p>
          </table:table-cell>
          <table:table-cell office:value-type="float" office:value="389" calcext:value-type="float">
            <text:p>389</text:p>
          </table:table-cell>
          <table:table-cell office:value-type="float" office:value="4.155731" calcext:value-type="float">
            <text:p>4.155731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B339]/[.A339]" office:value-type="float" office:value="50.2636957250198" calcext:value-type="float">
            <text:p>50.263695725</text:p>
          </table:table-cell>
          <table:table-cell table:formula="of:=[.C339]/[.A339]" office:value-type="float" office:value="58.7164493604586" calcext:value-type="float">
            <text:p>58.7164493605</text:p>
          </table:table-cell>
          <table:table-cell table:formula="of:=[.I339]-[.H339]" office:value-type="float" office:value="8.45275363543878" calcext:value-type="float">
            <text:p>8.4527536354</text:p>
          </table:table-cell>
        </table:table-row>
        <table:table-row table:style-name="ro1">
          <table:table-cell office:value-type="float" office:value="4.652206" calcext:value-type="float">
            <text:p>4.652206</text:p>
          </table:table-cell>
          <table:table-cell office:value-type="float" office:value="352" calcext:value-type="float">
            <text:p>352</text:p>
          </table:table-cell>
          <table:table-cell office:value-type="float" office:value="367" calcext:value-type="float">
            <text:p>367</text:p>
          </table:table-cell>
          <table:table-cell office:value-type="float" office:value="8.592321" calcext:value-type="float">
            <text:p>8.592321</text:p>
          </table:table-cell>
          <table:table-cell office:value-type="float" office:value="559" calcext:value-type="float">
            <text:p>559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B340]/[.A340]" office:value-type="float" office:value="75.6630295391047" calcext:value-type="float">
            <text:p>75.6630295391</text:p>
          </table:table-cell>
          <table:table-cell table:formula="of:=[.C340]/[.A340]" office:value-type="float" office:value="78.8873063660552" calcext:value-type="float">
            <text:p>78.8873063661</text:p>
          </table:table-cell>
          <table:table-cell table:formula="of:=[.I340]-[.H340]" office:value-type="float" office:value="3.22427682695049" calcext:value-type="float">
            <text:p>3.224276827</text:p>
          </table:table-cell>
        </table:table-row>
        <table:table-row table:style-name="ro1">
          <table:table-cell office:value-type="float" office:value="7.598748" calcext:value-type="float">
            <text:p>7.598748</text:p>
          </table:table-cell>
          <table:table-cell office:value-type="float" office:value="700" calcext:value-type="float">
            <text:p>700</text:p>
          </table:table-cell>
          <table:table-cell office:value-type="float" office:value="764" calcext:value-type="float">
            <text:p>764</text:p>
          </table:table-cell>
          <table:table-cell office:value-type="float" office:value="8.790538" calcext:value-type="float">
            <text:p>8.790538</text:p>
          </table:table-cell>
          <table:table-cell office:value-type="float" office:value="582" calcext:value-type="float">
            <text:p>582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B341]/[.A341]" office:value-type="float" office:value="92.120438788074" calcext:value-type="float">
            <text:p>92.1204387881</text:p>
          </table:table-cell>
          <table:table-cell table:formula="of:=[.C341]/[.A341]" office:value-type="float" office:value="100.542878905841" calcext:value-type="float">
            <text:p>100.5428789058</text:p>
          </table:table-cell>
          <table:table-cell table:formula="of:=[.I341]-[.H341]" office:value-type="float" office:value="8.42244011776677" calcext:value-type="float">
            <text:p>8.4224401178</text:p>
          </table:table-cell>
        </table:table-row>
        <table:table-row table:style-name="ro1">
          <table:table-cell office:value-type="float" office:value="7.178701" calcext:value-type="float">
            <text:p>7.178701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2.63275" calcext:value-type="float">
            <text:p>2.63275</text:p>
          </table:table-cell>
          <table:table-cell table:number-columns-repeated="2" office:value-type="float" office:value="132" calcext:value-type="float">
            <text:p>132</text:p>
          </table:table-cell>
          <table:table-cell/>
          <table:table-cell table:formula="of:=[.B342]/[.A342]" office:value-type="float" office:value="61.7103289299833" calcext:value-type="float">
            <text:p>61.71032893</text:p>
          </table:table-cell>
          <table:table-cell table:formula="of:=[.C342]/[.A342]" office:value-type="float" office:value="61.7103289299833" calcext:value-type="float">
            <text:p>61.71032893</text:p>
          </table:table-cell>
          <table:table-cell table:formula="of:=[.I342]-[.H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9503" calcext:value-type="float">
            <text:p>2.439503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7.724265" calcext:value-type="float">
            <text:p>7.724265</text:p>
          </table:table-cell>
          <table:table-cell office:value-type="float" office:value="475" calcext:value-type="float">
            <text:p>475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343]/[.A343]" office:value-type="float" office:value="60.6680950996986" calcext:value-type="float">
            <text:p>60.6680950997</text:p>
          </table:table-cell>
          <table:table-cell table:formula="of:=[.C343]/[.A343]" office:value-type="float" office:value="68.0466472064187" calcext:value-type="float">
            <text:p>68.0466472064</text:p>
          </table:table-cell>
          <table:table-cell table:formula="of:=[.I343]-[.H343]" office:value-type="float" office:value="7.3785521067201" calcext:value-type="float">
            <text:p>7.3785521067</text:p>
          </table:table-cell>
        </table:table-row>
        <table:table-row table:style-name="ro1">
          <table:table-cell office:value-type="float" office:value="4.179343" calcext:value-type="float">
            <text:p>4.179343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 office:value-type="float" office:value="5.01633" calcext:value-type="float">
            <text:p>5.01633</text:p>
          </table:table-cell>
          <table:table-cell office:value-type="float" office:value="358" calcext:value-type="float">
            <text:p>358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B344]/[.A344]" office:value-type="float" office:value="50.2471321449328" calcext:value-type="float">
            <text:p>50.2471321449</text:p>
          </table:table-cell>
          <table:table-cell table:formula="of:=[.C344]/[.A344]" office:value-type="float" office:value="56.7074777064242" calcext:value-type="float">
            <text:p>56.7074777064</text:p>
          </table:table-cell>
          <table:table-cell table:formula="of:=[.I344]-[.H344]" office:value-type="float" office:value="6.46034556149136" calcext:value-type="float">
            <text:p>6.4603455615</text:p>
          </table:table-cell>
        </table:table-row>
        <table:table-row table:style-name="ro1">
          <table:table-cell office:value-type="float" office:value="2.852094" calcext:value-type="float">
            <text:p>2.852094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3.988582" calcext:value-type="float">
            <text:p>3.988582</text:p>
          </table:table-cell>
          <table:table-cell table:number-columns-repeated="2" office:value-type="float" office:value="281" calcext:value-type="float">
            <text:p>281</text:p>
          </table:table-cell>
          <table:table-cell/>
          <table:table-cell table:formula="of:=[.B345]/[.A345]" office:value-type="float" office:value="133.586059926496" calcext:value-type="float">
            <text:p>133.5860599265</text:p>
          </table:table-cell>
          <table:table-cell table:formula="of:=[.C345]/[.A345]" office:value-type="float" office:value="145.507125641721" calcext:value-type="float">
            <text:p>145.5071256417</text:p>
          </table:table-cell>
          <table:table-cell table:formula="of:=[.I345]-[.H345]" office:value-type="float" office:value="11.9210657152254" calcext:value-type="float">
            <text:p>11.9210657152</text:p>
          </table:table-cell>
        </table:table-row>
        <table:table-row table:style-name="ro1">
          <table:table-cell office:value-type="float" office:value="7.649079" calcext:value-type="float">
            <text:p>7.649079</text:p>
          </table:table-cell>
          <table:table-cell office:value-type="float" office:value="504" calcext:value-type="float">
            <text:p>504</text:p>
          </table:table-cell>
          <table:table-cell office:value-type="float" office:value="606" calcext:value-type="float">
            <text:p>606</text:p>
          </table:table-cell>
          <table:table-cell office:value-type="float" office:value="1.710635" calcext:value-type="float">
            <text:p>1.71063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B346]/[.A346]" office:value-type="float" office:value="65.8902856147779" calcext:value-type="float">
            <text:p>65.8902856148</text:p>
          </table:table-cell>
          <table:table-cell table:formula="of:=[.C346]/[.A346]" office:value-type="float" office:value="79.2252243701497" calcext:value-type="float">
            <text:p>79.2252243701</text:p>
          </table:table-cell>
          <table:table-cell table:formula="of:=[.I346]-[.H346]" office:value-type="float" office:value="13.3349387553717" calcext:value-type="float">
            <text:p>13.3349387554</text:p>
          </table:table-cell>
        </table:table-row>
        <table:table-row table:style-name="ro1">
          <table:table-cell office:value-type="float" office:value="6.665449" calcext:value-type="float">
            <text:p>6.665449</text:p>
          </table:table-cell>
          <table:table-cell office:value-type="float" office:value="335" calcext:value-type="float">
            <text:p>335</text:p>
          </table:table-cell>
          <table:table-cell office:value-type="float" office:value="392" calcext:value-type="float">
            <text:p>392</text:p>
          </table:table-cell>
          <table:table-cell office:value-type="float" office:value="7.227168" calcext:value-type="float">
            <text:p>7.227168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B347]/[.A347]" office:value-type="float" office:value="50.2591798391976" calcext:value-type="float">
            <text:p>50.2591798392</text:p>
          </table:table-cell>
          <table:table-cell table:formula="of:=[.C347]/[.A347]" office:value-type="float" office:value="58.8107417819865" calcext:value-type="float">
            <text:p>58.810741782</text:p>
          </table:table-cell>
          <table:table-cell table:formula="of:=[.I347]-[.H347]" office:value-type="float" office:value="8.55156194278885" calcext:value-type="float">
            <text:p>8.5515619428</text:p>
          </table:table-cell>
        </table:table-row>
        <table:table-row table:style-name="ro1">
          <table:table-cell office:value-type="float" office:value="1.710635" calcext:value-type="float">
            <text:p>1.710635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16.704322" calcext:value-type="float">
            <text:p>16.704322</text:p>
          </table:table-cell>
          <table:table-cell office:value-type="float" office:value="983" calcext:value-type="float">
            <text:p>983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B348]/[.A348]" office:value-type="float" office:value="72.4877019352463" calcext:value-type="float">
            <text:p>72.4877019352</text:p>
          </table:table-cell>
          <table:table-cell table:formula="of:=[.C348]/[.A348]" office:value-type="float" office:value="95.2862533503641" calcext:value-type="float">
            <text:p>95.2862533504</text:p>
          </table:table-cell>
          <table:table-cell table:formula="of:=[.I348]-[.H348]" office:value-type="float" office:value="22.7985514151178" calcext:value-type="float">
            <text:p>22.7985514151</text:p>
          </table:table-cell>
        </table:table-row>
        <table:table-row table:style-name="ro1">
          <table:table-cell office:value-type="float" office:value="6.795937" calcext:value-type="float">
            <text:p>6.795937</text:p>
          </table:table-cell>
          <table:table-cell office:value-type="float" office:value="480" calcext:value-type="float">
            <text:p>480</text:p>
          </table:table-cell>
          <table:table-cell office:value-type="float" office:value="546" calcext:value-type="float">
            <text:p>546</text:p>
          </table:table-cell>
          <table:table-cell office:value-type="float" office:value="6.666692" calcext:value-type="float">
            <text:p>6.666692</text:p>
          </table:table-cell>
          <table:table-cell office:value-type="float" office:value="476" calcext:value-type="float">
            <text:p>476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B349]/[.A349]" office:value-type="float" office:value="70.6304369802133" calcext:value-type="float">
            <text:p>70.6304369802</text:p>
          </table:table-cell>
          <table:table-cell table:formula="of:=[.C349]/[.A349]" office:value-type="float" office:value="80.3421220649927" calcext:value-type="float">
            <text:p>80.342122065</text:p>
          </table:table-cell>
          <table:table-cell table:formula="of:=[.I349]-[.H349]" office:value-type="float" office:value="9.71168508477933" calcext:value-type="float">
            <text:p>9.7116850848</text:p>
          </table:table-cell>
        </table:table-row>
        <table:table-row table:style-name="ro1">
          <table:table-cell office:value-type="float" office:value="1.710635" calcext:value-type="float">
            <text:p>1.710635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7.498708" calcext:value-type="float">
            <text:p>7.498708</text:p>
          </table:table-cell>
          <table:table-cell office:value-type="float" office:value="539" calcext:value-type="float">
            <text:p>539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B350]/[.A350]" office:value-type="float" office:value="72.4877019352463" calcext:value-type="float">
            <text:p>72.4877019352</text:p>
          </table:table-cell>
          <table:table-cell table:formula="of:=[.C350]/[.A350]" office:value-type="float" office:value="97.0399880746039" calcext:value-type="float">
            <text:p>97.0399880746</text:p>
          </table:table-cell>
          <table:table-cell table:formula="of:=[.I350]-[.H350]" office:value-type="float" office:value="24.5522861393576" calcext:value-type="float">
            <text:p>24.5522861394</text:p>
          </table:table-cell>
        </table:table-row>
        <table:table-row table:style-name="ro1">
          <table:table-cell office:value-type="float" office:value="1.434746" calcext:value-type="float">
            <text:p>1.434746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9.166468" calcext:value-type="float">
            <text:p>9.166468</text:p>
          </table:table-cell>
          <table:table-cell office:value-type="float" office:value="681" calcext:value-type="float">
            <text:p>681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B351]/[.A351]" office:value-type="float" office:value="72.4866979939306" calcext:value-type="float">
            <text:p>72.4866979939</text:p>
          </table:table-cell>
          <table:table-cell table:formula="of:=[.C351]/[.A351]" office:value-type="float" office:value="80.1535602817502" calcext:value-type="float">
            <text:p>80.1535602818</text:p>
          </table:table-cell>
          <table:table-cell table:formula="of:=[.I351]-[.H351]" office:value-type="float" office:value="7.66686228781958" calcext:value-type="float">
            <text:p>7.6668622878</text:p>
          </table:table-cell>
        </table:table-row>
        <table:table-row table:style-name="ro1">
          <table:table-cell office:value-type="float" office:value="3.326821" calcext:value-type="float">
            <text:p>3.326821</text:p>
          </table:table-cell>
          <table:table-cell office:value-type="float" office:value="297" calcext:value-type="float">
            <text:p>297</text:p>
          </table:table-cell>
          <table:table-cell office:value-type="float" office:value="379" calcext:value-type="float">
            <text:p>379</text:p>
          </table:table-cell>
          <table:table-cell office:value-type="float" office:value="3.678517" calcext:value-type="float">
            <text:p>3.678517</text:p>
          </table:table-cell>
          <table:table-cell table:number-columns-repeated="2" office:value-type="float" office:value="282" calcext:value-type="float">
            <text:p>282</text:p>
          </table:table-cell>
          <table:table-cell/>
          <table:table-cell table:formula="of:=[.B352]/[.A352]" office:value-type="float" office:value="89.2744154254166" calcext:value-type="float">
            <text:p>89.2744154254</text:p>
          </table:table-cell>
          <table:table-cell table:formula="of:=[.C352]/[.A352]" office:value-type="float" office:value="113.922570526037" calcext:value-type="float">
            <text:p>113.922570526</text:p>
          </table:table-cell>
          <table:table-cell table:formula="of:=[.I352]-[.H352]" office:value-type="float" office:value="24.6481551006201" calcext:value-type="float">
            <text:p>24.6481551006</text:p>
          </table:table-cell>
        </table:table-row>
        <table:table-row table:style-name="ro1">
          <table:table-cell office:value-type="float" office:value="4.760946" calcext:value-type="float">
            <text:p>4.760946</text:p>
          </table:table-cell>
          <table:table-cell office:value-type="float" office:value="371" calcext:value-type="float">
            <text:p>371</text:p>
          </table:table-cell>
          <table:table-cell office:value-type="float" office:value="465" calcext:value-type="float">
            <text:p>465</text:p>
          </table:table-cell>
          <table:table-cell office:value-type="float" office:value="6.372783" calcext:value-type="float">
            <text:p>6.372783</text:p>
          </table:table-cell>
          <table:table-cell office:value-type="float" office:value="523" calcext:value-type="float">
            <text:p>523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B353]/[.A353]" office:value-type="float" office:value="77.9256895583357" calcext:value-type="float">
            <text:p>77.9256895583</text:p>
          </table:table-cell>
          <table:table-cell table:formula="of:=[.C353]/[.A353]" office:value-type="float" office:value="97.6696648103129" calcext:value-type="float">
            <text:p>97.6696648103</text:p>
          </table:table-cell>
          <table:table-cell table:formula="of:=[.I353]-[.H353]" office:value-type="float" office:value="19.7439752519772" calcext:value-type="float">
            <text:p>19.743975252</text:p>
          </table:table-cell>
        </table:table-row>
        <table:table-row table:style-name="ro1">
          <table:table-cell office:value-type="float" office:value="4.136468" calcext:value-type="float">
            <text:p>4.136468</text:p>
          </table:table-cell>
          <table:table-cell office:value-type="float" office:value="224" calcext:value-type="float">
            <text:p>224</text:p>
          </table:table-cell>
          <table:table-cell office:value-type="float" office:value="253" calcext:value-type="float">
            <text:p>253</text:p>
          </table:table-cell>
          <table:table-cell office:value-type="float" office:value="1.471407" calcext:value-type="float">
            <text:p>1.47140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54]/[.A354]" office:value-type="float" office:value="54.1524798451239" calcext:value-type="float">
            <text:p>54.1524798451</text:p>
          </table:table-cell>
          <table:table-cell table:formula="of:=[.C354]/[.A354]" office:value-type="float" office:value="61.1632919679301" calcext:value-type="float">
            <text:p>61.1632919679</text:p>
          </table:table-cell>
          <table:table-cell table:formula="of:=[.I354]-[.H354]" office:value-type="float" office:value="7.01081212280621" calcext:value-type="float">
            <text:p>7.0108121228</text:p>
          </table:table-cell>
        </table:table-row>
        <table:table-row table:style-name="ro1">
          <table:table-cell office:value-type="float" office:value="3.964348" calcext:value-type="float">
            <text:p>3.96434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3.923338" calcext:value-type="float">
            <text:p>3.923338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B355]/[.A355]" office:value-type="float" office:value="65.3323068509626" calcext:value-type="float">
            <text:p>65.332306851</text:p>
          </table:table-cell>
          <table:table-cell table:formula="of:=[.C355]/[.A355]" office:value-type="float" office:value="65.3323068509626" calcext:value-type="float">
            <text:p>65.332306851</text:p>
          </table:table-cell>
          <table:table-cell table:formula="of:=[.I355]-[.H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4981" calcext:value-type="float">
            <text:p>3.534981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7.165031" calcext:value-type="float">
            <text:p>7.165031</text:p>
          </table:table-cell>
          <table:table-cell office:value-type="float" office:value="447" calcext:value-type="float">
            <text:p>447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B356]/[.A356]" office:value-type="float" office:value="74.3992683411877" calcext:value-type="float">
            <text:p>74.3992683412</text:p>
          </table:table-cell>
          <table:table-cell table:formula="of:=[.C356]/[.A356]" office:value-type="float" office:value="96.4644505868631" calcext:value-type="float">
            <text:p>96.4644505869</text:p>
          </table:table-cell>
          <table:table-cell table:formula="of:=[.I356]-[.H356]" office:value-type="float" office:value="22.0651822456754" calcext:value-type="float">
            <text:p>22.0651822457</text:p>
          </table:table-cell>
        </table:table-row>
        <table:table-row table:style-name="ro1">
          <table:table-cell office:value-type="float" office:value="1.583254" calcext:value-type="float">
            <text:p>1.583254</text:p>
          </table:table-cell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5.100836" calcext:value-type="float">
            <text:p>5.100836</text:p>
          </table:table-cell>
          <table:table-cell table:number-columns-repeated="2" office:value-type="float" office:value="374" calcext:value-type="float">
            <text:p>374</text:p>
          </table:table-cell>
          <table:table-cell/>
          <table:table-cell table:formula="of:=[.B357]/[.A357]" office:value-type="float" office:value="115.584738772174" calcext:value-type="float">
            <text:p>115.5847387722</text:p>
          </table:table-cell>
          <table:table-cell table:formula="of:=[.C357]/[.A357]" office:value-type="float" office:value="132.638224820528" calcext:value-type="float">
            <text:p>132.6382248205</text:p>
          </table:table-cell>
          <table:table-cell table:formula="of:=[.I357]-[.H357]" office:value-type="float" office:value="17.0534860483536" calcext:value-type="float">
            <text:p>17.0534860484</text:p>
          </table:table-cell>
        </table:table-row>
        <table:table-row table:style-name="ro1">
          <table:table-cell office:value-type="float" office:value="4.695702" calcext:value-type="float">
            <text:p>4.695702</text:p>
          </table:table-cell>
          <table:table-cell office:value-type="float" office:value="317" calcext:value-type="float">
            <text:p>317</text:p>
          </table:table-cell>
          <table:table-cell office:value-type="float" office:value="354" calcext:value-type="float">
            <text:p>354</text:p>
          </table:table-cell>
          <table:table-cell office:value-type="float" office:value="2.627779" calcext:value-type="float">
            <text:p>2.62777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B358]/[.A358]" office:value-type="float" office:value="67.5085429186094" calcext:value-type="float">
            <text:p>67.5085429186</text:p>
          </table:table-cell>
          <table:table-cell table:formula="of:=[.C358]/[.A358]" office:value-type="float" office:value="75.3880889375007" calcext:value-type="float">
            <text:p>75.3880889375</text:p>
          </table:table-cell>
          <table:table-cell table:formula="of:=[.I358]-[.H358]" office:value-type="float" office:value="7.87954601889132" calcext:value-type="float">
            <text:p>7.8795460189</text:p>
          </table:table-cell>
        </table:table-row>
        <table:table-row table:style-name="ro1">
          <table:table-cell office:value-type="float" office:value="8.538262" calcext:value-type="float">
            <text:p>8.538262</text:p>
          </table:table-cell>
          <table:table-cell office:value-type="float" office:value="598" calcext:value-type="float">
            <text:p>598</text:p>
          </table:table-cell>
          <table:table-cell office:value-type="float" office:value="723" calcext:value-type="float">
            <text:p>723</text:p>
          </table:table-cell>
          <table:table-cell office:value-type="float" office:value="2.327035" calcext:value-type="float">
            <text:p>2.327035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B359]/[.A359]" office:value-type="float" office:value="70.0376727722808" calcext:value-type="float">
            <text:p>70.0376727723</text:p>
          </table:table-cell>
          <table:table-cell table:formula="of:=[.C359]/[.A359]" office:value-type="float" office:value="84.6776545390619" calcext:value-type="float">
            <text:p>84.6776545391</text:p>
          </table:table-cell>
          <table:table-cell table:formula="of:=[.I359]-[.H359]" office:value-type="float" office:value="14.6399817667811" calcext:value-type="float">
            <text:p>14.6399817668</text:p>
          </table:table-cell>
        </table:table-row>
        <table:table-row table:style-name="ro1">
          <table:table-cell office:value-type="float" office:value="4.711858" calcext:value-type="float">
            <text:p>4.711858</text:p>
          </table:table-cell>
          <table:table-cell office:value-type="float" office:value="294" calcext:value-type="float">
            <text:p>294</text:p>
          </table:table-cell>
          <table:table-cell office:value-type="float" office:value="535" calcext:value-type="float">
            <text:p>535</text:p>
          </table:table-cell>
          <table:table-cell office:value-type="float" office:value="5.236916" calcext:value-type="float">
            <text:p>5.236916</text:p>
          </table:table-cell>
          <table:table-cell office:value-type="float" office:value="325" calcext:value-type="float">
            <text:p>325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B360]/[.A360]" office:value-type="float" office:value="62.3957682935267" calcext:value-type="float">
            <text:p>62.3957682935</text:p>
          </table:table-cell>
          <table:table-cell table:formula="of:=[.C360]/[.A360]" office:value-type="float" office:value="113.543319853867" calcext:value-type="float">
            <text:p>113.5433198539</text:p>
          </table:table-cell>
          <table:table-cell table:formula="of:=[.I360]-[.H360]" office:value-type="float" office:value="51.1475515603399" calcext:value-type="float">
            <text:p>51.1475515603</text:p>
          </table:table-cell>
        </table:table-row>
        <table:table-row table:style-name="ro1">
          <table:table-cell office:value-type="float" office:value="2.327035" calcext:value-type="float">
            <text:p>2.327035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5.453154" calcext:value-type="float">
            <text:p>5.453154</text:p>
          </table:table-cell>
          <table:table-cell office:value-type="float" office:value="329" calcext:value-type="float">
            <text:p>329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B361]/[.A361]" office:value-type="float" office:value="50.2785733777103" calcext:value-type="float">
            <text:p>50.2785733777</text:p>
          </table:table-cell>
          <table:table-cell table:formula="of:=[.C361]/[.A361]" office:value-type="float" office:value="56.7245443235706" calcext:value-type="float">
            <text:p>56.7245443236</text:p>
          </table:table-cell>
          <table:table-cell table:formula="of:=[.I361]-[.H361]" office:value-type="float" office:value="6.44597094586029" calcext:value-type="float">
            <text:p>6.4459709459</text:p>
          </table:table-cell>
        </table:table-row>
        <table:table-row table:style-name="ro1">
          <table:table-cell office:value-type="float" office:value="5.883764" calcext:value-type="float">
            <text:p>5.883764</text:p>
          </table:table-cell>
          <table:table-cell office:value-type="float" office:value="472" calcext:value-type="float">
            <text:p>472</text:p>
          </table:table-cell>
          <table:table-cell office:value-type="float" office:value="561" calcext:value-type="float">
            <text:p>561</text:p>
          </table:table-cell>
          <table:table-cell office:value-type="float" office:value="7.430978" calcext:value-type="float">
            <text:p>7.430978</text:p>
          </table:table-cell>
          <table:table-cell office:value-type="float" office:value="394" calcext:value-type="float">
            <text:p>394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362]/[.A362]" office:value-type="float" office:value="80.220756644896" calcext:value-type="float">
            <text:p>80.2207566449</text:p>
          </table:table-cell>
          <table:table-cell table:formula="of:=[.C362]/[.A362]" office:value-type="float" office:value="95.347128130904" calcext:value-type="float">
            <text:p>95.3471281309</text:p>
          </table:table-cell>
          <table:table-cell table:formula="of:=[.I362]-[.H362]" office:value-type="float" office:value="15.1263714860079" calcext:value-type="float">
            <text:p>15.126371486</text:p>
          </table:table-cell>
        </table:table-row>
        <table:table-row table:style-name="ro1">
          <table:table-cell office:value-type="float" office:value="1.257655" calcext:value-type="float">
            <text:p>1.25765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.236916" calcext:value-type="float">
            <text:p>5.236916</text:p>
          </table:table-cell>
          <table:table-cell office:value-type="float" office:value="325" calcext:value-type="float">
            <text:p>325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B363]/[.A363]" office:value-type="float" office:value="50.0932290652047" calcext:value-type="float">
            <text:p>50.0932290652</text:p>
          </table:table-cell>
          <table:table-cell table:formula="of:=[.C363]/[.A363]" office:value-type="float" office:value="58.8396658861134" calcext:value-type="float">
            <text:p>58.8396658861</text:p>
          </table:table-cell>
          <table:table-cell table:formula="of:=[.I363]-[.H363]" office:value-type="float" office:value="8.74643682090876" calcext:value-type="float">
            <text:p>8.7464368209</text:p>
          </table:table-cell>
        </table:table-row>
        <table:table-row table:style-name="ro1">
          <table:table-cell office:value-type="float" office:value="4.711858" calcext:value-type="float">
            <text:p>4.711858</text:p>
          </table:table-cell>
          <table:table-cell office:value-type="float" office:value="294" calcext:value-type="float">
            <text:p>294</text:p>
          </table:table-cell>
          <table:table-cell office:value-type="float" office:value="471" calcext:value-type="float">
            <text:p>471</text:p>
          </table:table-cell>
          <table:table-cell office:value-type="float" office:value="1.257655" calcext:value-type="float">
            <text:p>1.25765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364]/[.A364]" office:value-type="float" office:value="62.3957682935267" calcext:value-type="float">
            <text:p>62.3957682935</text:p>
          </table:table-cell>
          <table:table-cell table:formula="of:=[.C364]/[.A364]" office:value-type="float" office:value="99.9605675722825" calcext:value-type="float">
            <text:p>99.9605675723</text:p>
          </table:table-cell>
          <table:table-cell table:formula="of:=[.I364]-[.H364]" office:value-type="float" office:value="37.5647992787558" calcext:value-type="float">
            <text:p>37.5647992788</text:p>
          </table:table-cell>
        </table:table-row>
        <table:table-row table:style-name="ro1">
          <table:table-cell office:value-type="float" office:value="6.406958" calcext:value-type="float">
            <text:p>6.406958</text:p>
          </table:table-cell>
          <table:table-cell office:value-type="float" office:value="322" calcext:value-type="float">
            <text:p>322</text:p>
          </table:table-cell>
          <table:table-cell office:value-type="float" office:value="362" calcext:value-type="float">
            <text:p>362</text:p>
          </table:table-cell>
          <table:table-cell office:value-type="float" office:value="5.883764" calcext:value-type="float">
            <text:p>5.883764</text:p>
          </table:table-cell>
          <table:table-cell office:value-type="float" office:value="472" calcext:value-type="float">
            <text:p>472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B365]/[.A365]" office:value-type="float" office:value="50.2578602825241" calcext:value-type="float">
            <text:p>50.2578602825</text:p>
          </table:table-cell>
          <table:table-cell table:formula="of:=[.C365]/[.A365]" office:value-type="float" office:value="56.5010727399805" calcext:value-type="float">
            <text:p>56.50107274</text:p>
          </table:table-cell>
          <table:table-cell table:formula="of:=[.I365]-[.H365]" office:value-type="float" office:value="6.24321245745641" calcext:value-type="float">
            <text:p>6.2432124575</text:p>
          </table:table-cell>
        </table:table-row>
        <table:table-row table:style-name="ro1">
          <table:table-cell office:value-type="float" office:value="8.713488" calcext:value-type="float">
            <text:p>8.713488</text:p>
          </table:table-cell>
          <table:table-cell office:value-type="float" office:value="524" calcext:value-type="float">
            <text:p>524</text:p>
          </table:table-cell>
          <table:table-cell office:value-type="float" office:value="567" calcext:value-type="float">
            <text:p>567</text:p>
          </table:table-cell>
          <table:table-cell office:value-type="float" office:value="10.313519" calcext:value-type="float">
            <text:p>10.313519</text:p>
          </table:table-cell>
          <table:table-cell office:value-type="float" office:value="685" calcext:value-type="float">
            <text:p>685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B366]/[.A366]" office:value-type="float" office:value="60.1366525093051" calcext:value-type="float">
            <text:p>60.1366525093</text:p>
          </table:table-cell>
          <table:table-cell table:formula="of:=[.C366]/[.A366]" office:value-type="float" office:value="65.071530482397" calcext:value-type="float">
            <text:p>65.0715304824</text:p>
          </table:table-cell>
          <table:table-cell table:formula="of:=[.I366]-[.H366]" office:value-type="float" office:value="4.93487797309184" calcext:value-type="float">
            <text:p>4.9348779731</text:p>
          </table:table-cell>
        </table:table-row>
        <table:table-row table:style-name="ro1">
          <table:table-cell office:value-type="float" office:value="1.76283" calcext:value-type="float">
            <text:p>1.76283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5.207712" calcext:value-type="float">
            <text:p>5.207712</text:p>
          </table:table-cell>
          <table:table-cell office:value-type="float" office:value="317" calcext:value-type="float">
            <text:p>31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367]/[.A367]" office:value-type="float" office:value="59.5633158047004" calcext:value-type="float">
            <text:p>59.5633158047</text:p>
          </table:table-cell>
          <table:table-cell table:formula="of:=[.C367]/[.A367]" office:value-type="float" office:value="67.5050912453271" calcext:value-type="float">
            <text:p>67.5050912453</text:p>
          </table:table-cell>
          <table:table-cell table:formula="of:=[.I367]-[.H367]" office:value-type="float" office:value="7.94177544062671" calcext:value-type="float">
            <text:p>7.9417754406</text:p>
          </table:table-cell>
        </table:table-row>
        <table:table-row table:style-name="ro1">
          <table:table-cell office:value-type="float" office:value="7.945473" calcext:value-type="float">
            <text:p>7.945473</text:p>
          </table:table-cell>
          <table:table-cell office:value-type="float" office:value="436" calcext:value-type="float">
            <text:p>436</text:p>
          </table:table-cell>
          <table:table-cell office:value-type="float" office:value="482" calcext:value-type="float">
            <text:p>482</text:p>
          </table:table-cell>
          <table:table-cell office:value-type="float" office:value="6.937609" calcext:value-type="float">
            <text:p>6.937609</text:p>
          </table:table-cell>
          <table:table-cell office:value-type="float" office:value="509" calcext:value-type="float">
            <text:p>509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B368]/[.A368]" office:value-type="float" office:value="54.8740144230557" calcext:value-type="float">
            <text:p>54.8740144231</text:p>
          </table:table-cell>
          <table:table-cell table:formula="of:=[.C368]/[.A368]" office:value-type="float" office:value="60.6634746603506" calcext:value-type="float">
            <text:p>60.6634746604</text:p>
          </table:table-cell>
          <table:table-cell table:formula="of:=[.I368]-[.H368]" office:value-type="float" office:value="5.78946023729487" calcext:value-type="float">
            <text:p>5.7894602373</text:p>
          </table:table-cell>
        </table:table-row>
        <table:table-row table:style-name="ro1">
          <table:table-cell office:value-type="float" office:value="1.684537" calcext:value-type="float">
            <text:p>1.684537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1.278782" calcext:value-type="float">
            <text:p>1.278782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[.B369]/[.A369]" office:value-type="float" office:value="138.316938126025" calcext:value-type="float">
            <text:p>138.316938126</text:p>
          </table:table-cell>
          <table:table-cell table:formula="of:=[.C369]/[.A369]" office:value-type="float" office:value="134.755128560548" calcext:value-type="float">
            <text:p>134.7551285605</text:p>
          </table:table-cell>
          <table:table-cell table:formula="of:=[.I369]-[.H369]" office:value-type="float" office:value="-3.56180956547706" calcext:value-type="float">
            <text:p>-3.5618095655</text:p>
          </table:table-cell>
        </table:table-row>
        <table:table-row table:style-name="ro1">
          <table:table-cell office:value-type="float" office:value="3.219324" calcext:value-type="float">
            <text:p>3.219324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1.542243" calcext:value-type="float">
            <text:p>1.542243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table:formula="of:=[.B370]/[.A370]" office:value-type="float" office:value="83.5579146429499" calcext:value-type="float">
            <text:p>83.5579146429</text:p>
          </table:table-cell>
          <table:table-cell table:formula="of:=[.C370]/[.A370]" office:value-type="float" office:value="87.2854052589923" calcext:value-type="float">
            <text:p>87.285405259</text:p>
          </table:table-cell>
          <table:table-cell table:formula="of:=[.I370]-[.H370]" office:value-type="float" office:value="3.72749061604237" calcext:value-type="float">
            <text:p>3.727490616</text:p>
          </table:table-cell>
        </table:table-row>
        <table:table-row table:style-name="ro1">
          <table:table-cell office:value-type="float" office:value="1.684537" calcext:value-type="float">
            <text:p>1.684537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1.278782" calcext:value-type="float">
            <text:p>1.278782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371]/[.A371]" office:value-type="float" office:value="138.316938126025" calcext:value-type="float">
            <text:p>138.316938126</text:p>
          </table:table-cell>
          <table:table-cell table:formula="of:=[.C371]/[.A371]" office:value-type="float" office:value="134.755128560548" calcext:value-type="float">
            <text:p>134.7551285605</text:p>
          </table:table-cell>
          <table:table-cell table:formula="of:=[.I371]-[.H371]" office:value-type="float" office:value="-3.56180956547706" calcext:value-type="float">
            <text:p>-3.5618095655</text:p>
          </table:table-cell>
        </table:table-row>
        <table:table-row table:style-name="ro1">
          <table:table-cell office:value-type="float" office:value="9.338588" calcext:value-type="float">
            <text:p>9.338588</text:p>
          </table:table-cell>
          <table:table-cell office:value-type="float" office:value="541" calcext:value-type="float">
            <text:p>541</text:p>
          </table:table-cell>
          <table:table-cell office:value-type="float" office:value="655" calcext:value-type="float">
            <text:p>655</text:p>
          </table:table-cell>
          <table:table-cell office:value-type="float" office:value="13.105961" calcext:value-type="float">
            <text:p>13.105961</text:p>
          </table:table-cell>
          <table:table-cell table:number-columns-repeated="2" office:value-type="float" office:value="743" calcext:value-type="float">
            <text:p>743</text:p>
          </table:table-cell>
          <table:table-cell/>
          <table:table-cell table:formula="of:=[.B372]/[.A372]" office:value-type="float" office:value="57.9316701839721" calcext:value-type="float">
            <text:p>57.931670184</text:p>
          </table:table-cell>
          <table:table-cell table:formula="of:=[.C372]/[.A372]" office:value-type="float" office:value="70.1390831247722" calcext:value-type="float">
            <text:p>70.1390831248</text:p>
          </table:table-cell>
          <table:table-cell table:formula="of:=[.I372]-[.H372]" office:value-type="float" office:value="12.2074129408" calcext:value-type="float">
            <text:p>12.2074129408</text:p>
          </table:table-cell>
        </table:table-row>
        <table:table-row table:style-name="ro1">
          <table:table-cell office:value-type="float" office:value="6.025436" calcext:value-type="float">
            <text:p>6.025436</text:p>
          </table:table-cell>
          <table:table-cell office:value-type="float" office:value="537" calcext:value-type="float">
            <text:p>537</text:p>
          </table:table-cell>
          <table:table-cell office:value-type="float" office:value="624" calcext:value-type="float">
            <text:p>624</text:p>
          </table:table-cell>
          <table:table-cell office:value-type="float" office:value="8.189051" calcext:value-type="float">
            <text:p>8.189051</text:p>
          </table:table-cell>
          <table:table-cell office:value-type="float" office:value="687" calcext:value-type="float">
            <text:p>687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B373]/[.A373]" office:value-type="float" office:value="89.1221813657966" calcext:value-type="float">
            <text:p>89.1221813658</text:p>
          </table:table-cell>
          <table:table-cell table:formula="of:=[.C373]/[.A373]" office:value-type="float" office:value="103.560970525618" calcext:value-type="float">
            <text:p>103.5609705256</text:p>
          </table:table-cell>
          <table:table-cell table:formula="of:=[.I373]-[.H373]" office:value-type="float" office:value="14.4387891598218" calcext:value-type="float">
            <text:p>14.4387891598</text:p>
          </table:table-cell>
        </table:table-row>
        <table:table-row table:style-name="ro1">
          <table:table-cell office:value-type="float" office:value="6.025436" calcext:value-type="float">
            <text:p>6.025436</text:p>
          </table:table-cell>
          <table:table-cell office:value-type="float" office:value="537" calcext:value-type="float">
            <text:p>537</text:p>
          </table:table-cell>
          <table:table-cell office:value-type="float" office:value="648" calcext:value-type="float">
            <text:p>648</text:p>
          </table:table-cell>
          <table:table-cell office:value-type="float" office:value="8.189051" calcext:value-type="float">
            <text:p>8.189051</text:p>
          </table:table-cell>
          <table:table-cell office:value-type="float" office:value="687" calcext:value-type="float">
            <text:p>687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[.B374]/[.A374]" office:value-type="float" office:value="89.1221813657966" calcext:value-type="float">
            <text:p>89.1221813658</text:p>
          </table:table-cell>
          <table:table-cell table:formula="of:=[.C374]/[.A374]" office:value-type="float" office:value="107.544084776604" calcext:value-type="float">
            <text:p>107.5440847766</text:p>
          </table:table-cell>
          <table:table-cell table:formula="of:=[.I374]-[.H374]" office:value-type="float" office:value="18.4219034108071" calcext:value-type="float">
            <text:p>18.4219034108</text:p>
          </table:table-cell>
        </table:table-row>
        <table:table-row table:style-name="ro1">
          <table:table-cell office:value-type="float" office:value="1.947377" calcext:value-type="float">
            <text:p>1.947377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4.491892" calcext:value-type="float">
            <text:p>4.491892</text:p>
          </table:table-cell>
          <table:table-cell office:value-type="float" office:value="371" calcext:value-type="float">
            <text:p>371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B375]/[.A375]" office:value-type="float" office:value="51.3511251288271" calcext:value-type="float">
            <text:p>51.3511251288</text:p>
          </table:table-cell>
          <table:table-cell table:formula="of:=[.C375]/[.A375]" office:value-type="float" office:value="72.9185976829345" calcext:value-type="float">
            <text:p>72.9185976829</text:p>
          </table:table-cell>
          <table:table-cell table:formula="of:=[.I375]-[.H375]" office:value-type="float" office:value="21.5674725541074" calcext:value-type="float">
            <text:p>21.5674725541</text:p>
          </table:table-cell>
        </table:table-row>
        <table:table-row table:style-name="ro1">
          <table:table-cell office:value-type="float" office:value="11.80916" calcext:value-type="float">
            <text:p>11.80916</text:p>
          </table:table-cell>
          <table:table-cell office:value-type="float" office:value="678" calcext:value-type="float">
            <text:p>678</text:p>
          </table:table-cell>
          <table:table-cell office:value-type="float" office:value="767" calcext:value-type="float">
            <text:p>767</text:p>
          </table:table-cell>
          <table:table-cell office:value-type="float" office:value="11.230042" calcext:value-type="float">
            <text:p>11.230042</text:p>
          </table:table-cell>
          <table:table-cell office:value-type="float" office:value="647" calcext:value-type="float">
            <text:p>647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B376]/[.A376]" office:value-type="float" office:value="57.4130590152051" calcext:value-type="float">
            <text:p>57.4130590152</text:p>
          </table:table-cell>
          <table:table-cell table:formula="of:=[.C376]/[.A376]" office:value-type="float" office:value="64.9495815113014" calcext:value-type="float">
            <text:p>64.9495815113</text:p>
          </table:table-cell>
          <table:table-cell table:formula="of:=[.I376]-[.H376]" office:value-type="float" office:value="7.53652249609625" calcext:value-type="float">
            <text:p>7.5365224961</text:p>
          </table:table-cell>
        </table:table-row>
        <table:table-row table:style-name="ro1">
          <table:table-cell office:value-type="float" office:value="8.80483" calcext:value-type="float">
            <text:p>8.80483</text:p>
          </table:table-cell>
          <table:table-cell office:value-type="float" office:value="577" calcext:value-type="float">
            <text:p>577</text:p>
          </table:table-cell>
          <table:table-cell office:value-type="float" office:value="697" calcext:value-type="float">
            <text:p>697</text:p>
          </table:table-cell>
          <table:table-cell office:value-type="float" office:value="9.390161" calcext:value-type="float">
            <text:p>9.390161</text:p>
          </table:table-cell>
          <table:table-cell office:value-type="float" office:value="845" calcext:value-type="float">
            <text:p>845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B377]/[.A377]" office:value-type="float" office:value="65.5322135691433" calcext:value-type="float">
            <text:p>65.5322135691</text:p>
          </table:table-cell>
          <table:table-cell table:formula="of:=[.C377]/[.A377]" office:value-type="float" office:value="79.1610968070934" calcext:value-type="float">
            <text:p>79.1610968071</text:p>
          </table:table-cell>
          <table:table-cell table:formula="of:=[.I377]-[.H377]" office:value-type="float" office:value="13.6288832379501" calcext:value-type="float">
            <text:p>13.628883238</text:p>
          </table:table-cell>
        </table:table-row>
        <table:table-row table:style-name="ro1">
          <table:table-cell office:value-type="float" office:value="7.626089" calcext:value-type="float">
            <text:p>7.626089</text:p>
          </table:table-cell>
          <table:table-cell office:value-type="float" office:value="388" calcext:value-type="float">
            <text:p>388</text:p>
          </table:table-cell>
          <table:table-cell office:value-type="float" office:value="510" calcext:value-type="float">
            <text:p>510</text:p>
          </table:table-cell>
          <table:table-cell office:value-type="float" office:value="7.301112" calcext:value-type="float">
            <text:p>7.301112</text:p>
          </table:table-cell>
          <table:table-cell office:value-type="float" office:value="485" calcext:value-type="float">
            <text:p>485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[.B378]/[.A378]" office:value-type="float" office:value="50.8779795252848" calcext:value-type="float">
            <text:p>50.8779795253</text:p>
          </table:table-cell>
          <table:table-cell table:formula="of:=[.C378]/[.A378]" office:value-type="float" office:value="66.8756947368435" calcext:value-type="float">
            <text:p>66.8756947368</text:p>
          </table:table-cell>
          <table:table-cell table:formula="of:=[.I378]-[.H378]" office:value-type="float" office:value="15.9977152115586" calcext:value-type="float">
            <text:p>15.9977152116</text:p>
          </table:table-cell>
        </table:table-row>
        <table:table-row table:style-name="ro1">
          <table:table-cell office:value-type="float" office:value="7.266936" calcext:value-type="float">
            <text:p>7.266936</text:p>
          </table:table-cell>
          <table:table-cell office:value-type="float" office:value="453" calcext:value-type="float">
            <text:p>453</text:p>
          </table:table-cell>
          <table:table-cell office:value-type="float" office:value="853" calcext:value-type="float">
            <text:p>853</text:p>
          </table:table-cell>
          <table:table-cell office:value-type="float" office:value="5.874443" calcext:value-type="float">
            <text:p>5.874443</text:p>
          </table:table-cell>
          <table:table-cell office:value-type="float" office:value="355" calcext:value-type="float">
            <text:p>355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[.B379]/[.A379]" office:value-type="float" office:value="62.3371390638365" calcext:value-type="float">
            <text:p>62.3371390638</text:p>
          </table:table-cell>
          <table:table-cell table:formula="of:=[.C379]/[.A379]" office:value-type="float" office:value="117.380970466783" calcext:value-type="float">
            <text:p>117.3809704668</text:p>
          </table:table-cell>
          <table:table-cell table:formula="of:=[.I379]-[.H379]" office:value-type="float" office:value="55.0438314029462" calcext:value-type="float">
            <text:p>55.0438314029</text:p>
          </table:table-cell>
        </table:table-row>
        <table:table-row table:style-name="ro1">
          <table:table-cell office:value-type="float" office:value="2.013864" calcext:value-type="float">
            <text:p>2.013864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9.097496" calcext:value-type="float">
            <text:p>9.097496</text:p>
          </table:table-cell>
          <table:table-cell office:value-type="float" office:value="537" calcext:value-type="float">
            <text:p>537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[.B380]/[.A380]" office:value-type="float" office:value="50.1523439517266" calcext:value-type="float">
            <text:p>50.1523439517</text:p>
          </table:table-cell>
          <table:table-cell table:formula="of:=[.C380]/[.A380]" office:value-type="float" office:value="57.6007118653494" calcext:value-type="float">
            <text:p>57.6007118653</text:p>
          </table:table-cell>
          <table:table-cell table:formula="of:=[.I380]-[.H380]" office:value-type="float" office:value="7.44836791362277" calcext:value-type="float">
            <text:p>7.4483679136</text:p>
          </table:table-cell>
        </table:table-row>
        <table:table-row table:style-name="ro1">
          <table:table-cell office:value-type="float" office:value="7.69941" calcext:value-type="float">
            <text:p>7.69941</text:p>
          </table:table-cell>
          <table:table-cell office:value-type="float" office:value="430" calcext:value-type="float">
            <text:p>430</text:p>
          </table:table-cell>
          <table:table-cell office:value-type="float" office:value="578" calcext:value-type="float">
            <text:p>578</text:p>
          </table:table-cell>
          <table:table-cell office:value-type="float" office:value="4.089865" calcext:value-type="float">
            <text:p>4.089865</text:p>
          </table:table-cell>
          <table:table-cell table:number-columns-repeated="2" office:value-type="float" office:value="323" calcext:value-type="float">
            <text:p>323</text:p>
          </table:table-cell>
          <table:table-cell/>
          <table:table-cell table:formula="of:=[.B381]/[.A381]" office:value-type="float" office:value="55.8484351398354" calcext:value-type="float">
            <text:p>55.8484351398</text:p>
          </table:table-cell>
          <table:table-cell table:formula="of:=[.C381]/[.A381]" office:value-type="float" office:value="75.0706872344764" calcext:value-type="float">
            <text:p>75.0706872345</text:p>
          </table:table-cell>
          <table:table-cell table:formula="of:=[.I381]-[.H381]" office:value-type="float" office:value="19.222252094641" calcext:value-type="float">
            <text:p>19.2222520946</text:p>
          </table:table-cell>
        </table:table-row>
        <table:table-row table:style-name="ro1">
          <table:table-cell office:value-type="float" office:value="8.430143" calcext:value-type="float">
            <text:p>8.430143</text:p>
          </table:table-cell>
          <table:table-cell office:value-type="float" office:value="466" calcext:value-type="float">
            <text:p>466</text:p>
          </table:table-cell>
          <table:table-cell office:value-type="float" office:value="658" calcext:value-type="float">
            <text:p>658</text:p>
          </table:table-cell>
          <table:table-cell office:value-type="float" office:value="7.380026" calcext:value-type="float">
            <text:p>7.380026</text:p>
          </table:table-cell>
          <table:table-cell table:number-columns-repeated="2" office:value-type="float" office:value="371" calcext:value-type="float">
            <text:p>371</text:p>
          </table:table-cell>
          <table:table-cell/>
          <table:table-cell table:formula="of:=[.B382]/[.A382]" office:value-type="float" office:value="55.2778286204635" calcext:value-type="float">
            <text:p>55.2778286205</text:p>
          </table:table-cell>
          <table:table-cell table:formula="of:=[.C382]/[.A382]" office:value-type="float" office:value="78.0532429876931" calcext:value-type="float">
            <text:p>78.0532429877</text:p>
          </table:table-cell>
          <table:table-cell table:formula="of:=[.I382]-[.H382]" office:value-type="float" office:value="22.7754143672296" calcext:value-type="float">
            <text:p>22.7754143672</text:p>
          </table:table-cell>
        </table:table-row>
        <table:table-row table:style-name="ro1">
          <table:table-cell office:value-type="float" office:value="8.430143" calcext:value-type="float">
            <text:p>8.430143</text:p>
          </table:table-cell>
          <table:table-cell office:value-type="float" office:value="466" calcext:value-type="float">
            <text:p>466</text:p>
          </table:table-cell>
          <table:table-cell office:value-type="float" office:value="530" calcext:value-type="float">
            <text:p>530</text:p>
          </table:table-cell>
          <table:table-cell office:value-type="float" office:value="7.251402" calcext:value-type="float">
            <text:p>7.251402</text:p>
          </table:table-cell>
          <table:table-cell table:number-columns-repeated="2" office:value-type="float" office:value="376" calcext:value-type="float">
            <text:p>376</text:p>
          </table:table-cell>
          <table:table-cell/>
          <table:table-cell table:formula="of:=[.B383]/[.A383]" office:value-type="float" office:value="55.2778286204635" calcext:value-type="float">
            <text:p>55.2778286205</text:p>
          </table:table-cell>
          <table:table-cell table:formula="of:=[.C383]/[.A383]" office:value-type="float" office:value="62.86963340954" calcext:value-type="float">
            <text:p>62.8696334095</text:p>
          </table:table-cell>
          <table:table-cell table:formula="of:=[.I383]-[.H383]" office:value-type="float" office:value="7.59180478907653" calcext:value-type="float">
            <text:p>7.5918047891</text:p>
          </table:table-cell>
        </table:table-row>
        <table:table-row table:style-name="ro1">
          <table:table-cell office:value-type="float" office:value="21.076289" calcext:value-type="float">
            <text:p>21.076289</text:p>
          </table:table-cell>
          <table:table-cell office:value-type="float" office:value="1098" calcext:value-type="float">
            <text:p>1098</text:p>
          </table:table-cell>
          <table:table-cell office:value-type="float" office:value="1236" calcext:value-type="float">
            <text:p>1236</text:p>
          </table:table-cell>
          <table:table-cell office:value-type="float" office:value="11.216371" calcext:value-type="float">
            <text:p>11.216371</text:p>
          </table:table-cell>
          <table:table-cell office:value-type="float" office:value="564" calcext:value-type="float">
            <text:p>564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B384]/[.A384]" office:value-type="float" office:value="52.0964577777426" calcext:value-type="float">
            <text:p>52.0964577777</text:p>
          </table:table-cell>
          <table:table-cell table:formula="of:=[.C384]/[.A384]" office:value-type="float" office:value="58.6441000121036" calcext:value-type="float">
            <text:p>58.6441000121</text:p>
          </table:table-cell>
          <table:table-cell table:formula="of:=[.I384]-[.H384]" office:value-type="float" office:value="6.54764223436109" calcext:value-type="float">
            <text:p>6.5476422344</text:p>
          </table:table-cell>
        </table:table-row>
        <table:table-row table:style-name="ro1">
          <table:table-cell office:value-type="float" office:value="2.675624" calcext:value-type="float">
            <text:p>2.67562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.124876" calcext:value-type="float">
            <text:p>3.124876</text:p>
          </table:table-cell>
          <table:table-cell table:number-columns-repeated="2" office:value-type="float" office:value="193" calcext:value-type="float">
            <text:p>193</text:p>
          </table:table-cell>
          <table:table-cell/>
          <table:table-cell table:formula="of:=[.B385]/[.A385]" office:value-type="float" office:value="66.5265373610044" calcext:value-type="float">
            <text:p>66.526537361</text:p>
          </table:table-cell>
          <table:table-cell table:formula="of:=[.C385]/[.A385]" office:value-type="float" office:value="66.5265373610044" calcext:value-type="float">
            <text:p>66.526537361</text:p>
          </table:table-cell>
          <table:table-cell table:formula="of:=[.I385]-[.H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0651" calcext:value-type="float">
            <text:p>5.560651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7.380026" calcext:value-type="float">
            <text:p>7.380026</text:p>
          </table:table-cell>
          <table:table-cell office:value-type="float" office:value="371" calcext:value-type="float">
            <text:p>371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B386]/[.A386]" office:value-type="float" office:value="69.2364976690679" calcext:value-type="float">
            <text:p>69.2364976691</text:p>
          </table:table-cell>
          <table:table-cell table:formula="of:=[.C386]/[.A386]" office:value-type="float" office:value="69.2364976690679" calcext:value-type="float">
            <text:p>69.2364976691</text:p>
          </table:table-cell>
          <table:table-cell table:formula="of:=[.I386]-[.H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4876" calcext:value-type="float">
            <text:p>3.124876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4.06501" calcext:value-type="float">
            <text:p>4.06501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B387]/[.A387]" office:value-type="float" office:value="61.7624507340451" calcext:value-type="float">
            <text:p>61.762450734</text:p>
          </table:table-cell>
          <table:table-cell table:formula="of:=[.C387]/[.A387]" office:value-type="float" office:value="67.2026666018108" calcext:value-type="float">
            <text:p>67.2026666018</text:p>
          </table:table-cell>
          <table:table-cell table:formula="of:=[.I387]-[.H387]" office:value-type="float" office:value="5.44021586776564" calcext:value-type="float">
            <text:p>5.4402158678</text:p>
          </table:table-cell>
        </table:table-row>
        <table:table-row table:style-name="ro1">
          <table:table-cell office:value-type="float" office:value="5.489814" calcext:value-type="float">
            <text:p>5.489814</text:p>
          </table:table-cell>
          <table:table-cell office:value-type="float" office:value="278" calcext:value-type="float">
            <text:p>278</text:p>
          </table:table-cell>
          <table:table-cell office:value-type="float" office:value="313" calcext:value-type="float">
            <text:p>313</text:p>
          </table:table-cell>
          <table:table-cell office:value-type="float" office:value="7.092952" calcext:value-type="float">
            <text:p>7.092952</text:p>
          </table:table-cell>
          <table:table-cell table:number-columns-repeated="2" office:value-type="float" office:value="516" calcext:value-type="float">
            <text:p>516</text:p>
          </table:table-cell>
          <table:table-cell/>
          <table:table-cell table:formula="of:=[.B388]/[.A388]" office:value-type="float" office:value="50.6392384149991" calcext:value-type="float">
            <text:p>50.639238415</text:p>
          </table:table-cell>
          <table:table-cell table:formula="of:=[.C388]/[.A388]" office:value-type="float" office:value="57.0146821003407" calcext:value-type="float">
            <text:p>57.0146821003</text:p>
          </table:table-cell>
          <table:table-cell table:formula="of:=[.I388]-[.H388]" office:value-type="float" office:value="6.37544368534162" calcext:value-type="float">
            <text:p>6.3754436853</text:p>
          </table:table-cell>
        </table:table-row>
        <table:table-row table:style-name="ro1">
          <table:table-cell office:value-type="float" office:value="1.494398" calcext:value-type="float">
            <text:p>1.494398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9.843141" calcext:value-type="float">
            <text:p>9.843141</text:p>
          </table:table-cell>
          <table:table-cell office:value-type="float" office:value="599" calcext:value-type="float">
            <text:p>599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[.B389]/[.A389]" office:value-type="float" office:value="50.1874333343594" calcext:value-type="float">
            <text:p>50.1874333344</text:p>
          </table:table-cell>
          <table:table-cell table:formula="of:=[.C389]/[.A389]" office:value-type="float" office:value="62.9015831123971" calcext:value-type="float">
            <text:p>62.9015831124</text:p>
          </table:table-cell>
          <table:table-cell table:formula="of:=[.I389]-[.H389]" office:value-type="float" office:value="12.7141497780377" calcext:value-type="float">
            <text:p>12.714149778</text:p>
          </table:table-cell>
        </table:table-row>
        <table:table-row table:style-name="ro1">
          <table:table-cell office:value-type="float" office:value="3.337385" calcext:value-type="float">
            <text:p>3.337385</text:p>
          </table:table-cell>
          <table:table-cell office:value-type="float" office:value="230" calcext:value-type="float">
            <text:p>230</text:p>
          </table:table-cell>
          <table:table-cell office:value-type="float" office:value="830" calcext:value-type="float">
            <text:p>830</text:p>
          </table:table-cell>
          <table:table-cell office:value-type="float" office:value="6.923939" calcext:value-type="float">
            <text:p>6.923939</text:p>
          </table:table-cell>
          <table:table-cell office:value-type="float" office:value="379" calcext:value-type="float">
            <text:p>379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B390]/[.A390]" office:value-type="float" office:value="68.9162323196155" calcext:value-type="float">
            <text:p>68.9162323196</text:p>
          </table:table-cell>
          <table:table-cell table:formula="of:=[.C390]/[.A390]" office:value-type="float" office:value="248.697707936004" calcext:value-type="float">
            <text:p>248.697707936</text:p>
          </table:table-cell>
          <table:table-cell table:formula="of:=[.I390]-[.H390]" office:value-type="float" office:value="179.781475616388" calcext:value-type="float">
            <text:p>179.7814756164</text:p>
          </table:table-cell>
        </table:table-row>
        <table:table-row table:style-name="ro1">
          <table:table-cell office:value-type="float" office:value="1.795141" calcext:value-type="float">
            <text:p>1.795141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5.78683" calcext:value-type="float">
            <text:p>5.78683</text:p>
          </table:table-cell>
          <table:table-cell office:value-type="float" office:value="420" calcext:value-type="float">
            <text:p>420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[.B391]/[.A391]" office:value-type="float" office:value="50.1353375584425" calcext:value-type="float">
            <text:p>50.1353375584</text:p>
          </table:table-cell>
          <table:table-cell table:formula="of:=[.C391]/[.A391]" office:value-type="float" office:value="100.82773442309" calcext:value-type="float">
            <text:p>100.8277344231</text:p>
          </table:table-cell>
          <table:table-cell table:formula="of:=[.I391]-[.H391]" office:value-type="float" office:value="50.6923968646474" calcext:value-type="float">
            <text:p>50.6923968646</text:p>
          </table:table-cell>
        </table:table-row>
        <table:table-row table:style-name="ro1">
          <table:table-cell office:value-type="float" office:value="6.020465" calcext:value-type="float">
            <text:p>6.020465</text:p>
          </table:table-cell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float" office:value="5.466824" calcext:value-type="float">
            <text:p>5.466824</text:p>
          </table:table-cell>
          <table:table-cell office:value-type="float" office:value="275" calcext:value-type="float">
            <text:p>275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392]/[.A392]" office:value-type="float" office:value="50.9927389329562" calcext:value-type="float">
            <text:p>50.992738933</text:p>
          </table:table-cell>
          <table:table-cell table:formula="of:=[.C392]/[.A392]" office:value-type="float" office:value="139.358006399838" calcext:value-type="float">
            <text:p>139.3580063998</text:p>
          </table:table-cell>
          <table:table-cell table:formula="of:=[.I392]-[.H392]" office:value-type="float" office:value="88.3652674668817" calcext:value-type="float">
            <text:p>88.3652674669</text:p>
          </table:table-cell>
        </table:table-row>
        <table:table-row table:style-name="ro1">
          <table:table-cell office:value-type="float" office:value="6.349171" calcext:value-type="float">
            <text:p>6.349171</text:p>
          </table:table-cell>
          <table:table-cell office:value-type="float" office:value="421" calcext:value-type="float">
            <text:p>421</text:p>
          </table:table-cell>
          <table:table-cell office:value-type="float" office:value="641" calcext:value-type="float">
            <text:p>641</text:p>
          </table:table-cell>
          <table:table-cell office:value-type="float" office:value="9.769198" calcext:value-type="float">
            <text:p>9.769198</text:p>
          </table:table-cell>
          <table:table-cell office:value-type="float" office:value="596" calcext:value-type="float">
            <text:p>596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[.B393]/[.A393]" office:value-type="float" office:value="66.3078691690616" calcext:value-type="float">
            <text:p>66.3078691691</text:p>
          </table:table-cell>
          <table:table-cell table:formula="of:=[.C393]/[.A393]" office:value-type="float" office:value="100.958062084011" calcext:value-type="float">
            <text:p>100.958062084</text:p>
          </table:table-cell>
          <table:table-cell table:formula="of:=[.I393]-[.H393]" office:value-type="float" office:value="34.650192914949" calcext:value-type="float">
            <text:p>34.6501929149</text:p>
          </table:table-cell>
        </table:table-row>
        <table:table-row table:style-name="ro1">
          <table:table-cell office:value-type="float" office:value="2.370531" calcext:value-type="float">
            <text:p>2.370531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8.244974" calcext:value-type="float">
            <text:p>8.244974</text:p>
          </table:table-cell>
          <table:table-cell office:value-type="float" office:value="528" calcext:value-type="float">
            <text:p>528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B394]/[.A394]" office:value-type="float" office:value="50.1997231843836" calcext:value-type="float">
            <text:p>50.1997231844</text:p>
          </table:table-cell>
          <table:table-cell table:formula="of:=[.C394]/[.A394]" office:value-type="float" office:value="64.9643476503788" calcext:value-type="float">
            <text:p>64.9643476504</text:p>
          </table:table-cell>
          <table:table-cell table:formula="of:=[.I394]-[.H394]" office:value-type="float" office:value="14.7646244659952" calcext:value-type="float">
            <text:p>14.764624466</text:p>
          </table:table-cell>
        </table:table-row>
        <table:table-row table:style-name="ro1">
          <table:table-cell office:value-type="float" office:value="5.559408" calcext:value-type="float">
            <text:p>5.559408</text:p>
          </table:table-cell>
          <table:table-cell office:value-type="float" office:value="366" calcext:value-type="float">
            <text:p>366</text:p>
          </table:table-cell>
          <table:table-cell office:value-type="float" office:value="499" calcext:value-type="float">
            <text:p>499</text:p>
          </table:table-cell>
          <table:table-cell office:value-type="float" office:value="2.370531" calcext:value-type="float">
            <text:p>2.370531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B395]/[.A395]" office:value-type="float" office:value="65.8343478298409" calcext:value-type="float">
            <text:p>65.8343478298</text:p>
          </table:table-cell>
          <table:table-cell table:formula="of:=[.C395]/[.A395]" office:value-type="float" office:value="89.7577583800289" calcext:value-type="float">
            <text:p>89.75775838</text:p>
          </table:table-cell>
          <table:table-cell table:formula="of:=[.I395]-[.H395]" office:value-type="float" office:value="23.9234105501881" calcext:value-type="float">
            <text:p>23.9234105502</text:p>
          </table:table-cell>
        </table:table-row>
        <table:table-row table:style-name="ro1">
          <table:table-cell office:value-type="float" office:value="2.040583" calcext:value-type="float">
            <text:p>2.040583</text:p>
          </table:table-cell>
          <table:table-cell office:value-type="float" office:value="102" calcext:value-type="float">
            <text:p>102</text:p>
          </table:table-cell>
          <table:table-cell office:value-type="float" office:value="197" calcext:value-type="float">
            <text:p>197</text:p>
          </table:table-cell>
          <table:table-cell office:value-type="float" office:value="10.110952" calcext:value-type="float">
            <text:p>10.110952</text:p>
          </table:table-cell>
          <table:table-cell office:value-type="float" office:value="600" calcext:value-type="float">
            <text:p>600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B396]/[.A396]" office:value-type="float" office:value="49.9857148667807" calcext:value-type="float">
            <text:p>49.9857148668</text:p>
          </table:table-cell>
          <table:table-cell table:formula="of:=[.C396]/[.A396]" office:value-type="float" office:value="96.5410375368216" calcext:value-type="float">
            <text:p>96.5410375368</text:p>
          </table:table-cell>
          <table:table-cell table:formula="of:=[.I396]-[.H396]" office:value-type="float" office:value="46.5553226700409" calcext:value-type="float">
            <text:p>46.55532267</text:p>
          </table:table-cell>
        </table:table-row>
        <table:table-row table:style-name="ro1">
          <table:table-cell office:value-type="float" office:value="2.026913" calcext:value-type="float">
            <text:p>2.02691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4.851045" calcext:value-type="float">
            <text:p>4.851045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B397]/[.A397]" office:value-type="float" office:value="67.5904688558414" calcext:value-type="float">
            <text:p>67.5904688558</text:p>
          </table:table-cell>
          <table:table-cell table:formula="of:=[.C397]/[.A397]" office:value-type="float" office:value="73.0174408077702" calcext:value-type="float">
            <text:p>73.0174408078</text:p>
          </table:table-cell>
          <table:table-cell table:formula="of:=[.I397]-[.H397]" office:value-type="float" office:value="5.42697195192888" calcext:value-type="float">
            <text:p>5.4269719519</text:p>
          </table:table-cell>
        </table:table-row>
        <table:table-row table:style-name="ro1">
          <table:table-cell office:value-type="float" office:value="12.305635" calcext:value-type="float">
            <text:p>12.305635</text:p>
          </table:table-cell>
          <table:table-cell office:value-type="float" office:value="628" calcext:value-type="float">
            <text:p>628</text:p>
          </table:table-cell>
          <table:table-cell office:value-type="float" office:value="724" calcext:value-type="float">
            <text:p>724</text:p>
          </table:table-cell>
          <table:table-cell office:value-type="float" office:value="9.508222" calcext:value-type="float">
            <text:p>9.508222</text:p>
          </table:table-cell>
          <table:table-cell office:value-type="float" office:value="497" calcext:value-type="float">
            <text:p>497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398]/[.A398]" office:value-type="float" office:value="51.0335305735949" calcext:value-type="float">
            <text:p>51.0335305736</text:p>
          </table:table-cell>
          <table:table-cell table:formula="of:=[.C398]/[.A398]" office:value-type="float" office:value="58.8348346103228" calcext:value-type="float">
            <text:p>58.8348346103</text:p>
          </table:table-cell>
          <table:table-cell table:formula="of:=[.I398]-[.H398]" office:value-type="float" office:value="7.80130403672789" calcext:value-type="float">
            <text:p>7.8013040367</text:p>
          </table:table-cell>
        </table:table-row>
        <table:table-row table:style-name="ro1">
          <table:table-cell office:value-type="float" office:value="2.908017" calcext:value-type="float">
            <text:p>2.908017</text:p>
          </table:table-cell>
          <table:table-cell office:value-type="float" office:value="332" calcext:value-type="float">
            <text:p>332</text:p>
          </table:table-cell>
          <table:table-cell office:value-type="float" office:value="377" calcext:value-type="float">
            <text:p>377</text:p>
          </table:table-cell>
          <table:table-cell office:value-type="float" office:value="11.554397" calcext:value-type="float">
            <text:p>11.554397</text:p>
          </table:table-cell>
          <table:table-cell office:value-type="float" office:value="598" calcext:value-type="float">
            <text:p>598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B399]/[.A399]" office:value-type="float" office:value="114.167145515312" calcext:value-type="float">
            <text:p>114.1671455153</text:p>
          </table:table-cell>
          <table:table-cell table:formula="of:=[.C399]/[.A399]" office:value-type="float" office:value="129.641608009857" calcext:value-type="float">
            <text:p>129.6416080099</text:p>
          </table:table-cell>
          <table:table-cell table:formula="of:=[.I399]-[.H399]" office:value-type="float" office:value="15.4744624945453" calcext:value-type="float">
            <text:p>15.4744624945</text:p>
          </table:table-cell>
        </table:table-row>
        <table:table-row table:style-name="ro1">
          <table:table-cell office:value-type="float" office:value="4.875278" calcext:value-type="float">
            <text:p>4.875278</text:p>
          </table:table-cell>
          <table:table-cell office:value-type="float" office:value="340" calcext:value-type="float">
            <text:p>340</text:p>
          </table:table-cell>
          <table:table-cell office:value-type="float" office:value="403" calcext:value-type="float">
            <text:p>403</text:p>
          </table:table-cell>
          <table:table-cell office:value-type="float" office:value="1.684537" calcext:value-type="float">
            <text:p>1.684537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400]/[.A400]" office:value-type="float" office:value="69.7396127974651" calcext:value-type="float">
            <text:p>69.7396127975</text:p>
          </table:table-cell>
          <table:table-cell table:formula="of:=[.C400]/[.A400]" office:value-type="float" office:value="82.6619528158189" calcext:value-type="float">
            <text:p>82.6619528158</text:p>
          </table:table-cell>
          <table:table-cell table:formula="of:=[.I400]-[.H400]" office:value-type="float" office:value="12.9223400183538" calcext:value-type="float">
            <text:p>12.9223400184</text:p>
          </table:table-cell>
        </table:table-row>
        <table:table-row table:style-name="ro1">
          <table:table-cell office:value-type="float" office:value="5.322044" calcext:value-type="float">
            <text:p>5.322044</text:p>
          </table:table-cell>
          <table:table-cell office:value-type="float" office:value="274" calcext:value-type="float">
            <text:p>274</text:p>
          </table:table-cell>
          <table:table-cell office:value-type="float" office:value="407" calcext:value-type="float">
            <text:p>407</text:p>
          </table:table-cell>
          <table:table-cell office:value-type="float" office:value="10.056271" calcext:value-type="float">
            <text:p>10.056271</text:p>
          </table:table-cell>
          <table:table-cell office:value-type="float" office:value="506" calcext:value-type="float">
            <text:p>506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[.B401]/[.A401]" office:value-type="float" office:value="51.4839787119385" calcext:value-type="float">
            <text:p>51.4839787119</text:p>
          </table:table-cell>
          <table:table-cell table:formula="of:=[.C401]/[.A401]" office:value-type="float" office:value="76.4743771378065" calcext:value-type="float">
            <text:p>76.4743771378</text:p>
          </table:table-cell>
          <table:table-cell table:formula="of:=[.I401]-[.H401]" office:value-type="float" office:value="24.990398425868" calcext:value-type="float">
            <text:p>24.9903984259</text:p>
          </table:table-cell>
        </table:table-row>
        <table:table-row table:style-name="ro1">
          <table:table-cell office:value-type="float" office:value="3.853123" calcext:value-type="float">
            <text:p>3.853123</text:p>
          </table:table-cell>
          <table:table-cell office:value-type="float" office:value="375" calcext:value-type="float">
            <text:p>375</text:p>
          </table:table-cell>
          <table:table-cell office:value-type="float" office:value="432" calcext:value-type="float">
            <text:p>432</text:p>
          </table:table-cell>
          <table:table-cell office:value-type="float" office:value="8.275422" calcext:value-type="float">
            <text:p>8.275422</text:p>
          </table:table-cell>
          <table:table-cell office:value-type="float" office:value="600" calcext:value-type="float">
            <text:p>600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402]/[.A402]" office:value-type="float" office:value="97.3236514899732" calcext:value-type="float">
            <text:p>97.32365149</text:p>
          </table:table-cell>
          <table:table-cell table:formula="of:=[.C402]/[.A402]" office:value-type="float" office:value="112.116846516449" calcext:value-type="float">
            <text:p>112.1168465165</text:p>
          </table:table-cell>
          <table:table-cell table:formula="of:=[.I402]-[.H402]" office:value-type="float" office:value="14.7931950264759" calcext:value-type="float">
            <text:p>14.7931950265</text:p>
          </table:table-cell>
        </table:table-row>
        <table:table-row table:style-name="ro1">
          <table:table-cell office:value-type="float" office:value="12.227964" calcext:value-type="float">
            <text:p>12.227964</text:p>
          </table:table-cell>
          <table:table-cell office:value-type="float" office:value="638" calcext:value-type="float">
            <text:p>638</text:p>
          </table:table-cell>
          <table:table-cell office:value-type="float" office:value="719" calcext:value-type="float">
            <text:p>719</text:p>
          </table:table-cell>
          <table:table-cell office:value-type="float" office:value="9.736265" calcext:value-type="float">
            <text:p>9.736265</text:p>
          </table:table-cell>
          <table:table-cell office:value-type="float" office:value="498" calcext:value-type="float">
            <text:p>498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403]/[.A403]" office:value-type="float" office:value="52.1754889039582" calcext:value-type="float">
            <text:p>52.175488904</text:p>
          </table:table-cell>
          <table:table-cell table:formula="of:=[.C403]/[.A403]" office:value-type="float" office:value="58.7996497209184" calcext:value-type="float">
            <text:p>58.7996497209</text:p>
          </table:table-cell>
          <table:table-cell table:formula="of:=[.I403]-[.H403]" office:value-type="float" office:value="6.62416081696021" calcext:value-type="float">
            <text:p>6.624160817</text:p>
          </table:table-cell>
        </table:table-row>
        <table:table-row table:style-name="ro1">
          <table:table-cell office:value-type="float" office:value="3.671061" calcext:value-type="float">
            <text:p>3.671061</text:p>
          </table:table-cell>
          <table:table-cell office:value-type="float" office:value="243" calcext:value-type="float">
            <text:p>243</text:p>
          </table:table-cell>
          <table:table-cell office:value-type="float" office:value="377" calcext:value-type="float">
            <text:p>377</text:p>
          </table:table-cell>
          <table:table-cell office:value-type="float" office:value="4.647857" calcext:value-type="float">
            <text:p>4.647857</text:p>
          </table:table-cell>
          <table:table-cell table:number-columns-repeated="2" office:value-type="float" office:value="324" calcext:value-type="float">
            <text:p>324</text:p>
          </table:table-cell>
          <table:table-cell/>
          <table:table-cell table:formula="of:=[.B404]/[.A404]" office:value-type="float" office:value="66.1933974946208" calcext:value-type="float">
            <text:p>66.1933974946</text:p>
          </table:table-cell>
          <table:table-cell table:formula="of:=[.C404]/[.A404]" office:value-type="float" office:value="102.695106401119" calcext:value-type="float">
            <text:p>102.6951064011</text:p>
          </table:table-cell>
          <table:table-cell table:formula="of:=[.I404]-[.H404]" office:value-type="float" office:value="36.5017089064987" calcext:value-type="float">
            <text:p>36.5017089065</text:p>
          </table:table-cell>
        </table:table-row>
        <table:table-row table:style-name="ro1">
          <table:table-cell office:value-type="float" office:value="3.671061" calcext:value-type="float">
            <text:p>3.671061</text:p>
          </table:table-cell>
          <table:table-cell office:value-type="float" office:value="243" calcext:value-type="float">
            <text:p>243</text:p>
          </table:table-cell>
          <table:table-cell office:value-type="float" office:value="513" calcext:value-type="float">
            <text:p>513</text:p>
          </table:table-cell>
          <table:table-cell office:value-type="float" office:value="4.647857" calcext:value-type="float">
            <text:p>4.647857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B405]/[.A405]" office:value-type="float" office:value="66.1933974946208" calcext:value-type="float">
            <text:p>66.1933974946</text:p>
          </table:table-cell>
          <table:table-cell table:formula="of:=[.C405]/[.A405]" office:value-type="float" office:value="139.741616933088" calcext:value-type="float">
            <text:p>139.7416169331</text:p>
          </table:table-cell>
          <table:table-cell table:formula="of:=[.I405]-[.H405]" office:value-type="float" office:value="73.5482194384675" calcext:value-type="float">
            <text:p>73.5482194385</text:p>
          </table:table-cell>
        </table:table-row>
        <table:table-row table:style-name="ro1">
          <table:table-cell office:value-type="float" office:value="6.858695" calcext:value-type="float">
            <text:p>6.858695</text:p>
          </table:table-cell>
          <table:table-cell office:value-type="float" office:value="473" calcext:value-type="float">
            <text:p>473</text:p>
          </table:table-cell>
          <table:table-cell office:value-type="float" office:value="1301" calcext:value-type="float">
            <text:p>1301</text:p>
          </table:table-cell>
          <table:table-cell office:value-type="float" office:value="5.8819" calcext:value-type="float">
            <text:p>5.8819</text:p>
          </table:table-cell>
          <table:table-cell office:value-type="float" office:value="392" calcext:value-type="float">
            <text:p>392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B406]/[.A406]" office:value-type="float" office:value="68.9635564783097" calcext:value-type="float">
            <text:p>68.9635564783</text:p>
          </table:table-cell>
          <table:table-cell table:formula="of:=[.C406]/[.A406]" office:value-type="float" office:value="189.686230398057" calcext:value-type="float">
            <text:p>189.6862303981</text:p>
          </table:table-cell>
          <table:table-cell table:formula="of:=[.I406]-[.H406]" office:value-type="float" office:value="120.722673919747" calcext:value-type="float">
            <text:p>120.7226739197</text:p>
          </table:table-cell>
        </table:table-row>
        <table:table-row table:style-name="ro1">
          <table:table-cell office:value-type="float" office:value="7.478202" calcext:value-type="float">
            <text:p>7.478202</text:p>
          </table:table-cell>
          <table:table-cell office:value-type="float" office:value="454" calcext:value-type="float">
            <text:p>454</text:p>
          </table:table-cell>
          <table:table-cell office:value-type="float" office:value="1325" calcext:value-type="float">
            <text:p>1325</text:p>
          </table:table-cell>
          <table:table-cell office:value-type="float" office:value="7.790131" calcext:value-type="float">
            <text:p>7.790131</text:p>
          </table:table-cell>
          <table:table-cell office:value-type="float" office:value="493" calcext:value-type="float">
            <text:p>493</text:p>
          </table:table-cell>
          <table:table-cell office:value-type="float" office:value="1811" calcext:value-type="float">
            <text:p>1811</text:p>
          </table:table-cell>
          <table:table-cell/>
          <table:table-cell table:formula="of:=[.B407]/[.A407]" office:value-type="float" office:value="60.7097802386189" calcext:value-type="float">
            <text:p>60.7097802386</text:p>
          </table:table-cell>
          <table:table-cell table:formula="of:=[.C407]/[.A407]" office:value-type="float" office:value="177.181627348392" calcext:value-type="float">
            <text:p>177.1816273484</text:p>
          </table:table-cell>
          <table:table-cell table:formula="of:=[.I407]-[.H407]" office:value-type="float" office:value="116.471847109773" calcext:value-type="float">
            <text:p>116.4718471098</text:p>
          </table:table-cell>
        </table:table-row>
        <table:table-row table:style-name="ro1">
          <table:table-cell office:value-type="float" office:value="7.870909" calcext:value-type="float">
            <text:p>7.870909</text:p>
          </table:table-cell>
          <table:table-cell office:value-type="float" office:value="476" calcext:value-type="float">
            <text:p>476</text:p>
          </table:table-cell>
          <table:table-cell office:value-type="float" office:value="1634" calcext:value-type="float">
            <text:p>1634</text:p>
          </table:table-cell>
          <table:table-cell office:value-type="float" office:value="7.160682" calcext:value-type="float">
            <text:p>7.160682</text:p>
          </table:table-cell>
          <table:table-cell office:value-type="float" office:value="426" calcext:value-type="float">
            <text:p>426</text:p>
          </table:table-cell>
          <table:table-cell office:value-type="float" office:value="1590" calcext:value-type="float">
            <text:p>1590</text:p>
          </table:table-cell>
          <table:table-cell/>
          <table:table-cell table:formula="of:=[.B408]/[.A408]" office:value-type="float" office:value="60.4758611743574" calcext:value-type="float">
            <text:p>60.4758611744</text:p>
          </table:table-cell>
          <table:table-cell table:formula="of:=[.C408]/[.A408]" office:value-type="float" office:value="207.599909997689" calcext:value-type="float">
            <text:p>207.5999099977</text:p>
          </table:table-cell>
          <table:table-cell table:formula="of:=[.I408]-[.H408]" office:value-type="float" office:value="147.124048823332" calcext:value-type="float">
            <text:p>147.1240488233</text:p>
          </table:table-cell>
        </table:table-row>
        <table:table-row table:style-name="ro1">
          <table:table-cell office:value-type="float" office:value="7.426628" calcext:value-type="float">
            <text:p>7.426628</text:p>
          </table:table-cell>
          <table:table-cell office:value-type="float" office:value="373" calcext:value-type="float">
            <text:p>373</text:p>
          </table:table-cell>
          <table:table-cell office:value-type="float" office:value="451" calcext:value-type="float">
            <text:p>451</text:p>
          </table:table-cell>
          <table:table-cell office:value-type="float" office:value="7.558359" calcext:value-type="float">
            <text:p>7.558359</text:p>
          </table:table-cell>
          <table:table-cell office:value-type="float" office:value="536" calcext:value-type="float">
            <text:p>536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B409]/[.A409]" office:value-type="float" office:value="50.2246780099932" calcext:value-type="float">
            <text:p>50.22467801</text:p>
          </table:table-cell>
          <table:table-cell table:formula="of:=[.C409]/[.A409]" office:value-type="float" office:value="60.7274256903671" calcext:value-type="float">
            <text:p>60.7274256904</text:p>
          </table:table-cell>
          <table:table-cell table:formula="of:=[.I409]-[.H409]" office:value-type="float" office:value="10.5027476803739" calcext:value-type="float">
            <text:p>10.5027476804</text:p>
          </table:table-cell>
        </table:table-row>
        <table:table-row table:style-name="ro1">
          <table:table-cell office:value-type="float" office:value="4.550301" calcext:value-type="float">
            <text:p>4.550301</text:p>
          </table:table-cell>
          <table:table-cell office:value-type="float" office:value="374" calcext:value-type="float">
            <text:p>374</text:p>
          </table:table-cell>
          <table:table-cell office:value-type="float" office:value="405" calcext:value-type="float">
            <text:p>405</text:p>
          </table:table-cell>
          <table:table-cell office:value-type="float" office:value="3.959377" calcext:value-type="float">
            <text:p>3.959377</text:p>
          </table:table-cell>
          <table:table-cell table:number-columns-repeated="2" office:value-type="float" office:value="322" calcext:value-type="float">
            <text:p>322</text:p>
          </table:table-cell>
          <table:table-cell/>
          <table:table-cell table:formula="of:=[.B410]/[.A410]" office:value-type="float" office:value="82.1923648567424" calcext:value-type="float">
            <text:p>82.1923648567</text:p>
          </table:table-cell>
          <table:table-cell table:formula="of:=[.C410]/[.A410]" office:value-type="float" office:value="89.0051009812318" calcext:value-type="float">
            <text:p>89.0051009812</text:p>
          </table:table-cell>
          <table:table-cell table:formula="of:=[.I410]-[.H410]" office:value-type="float" office:value="6.81273612448935" calcext:value-type="float">
            <text:p>6.8127361245</text:p>
          </table:table-cell>
        </table:table-row>
        <table:table-row table:style-name="ro1">
          <table:table-cell office:value-type="float" office:value="8.059184" calcext:value-type="float">
            <text:p>8.059184</text:p>
          </table:table-cell>
          <table:table-cell office:value-type="float" office:value="453" calcext:value-type="float">
            <text:p>453</text:p>
          </table:table-cell>
          <table:table-cell office:value-type="float" office:value="536" calcext:value-type="float">
            <text:p>536</text:p>
          </table:table-cell>
          <table:table-cell office:value-type="float" office:value="5.020679" calcext:value-type="float">
            <text:p>5.020679</text:p>
          </table:table-cell>
          <table:table-cell office:value-type="float" office:value="338" calcext:value-type="float">
            <text:p>338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B411]/[.A411]" office:value-type="float" office:value="56.2091646002871" calcext:value-type="float">
            <text:p>56.2091646003</text:p>
          </table:table-cell>
          <table:table-cell table:formula="of:=[.C411]/[.A411]" office:value-type="float" office:value="66.5079740082867" calcext:value-type="float">
            <text:p>66.5079740083</text:p>
          </table:table-cell>
          <table:table-cell table:formula="of:=[.I411]-[.H411]" office:value-type="float" office:value="10.2988094079996" calcext:value-type="float">
            <text:p>10.298809408</text:p>
          </table:table-cell>
        </table:table-row>
        <table:table-row table:style-name="ro1">
          <table:table-cell office:value-type="float" office:value="1.614944" calcext:value-type="float">
            <text:p>1.61494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4.020893" calcext:value-type="float">
            <text:p>4.020893</text:p>
          </table:table-cell>
          <table:table-cell office:value-type="float" office:value="260" calcext:value-type="float">
            <text:p>260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B412]/[.A412]" office:value-type="float" office:value="50.1565379356808" calcext:value-type="float">
            <text:p>50.1565379357</text:p>
          </table:table-cell>
          <table:table-cell table:formula="of:=[.C412]/[.A412]" office:value-type="float" office:value="56.3487031129253" calcext:value-type="float">
            <text:p>56.3487031129</text:p>
          </table:table-cell>
          <table:table-cell table:formula="of:=[.I412]-[.H412]" office:value-type="float" office:value="6.19216517724453" calcext:value-type="float">
            <text:p>6.1921651772</text:p>
          </table:table-cell>
        </table:table-row>
        <table:table-row table:style-name="ro1">
          <table:table-cell office:value-type="float" office:value="1.614944" calcext:value-type="float">
            <text:p>1.61494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4.020893" calcext:value-type="float">
            <text:p>4.020893</text:p>
          </table:table-cell>
          <table:table-cell office:value-type="float" office:value="260" calcext:value-type="float">
            <text:p>260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B413]/[.A413]" office:value-type="float" office:value="50.1565379356808" calcext:value-type="float">
            <text:p>50.1565379357</text:p>
          </table:table-cell>
          <table:table-cell table:formula="of:=[.C413]/[.A413]" office:value-type="float" office:value="61.9216517724454" calcext:value-type="float">
            <text:p>61.9216517724</text:p>
          </table:table-cell>
          <table:table-cell table:formula="of:=[.I413]-[.H413]" office:value-type="float" office:value="11.7651138367646" calcext:value-type="float">
            <text:p>11.7651138368</text:p>
          </table:table-cell>
        </table:table-row>
        <table:table-row table:style-name="ro1">
          <table:table-cell office:value-type="float" office:value="11.568067" calcext:value-type="float">
            <text:p>11.568067</text:p>
          </table:table-cell>
          <table:table-cell office:value-type="float" office:value="668" calcext:value-type="float">
            <text:p>668</text:p>
          </table:table-cell>
          <table:table-cell office:value-type="float" office:value="734" calcext:value-type="float">
            <text:p>734</text:p>
          </table:table-cell>
          <table:table-cell office:value-type="float" office:value="1.614944" calcext:value-type="float">
            <text:p>1.61494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414]/[.A414]" office:value-type="float" office:value="57.7451703901784" calcext:value-type="float">
            <text:p>57.7451703902</text:p>
          </table:table-cell>
          <table:table-cell table:formula="of:=[.C414]/[.A414]" office:value-type="float" office:value="63.4505315365134" calcext:value-type="float">
            <text:p>63.4505315365</text:p>
          </table:table-cell>
          <table:table-cell table:formula="of:=[.I414]-[.H414]" office:value-type="float" office:value="5.70536114633499" calcext:value-type="float">
            <text:p>5.7053611463</text:p>
          </table:table-cell>
        </table:table-row>
        <table:table-row table:style-name="ro1">
          <table:table-cell office:value-type="float" office:value="9.347908" calcext:value-type="float">
            <text:p>9.347908</text:p>
          </table:table-cell>
          <table:table-cell office:value-type="float" office:value="778" calcext:value-type="float">
            <text:p>778</text:p>
          </table:table-cell>
          <table:table-cell office:value-type="float" office:value="860" calcext:value-type="float">
            <text:p>860</text:p>
          </table:table-cell>
          <table:table-cell office:value-type="float" office:value="3.982368" calcext:value-type="float">
            <text:p>3.982368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415]/[.A415]" office:value-type="float" office:value="83.2271776744059" calcext:value-type="float">
            <text:p>83.2271776744</text:p>
          </table:table-cell>
          <table:table-cell table:formula="of:=[.C415]/[.A415]" office:value-type="float" office:value="91.9991938303201" calcext:value-type="float">
            <text:p>91.9991938303</text:p>
          </table:table-cell>
          <table:table-cell table:formula="of:=[.I415]-[.H415]" office:value-type="float" office:value="8.77201615591424" calcext:value-type="float">
            <text:p>8.7720161559</text:p>
          </table:table-cell>
        </table:table-row>
        <table:table-row table:style-name="ro1">
          <table:table-cell office:value-type="float" office:value="6.032893" calcext:value-type="float">
            <text:p>6.032893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4.064389" calcext:value-type="float">
            <text:p>4.064389</text:p>
          </table:table-cell>
          <table:table-cell table:number-columns-repeated="2" office:value-type="float" office:value="204" calcext:value-type="float">
            <text:p>204</text:p>
          </table:table-cell>
          <table:table-cell/>
          <table:table-cell table:formula="of:=[.B416]/[.A416]" office:value-type="float" office:value="50.5561759507421" calcext:value-type="float">
            <text:p>50.5561759507</text:p>
          </table:table-cell>
          <table:table-cell table:formula="of:=[.C416]/[.A416]" office:value-type="float" office:value="50.5561759507421" calcext:value-type="float">
            <text:p>50.5561759507</text:p>
          </table:table-cell>
          <table:table-cell table:formula="of:=[.I416]-[.H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3215" calcext:value-type="float">
            <text:p>3.623215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8.031223" calcext:value-type="float">
            <text:p>8.031223</text:p>
          </table:table-cell>
          <table:table-cell office:value-type="float" office:value="867" calcext:value-type="float">
            <text:p>867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B417]/[.A417]" office:value-type="float" office:value="163.666798685698" calcext:value-type="float">
            <text:p>163.6667986857</text:p>
          </table:table-cell>
          <table:table-cell table:formula="of:=[.C417]/[.A417]" office:value-type="float" office:value="163.390800711523" calcext:value-type="float">
            <text:p>163.3908007115</text:p>
          </table:table-cell>
          <table:table-cell table:formula="of:=[.I417]-[.H417]" office:value-type="float" office:value="-0.275997974174857" calcext:value-type="float">
            <text:p>-0.2759979742</text:p>
          </table:table-cell>
        </table:table-row>
        <table:table-row table:style-name="ro1">
          <table:table-cell office:value-type="float" office:value="7.056913" calcext:value-type="float">
            <text:p>7.056913</text:p>
          </table:table-cell>
          <table:table-cell office:value-type="float" office:value="355" calcext:value-type="float">
            <text:p>355</text:p>
          </table:table-cell>
          <table:table-cell office:value-type="float" office:value="708" calcext:value-type="float">
            <text:p>708</text:p>
          </table:table-cell>
          <table:table-cell office:value-type="float" office:value="4.064389" calcext:value-type="float">
            <text:p>4.064389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B418]/[.A418]" office:value-type="float" office:value="50.3052822105076" calcext:value-type="float">
            <text:p>50.3052822105</text:p>
          </table:table-cell>
          <table:table-cell table:formula="of:=[.C418]/[.A418]" office:value-type="float" office:value="100.327154380393" calcext:value-type="float">
            <text:p>100.3271543804</text:p>
          </table:table-cell>
          <table:table-cell table:formula="of:=[.I418]-[.H418]" office:value-type="float" office:value="50.021872169885" calcext:value-type="float">
            <text:p>50.0218721699</text:p>
          </table:table-cell>
        </table:table-row>
        <table:table-row table:style-name="ro1">
          <table:table-cell office:value-type="float" office:value="2.296588" calcext:value-type="float">
            <text:p>2.296588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.095458" calcext:value-type="float">
            <text:p>4.095458</text:p>
          </table:table-cell>
          <table:table-cell table:number-columns-repeated="2" office:value-type="float" office:value="403" calcext:value-type="float">
            <text:p>403</text:p>
          </table:table-cell>
          <table:table-cell/>
          <table:table-cell table:formula="of:=[.B419]/[.A419]" office:value-type="float" office:value="178.961137130386" calcext:value-type="float">
            <text:p>178.9611371304</text:p>
          </table:table-cell>
          <table:table-cell table:formula="of:=[.C419]/[.A419]" office:value-type="float" office:value="178.961137130386" calcext:value-type="float">
            <text:p>178.9611371304</text:p>
          </table:table-cell>
          <table:table-cell table:formula="of:=[.I419]-[.H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8017" calcext:value-type="float">
            <text:p>2.90801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12.305635" calcext:value-type="float">
            <text:p>12.305635</text:p>
          </table:table-cell>
          <table:table-cell office:value-type="float" office:value="628" calcext:value-type="float">
            <text:p>628</text:p>
          </table:table-cell>
          <table:table-cell office:value-type="float" office:value="1573" calcext:value-type="float">
            <text:p>1573</text:p>
          </table:table-cell>
          <table:table-cell/>
          <table:table-cell table:formula="of:=[.B420]/[.A420]" office:value-type="float" office:value="114.167145515312" calcext:value-type="float">
            <text:p>114.1671455153</text:p>
          </table:table-cell>
          <table:table-cell table:formula="of:=[.C420]/[.A420]" office:value-type="float" office:value="114.167145515312" calcext:value-type="float">
            <text:p>114.1671455153</text:p>
          </table:table-cell>
          <table:table-cell table:formula="of:=[.I420]-[.H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4915" calcext:value-type="float">
            <text:p>7.184915</text:p>
          </table:table-cell>
          <table:table-cell office:value-type="float" office:value="443" calcext:value-type="float">
            <text:p>443</text:p>
          </table:table-cell>
          <table:table-cell office:value-type="float" office:value="487" calcext:value-type="float">
            <text:p>487</text:p>
          </table:table-cell>
          <table:table-cell office:value-type="float" office:value="8.080311" calcext:value-type="float">
            <text:p>8.080311</text:p>
          </table:table-cell>
          <table:table-cell office:value-type="float" office:value="609" calcext:value-type="float">
            <text:p>609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B421]/[.A421]" office:value-type="float" office:value="61.6569576675577" calcext:value-type="float">
            <text:p>61.6569576676</text:p>
          </table:table-cell>
          <table:table-cell table:formula="of:=[.C421]/[.A421]" office:value-type="float" office:value="67.7808992869088" calcext:value-type="float">
            <text:p>67.7808992869</text:p>
          </table:table-cell>
          <table:table-cell table:formula="of:=[.I421]-[.H421]" office:value-type="float" office:value="6.12394161935109" calcext:value-type="float">
            <text:p>6.1239416194</text:p>
          </table:table-cell>
        </table:table-row>
        <table:table-row table:style-name="ro1">
          <table:table-cell office:value-type="float" office:value="6.472824" calcext:value-type="float">
            <text:p>6.472824</text:p>
          </table:table-cell>
          <table:table-cell office:value-type="float" office:value="526" calcext:value-type="float">
            <text:p>526</text:p>
          </table:table-cell>
          <table:table-cell office:value-type="float" office:value="565" calcext:value-type="float">
            <text:p>565</text:p>
          </table:table-cell>
          <table:table-cell office:value-type="float" office:value="7.393696" calcext:value-type="float">
            <text:p>7.393696</text:p>
          </table:table-cell>
          <table:table-cell office:value-type="float" office:value="662" calcext:value-type="float">
            <text:p>662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422]/[.A422]" office:value-type="float" office:value="81.2628305666893" calcext:value-type="float">
            <text:p>81.2628305667</text:p>
          </table:table-cell>
          <table:table-cell table:formula="of:=[.C422]/[.A422]" office:value-type="float" office:value="87.2880214261967" calcext:value-type="float">
            <text:p>87.2880214262</text:p>
          </table:table-cell>
          <table:table-cell table:formula="of:=[.I422]-[.H422]" office:value-type="float" office:value="6.02519085950738" calcext:value-type="float">
            <text:p>6.0251908595</text:p>
          </table:table-cell>
        </table:table-row>
        <table:table-row table:style-name="ro1">
          <table:table-cell office:value-type="float" office:value="5.527097" calcext:value-type="float">
            <text:p>5.527097</text:p>
          </table:table-cell>
          <table:table-cell office:value-type="float" office:value="319" calcext:value-type="float">
            <text:p>319</text:p>
          </table:table-cell>
          <table:table-cell office:value-type="float" office:value="356" calcext:value-type="float">
            <text:p>356</text:p>
          </table:table-cell>
          <table:table-cell office:value-type="float" office:value="9.687798" calcext:value-type="float">
            <text:p>9.687798</text:p>
          </table:table-cell>
          <table:table-cell office:value-type="float" office:value="553" calcext:value-type="float">
            <text:p>553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B423]/[.A423]" office:value-type="float" office:value="57.7156507294878" calcext:value-type="float">
            <text:p>57.7156507295</text:p>
          </table:table-cell>
          <table:table-cell table:formula="of:=[.C423]/[.A423]" office:value-type="float" office:value="64.4099425068893" calcext:value-type="float">
            <text:p>64.4099425069</text:p>
          </table:table-cell>
          <table:table-cell table:formula="of:=[.I423]-[.H423]" office:value-type="float" office:value="6.69429177740142" calcext:value-type="float">
            <text:p>6.6942917774</text:p>
          </table:table-cell>
        </table:table-row>
        <table:table-row table:style-name="ro1">
          <table:table-cell office:value-type="float" office:value="3.223052" calcext:value-type="float">
            <text:p>3.223052</text:p>
          </table:table-cell>
          <table:table-cell office:value-type="float" office:value="295" calcext:value-type="float">
            <text:p>295</text:p>
          </table:table-cell>
          <table:table-cell office:value-type="float" office:value="332" calcext:value-type="float">
            <text:p>332</text:p>
          </table:table-cell>
          <table:table-cell office:value-type="float" office:value="6.1087" calcext:value-type="float">
            <text:p>6.1087</text:p>
          </table:table-cell>
          <table:table-cell office:value-type="float" office:value="500" calcext:value-type="float">
            <text:p>500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B424]/[.A424]" office:value-type="float" office:value="91.5281540601889" calcext:value-type="float">
            <text:p>91.5281540602</text:p>
          </table:table-cell>
          <table:table-cell table:formula="of:=[.C424]/[.A424]" office:value-type="float" office:value="103.00795643384" calcext:value-type="float">
            <text:p>103.0079564338</text:p>
          </table:table-cell>
          <table:table-cell table:formula="of:=[.I424]-[.H424]" office:value-type="float" office:value="11.4798023736508" calcext:value-type="float">
            <text:p>11.4798023737</text:p>
          </table:table-cell>
        </table:table-row>
        <table:table-row table:style-name="ro1">
          <table:table-cell office:value-type="float" office:value="3.223052" calcext:value-type="float">
            <text:p>3.223052</text:p>
          </table:table-cell>
          <table:table-cell office:value-type="float" office:value="295" calcext:value-type="float">
            <text:p>295</text:p>
          </table:table-cell>
          <table:table-cell office:value-type="float" office:value="331" calcext:value-type="float">
            <text:p>331</text:p>
          </table:table-cell>
          <table:table-cell office:value-type="float" office:value="5.922289" calcext:value-type="float">
            <text:p>5.922289</text:p>
          </table:table-cell>
          <table:table-cell office:value-type="float" office:value="486" calcext:value-type="float">
            <text:p>486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B425]/[.A425]" office:value-type="float" office:value="91.5281540601889" calcext:value-type="float">
            <text:p>91.5281540602</text:p>
          </table:table-cell>
          <table:table-cell table:formula="of:=[.C425]/[.A425]" office:value-type="float" office:value="102.697691504822" calcext:value-type="float">
            <text:p>102.6976915048</text:p>
          </table:table-cell>
          <table:table-cell table:formula="of:=[.I425]-[.H425]" office:value-type="float" office:value="11.1695374446332" calcext:value-type="float">
            <text:p>11.1695374446</text:p>
          </table:table-cell>
        </table:table-row>
        <table:table-row table:style-name="ro1">
          <table:table-cell office:value-type="float" office:value="5.014466" calcext:value-type="float">
            <text:p>5.014466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2.438261" calcext:value-type="float">
            <text:p>2.438261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B426]/[.A426]" office:value-type="float" office:value="52.2488336744132" calcext:value-type="float">
            <text:p>52.2488336744</text:p>
          </table:table-cell>
          <table:table-cell table:formula="of:=[.C426]/[.A426]" office:value-type="float" office:value="57.8326784945795" calcext:value-type="float">
            <text:p>57.8326784946</text:p>
          </table:table-cell>
          <table:table-cell table:formula="of:=[.I426]-[.H426]" office:value-type="float" office:value="5.5838448201663" calcext:value-type="float">
            <text:p>5.5838448202</text:p>
          </table:table-cell>
        </table:table-row>
        <table:table-row table:style-name="ro1">
          <table:table-cell office:value-type="float" office:value="3.572263" calcext:value-type="float">
            <text:p>3.572263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9.779761" calcext:value-type="float">
            <text:p>9.779761</text:p>
          </table:table-cell>
          <table:table-cell office:value-type="float" office:value="675" calcext:value-type="float">
            <text:p>675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B427]/[.A427]" office:value-type="float" office:value="82.5807058438866" calcext:value-type="float">
            <text:p>82.5807058439</text:p>
          </table:table-cell>
          <table:table-cell table:formula="of:=[.C427]/[.A427]" office:value-type="float" office:value="82.5807058438866" calcext:value-type="float">
            <text:p>82.5807058439</text:p>
          </table:table-cell>
          <table:table-cell table:formula="of:=[.I427]-[.H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7804" calcext:value-type="float">
            <text:p>10.007804</text:p>
          </table:table-cell>
          <table:table-cell office:value-type="float" office:value="643" calcext:value-type="float">
            <text:p>643</text:p>
          </table:table-cell>
          <table:table-cell office:value-type="float" office:value="799" calcext:value-type="float">
            <text:p>799</text:p>
          </table:table-cell>
          <table:table-cell office:value-type="float" office:value="11.859491" calcext:value-type="float">
            <text:p>11.859491</text:p>
          </table:table-cell>
          <table:table-cell office:value-type="float" office:value="747" calcext:value-type="float">
            <text:p>747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B428]/[.A428]" office:value-type="float" office:value="64.2498594097167" calcext:value-type="float">
            <text:p>64.2498594097</text:p>
          </table:table-cell>
          <table:table-cell table:formula="of:=[.C428]/[.A428]" office:value-type="float" office:value="79.8376946630849" calcext:value-type="float">
            <text:p>79.8376946631</text:p>
          </table:table-cell>
          <table:table-cell table:formula="of:=[.I428]-[.H428]" office:value-type="float" office:value="15.5878352533683" calcext:value-type="float">
            <text:p>15.5878352534</text:p>
          </table:table-cell>
        </table:table-row>
        <table:table-row table:style-name="ro1">
          <table:table-cell office:value-type="float" office:value="5.734635" calcext:value-type="float">
            <text:p>5.734635</text:p>
          </table:table-cell>
          <table:table-cell office:value-type="float" office:value="345" calcext:value-type="float">
            <text:p>345</text:p>
          </table:table-cell>
          <table:table-cell office:value-type="float" office:value="436" calcext:value-type="float">
            <text:p>436</text:p>
          </table:table-cell>
          <table:table-cell office:value-type="float" office:value="17.77743" calcext:value-type="float">
            <text:p>17.77743</text:p>
          </table:table-cell>
          <table:table-cell office:value-type="float" office:value="894" calcext:value-type="float">
            <text:p>894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B429]/[.A429]" office:value-type="float" office:value="60.1607600134969" calcext:value-type="float">
            <text:p>60.1607600135</text:p>
          </table:table-cell>
          <table:table-cell table:formula="of:=[.C429]/[.A429]" office:value-type="float" office:value="76.0292503358976" calcext:value-type="float">
            <text:p>76.0292503359</text:p>
          </table:table-cell>
          <table:table-cell table:formula="of:=[.I429]-[.H429]" office:value-type="float" office:value="15.8684903224006" calcext:value-type="float">
            <text:p>15.8684903224</text:p>
          </table:table-cell>
        </table:table-row>
        <table:table-row table:style-name="ro1">
          <table:table-cell office:value-type="float" office:value="4.288704" calcext:value-type="float">
            <text:p>4.288704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7.985863" calcext:value-type="float">
            <text:p>7.985863</text:p>
          </table:table-cell>
          <table:table-cell table:number-columns-repeated="2" office:value-type="float" office:value="420" calcext:value-type="float">
            <text:p>420</text:p>
          </table:table-cell>
          <table:table-cell/>
          <table:table-cell table:formula="of:=[.B430]/[.A430]" office:value-type="float" office:value="86.5063198579338" calcext:value-type="float">
            <text:p>86.5063198579</text:p>
          </table:table-cell>
          <table:table-cell table:formula="of:=[.C430]/[.A430]" office:value-type="float" office:value="97.6985121845667" calcext:value-type="float">
            <text:p>97.6985121846</text:p>
          </table:table-cell>
          <table:table-cell table:formula="of:=[.I430]-[.H430]" office:value-type="float" office:value="11.1921923266329" calcext:value-type="float">
            <text:p>11.1921923266</text:p>
          </table:table-cell>
        </table:table-row>
        <table:table-row table:style-name="ro1">
          <table:table-cell office:value-type="float" office:value="9.344801" calcext:value-type="float">
            <text:p>9.344801</text:p>
          </table:table-cell>
          <table:table-cell office:value-type="float" office:value="489" calcext:value-type="float">
            <text:p>489</text:p>
          </table:table-cell>
          <table:table-cell office:value-type="float" office:value="555" calcext:value-type="float">
            <text:p>555</text:p>
          </table:table-cell>
          <table:table-cell office:value-type="float" office:value="10.473211" calcext:value-type="float">
            <text:p>10.473211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B431]/[.A431]" office:value-type="float" office:value="52.3285621598577" calcext:value-type="float">
            <text:p>52.3285621599</text:p>
          </table:table-cell>
          <table:table-cell table:formula="of:=[.C431]/[.A431]" office:value-type="float" office:value="59.39131288082" calcext:value-type="float">
            <text:p>59.3913128808</text:p>
          </table:table-cell>
          <table:table-cell table:formula="of:=[.I431]-[.H431]" office:value-type="float" office:value="7.06275072096238" calcext:value-type="float">
            <text:p>7.062750721</text:p>
          </table:table-cell>
        </table:table-row>
        <table:table-row table:style-name="ro1">
          <table:table-cell office:value-type="float" office:value="6.193207" calcext:value-type="float">
            <text:p>6.193207</text:p>
          </table:table-cell>
          <table:table-cell office:value-type="float" office:value="322" calcext:value-type="float">
            <text:p>322</text:p>
          </table:table-cell>
          <table:table-cell office:value-type="float" office:value="498" calcext:value-type="float">
            <text:p>498</text:p>
          </table:table-cell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B432]/[.A432]" office:value-type="float" office:value="51.9924491462985" calcext:value-type="float">
            <text:p>51.9924491463</text:p>
          </table:table-cell>
          <table:table-cell table:formula="of:=[.C432]/[.A432]" office:value-type="float" office:value="80.4106822200517" calcext:value-type="float">
            <text:p>80.4106822201</text:p>
          </table:table-cell>
          <table:table-cell table:formula="of:=[.I432]-[.H432]" office:value-type="float" office:value="28.4182330737532" calcext:value-type="float">
            <text:p>28.4182330738</text:p>
          </table:table-cell>
        </table:table-row>
        <table:table-row table:style-name="ro1">
          <table:table-cell office:value-type="float" office:value="5.277927" calcext:value-type="float">
            <text:p>5.277927</text:p>
          </table:table-cell>
          <table:table-cell office:value-type="float" office:value="380" calcext:value-type="float">
            <text:p>380</text:p>
          </table:table-cell>
          <table:table-cell office:value-type="float" office:value="498" calcext:value-type="float">
            <text:p>498</text:p>
          </table:table-cell>
          <table:table-cell office:value-type="float" office:value="11.164176" calcext:value-type="float">
            <text:p>11.164176</text:p>
          </table:table-cell>
          <table:table-cell office:value-type="float" office:value="600" calcext:value-type="float">
            <text:p>60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B433]/[.A433]" office:value-type="float" office:value="71.9979643522921" calcext:value-type="float">
            <text:p>71.9979643523</text:p>
          </table:table-cell>
          <table:table-cell table:formula="of:=[.C433]/[.A433]" office:value-type="float" office:value="94.3552269669512" calcext:value-type="float">
            <text:p>94.355226967</text:p>
          </table:table-cell>
          <table:table-cell table:formula="of:=[.I433]-[.H433]" office:value-type="float" office:value="22.3572626146591" calcext:value-type="float">
            <text:p>22.3572626147</text:p>
          </table:table-cell>
        </table:table-row>
        <table:table-row table:style-name="ro1">
          <table:table-cell office:value-type="float" office:value="1.586982" calcext:value-type="float">
            <text:p>1.5869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3.341734" calcext:value-type="float">
            <text:p>3.341734</text:p>
          </table:table-cell>
          <table:table-cell office:value-type="float" office:value="296" calcext:value-type="float">
            <text:p>296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B434]/[.A434]" office:value-type="float" office:value="49.7800227097724" calcext:value-type="float">
            <text:p>49.7800227098</text:p>
          </table:table-cell>
          <table:table-cell table:formula="of:=[.C434]/[.A434]" office:value-type="float" office:value="57.9716720164438" calcext:value-type="float">
            <text:p>57.9716720164</text:p>
          </table:table-cell>
          <table:table-cell table:formula="of:=[.I434]-[.H434]" office:value-type="float" office:value="8.19164930667141" calcext:value-type="float">
            <text:p>8.1916493067</text:p>
          </table:table-cell>
        </table:table-row>
        <table:table-row table:style-name="ro1">
          <table:table-cell office:value-type="float" office:value="2.224509" calcext:value-type="float">
            <text:p>2.224509</text:p>
          </table:table-cell>
          <table:table-cell office:value-type="float" office:value="192" calcext:value-type="float">
            <text:p>192</text:p>
          </table:table-cell>
          <table:table-cell office:value-type="float" office:value="433" calcext:value-type="float">
            <text:p>433</text:p>
          </table:table-cell>
          <table:table-cell office:value-type="float" office:value="7.778325" calcext:value-type="float">
            <text:p>7.778325</text:p>
          </table:table-cell>
          <table:table-cell office:value-type="float" office:value="474" calcext:value-type="float">
            <text:p>474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B435]/[.A435]" office:value-type="float" office:value="86.3111814786994" calcext:value-type="float">
            <text:p>86.3111814787</text:p>
          </table:table-cell>
          <table:table-cell table:formula="of:=[.C435]/[.A435]" office:value-type="float" office:value="194.649695730608" calcext:value-type="float">
            <text:p>194.6496957306</text:p>
          </table:table-cell>
          <table:table-cell table:formula="of:=[.I435]-[.H435]" office:value-type="float" office:value="108.338514251909" calcext:value-type="float">
            <text:p>108.3385142519</text:p>
          </table:table-cell>
        </table:table-row>
        <table:table-row table:style-name="ro1">
          <table:table-cell office:value-type="float" office:value="2.387929" calcext:value-type="float">
            <text:p>2.38792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2.830346" calcext:value-type="float">
            <text:p>2.830346</text:p>
          </table:table-cell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B436]/[.A436]" office:value-type="float" office:value="62.397165074841" calcext:value-type="float">
            <text:p>62.3971650748</text:p>
          </table:table-cell>
          <table:table-cell table:formula="of:=[.C436]/[.A436]" office:value-type="float" office:value="62.397165074841" calcext:value-type="float">
            <text:p>62.3971650748</text:p>
          </table:table-cell>
          <table:table-cell table:formula="of:=[.I436]-[.H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0269" calcext:value-type="float">
            <text:p>6.910269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10.659623" calcext:value-type="float">
            <text:p>10.659623</text:p>
          </table:table-cell>
          <table:table-cell office:value-type="float" office:value="572" calcext:value-type="float">
            <text:p>572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B437]/[.A437]" office:value-type="float" office:value="50.2151218715219" calcext:value-type="float">
            <text:p>50.2151218715</text:p>
          </table:table-cell>
          <table:table-cell table:formula="of:=[.C437]/[.A437]" office:value-type="float" office:value="50.2151218715219" calcext:value-type="float">
            <text:p>50.2151218715</text:p>
          </table:table-cell>
          <table:table-cell table:formula="of:=[.I437]-[.H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 office:value-type="float" office:value="2.677488" calcext:value-type="float">
            <text:p>2.677488</text:p>
          </table:table-cell>
          <table:table-cell office:value-type="float" office:value="164" calcext:value-type="float">
            <text:p>164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B438]/[.A438]" office:value-type="float" office:value="50.3373814590968" calcext:value-type="float">
            <text:p>50.3373814591</text:p>
          </table:table-cell>
          <table:table-cell table:formula="of:=[.C438]/[.A438]" office:value-type="float" office:value="107.450948883841" calcext:value-type="float">
            <text:p>107.4509488838</text:p>
          </table:table-cell>
          <table:table-cell table:formula="of:=[.I438]-[.H438]" office:value-type="float" office:value="57.1135674247444" calcext:value-type="float">
            <text:p>57.1135674247</text:p>
          </table:table-cell>
        </table:table-row>
        <table:table-row table:style-name="ro1">
          <table:table-cell office:value-type="float" office:value="3.319986" calcext:value-type="float">
            <text:p>3.319986</text:p>
          </table:table-cell>
          <table:table-cell office:value-type="float" office:value="176" calcext:value-type="float">
            <text:p>176</text:p>
          </table:table-cell>
          <table:table-cell office:value-type="float" office:value="266" calcext:value-type="float">
            <text:p>266</text:p>
          </table:table-cell>
          <table:table-cell office:value-type="float" office:value="7.788267" calcext:value-type="float">
            <text:p>7.788267</text:p>
          </table:table-cell>
          <table:table-cell office:value-type="float" office:value="432" calcext:value-type="float">
            <text:p>432</text:p>
          </table:table-cell>
          <table:table-cell office:value-type="float" office:value="1343" calcext:value-type="float">
            <text:p>1343</text:p>
          </table:table-cell>
          <table:table-cell/>
          <table:table-cell table:formula="of:=[.B439]/[.A439]" office:value-type="float" office:value="53.0122717384953" calcext:value-type="float">
            <text:p>53.0122717385</text:p>
          </table:table-cell>
          <table:table-cell table:formula="of:=[.C439]/[.A439]" office:value-type="float" office:value="80.1208197865895" calcext:value-type="float">
            <text:p>80.1208197866</text:p>
          </table:table-cell>
          <table:table-cell table:formula="of:=[.I439]-[.H439]" office:value-type="float" office:value="27.1085480480942" calcext:value-type="float">
            <text:p>27.1085480481</text:p>
          </table:table-cell>
        </table:table-row>
        <table:table-row table:style-name="ro1"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2.677488" calcext:value-type="float">
            <text:p>2.677488</text:p>
          </table:table-cell>
          <table:table-cell table:number-columns-repeated="2" office:value-type="float" office:value="164" calcext:value-type="float">
            <text:p>164</text:p>
          </table:table-cell>
          <table:table-cell/>
          <table:table-cell table:formula="of:=[.B440]/[.A440]" office:value-type="float" office:value="50.3373814590968" calcext:value-type="float">
            <text:p>50.3373814591</text:p>
          </table:table-cell>
          <table:table-cell table:formula="of:=[.C440]/[.A440]" office:value-type="float" office:value="61.4696869740893" calcext:value-type="float">
            <text:p>61.4696869741</text:p>
          </table:table-cell>
          <table:table-cell table:formula="of:=[.I440]-[.H440]" office:value-type="float" office:value="11.1323055149926" calcext:value-type="float">
            <text:p>11.132305515</text:p>
          </table:table-cell>
        </table:table-row>
        <table:table-row table:style-name="ro1">
          <table:table-cell office:value-type="float" office:value="3.333035" calcext:value-type="float">
            <text:p>3.333035</text:p>
          </table:table-cell>
          <table:table-cell office:value-type="float" office:value="221" calcext:value-type="float">
            <text:p>221</text:p>
          </table:table-cell>
          <table:table-cell office:value-type="float" office:value="862" calcext:value-type="float">
            <text:p>862</text:p>
          </table:table-cell>
          <table:table-cell office:value-type="float" office:value="4.37321" calcext:value-type="float">
            <text:p>4.37321</text:p>
          </table:table-cell>
          <table:table-cell table:number-columns-repeated="2" office:value-type="float" office:value="427" calcext:value-type="float">
            <text:p>427</text:p>
          </table:table-cell>
          <table:table-cell/>
          <table:table-cell table:formula="of:=[.B441]/[.A441]" office:value-type="float" office:value="66.3059343811271" calcext:value-type="float">
            <text:p>66.3059343811</text:p>
          </table:table-cell>
          <table:table-cell table:formula="of:=[.C441]/[.A441]" office:value-type="float" office:value="258.623146771636" calcext:value-type="float">
            <text:p>258.6231467716</text:p>
          </table:table-cell>
          <table:table-cell table:formula="of:=[.I441]-[.H441]" office:value-type="float" office:value="192.317212390509" calcext:value-type="float">
            <text:p>192.3172123905</text:p>
          </table:table-cell>
        </table:table-row>
        <table:table-row table:style-name="ro1">
          <table:table-cell office:value-type="float" office:value="2.605409" calcext:value-type="float">
            <text:p>2.605409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9.713274" calcext:value-type="float">
            <text:p>9.713274</text:p>
          </table:table-cell>
          <table:table-cell office:value-type="float" office:value="532" calcext:value-type="float">
            <text:p>532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B442]/[.A442]" office:value-type="float" office:value="50.2800136178235" calcext:value-type="float">
            <text:p>50.2800136178</text:p>
          </table:table-cell>
          <table:table-cell table:formula="of:=[.C442]/[.A442]" office:value-type="float" office:value="80.985365445502" calcext:value-type="float">
            <text:p>80.9853654455</text:p>
          </table:table-cell>
          <table:table-cell table:formula="of:=[.I442]-[.H442]" office:value-type="float" office:value="30.7053518276785" calcext:value-type="float">
            <text:p>30.7053518277</text:p>
          </table:table-cell>
        </table:table-row>
        <table:table-row table:style-name="ro1">
          <table:table-cell office:value-type="float" office:value="10.529756" calcext:value-type="float">
            <text:p>10.529756</text:p>
          </table:table-cell>
          <table:table-cell office:value-type="float" office:value="548" calcext:value-type="float">
            <text:p>548</text:p>
          </table:table-cell>
          <table:table-cell office:value-type="float" office:value="1503" calcext:value-type="float">
            <text:p>1503</text:p>
          </table:table-cell>
          <table:table-cell office:value-type="float" office:value="5.768189" calcext:value-type="float">
            <text:p>5.768189</text:p>
          </table:table-cell>
          <table:table-cell office:value-type="float" office:value="380" calcext:value-type="float">
            <text:p>380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B443]/[.A443]" office:value-type="float" office:value="52.0429913095802" calcext:value-type="float">
            <text:p>52.0429913096</text:p>
          </table:table-cell>
          <table:table-cell table:formula="of:=[.C443]/[.A443]" office:value-type="float" office:value="142.738350252371" calcext:value-type="float">
            <text:p>142.7383502524</text:p>
          </table:table-cell>
          <table:table-cell table:formula="of:=[.I443]-[.H443]" office:value-type="float" office:value="90.6953589427903" calcext:value-type="float">
            <text:p>90.6953589428</text:p>
          </table:table-cell>
        </table:table-row>
        <table:table-row table:style-name="ro1">
          <table:table-cell office:value-type="float" office:value="2.14808" calcext:value-type="float">
            <text:p>2.14808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1.271947" calcext:value-type="float">
            <text:p>1.271947</text:p>
          </table:table-cell>
          <table:table-cell office:value-type="float" office:value="85" calcext:value-type="float">
            <text:p>8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B444]/[.A444]" office:value-type="float" office:value="125.693642694872" calcext:value-type="float">
            <text:p>125.6936426949</text:p>
          </table:table-cell>
          <table:table-cell table:formula="of:=[.C444]/[.A444]" office:value-type="float" office:value="125.693642694872" calcext:value-type="float">
            <text:p>125.6936426949</text:p>
          </table:table-cell>
          <table:table-cell table:formula="of:=[.I444]-[.H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1932" calcext:value-type="float">
            <text:p>3.521932</text:p>
          </table:table-cell>
          <table:table-cell office:value-type="float" office:value="203" calcext:value-type="float">
            <text:p>203</text:p>
          </table:table-cell>
          <table:table-cell office:value-type="float" office:value="265" calcext:value-type="float">
            <text:p>265</text:p>
          </table:table-cell>
          <table:table-cell office:value-type="float" office:value="10.011533" calcext:value-type="float">
            <text:p>10.011533</text:p>
          </table:table-cell>
          <table:table-cell table:number-columns-repeated="2" office:value-type="float" office:value="649" calcext:value-type="float">
            <text:p>649</text:p>
          </table:table-cell>
          <table:table-cell/>
          <table:table-cell table:formula="of:=[.B445]/[.A445]" office:value-type="float" office:value="57.6388186938305" calcext:value-type="float">
            <text:p>57.6388186938</text:p>
          </table:table-cell>
          <table:table-cell table:formula="of:=[.C445]/[.A445]" office:value-type="float" office:value="75.2427928761827" calcext:value-type="float">
            <text:p>75.2427928762</text:p>
          </table:table-cell>
          <table:table-cell table:formula="of:=[.I445]-[.H445]" office:value-type="float" office:value="17.6039741823522" calcext:value-type="float">
            <text:p>17.6039741824</text:p>
          </table:table-cell>
        </table:table-row>
        <table:table-row table:style-name="ro1">
          <table:table-cell office:value-type="float" office:value="2.06171" calcext:value-type="float">
            <text:p>2.06171</text:p>
          </table:table-cell>
          <table:table-cell office:value-type="float" office:value="103" calcext:value-type="float">
            <text:p>103</text:p>
          </table:table-cell>
          <table:table-cell office:value-type="float" office:value="216" calcext:value-type="float">
            <text:p>216</text:p>
          </table:table-cell>
          <table:table-cell office:value-type="float" office:value="5.236916" calcext:value-type="float">
            <text:p>5.236916</text:p>
          </table:table-cell>
          <table:table-cell office:value-type="float" office:value="348" calcext:value-type="float">
            <text:p>348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B446]/[.A446]" office:value-type="float" office:value="49.9585295701141" calcext:value-type="float">
            <text:p>49.9585295701</text:p>
          </table:table-cell>
          <table:table-cell table:formula="of:=[.C446]/[.A446]" office:value-type="float" office:value="104.767401816938" calcext:value-type="float">
            <text:p>104.7674018169</text:p>
          </table:table-cell>
          <table:table-cell table:formula="of:=[.I446]-[.H446]" office:value-type="float" office:value="54.8088722468242" calcext:value-type="float">
            <text:p>54.8088722468</text:p>
          </table:table-cell>
        </table:table-row>
        <table:table-row table:style-name="ro1"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6.193207" calcext:value-type="float">
            <text:p>6.193207</text:p>
          </table:table-cell>
          <table:table-cell office:value-type="float" office:value="322" calcext:value-type="float">
            <text:p>322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447]/[.A447]" office:value-type="float" office:value="50.3373814590968" calcext:value-type="float">
            <text:p>50.3373814591</text:p>
          </table:table-cell>
          <table:table-cell table:formula="of:=[.C447]/[.A447]" office:value-type="float" office:value="61.4696869740893" calcext:value-type="float">
            <text:p>61.4696869741</text:p>
          </table:table-cell>
          <table:table-cell table:formula="of:=[.I447]-[.H447]" office:value-type="float" office:value="11.1323055149926" calcext:value-type="float">
            <text:p>11.132305515</text:p>
          </table:table-cell>
        </table:table-row>
        <table:table-row table:style-name="ro1">
          <table:table-cell office:value-type="float" office:value="5.2568" calcext:value-type="float">
            <text:p>5.2568</text:p>
          </table:table-cell>
          <table:table-cell office:value-type="float" office:value="281" calcext:value-type="float">
            <text:p>281</text:p>
          </table:table-cell>
          <table:table-cell office:value-type="float" office:value="743" calcext:value-type="float">
            <text:p>743</text:p>
          </table:table-cell>
          <table:table-cell office:value-type="float" office:value="2.119497" calcext:value-type="float">
            <text:p>2.119497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448]/[.A448]" office:value-type="float" office:value="53.4545731243342" calcext:value-type="float">
            <text:p>53.4545731243</text:p>
          </table:table-cell>
          <table:table-cell table:formula="of:=[.C448]/[.A448]" office:value-type="float" office:value="141.340739613453" calcext:value-type="float">
            <text:p>141.3407396135</text:p>
          </table:table-cell>
          <table:table-cell table:formula="of:=[.I448]-[.H448]" office:value-type="float" office:value="87.8861664891189" calcext:value-type="float">
            <text:p>87.8861664891</text:p>
          </table:table-cell>
        </table:table-row>
        <table:table-row table:style-name="ro1">
          <table:table-cell office:value-type="float" office:value="1.824967" calcext:value-type="float">
            <text:p>1.82496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.773801" calcext:value-type="float">
            <text:p>2.773801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B449]/[.A449]" office:value-type="float" office:value="49.8639153475104" calcext:value-type="float">
            <text:p>49.8639153475</text:p>
          </table:table-cell>
          <table:table-cell table:formula="of:=[.C449]/[.A449]" office:value-type="float" office:value="55.8914215983084" calcext:value-type="float">
            <text:p>55.8914215983</text:p>
          </table:table-cell>
          <table:table-cell table:formula="of:=[.I449]-[.H449]" office:value-type="float" office:value="6.02750625079796" calcext:value-type="float">
            <text:p>6.0275062508</text:p>
          </table:table-cell>
        </table:table-row>
        <table:table-row table:style-name="ro1">
          <table:table-cell office:value-type="float" office:value="2.624672" calcext:value-type="float">
            <text:p>2.624672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  <table:table-cell office:value-type="float" office:value="7.170624" calcext:value-type="float">
            <text:p>7.170624</text:p>
          </table:table-cell>
          <table:table-cell office:value-type="float" office:value="443" calcext:value-type="float">
            <text:p>443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450]/[.A450]" office:value-type="float" office:value="50.2919983906561" calcext:value-type="float">
            <text:p>50.2919983907</text:p>
          </table:table-cell>
          <table:table-cell table:formula="of:=[.C450]/[.A450]" office:value-type="float" office:value="67.4369978420161" calcext:value-type="float">
            <text:p>67.436997842</text:p>
          </table:table-cell>
          <table:table-cell table:formula="of:=[.I450]-[.H450]" office:value-type="float" office:value="17.14499945136" calcext:value-type="float">
            <text:p>17.1449994514</text:p>
          </table:table-cell>
        </table:table-row>
        <table:table-row table:style-name="ro1">
          <table:table-cell office:value-type="float" office:value="3.44861" calcext:value-type="float">
            <text:p>3.44861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office:value-type="float" office:value="4.650963" calcext:value-type="float">
            <text:p>4.650963</text:p>
          </table:table-cell>
          <table:table-cell office:value-type="float" office:value="322" calcext:value-type="float">
            <text:p>322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B451]/[.A451]" office:value-type="float" office:value="66.983509297949" calcext:value-type="float">
            <text:p>66.9835092979</text:p>
          </table:table-cell>
          <table:table-cell table:formula="of:=[.C451]/[.A451]" office:value-type="float" office:value="71.6230597255126" calcext:value-type="float">
            <text:p>71.6230597255</text:p>
          </table:table-cell>
          <table:table-cell table:formula="of:=[.I451]-[.H451]" office:value-type="float" office:value="4.63955042756358" calcext:value-type="float">
            <text:p>4.6395504276</text:p>
          </table:table-cell>
        </table:table-row>
        <table:table-row table:style-name="ro1"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2.677488" calcext:value-type="float">
            <text:p>2.677488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B452]/[.A452]" office:value-type="float" office:value="50.3373814590968" calcext:value-type="float">
            <text:p>50.3373814591</text:p>
          </table:table-cell>
          <table:table-cell table:formula="of:=[.C452]/[.A452]" office:value-type="float" office:value="58.565607274526" calcext:value-type="float">
            <text:p>58.5656072745</text:p>
          </table:table-cell>
          <table:table-cell table:formula="of:=[.I452]-[.H452]" office:value-type="float" office:value="8.22822581542928" calcext:value-type="float">
            <text:p>8.2282258154</text:p>
          </table:table-cell>
        </table:table-row>
        <table:table-row table:style-name="ro1">
          <table:table-cell office:value-type="float" office:value="6.193207" calcext:value-type="float">
            <text:p>6.193207</text:p>
          </table:table-cell>
          <table:table-cell office:value-type="float" office:value="322" calcext:value-type="float">
            <text:p>322</text:p>
          </table:table-cell>
          <table:table-cell office:value-type="float" office:value="360" calcext:value-type="float">
            <text:p>360</text:p>
          </table:table-cell>
          <table:table-cell office:value-type="float" office:value="8.735236" calcext:value-type="float">
            <text:p>8.735236</text:p>
          </table:table-cell>
          <table:table-cell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453]/[.A453]" office:value-type="float" office:value="51.9924491462985" calcext:value-type="float">
            <text:p>51.9924491463</text:p>
          </table:table-cell>
          <table:table-cell table:formula="of:=[.C453]/[.A453]" office:value-type="float" office:value="58.1282040144952" calcext:value-type="float">
            <text:p>58.1282040145</text:p>
          </table:table-cell>
          <table:table-cell table:formula="of:=[.I453]-[.H453]" office:value-type="float" office:value="6.13575486819671" calcext:value-type="float">
            <text:p>6.1357548682</text:p>
          </table:table-cell>
        </table:table-row>
        <table:table-row table:style-name="ro1">
          <table:table-cell office:value-type="float" office:value="6.609525" calcext:value-type="float">
            <text:p>6.609525</text:p>
          </table:table-cell>
          <table:table-cell office:value-type="float" office:value="574" calcext:value-type="float">
            <text:p>574</text:p>
          </table:table-cell>
          <table:table-cell office:value-type="float" office:value="670" calcext:value-type="float">
            <text:p>670</text:p>
          </table:table-cell>
          <table:table-cell office:value-type="float" office:value="3.566671" calcext:value-type="float">
            <text:p>3.566671</text:p>
          </table:table-cell>
          <table:table-cell office:value-type="float" office:value="428" calcext:value-type="float">
            <text:p>428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B454]/[.A454]" office:value-type="float" office:value="86.8443647614617" calcext:value-type="float">
            <text:p>86.8443647615</text:p>
          </table:table-cell>
          <table:table-cell table:formula="of:=[.C454]/[.A454]" office:value-type="float" office:value="101.368857822612" calcext:value-type="float">
            <text:p>101.3688578226</text:p>
          </table:table-cell>
          <table:table-cell table:formula="of:=[.I454]-[.H454]" office:value-type="float" office:value="14.5244930611504" calcext:value-type="float">
            <text:p>14.5244930612</text:p>
          </table:table-cell>
        </table:table-row>
        <table:table-row table:style-name="ro1">
          <table:table-cell office:value-type="float" office:value="1.561506" calcext:value-type="float">
            <text:p>1.56150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1.433851" calcext:value-type="float">
            <text:p>11.433851</text:p>
          </table:table-cell>
          <table:table-cell office:value-type="float" office:value="648" calcext:value-type="float">
            <text:p>648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B455]/[.A455]" office:value-type="float" office:value="49.9517773226616" calcext:value-type="float">
            <text:p>49.9517773227</text:p>
          </table:table-cell>
          <table:table-cell table:formula="of:=[.C455]/[.A455]" office:value-type="float" office:value="59.5578883462504" calcext:value-type="float">
            <text:p>59.5578883463</text:p>
          </table:table-cell>
          <table:table-cell table:formula="of:=[.I455]-[.H455]" office:value-type="float" office:value="9.60611102358877" calcext:value-type="float">
            <text:p>9.6061110236</text:p>
          </table:table-cell>
        </table:table-row>
        <table:table-row table:style-name="ro1">
          <table:table-cell office:value-type="float" office:value="8.735236" calcext:value-type="float">
            <text:p>8.735236</text:p>
          </table:table-cell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office:value-type="float" office:value="2.677488" calcext:value-type="float">
            <text:p>2.677488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B456]/[.A456]" office:value-type="float" office:value="51.7444520102262" calcext:value-type="float">
            <text:p>51.7444520102</text:p>
          </table:table-cell>
          <table:table-cell table:formula="of:=[.C456]/[.A456]" office:value-type="float" office:value="57.8118324450536" calcext:value-type="float">
            <text:p>57.8118324451</text:p>
          </table:table-cell>
          <table:table-cell table:formula="of:=[.I456]-[.H456]" office:value-type="float" office:value="6.0673804348274" calcext:value-type="float">
            <text:p>6.0673804348</text:p>
          </table:table-cell>
        </table:table-row>
        <table:table-row table:style-name="ro1">
          <table:table-cell office:value-type="float" office:value="3.549894" calcext:value-type="float">
            <text:p>3.549894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7.380647" calcext:value-type="float">
            <text:p>7.380647</text:p>
          </table:table-cell>
          <table:table-cell office:value-type="float" office:value="393" calcext:value-type="float">
            <text:p>393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B457]/[.A457]" office:value-type="float" office:value="77.46710183459" calcext:value-type="float">
            <text:p>77.4671018346</text:p>
          </table:table-cell>
          <table:table-cell table:formula="of:=[.C457]/[.A457]" office:value-type="float" office:value="95.2141106185142" calcext:value-type="float">
            <text:p>95.2141106185</text:p>
          </table:table-cell>
          <table:table-cell table:formula="of:=[.I457]-[.H457]" office:value-type="float" office:value="17.7470087839243" calcext:value-type="float">
            <text:p>17.7470087839</text:p>
          </table:table-cell>
        </table:table-row>
        <table:table-row table:style-name="ro1">
          <table:table-cell office:value-type="float" office:value="1.561506" calcext:value-type="float">
            <text:p>1.56150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.433851" calcext:value-type="float">
            <text:p>11.433851</text:p>
          </table:table-cell>
          <table:table-cell office:value-type="float" office:value="648" calcext:value-type="float">
            <text:p>648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[.B458]/[.A458]" office:value-type="float" office:value="49.9517773226616" calcext:value-type="float">
            <text:p>49.9517773227</text:p>
          </table:table-cell>
          <table:table-cell table:formula="of:=[.C458]/[.A458]" office:value-type="float" office:value="56.3558513383874" calcext:value-type="float">
            <text:p>56.3558513384</text:p>
          </table:table-cell>
          <table:table-cell table:formula="of:=[.I458]-[.H458]" office:value-type="float" office:value="6.40407401572584" calcext:value-type="float">
            <text:p>6.4040740157</text:p>
          </table:table-cell>
        </table:table-row>
        <table:table-row table:style-name="ro1">
          <table:table-cell office:value-type="float" office:value="8.735236" calcext:value-type="float">
            <text:p>8.735236</text:p>
          </table:table-cell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459]/[.A459]" office:value-type="float" office:value="51.7444520102262" calcext:value-type="float">
            <text:p>51.7444520102</text:p>
          </table:table-cell>
          <table:table-cell table:formula="of:=[.C459]/[.A459]" office:value-type="float" office:value="57.8118324450536" calcext:value-type="float">
            <text:p>57.8118324451</text:p>
          </table:table-cell>
          <table:table-cell table:formula="of:=[.I459]-[.H459]" office:value-type="float" office:value="6.0673804348274" calcext:value-type="float">
            <text:p>6.0673804348</text:p>
          </table:table-cell>
        </table:table-row>
        <table:table-row table:style-name="ro1">
          <table:table-cell office:value-type="float" office:value="5.761354" calcext:value-type="float">
            <text:p>5.761354</text:p>
          </table:table-cell>
          <table:table-cell office:value-type="float" office:value="289" calcext:value-type="float">
            <text:p>289</text:p>
          </table:table-cell>
          <table:table-cell office:value-type="float" office:value="327" calcext:value-type="float">
            <text:p>327</text:p>
          </table:table-cell>
          <table:table-cell office:value-type="float" office:value="5.802986" calcext:value-type="float">
            <text:p>5.802986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B460]/[.A460]" office:value-type="float" office:value="50.1618196000454" calcext:value-type="float">
            <text:p>50.1618196</text:p>
          </table:table-cell>
          <table:table-cell table:formula="of:=[.C460]/[.A460]" office:value-type="float" office:value="56.7574913813663" calcext:value-type="float">
            <text:p>56.7574913814</text:p>
          </table:table-cell>
          <table:table-cell table:formula="of:=[.I460]-[.H460]" office:value-type="float" office:value="6.59567178132085" calcext:value-type="float">
            <text:p>6.5956717813</text:p>
          </table:table-cell>
        </table:table-row>
        <table:table-row table:style-name="ro1">
          <table:table-cell office:value-type="float" office:value="2.677488" calcext:value-type="float">
            <text:p>2.677488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8.735236" calcext:value-type="float">
            <text:p>8.735236</text:p>
          </table:table-cell>
          <table:table-cell office:value-type="float" office:value="452" calcext:value-type="float">
            <text:p>452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461]/[.A461]" office:value-type="float" office:value="61.2514416497852" calcext:value-type="float">
            <text:p>61.2514416498</text:p>
          </table:table-cell>
          <table:table-cell table:formula="of:=[.C461]/[.A461]" office:value-type="float" office:value="61.2514416497852" calcext:value-type="float">
            <text:p>61.2514416498</text:p>
          </table:table-cell>
          <table:table-cell table:formula="of:=[.I461]-[.H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7488" calcext:value-type="float">
            <text:p>2.677488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8.735236" calcext:value-type="float">
            <text:p>8.735236</text:p>
          </table:table-cell>
          <table:table-cell office:value-type="float" office:value="452" calcext:value-type="float">
            <text:p>452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B462]/[.A462]" office:value-type="float" office:value="61.2514416497852" calcext:value-type="float">
            <text:p>61.2514416498</text:p>
          </table:table-cell>
          <table:table-cell table:formula="of:=[.C462]/[.A462]" office:value-type="float" office:value="71.3355204579815" calcext:value-type="float">
            <text:p>71.335520458</text:p>
          </table:table-cell>
          <table:table-cell table:formula="of:=[.I462]-[.H462]" office:value-type="float" office:value="10.0840788081963" calcext:value-type="float">
            <text:p>10.0840788082</text:p>
          </table:table-cell>
        </table:table-row>
        <table:table-row table:style-name="ro1">
          <table:table-cell office:value-type="float" office:value="5.802986" calcext:value-type="float">
            <text:p>5.802986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office:value-type="float" office:value="6.779781" calcext:value-type="float">
            <text:p>6.779781</text:p>
          </table:table-cell>
          <table:table-cell office:value-type="float" office:value="469" calcext:value-type="float">
            <text:p>469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463]/[.A463]" office:value-type="float" office:value="66.8621292555247" calcext:value-type="float">
            <text:p>66.8621292555</text:p>
          </table:table-cell>
          <table:table-cell table:formula="of:=[.C463]/[.A463]" office:value-type="float" office:value="73.7551322715581" calcext:value-type="float">
            <text:p>73.7551322716</text:p>
          </table:table-cell>
          <table:table-cell table:formula="of:=[.I463]-[.H463]" office:value-type="float" office:value="6.89300301603346" calcext:value-type="float">
            <text:p>6.893003016</text:p>
          </table:table-cell>
        </table:table-row>
        <table:table-row table:style-name="ro1">
          <table:table-cell office:value-type="float" office:value="2.066059" calcext:value-type="float">
            <text:p>2.066059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8.735236" calcext:value-type="float">
            <text:p>8.735236</text:p>
          </table:table-cell>
          <table:table-cell office:value-type="float" office:value="452" calcext:value-type="float">
            <text:p>452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B464]/[.A464]" office:value-type="float" office:value="50.3373814590968" calcext:value-type="float">
            <text:p>50.3373814591</text:p>
          </table:table-cell>
          <table:table-cell table:formula="of:=[.C464]/[.A464]" office:value-type="float" office:value="58.0815939912655" calcext:value-type="float">
            <text:p>58.0815939913</text:p>
          </table:table-cell>
          <table:table-cell table:formula="of:=[.I464]-[.H464]" office:value-type="float" office:value="7.74421253216873" calcext:value-type="float">
            <text:p>7.7442125322</text:p>
          </table:table-cell>
        </table:table-row>
        <table:table-row table:style-name="ro1">
          <table:table-cell office:value-type="float" office:value="1.905124" calcext:value-type="float">
            <text:p>1.905124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8.174759" calcext:value-type="float">
            <text:p>8.174759</text:p>
          </table:table-cell>
          <table:table-cell office:value-type="float" office:value="505" calcext:value-type="float">
            <text:p>505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465]/[.A465]" office:value-type="float" office:value="55.639422945698" calcext:value-type="float">
            <text:p>55.6394229457</text:p>
          </table:table-cell>
          <table:table-cell table:formula="of:=[.C465]/[.A465]" office:value-type="float" office:value="65.6125270586062" calcext:value-type="float">
            <text:p>65.6125270586</text:p>
          </table:table-cell>
          <table:table-cell table:formula="of:=[.I465]-[.H465]" office:value-type="float" office:value="9.97310411290813" calcext:value-type="float">
            <text:p>9.9731041129</text:p>
          </table:table-cell>
        </table:table-row>
        <table:table-row table:style-name="ro1">
          <table:table-cell office:value-type="float" office:value="5.761354" calcext:value-type="float">
            <text:p>5.761354</text:p>
          </table:table-cell>
          <table:table-cell office:value-type="float" office:value="289" calcext:value-type="float">
            <text:p>289</text:p>
          </table:table-cell>
          <table:table-cell office:value-type="float" office:value="335" calcext:value-type="float">
            <text:p>335</text:p>
          </table:table-cell>
          <table:table-cell office:value-type="float" office:value="6.85621" calcext:value-type="float">
            <text:p>6.85621</text:p>
          </table:table-cell>
          <table:table-cell office:value-type="float" office:value="501" calcext:value-type="float">
            <text:p>501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B466]/[.A466]" office:value-type="float" office:value="50.1618196000454" calcext:value-type="float">
            <text:p>50.1618196</text:p>
          </table:table-cell>
          <table:table-cell table:formula="of:=[.C466]/[.A466]" office:value-type="float" office:value="58.1460538616443" calcext:value-type="float">
            <text:p>58.1460538616</text:p>
          </table:table-cell>
          <table:table-cell table:formula="of:=[.I466]-[.H466]" office:value-type="float" office:value="7.98423426159893" calcext:value-type="float">
            <text:p>7.9842342616</text:p>
          </table:table-cell>
        </table:table-row>
        <table:table-row table:style-name="ro1">
          <table:table-cell office:value-type="float" office:value="1.905124" calcext:value-type="float">
            <text:p>1.90512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.748539" calcext:value-type="float">
            <text:p>1.74853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467]/[.A467]" office:value-type="float" office:value="55.639422945698" calcext:value-type="float">
            <text:p>55.6394229457</text:p>
          </table:table-cell>
          <table:table-cell table:formula="of:=[.C467]/[.A467]" office:value-type="float" office:value="61.4133253268554" calcext:value-type="float">
            <text:p>61.4133253269</text:p>
          </table:table-cell>
          <table:table-cell table:formula="of:=[.I467]-[.H467]" office:value-type="float" office:value="5.77390238115734" calcext:value-type="float">
            <text:p>5.7739023812</text:p>
          </table:table-cell>
        </table:table-row>
        <table:table-row table:style-name="ro1">
          <table:table-cell office:value-type="float" office:value="1.748539" calcext:value-type="float">
            <text:p>1.74853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8.174759" calcext:value-type="float">
            <text:p>8.174759</text:p>
          </table:table-cell>
          <table:table-cell office:value-type="float" office:value="505" calcext:value-type="float">
            <text:p>505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B468]/[.A468]" office:value-type="float" office:value="64.6253815328111" calcext:value-type="float">
            <text:p>64.6253815328</text:p>
          </table:table-cell>
          <table:table-cell table:formula="of:=[.C468]/[.A468]" office:value-type="float" office:value="65.1972875640749" calcext:value-type="float">
            <text:p>65.1972875641</text:p>
          </table:table-cell>
          <table:table-cell table:formula="of:=[.I468]-[.H468]" office:value-type="float" office:value="0.571906031263822" calcext:value-type="float">
            <text:p>0.5719060313</text:p>
          </table:table-cell>
        </table:table-row>
        <table:table-row table:style-name="ro1">
          <table:table-cell office:value-type="float" office:value="6.337365" calcext:value-type="float">
            <text:p>6.337365</text:p>
          </table:table-cell>
          <table:table-cell office:value-type="float" office:value="361" calcext:value-type="float">
            <text:p>361</text:p>
          </table:table-cell>
          <table:table-cell office:value-type="float" office:value="411" calcext:value-type="float">
            <text:p>411</text:p>
          </table:table-cell>
          <table:table-cell office:value-type="float" office:value="5.158624" calcext:value-type="float">
            <text:p>5.158624</text:p>
          </table:table-cell>
          <table:table-cell office:value-type="float" office:value="271" calcext:value-type="float">
            <text:p>271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B469]/[.A469]" office:value-type="float" office:value="56.9637380835726" calcext:value-type="float">
            <text:p>56.9637380836</text:p>
          </table:table-cell>
          <table:table-cell table:formula="of:=[.C469]/[.A469]" office:value-type="float" office:value="64.8534524995799" calcext:value-type="float">
            <text:p>64.8534524996</text:p>
          </table:table-cell>
          <table:table-cell table:formula="of:=[.I469]-[.H469]" office:value-type="float" office:value="7.88971441600729" calcext:value-type="float">
            <text:p>7.889714416</text:p>
          </table:table-cell>
        </table:table-row>
        <table:table-row table:style-name="ro1">
          <table:table-cell office:value-type="float" office:value="5.227596" calcext:value-type="float">
            <text:p>5.227596</text:p>
          </table:table-cell>
          <table:table-cell office:value-type="float" office:value="348" calcext:value-type="float">
            <text:p>348</text:p>
          </table:table-cell>
          <table:table-cell office:value-type="float" office:value="564" calcext:value-type="float">
            <text:p>564</text:p>
          </table:table-cell>
          <table:table-cell office:value-type="float" office:value="7.949202" calcext:value-type="float">
            <text:p>7.949202</text:p>
          </table:table-cell>
          <table:table-cell office:value-type="float" office:value="434" calcext:value-type="float">
            <text:p>434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B470]/[.A470]" office:value-type="float" office:value="66.5697961357381" calcext:value-type="float">
            <text:p>66.5697961357</text:p>
          </table:table-cell>
          <table:table-cell table:formula="of:=[.C470]/[.A470]" office:value-type="float" office:value="107.888979944127" calcext:value-type="float">
            <text:p>107.8889799441</text:p>
          </table:table-cell>
          <table:table-cell table:formula="of:=[.I470]-[.H470]" office:value-type="float" office:value="41.3191838083892" calcext:value-type="float">
            <text:p>41.3191838084</text:p>
          </table:table-cell>
        </table:table-row>
        <table:table-row table:style-name="ro1">
          <table:table-cell office:value-type="float" office:value="3.042233" calcext:value-type="float">
            <text:p>3.042233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3.822676" calcext:value-type="float">
            <text:p>3.822676</text:p>
          </table:table-cell>
          <table:table-cell table:number-columns-repeated="2" office:value-type="float" office:value="328" calcext:value-type="float">
            <text:p>328</text:p>
          </table:table-cell>
          <table:table-cell/>
          <table:table-cell table:formula="of:=[.B471]/[.A471]" office:value-type="float" office:value="50.9494177467669" calcext:value-type="float">
            <text:p>50.9494177468</text:p>
          </table:table-cell>
          <table:table-cell table:formula="of:=[.C471]/[.A471]" office:value-type="float" office:value="58.8383598494921" calcext:value-type="float">
            <text:p>58.8383598495</text:p>
          </table:table-cell>
          <table:table-cell table:formula="of:=[.I471]-[.H471]" office:value-type="float" office:value="7.8889421027252" calcext:value-type="float">
            <text:p>7.8889421027</text:p>
          </table:table-cell>
        </table:table-row>
        <table:table-row table:style-name="ro1">
          <table:table-cell office:value-type="float" office:value="8.871938" calcext:value-type="float">
            <text:p>8.871938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6.615739" calcext:value-type="float">
            <text:p>6.615739</text:p>
          </table:table-cell>
          <table:table-cell office:value-type="float" office:value="374" calcext:value-type="float">
            <text:p>37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472]/[.A472]" office:value-type="float" office:value="63.2330839101896" calcext:value-type="float">
            <text:p>63.2330839102</text:p>
          </table:table-cell>
          <table:table-cell table:formula="of:=[.C472]/[.A472]" office:value-type="float" office:value="63.2330839101896" calcext:value-type="float">
            <text:p>63.2330839102</text:p>
          </table:table-cell>
          <table:table-cell table:formula="of:=[.I472]-[.H4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58624" calcext:value-type="float">
            <text:p>5.158624</text:p>
          </table:table-cell>
          <table:table-cell office:value-type="float" office:value="271" calcext:value-type="float">
            <text:p>271</text:p>
          </table:table-cell>
          <table:table-cell office:value-type="float" office:value="513" calcext:value-type="float">
            <text:p>513</text:p>
          </table:table-cell>
          <table:table-cell office:value-type="float" office:value="5.287247" calcext:value-type="float">
            <text:p>5.287247</text:p>
          </table:table-cell>
          <table:table-cell table:number-columns-repeated="2" office:value-type="float" office:value="266" calcext:value-type="float">
            <text:p>266</text:p>
          </table:table-cell>
          <table:table-cell/>
          <table:table-cell table:formula="of:=[.B473]/[.A473]" office:value-type="float" office:value="52.5333887486275" calcext:value-type="float">
            <text:p>52.5333887486</text:p>
          </table:table-cell>
          <table:table-cell table:formula="of:=[.C473]/[.A473]" office:value-type="float" office:value="99.445123350723" calcext:value-type="float">
            <text:p>99.4451233507</text:p>
          </table:table-cell>
          <table:table-cell table:formula="of:=[.I473]-[.H473]" office:value-type="float" office:value="46.9117346020955" calcext:value-type="float">
            <text:p>46.9117346021</text:p>
          </table:table-cell>
        </table:table-row>
        <table:table-row table:style-name="ro1">
          <table:table-cell office:value-type="float" office:value="7.700653" calcext:value-type="float">
            <text:p>7.700653</text:p>
          </table:table-cell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office:value-type="float" office:value="6.990426" calcext:value-type="float">
            <text:p>6.990426</text:p>
          </table:table-cell>
          <table:table-cell office:value-type="float" office:value="374" calcext:value-type="float">
            <text:p>374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B474]/[.A474]" office:value-type="float" office:value="55.1901247855214" calcext:value-type="float">
            <text:p>55.1901247855</text:p>
          </table:table-cell>
          <table:table-cell table:formula="of:=[.C474]/[.A474]" office:value-type="float" office:value="66.4878679769105" calcext:value-type="float">
            <text:p>66.4878679769</text:p>
          </table:table-cell>
          <table:table-cell table:formula="of:=[.I474]-[.H474]" office:value-type="float" office:value="11.2977431913891" calcext:value-type="float">
            <text:p>11.2977431914</text:p>
          </table:table-cell>
        </table:table-row>
        <table:table-row table:style-name="ro1">
          <table:table-cell office:value-type="float" office:value="1.352104" calcext:value-type="float">
            <text:p>1.35210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.44696" calcext:value-type="float">
            <text:p>2.44696</text:p>
          </table:table-cell>
          <table:table-cell table:number-columns-repeated="2" office:value-type="float" office:value="279" calcext:value-type="float">
            <text:p>279</text:p>
          </table:table-cell>
          <table:table-cell/>
          <table:table-cell table:formula="of:=[.B475]/[.A475]" office:value-type="float" office:value="50.2919893735985" calcext:value-type="float">
            <text:p>50.2919893736</text:p>
          </table:table-cell>
          <table:table-cell table:formula="of:=[.C475]/[.A475]" office:value-type="float" office:value="50.2919893735985" calcext:value-type="float">
            <text:p>50.2919893736</text:p>
          </table:table-cell>
          <table:table-cell table:formula="of:=[.I475]-[.H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1859" calcext:value-type="float">
            <text:p>5.78185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8.146798" calcext:value-type="float">
            <text:p>8.146798</text:p>
          </table:table-cell>
          <table:table-cell table:number-columns-repeated="2" office:value-type="float" office:value="497" calcext:value-type="float">
            <text:p>497</text:p>
          </table:table-cell>
          <table:table-cell/>
          <table:table-cell table:formula="of:=[.B476]/[.A476]" office:value-type="float" office:value="50.3298333632833" calcext:value-type="float">
            <text:p>50.3298333633</text:p>
          </table:table-cell>
          <table:table-cell table:formula="of:=[.C476]/[.A476]" office:value-type="float" office:value="50.3298333632833" calcext:value-type="float">
            <text:p>50.3298333633</text:p>
          </table:table-cell>
          <table:table-cell table:formula="of:=[.I476]-[.H4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2932" calcext:value-type="float">
            <text:p>5.062932</text:p>
          </table:table-cell>
          <table:table-cell office:value-type="float" office:value="303" calcext:value-type="float">
            <text:p>303</text:p>
          </table:table-cell>
          <table:table-cell office:value-type="float" office:value="367" calcext:value-type="float">
            <text:p>367</text:p>
          </table:table-cell>
          <table:table-cell office:value-type="float" office:value="10.351423" calcext:value-type="float">
            <text:p>10.351423</text:p>
          </table:table-cell>
          <table:table-cell table:number-columns-repeated="2" office:value-type="float" office:value="538" calcext:value-type="float">
            <text:p>538</text:p>
          </table:table-cell>
          <table:table-cell/>
          <table:table-cell table:formula="of:=[.B477]/[.A477]" office:value-type="float" office:value="59.8467449296179" calcext:value-type="float">
            <text:p>59.8467449296</text:p>
          </table:table-cell>
          <table:table-cell table:formula="of:=[.C477]/[.A477]" office:value-type="float" office:value="72.487641548415" calcext:value-type="float">
            <text:p>72.4876415484</text:p>
          </table:table-cell>
          <table:table-cell table:formula="of:=[.I477]-[.H477]" office:value-type="float" office:value="12.6408966187972" calcext:value-type="float">
            <text:p>12.6408966188</text:p>
          </table:table-cell>
        </table:table-row>
        <table:table-row table:style-name="ro1">
          <table:table-cell office:value-type="float" office:value="8.896793" calcext:value-type="float">
            <text:p>8.896793</text:p>
          </table:table-cell>
          <table:table-cell office:value-type="float" office:value="660" calcext:value-type="float">
            <text:p>660</text:p>
          </table:table-cell>
          <table:table-cell office:value-type="float" office:value="835" calcext:value-type="float">
            <text:p>835</text:p>
          </table:table-cell>
          <table:table-cell office:value-type="float" office:value="10.340859" calcext:value-type="float">
            <text:p>10.340859</text:p>
          </table:table-cell>
          <table:table-cell office:value-type="float" office:value="748" calcext:value-type="float">
            <text:p>748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[.B478]/[.A478]" office:value-type="float" office:value="74.1840346291074" calcext:value-type="float">
            <text:p>74.1840346291</text:p>
          </table:table-cell>
          <table:table-cell table:formula="of:=[.C478]/[.A478]" office:value-type="float" office:value="93.8540438110676" calcext:value-type="float">
            <text:p>93.8540438111</text:p>
          </table:table-cell>
          <table:table-cell table:formula="of:=[.I478]-[.H478]" office:value-type="float" office:value="19.6700091819603" calcext:value-type="float">
            <text:p>19.670009182</text:p>
          </table:table-cell>
        </table:table-row>
        <table:table-row table:style-name="ro1">
          <table:table-cell office:value-type="float" office:value="6.764247" calcext:value-type="float">
            <text:p>6.764247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7.700653" calcext:value-type="float">
            <text:p>7.700653</text:p>
          </table:table-cell>
          <table:table-cell office:value-type="float" office:value="425" calcext:value-type="float">
            <text:p>425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B479]/[.A479]" office:value-type="float" office:value="52.6296570778684" calcext:value-type="float">
            <text:p>52.6296570779</text:p>
          </table:table-cell>
          <table:table-cell table:formula="of:=[.C479]/[.A479]" office:value-type="float" office:value="52.6296570778684" calcext:value-type="float">
            <text:p>52.6296570779</text:p>
          </table:table-cell>
          <table:table-cell table:formula="of:=[.I479]-[.H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9295" calcext:value-type="float">
            <text:p>2.689295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8.896793" calcext:value-type="float">
            <text:p>8.896793</text:p>
          </table:table-cell>
          <table:table-cell office:value-type="float" office:value="660" calcext:value-type="float">
            <text:p>660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B480]/[.A480]" office:value-type="float" office:value="104.488351036238" calcext:value-type="float">
            <text:p>104.4883510362</text:p>
          </table:table-cell>
          <table:table-cell table:formula="of:=[.C480]/[.A480]" office:value-type="float" office:value="104.488351036238" calcext:value-type="float">
            <text:p>104.4883510362</text:p>
          </table:table-cell>
          <table:table-cell table:formula="of:=[.I480]-[.H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6112" calcext:value-type="float">
            <text:p>2.806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5.277927" calcext:value-type="float">
            <text:p>5.277927</text:p>
          </table:table-cell>
          <table:table-cell office:value-type="float" office:value="380" calcext:value-type="float">
            <text:p>380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B481]/[.A481]" office:value-type="float" office:value="50.2474598305413" calcext:value-type="float">
            <text:p>50.2474598305</text:p>
          </table:table-cell>
          <table:table-cell table:formula="of:=[.C481]/[.A481]" office:value-type="float" office:value="50.2474598305413" calcext:value-type="float">
            <text:p>50.2474598305</text:p>
          </table:table-cell>
          <table:table-cell table:formula="of:=[.I481]-[.H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1697" calcext:value-type="float">
            <text:p>1.42169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.888347" calcext:value-type="float">
            <text:p>1.888347</text:p>
          </table:table-cell>
          <table:table-cell office:value-type="float" office:value="482" calcext:value-type="float">
            <text:p>482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B482]/[.A482]" office:value-type="float" office:value="107.617867942325" calcext:value-type="float">
            <text:p>107.6178679423</text:p>
          </table:table-cell>
          <table:table-cell table:formula="of:=[.C482]/[.A482]" office:value-type="float" office:value="107.617867942325" calcext:value-type="float">
            <text:p>107.6178679423</text:p>
          </table:table-cell>
          <table:table-cell table:formula="of:=[.I482]-[.H4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0445" calcext:value-type="float">
            <text:p>2.920445</text:p>
          </table:table-cell>
          <table:table-cell office:value-type="float" office:value="211" calcext:value-type="float">
            <text:p>211</text:p>
          </table:table-cell>
          <table:table-cell office:value-type="float" office:value="259" calcext:value-type="float">
            <text:p>259</text:p>
          </table:table-cell>
          <table:table-cell office:value-type="float" office:value="2.566884" calcext:value-type="float">
            <text:p>2.566884</text:p>
          </table:table-cell>
          <table:table-cell office:value-type="float" office:value="193" calcext:value-type="float">
            <text:p>193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B483]/[.A483]" office:value-type="float" office:value="72.2492633828064" calcext:value-type="float">
            <text:p>72.2492633828</text:p>
          </table:table-cell>
          <table:table-cell table:formula="of:=[.C483]/[.A483]" office:value-type="float" office:value="88.6851147684685" calcext:value-type="float">
            <text:p>88.6851147685</text:p>
          </table:table-cell>
          <table:table-cell table:formula="of:=[.I483]-[.H483]" office:value-type="float" office:value="16.4358513856621" calcext:value-type="float">
            <text:p>16.4358513857</text:p>
          </table:table-cell>
        </table:table-row>
        <table:table-row table:style-name="ro1">
          <table:table-cell office:value-type="float" office:value="11.358665" calcext:value-type="float">
            <text:p>11.358665</text:p>
          </table:table-cell>
          <table:table-cell office:value-type="float" office:value="612" calcext:value-type="float">
            <text:p>612</text:p>
          </table:table-cell>
          <table:table-cell office:value-type="float" office:value="1315" calcext:value-type="float">
            <text:p>1315</text:p>
          </table:table-cell>
          <table:table-cell office:value-type="float" office:value="15.531794" calcext:value-type="float">
            <text:p>15.531794</text:p>
          </table:table-cell>
          <table:table-cell table:number-columns-repeated="2" office:value-type="float" office:value="781" calcext:value-type="float">
            <text:p>781</text:p>
          </table:table-cell>
          <table:table-cell/>
          <table:table-cell table:formula="of:=[.B484]/[.A484]" office:value-type="float" office:value="53.8795712348238" calcext:value-type="float">
            <text:p>53.8795712348</text:p>
          </table:table-cell>
          <table:table-cell table:formula="of:=[.C484]/[.A484]" office:value-type="float" office:value="115.7706473428" calcext:value-type="float">
            <text:p>115.7706473428</text:p>
          </table:table-cell>
          <table:table-cell table:formula="of:=[.I484]-[.H484]" office:value-type="float" office:value="61.8910761079757" calcext:value-type="float">
            <text:p>61.891076108</text:p>
          </table:table-cell>
        </table:table-row>
        <table:table-row table:style-name="ro1">
          <table:table-cell office:value-type="float" office:value="4.546573" calcext:value-type="float">
            <text:p>4.546573</text:p>
          </table:table-cell>
          <table:table-cell office:value-type="float" office:value="254" calcext:value-type="float">
            <text:p>254</text:p>
          </table:table-cell>
          <table:table-cell office:value-type="float" office:value="702" calcext:value-type="float">
            <text:p>702</text:p>
          </table:table-cell>
          <table:table-cell office:value-type="float" office:value="4.509291" calcext:value-type="float">
            <text:p>4.509291</text:p>
          </table:table-cell>
          <table:table-cell office:value-type="float" office:value="226" calcext:value-type="float">
            <text:p>226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B485]/[.A485]" office:value-type="float" office:value="55.8662535496516" calcext:value-type="float">
            <text:p>55.8662535497</text:p>
          </table:table-cell>
          <table:table-cell table:formula="of:=[.C485]/[.A485]" office:value-type="float" office:value="154.40200784195" calcext:value-type="float">
            <text:p>154.402007842</text:p>
          </table:table-cell>
          <table:table-cell table:formula="of:=[.I485]-[.H485]" office:value-type="float" office:value="98.5357542922988" calcext:value-type="float">
            <text:p>98.5357542923</text:p>
          </table:table-cell>
        </table:table-row>
        <table:table-row table:style-name="ro1">
          <table:table-cell office:value-type="float" office:value="4.143924" calcext:value-type="float">
            <text:p>4.143924</text:p>
          </table:table-cell>
          <table:table-cell office:value-type="float" office:value="306" calcext:value-type="float">
            <text:p>306</text:p>
          </table:table-cell>
          <table:table-cell office:value-type="float" office:value="509" calcext:value-type="float">
            <text:p>509</text:p>
          </table:table-cell>
          <table:table-cell office:value-type="float" office:value="1.877162" calcext:value-type="float">
            <text:p>1.877162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B486]/[.A486]" office:value-type="float" office:value="73.8430531061863" calcext:value-type="float">
            <text:p>73.8430531062</text:p>
          </table:table-cell>
          <table:table-cell table:formula="of:=[.C486]/[.A486]" office:value-type="float" office:value="122.830438009964" calcext:value-type="float">
            <text:p>122.83043801</text:p>
          </table:table-cell>
          <table:table-cell table:formula="of:=[.I486]-[.H486]" office:value-type="float" office:value="48.9873849037772" calcext:value-type="float">
            <text:p>48.9873849038</text:p>
          </table:table-cell>
        </table:table-row>
        <table:table-row table:style-name="ro1">
          <table:table-cell office:value-type="float" office:value="3.907182" calcext:value-type="float">
            <text:p>3.907182</text:p>
          </table:table-cell>
          <table:table-cell office:value-type="float" office:value="196" calcext:value-type="float">
            <text:p>196</text:p>
          </table:table-cell>
          <table:table-cell office:value-type="float" office:value="499" calcext:value-type="float">
            <text:p>499</text:p>
          </table:table-cell>
          <table:table-cell office:value-type="float" office:value="4.478222" calcext:value-type="float">
            <text:p>4.478222</text:p>
          </table:table-cell>
          <table:table-cell office:value-type="float" office:value="464" calcext:value-type="float">
            <text:p>464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B487]/[.A487]" office:value-type="float" office:value="50.1640312634528" calcext:value-type="float">
            <text:p>50.1640312635</text:p>
          </table:table-cell>
          <table:table-cell table:formula="of:=[.C487]/[.A487]" office:value-type="float" office:value="127.713528573791" calcext:value-type="float">
            <text:p>127.7135285738</text:p>
          </table:table-cell>
          <table:table-cell table:formula="of:=[.I487]-[.H487]" office:value-type="float" office:value="77.5494973103377" calcext:value-type="float">
            <text:p>77.5494973103</text:p>
          </table:table-cell>
        </table:table-row>
        <table:table-row table:style-name="ro1">
          <table:table-cell office:value-type="float" office:value="3.989824" calcext:value-type="float">
            <text:p>3.989824</text:p>
          </table:table-cell>
          <table:table-cell office:value-type="float" office:value="228" calcext:value-type="float">
            <text:p>228</text:p>
          </table:table-cell>
          <table:table-cell office:value-type="float" office:value="313" calcext:value-type="float">
            <text:p>313</text:p>
          </table:table-cell>
          <table:table-cell office:value-type="float" office:value="12.687778" calcext:value-type="float">
            <text:p>12.687778</text:p>
          </table:table-cell>
          <table:table-cell office:value-type="float" office:value="809" calcext:value-type="float">
            <text:p>809</text:p>
          </table:table-cell>
          <table:table-cell office:value-type="float" office:value="1826" calcext:value-type="float">
            <text:p>1826</text:p>
          </table:table-cell>
          <table:table-cell/>
          <table:table-cell table:formula="of:=[.B488]/[.A488]" office:value-type="float" office:value="57.1453778412281" calcext:value-type="float">
            <text:p>57.1453778412</text:p>
          </table:table-cell>
          <table:table-cell table:formula="of:=[.C488]/[.A488]" office:value-type="float" office:value="78.4495757206333" calcext:value-type="float">
            <text:p>78.4495757206</text:p>
          </table:table-cell>
          <table:table-cell table:formula="of:=[.I488]-[.H488]" office:value-type="float" office:value="21.3041978794052" calcext:value-type="float">
            <text:p>21.3041978794</text:p>
          </table:table-cell>
        </table:table-row>
        <table:table-row table:style-name="ro1">
          <table:table-cell office:value-type="float" office:value="7.181808" calcext:value-type="float">
            <text:p>7.181808</text:p>
          </table:table-cell>
          <table:table-cell office:value-type="float" office:value="361" calcext:value-type="float">
            <text:p>361</text:p>
          </table:table-cell>
          <table:table-cell office:value-type="float" office:value="687" calcext:value-type="float">
            <text:p>687</text:p>
          </table:table-cell>
          <table:table-cell office:value-type="float" office:value="11.132486" calcext:value-type="float">
            <text:p>11.132486</text:p>
          </table:table-cell>
          <table:table-cell office:value-type="float" office:value="634" calcext:value-type="float">
            <text:p>634</text:p>
          </table:table-cell>
          <table:table-cell office:value-type="float" office:value="1284" calcext:value-type="float">
            <text:p>1284</text:p>
          </table:table-cell>
          <table:table-cell/>
          <table:table-cell table:formula="of:=[.B489]/[.A489]" office:value-type="float" office:value="50.2658940478498" calcext:value-type="float">
            <text:p>50.2658940478</text:p>
          </table:table-cell>
          <table:table-cell table:formula="of:=[.C489]/[.A489]" office:value-type="float" office:value="95.6583634650216" calcext:value-type="float">
            <text:p>95.658363465</text:p>
          </table:table-cell>
          <table:table-cell table:formula="of:=[.I489]-[.H489]" office:value-type="float" office:value="45.3924694171718" calcext:value-type="float">
            <text:p>45.3924694172</text:p>
          </table:table-cell>
        </table:table-row>
        <table:table-row table:style-name="ro1">
          <table:table-cell office:value-type="float" office:value="3.807763" calcext:value-type="float">
            <text:p>3.807763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12.185089" calcext:value-type="float">
            <text:p>12.185089</text:p>
          </table:table-cell>
          <table:table-cell office:value-type="float" office:value="629" calcext:value-type="float">
            <text:p>629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B490]/[.A490]" office:value-type="float" office:value="50.1606848955673" calcext:value-type="float">
            <text:p>50.1606848956</text:p>
          </table:table-cell>
          <table:table-cell table:formula="of:=[.C490]/[.A490]" office:value-type="float" office:value="59.3524334366398" calcext:value-type="float">
            <text:p>59.3524334366</text:p>
          </table:table-cell>
          <table:table-cell table:formula="of:=[.I490]-[.H490]" office:value-type="float" office:value="9.19174854107254" calcext:value-type="float">
            <text:p>9.1917485411</text:p>
          </table:table-cell>
        </table:table-row>
        <table:table-row table:style-name="ro1">
          <table:table-cell office:value-type="float" office:value="7.783296" calcext:value-type="float">
            <text:p>7.783296</text:p>
          </table:table-cell>
          <table:table-cell office:value-type="float" office:value="433" calcext:value-type="float">
            <text:p>433</text:p>
          </table:table-cell>
          <table:table-cell office:value-type="float" office:value="1272" calcext:value-type="float">
            <text:p>1272</text:p>
          </table:table-cell>
          <table:table-cell office:value-type="float" office:value="4.434726" calcext:value-type="float">
            <text:p>4.434726</text:p>
          </table:table-cell>
          <table:table-cell office:value-type="float" office:value="329" calcext:value-type="float">
            <text:p>329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491]/[.A491]" office:value-type="float" office:value="55.631958491621" calcext:value-type="float">
            <text:p>55.6319584916</text:p>
          </table:table-cell>
          <table:table-cell table:formula="of:=[.C491]/[.A491]" office:value-type="float" office:value="163.42690808624" calcext:value-type="float">
            <text:p>163.4269080862</text:p>
          </table:table-cell>
          <table:table-cell table:formula="of:=[.I491]-[.H491]" office:value-type="float" office:value="107.794949594619" calcext:value-type="float">
            <text:p>107.7949495946</text:p>
          </table:table-cell>
        </table:table-row>
        <table:table-row table:style-name="ro1">
          <table:table-cell office:value-type="float" office:value="9.299441" calcext:value-type="float">
            <text:p>9.299441</text:p>
          </table:table-cell>
          <table:table-cell office:value-type="float" office:value="524" calcext:value-type="float">
            <text:p>524</text:p>
          </table:table-cell>
          <table:table-cell office:value-type="float" office:value="2117" calcext:value-type="float">
            <text:p>2117</text:p>
          </table:table-cell>
          <table:table-cell office:value-type="float" office:value="10.351423" calcext:value-type="float">
            <text:p>10.351423</text:p>
          </table:table-cell>
          <table:table-cell office:value-type="float" office:value="602" calcext:value-type="float">
            <text:p>602</text:p>
          </table:table-cell>
          <table:table-cell office:value-type="float" office:value="2382" calcext:value-type="float">
            <text:p>2382</text:p>
          </table:table-cell>
          <table:table-cell/>
          <table:table-cell table:formula="of:=[.B492]/[.A492]" office:value-type="float" office:value="56.3474729287492" calcext:value-type="float">
            <text:p>56.3474729287</text:p>
          </table:table-cell>
          <table:table-cell table:formula="of:=[.C492]/[.A492]" office:value-type="float" office:value="227.648091965958" calcext:value-type="float">
            <text:p>227.648091966</text:p>
          </table:table-cell>
          <table:table-cell table:formula="of:=[.I492]-[.H492]" office:value-type="float" office:value="171.300619037209" calcext:value-type="float">
            <text:p>171.3006190372</text:p>
          </table:table-cell>
        </table:table-row>
        <table:table-row table:style-name="ro1">
          <table:table-cell office:value-type="float" office:value="2.704829" calcext:value-type="float">
            <text:p>2.704829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3.204411" calcext:value-type="float">
            <text:p>3.204411</text:p>
          </table:table-cell>
          <table:table-cell office:value-type="float" office:value="351" calcext:value-type="float">
            <text:p>351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493]/[.A493]" office:value-type="float" office:value="57.6746256417689" calcext:value-type="float">
            <text:p>57.6746256418</text:p>
          </table:table-cell>
          <table:table-cell table:formula="of:=[.C493]/[.A493]" office:value-type="float" office:value="61.0020078903324" calcext:value-type="float">
            <text:p>61.0020078903</text:p>
          </table:table-cell>
          <table:table-cell table:formula="of:=[.I493]-[.H493]" office:value-type="float" office:value="3.32738224856359" calcext:value-type="float">
            <text:p>3.3273822486</text:p>
          </table:table-cell>
        </table:table-row>
        <table:table-row table:style-name="ro1">
          <table:table-cell office:value-type="float" office:value="3.827025" calcext:value-type="float">
            <text:p>3.827025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5.417735" calcext:value-type="float">
            <text:p>5.417735</text:p>
          </table:table-cell>
          <table:table-cell office:value-type="float" office:value="414" calcext:value-type="float">
            <text:p>414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B494]/[.A494]" office:value-type="float" office:value="79.4350703222477" calcext:value-type="float">
            <text:p>79.4350703222</text:p>
          </table:table-cell>
          <table:table-cell table:formula="of:=[.C494]/[.A494]" office:value-type="float" office:value="79.4350703222477" calcext:value-type="float">
            <text:p>79.4350703222</text:p>
          </table:table-cell>
          <table:table-cell table:formula="of:=[.I494]-[.H4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6177" calcext:value-type="float">
            <text:p>3.116177</text:p>
          </table:table-cell>
          <table:table-cell office:value-type="float" office:value="293" calcext:value-type="float">
            <text:p>293</text:p>
          </table:table-cell>
          <table:table-cell office:value-type="float" office:value="401" calcext:value-type="float">
            <text:p>401</text:p>
          </table:table-cell>
          <table:table-cell office:value-type="float" office:value="5.929124" calcext:value-type="float">
            <text:p>5.929124</text:p>
          </table:table-cell>
          <table:table-cell office:value-type="float" office:value="337" calcext:value-type="float">
            <text:p>33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B495]/[.A495]" office:value-type="float" office:value="94.0254677446114" calcext:value-type="float">
            <text:p>94.0254677446</text:p>
          </table:table-cell>
          <table:table-cell table:formula="of:=[.C495]/[.A495]" office:value-type="float" office:value="128.683319336482" calcext:value-type="float">
            <text:p>128.6833193365</text:p>
          </table:table-cell>
          <table:table-cell table:formula="of:=[.I495]-[.H495]" office:value-type="float" office:value="34.6578515918704" calcext:value-type="float">
            <text:p>34.6578515919</text:p>
          </table:table-cell>
        </table:table-row>
        <table:table-row table:style-name="ro1">
          <table:table-cell office:value-type="float" office:value="9.318082" calcext:value-type="float">
            <text:p>9.318082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21.445384" calcext:value-type="float">
            <text:p>21.445384</text:p>
          </table:table-cell>
          <table:table-cell office:value-type="float" office:value="1090" calcext:value-type="float">
            <text:p>1090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496]/[.A496]" office:value-type="float" office:value="50.9761558226253" calcext:value-type="float">
            <text:p>50.9761558226</text:p>
          </table:table-cell>
          <table:table-cell table:formula="of:=[.C496]/[.A496]" office:value-type="float" office:value="50.9761558226253" calcext:value-type="float">
            <text:p>50.9761558226</text:p>
          </table:table-cell>
          <table:table-cell table:formula="of:=[.I496]-[.H4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7317" calcext:value-type="float">
            <text:p>4.847317</text:p>
          </table:table-cell>
          <table:table-cell office:value-type="float" office:value="298" calcext:value-type="float">
            <text:p>298</text:p>
          </table:table-cell>
          <table:table-cell office:value-type="float" office:value="450" calcext:value-type="float">
            <text:p>450</text:p>
          </table:table-cell>
          <table:table-cell office:value-type="float" office:value="7.274393" calcext:value-type="float">
            <text:p>7.274393</text:p>
          </table:table-cell>
          <table:table-cell table:number-columns-repeated="2" office:value-type="float" office:value="377" calcext:value-type="float">
            <text:p>377</text:p>
          </table:table-cell>
          <table:table-cell/>
          <table:table-cell table:formula="of:=[.B497]/[.A497]" office:value-type="float" office:value="61.4773079623222" calcext:value-type="float">
            <text:p>61.4773079623</text:p>
          </table:table-cell>
          <table:table-cell table:formula="of:=[.C497]/[.A497]" office:value-type="float" office:value="92.8348610169296" calcext:value-type="float">
            <text:p>92.8348610169</text:p>
          </table:table-cell>
          <table:table-cell table:formula="of:=[.I497]-[.H497]" office:value-type="float" office:value="31.3575530546073" calcext:value-type="float">
            <text:p>31.3575530546</text:p>
          </table:table-cell>
        </table:table-row>
        <table:table-row table:style-name="ro1">
          <table:table-cell office:value-type="float" office:value="4.843588" calcext:value-type="float">
            <text:p>4.843588</text:p>
          </table:table-cell>
          <table:table-cell office:value-type="float" office:value="409" calcext:value-type="float">
            <text:p>409</text:p>
          </table:table-cell>
          <table:table-cell office:value-type="float" office:value="650" calcext:value-type="float">
            <text:p>650</text:p>
          </table:table-cell>
          <table:table-cell office:value-type="float" office:value="8.509057" calcext:value-type="float">
            <text:p>8.509057</text:p>
          </table:table-cell>
          <table:table-cell office:value-type="float" office:value="543" calcext:value-type="float">
            <text:p>543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B498]/[.A498]" office:value-type="float" office:value="84.4415338381382" calcext:value-type="float">
            <text:p>84.4415338381</text:p>
          </table:table-cell>
          <table:table-cell table:formula="of:=[.C498]/[.A498]" office:value-type="float" office:value="134.198036662078" calcext:value-type="float">
            <text:p>134.1980366621</text:p>
          </table:table-cell>
          <table:table-cell table:formula="of:=[.I498]-[.H498]" office:value-type="float" office:value="49.7565028239396" calcext:value-type="float">
            <text:p>49.7565028239</text:p>
          </table:table-cell>
        </table:table-row>
        <table:table-row table:style-name="ro1">
          <table:table-cell office:value-type="float" office:value="9.299441" calcext:value-type="float">
            <text:p>9.299441</text:p>
          </table:table-cell>
          <table:table-cell office:value-type="float" office:value="524" calcext:value-type="float">
            <text:p>524</text:p>
          </table:table-cell>
          <table:table-cell office:value-type="float" office:value="1343" calcext:value-type="float">
            <text:p>1343</text:p>
          </table:table-cell>
          <table:table-cell office:value-type="float" office:value="10.351423" calcext:value-type="float">
            <text:p>10.351423</text:p>
          </table:table-cell>
          <table:table-cell office:value-type="float" office:value="602" calcext:value-type="float">
            <text:p>602</text:p>
          </table:table-cell>
          <table:table-cell office:value-type="float" office:value="1833" calcext:value-type="float">
            <text:p>1833</text:p>
          </table:table-cell>
          <table:table-cell/>
          <table:table-cell table:formula="of:=[.B499]/[.A499]" office:value-type="float" office:value="56.3474729287492" calcext:value-type="float">
            <text:p>56.3474729287</text:p>
          </table:table-cell>
          <table:table-cell table:formula="of:=[.C499]/[.A499]" office:value-type="float" office:value="144.417282716241" calcext:value-type="float">
            <text:p>144.4172827162</text:p>
          </table:table-cell>
          <table:table-cell table:formula="of:=[.I499]-[.H499]" office:value-type="float" office:value="88.0698097874915" calcext:value-type="float">
            <text:p>88.0698097875</text:p>
          </table:table-cell>
        </table:table-row>
        <table:table-row table:style-name="ro1">
          <table:table-cell office:value-type="float" office:value="2.141245" calcext:value-type="float">
            <text:p>2.141245</text:p>
          </table:table-cell>
          <table:table-cell office:value-type="float" office:value="107" calcext:value-type="float">
            <text:p>107</text:p>
          </table:table-cell>
          <table:table-cell office:value-type="float" office:value="233" calcext:value-type="float">
            <text:p>233</text:p>
          </table:table-cell>
          <table:table-cell office:value-type="float" office:value="6.183265" calcext:value-type="float">
            <text:p>6.183265</text:p>
          </table:table-cell>
          <table:table-cell office:value-type="float" office:value="315" calcext:value-type="float">
            <text:p>315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500]/[.A500]" office:value-type="float" office:value="49.9709281282618" calcext:value-type="float">
            <text:p>49.9709281283</text:p>
          </table:table-cell>
          <table:table-cell table:formula="of:=[.C500]/[.A500]" office:value-type="float" office:value="108.815198634439" calcext:value-type="float">
            <text:p>108.8151986344</text:p>
          </table:table-cell>
          <table:table-cell table:formula="of:=[.I500]-[.H500]" office:value-type="float" office:value="58.8442705061775" calcext:value-type="float">
            <text:p>58.8442705062</text:p>
          </table:table-cell>
        </table:table-row>
        <table:table-row table:style-name="ro1">
          <table:table-cell office:value-type="float" office:value="5.838404" calcext:value-type="float">
            <text:p>5.838404</text:p>
          </table:table-cell>
          <table:table-cell office:value-type="float" office:value="379" calcext:value-type="float">
            <text:p>379</text:p>
          </table:table-cell>
          <table:table-cell office:value-type="float" office:value="446" calcext:value-type="float">
            <text:p>446</text:p>
          </table:table-cell>
          <table:table-cell office:value-type="float" office:value="5.275441" calcext:value-type="float">
            <text:p>5.275441</text:p>
          </table:table-cell>
          <table:table-cell office:value-type="float" office:value="340" calcext:value-type="float">
            <text:p>340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B501]/[.A501]" office:value-type="float" office:value="64.9150007433538" calcext:value-type="float">
            <text:p>64.9150007434</text:p>
          </table:table-cell>
          <table:table-cell table:formula="of:=[.C501]/[.A501]" office:value-type="float" office:value="76.3907396610444" calcext:value-type="float">
            <text:p>76.390739661</text:p>
          </table:table-cell>
          <table:table-cell table:formula="of:=[.I501]-[.H501]" office:value-type="float" office:value="11.4757389176905" calcext:value-type="float">
            <text:p>11.4757389177</text:p>
          </table:table-cell>
        </table:table-row>
        <table:table-row table:style-name="ro1">
          <table:table-cell office:value-type="float" office:value="8.38789" calcext:value-type="float">
            <text:p>8.38789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7.698168" calcext:value-type="float">
            <text:p>7.698168</text:p>
          </table:table-cell>
          <table:table-cell table:number-columns-repeated="2" office:value-type="float" office:value="409" calcext:value-type="float">
            <text:p>409</text:p>
          </table:table-cell>
          <table:table-cell/>
          <table:table-cell table:formula="of:=[.B502]/[.A502]" office:value-type="float" office:value="58.5367714645757" calcext:value-type="float">
            <text:p>58.5367714646</text:p>
          </table:table-cell>
          <table:table-cell table:formula="of:=[.C502]/[.A502]" office:value-type="float" office:value="58.5367714645757" calcext:value-type="float">
            <text:p>58.5367714646</text:p>
          </table:table-cell>
          <table:table-cell table:formula="of:=[.I502]-[.H5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5278" calcext:value-type="float">
            <text:p>4.875278</text:p>
          </table:table-cell>
          <table:table-cell office:value-type="float" office:value="609" calcext:value-type="float">
            <text:p>609</text:p>
          </table:table-cell>
          <table:table-cell office:value-type="float" office:value="806" calcext:value-type="float">
            <text:p>806</text:p>
          </table:table-cell>
          <table:table-cell office:value-type="float" office:value="9.417502" calcext:value-type="float">
            <text:p>9.417502</text:p>
          </table:table-cell>
          <table:table-cell office:value-type="float" office:value="494" calcext:value-type="float">
            <text:p>494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B503]/[.A503]" office:value-type="float" office:value="124.915953510754" calcext:value-type="float">
            <text:p>124.9159535108</text:p>
          </table:table-cell>
          <table:table-cell table:formula="of:=[.C503]/[.A503]" office:value-type="float" office:value="165.323905631638" calcext:value-type="float">
            <text:p>165.3239056316</text:p>
          </table:table-cell>
          <table:table-cell table:formula="of:=[.I503]-[.H503]" office:value-type="float" office:value="40.4079521208842" calcext:value-type="float">
            <text:p>40.4079521209</text:p>
          </table:table-cell>
        </table:table-row>
        <table:table-row table:style-name="ro1">
          <table:table-cell office:value-type="float" office:value="6.082603" calcext:value-type="float">
            <text:p>6.082603</text:p>
          </table:table-cell>
          <table:table-cell office:value-type="float" office:value="427" calcext:value-type="float">
            <text:p>427</text:p>
          </table:table-cell>
          <table:table-cell office:value-type="float" office:value="472" calcext:value-type="float">
            <text:p>472</text:p>
          </table:table-cell>
          <table:table-cell office:value-type="float" office:value="5.838404" calcext:value-type="float">
            <text:p>5.838404</text:p>
          </table:table-cell>
          <table:table-cell office:value-type="float" office:value="379" calcext:value-type="float">
            <text:p>379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504]/[.A504]" office:value-type="float" office:value="70.2002086935478" calcext:value-type="float">
            <text:p>70.2002086935</text:p>
          </table:table-cell>
          <table:table-cell table:formula="of:=[.C504]/[.A504]" office:value-type="float" office:value="77.5983571507133" calcext:value-type="float">
            <text:p>77.5983571507</text:p>
          </table:table-cell>
          <table:table-cell table:formula="of:=[.I504]-[.H504]" office:value-type="float" office:value="7.39814845716546" calcext:value-type="float">
            <text:p>7.3981484572</text:p>
          </table:table-cell>
        </table:table-row>
        <table:table-row table:style-name="ro1">
          <table:table-cell office:value-type="float" office:value="6.042835" calcext:value-type="float">
            <text:p>6.042835</text:p>
          </table:table-cell>
          <table:table-cell office:value-type="float" office:value="378" calcext:value-type="float">
            <text:p>378</text:p>
          </table:table-cell>
          <table:table-cell office:value-type="float" office:value="502" calcext:value-type="float">
            <text:p>502</text:p>
          </table:table-cell>
          <table:table-cell office:value-type="float" office:value="2.220159" calcext:value-type="float">
            <text:p>2.220159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B505]/[.A505]" office:value-type="float" office:value="62.5534207040239" calcext:value-type="float">
            <text:p>62.553420704</text:p>
          </table:table-cell>
          <table:table-cell table:formula="of:=[.C505]/[.A505]" office:value-type="float" office:value="83.073590458783" calcext:value-type="float">
            <text:p>83.0735904588</text:p>
          </table:table-cell>
          <table:table-cell table:formula="of:=[.I505]-[.H505]" office:value-type="float" office:value="20.5201697547591" calcext:value-type="float">
            <text:p>20.5201697548</text:p>
          </table:table-cell>
        </table:table-row>
        <table:table-row table:style-name="ro1">
          <table:table-cell office:value-type="float" office:value="1.455251" calcext:value-type="float">
            <text:p>1.45525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.845219" calcext:value-type="float">
            <text:p>8.845219</text:p>
          </table:table-cell>
          <table:table-cell office:value-type="float" office:value="622" calcext:value-type="float">
            <text:p>622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B506]/[.A506]" office:value-type="float" office:value="68.0295014399578" calcext:value-type="float">
            <text:p>68.02950144</text:p>
          </table:table-cell>
          <table:table-cell table:formula="of:=[.C506]/[.A506]" office:value-type="float" office:value="68.0295014399578" calcext:value-type="float">
            <text:p>68.02950144</text:p>
          </table:table-cell>
          <table:table-cell table:formula="of:=[.I506]-[.H5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9152" calcext:value-type="float">
            <text:p>5.389152</text:p>
          </table:table-cell>
          <table:table-cell office:value-type="float" office:value="520" calcext:value-type="float">
            <text:p>520</text:p>
          </table:table-cell>
          <table:table-cell office:value-type="float" office:value="610" calcext:value-type="float">
            <text:p>610</text:p>
          </table:table-cell>
          <table:table-cell office:value-type="float" office:value="5.649507" calcext:value-type="float">
            <text:p>5.649507</text:p>
          </table:table-cell>
          <table:table-cell office:value-type="float" office:value="331" calcext:value-type="float">
            <text:p>331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B507]/[.A507]" office:value-type="float" office:value="96.4901342548883" calcext:value-type="float">
            <text:p>96.4901342549</text:p>
          </table:table-cell>
          <table:table-cell table:formula="of:=[.C507]/[.A507]" office:value-type="float" office:value="113.190349799004" calcext:value-type="float">
            <text:p>113.190349799</text:p>
          </table:table-cell>
          <table:table-cell table:formula="of:=[.I507]-[.H507]" office:value-type="float" office:value="16.7002155441153" calcext:value-type="float">
            <text:p>16.7002155441</text:p>
          </table:table-cell>
        </table:table-row>
        <table:table-row table:style-name="ro1">
          <table:table-cell office:value-type="float" office:value="2.527738" calcext:value-type="float">
            <text:p>2.527738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4.711858" calcext:value-type="float">
            <text:p>4.711858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B508]/[.A508]" office:value-type="float" office:value="50.2425488717581" calcext:value-type="float">
            <text:p>50.2425488718</text:p>
          </table:table-cell>
          <table:table-cell table:formula="of:=[.C508]/[.A508]" office:value-type="float" office:value="56.1767081873201" calcext:value-type="float">
            <text:p>56.1767081873</text:p>
          </table:table-cell>
          <table:table-cell table:formula="of:=[.I508]-[.H508]" office:value-type="float" office:value="5.93415931556198" calcext:value-type="float">
            <text:p>5.9341593156</text:p>
          </table:table-cell>
        </table:table-row>
        <table:table-row table:style-name="ro1">
          <table:table-cell office:value-type="float" office:value="3.499563" calcext:value-type="float">
            <text:p>3.499563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3.538088" calcext:value-type="float">
            <text:p>3.538088</text:p>
          </table:table-cell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509]/[.A509]" office:value-type="float" office:value="76.0094903277924" calcext:value-type="float">
            <text:p>76.0094903278</text:p>
          </table:table-cell>
          <table:table-cell table:formula="of:=[.C509]/[.A509]" office:value-type="float" office:value="80.8672397096438" calcext:value-type="float">
            <text:p>80.8672397096</text:p>
          </table:table-cell>
          <table:table-cell table:formula="of:=[.I509]-[.H509]" office:value-type="float" office:value="4.85774938185139" calcext:value-type="float">
            <text:p>4.8577493819</text:p>
          </table:table-cell>
        </table:table-row>
        <table:table-row table:style-name="ro1">
          <table:table-cell office:value-type="float" office:value="5.172294" calcext:value-type="float">
            <text:p>5.172294</text:p>
          </table:table-cell>
          <table:table-cell office:value-type="float" office:value="318" calcext:value-type="float">
            <text:p>318</text:p>
          </table:table-cell>
          <table:table-cell office:value-type="float" office:value="510" calcext:value-type="float">
            <text:p>510</text:p>
          </table:table-cell>
          <table:table-cell office:value-type="float" office:value="12.096854" calcext:value-type="float">
            <text:p>12.096854</text:p>
          </table:table-cell>
          <table:table-cell office:value-type="float" office:value="659" calcext:value-type="float">
            <text:p>659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B510]/[.A510]" office:value-type="float" office:value="61.4814239097778" calcext:value-type="float">
            <text:p>61.4814239098</text:p>
          </table:table-cell>
          <table:table-cell table:formula="of:=[.C510]/[.A510]" office:value-type="float" office:value="98.6022836288888" calcext:value-type="float">
            <text:p>98.6022836289</text:p>
          </table:table-cell>
          <table:table-cell table:formula="of:=[.I510]-[.H510]" office:value-type="float" office:value="37.1208597191111" calcext:value-type="float">
            <text:p>37.1208597191</text:p>
          </table:table-cell>
        </table:table-row>
        <table:table-row table:style-name="ro1">
          <table:table-cell office:value-type="float" office:value="4.99396" calcext:value-type="float">
            <text:p>4.99396</text:p>
          </table:table-cell>
          <table:table-cell office:value-type="float" office:value="377" calcext:value-type="float">
            <text:p>377</text:p>
          </table:table-cell>
          <table:table-cell office:value-type="float" office:value="534" calcext:value-type="float">
            <text:p>534</text:p>
          </table:table-cell>
          <table:table-cell office:value-type="float" office:value="2.3202" calcext:value-type="float">
            <text:p>2.3202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B511]/[.A511]" office:value-type="float" office:value="75.4911933615808" calcext:value-type="float">
            <text:p>75.4911933616</text:p>
          </table:table-cell>
          <table:table-cell table:formula="of:=[.C511]/[.A511]" office:value-type="float" office:value="106.929170437889" calcext:value-type="float">
            <text:p>106.9291704379</text:p>
          </table:table-cell>
          <table:table-cell table:formula="of:=[.I511]-[.H511]" office:value-type="float" office:value="31.4379770763082" calcext:value-type="float">
            <text:p>31.4379770763</text:p>
          </table:table-cell>
        </table:table-row>
        <table:table-row table:style-name="ro1">
          <table:table-cell office:value-type="float" office:value="7.25948" calcext:value-type="float">
            <text:p>7.25948</text:p>
          </table:table-cell>
          <table:table-cell office:value-type="float" office:value="431" calcext:value-type="float">
            <text:p>431</text:p>
          </table:table-cell>
          <table:table-cell office:value-type="float" office:value="490" calcext:value-type="float">
            <text:p>490</text:p>
          </table:table-cell>
          <table:table-cell office:value-type="float" office:value="1.994602" calcext:value-type="float">
            <text:p>1.994602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B512]/[.A512]" office:value-type="float" office:value="59.3706436273673" calcext:value-type="float">
            <text:p>59.3706436274</text:p>
          </table:table-cell>
          <table:table-cell table:formula="of:=[.C512]/[.A512]" office:value-type="float" office:value="67.497947511392" calcext:value-type="float">
            <text:p>67.4979475114</text:p>
          </table:table-cell>
          <table:table-cell table:formula="of:=[.I512]-[.H512]" office:value-type="float" office:value="8.12730388402475" calcext:value-type="float">
            <text:p>8.127303884</text:p>
          </table:table-cell>
        </table:table-row>
        <table:table-row table:style-name="ro1">
          <table:table-cell office:value-type="float" office:value="3.761781" calcext:value-type="float">
            <text:p>3.761781</text:p>
          </table:table-cell>
          <table:table-cell office:value-type="float" office:value="268" calcext:value-type="float">
            <text:p>268</text:p>
          </table:table-cell>
          <table:table-cell office:value-type="float" office:value="398" calcext:value-type="float">
            <text:p>398</text:p>
          </table:table-cell>
          <table:table-cell office:value-type="float" office:value="8.156118" calcext:value-type="float">
            <text:p>8.156118</text:p>
          </table:table-cell>
          <table:table-cell office:value-type="float" office:value="502" calcext:value-type="float">
            <text:p>502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513]/[.A513]" office:value-type="float" office:value="71.2428501287023" calcext:value-type="float">
            <text:p>71.2428501287</text:p>
          </table:table-cell>
          <table:table-cell table:formula="of:=[.C513]/[.A513]" office:value-type="float" office:value="105.80094907173" calcext:value-type="float">
            <text:p>105.8009490717</text:p>
          </table:table-cell>
          <table:table-cell table:formula="of:=[.I513]-[.H513]" office:value-type="float" office:value="34.5580989430273" calcext:value-type="float">
            <text:p>34.558098943</text:p>
          </table:table-cell>
        </table:table-row>
        <table:table-row table:style-name="ro1">
          <table:table-cell office:value-type="float" office:value="2.673139" calcext:value-type="float">
            <text:p>2.673139</text:p>
          </table:table-cell>
          <table:table-cell office:value-type="float" office:value="267" calcext:value-type="float">
            <text:p>267</text:p>
          </table:table-cell>
          <table:table-cell office:value-type="float" office:value="299" calcext:value-type="float">
            <text:p>299</text:p>
          </table:table-cell>
          <table:table-cell office:value-type="float" office:value="5.486086" calcext:value-type="float">
            <text:p>5.486086</text:p>
          </table:table-cell>
          <table:table-cell office:value-type="float" office:value="311" calcext:value-type="float">
            <text:p>311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B514]/[.A514]" office:value-type="float" office:value="99.8825725111938" calcext:value-type="float">
            <text:p>99.8825725112</text:p>
          </table:table-cell>
          <table:table-cell table:formula="of:=[.C514]/[.A514]" office:value-type="float" office:value="111.853517531262" calcext:value-type="float">
            <text:p>111.8535175313</text:p>
          </table:table-cell>
          <table:table-cell table:formula="of:=[.I514]-[.H514]" office:value-type="float" office:value="11.9709450200682" calcext:value-type="float">
            <text:p>11.9709450201</text:p>
          </table:table-cell>
        </table:table-row>
        <table:table-row table:style-name="ro1">
          <table:table-cell office:value-type="float" office:value="5.149924" calcext:value-type="float">
            <text:p>5.149924</text:p>
          </table:table-cell>
          <table:table-cell office:value-type="float" office:value="270" calcext:value-type="float">
            <text:p>270</text:p>
          </table:table-cell>
          <table:table-cell office:value-type="float" office:value="346" calcext:value-type="float">
            <text:p>346</text:p>
          </table:table-cell>
          <table:table-cell office:value-type="float" office:value="3.653041" calcext:value-type="float">
            <text:p>3.653041</text:p>
          </table:table-cell>
          <table:table-cell office:value-type="float" office:value="263" calcext:value-type="float">
            <text:p>263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B515]/[.A515]" office:value-type="float" office:value="52.4279581601593" calcext:value-type="float">
            <text:p>52.4279581602</text:p>
          </table:table-cell>
          <table:table-cell table:formula="of:=[.C515]/[.A515]" office:value-type="float" office:value="67.18545749413" calcext:value-type="float">
            <text:p>67.1854574941</text:p>
          </table:table-cell>
          <table:table-cell table:formula="of:=[.I515]-[.H515]" office:value-type="float" office:value="14.7574993339708" calcext:value-type="float">
            <text:p>14.757499334</text:p>
          </table:table-cell>
        </table:table-row>
        <table:table-row table:style-name="ro1">
          <table:table-cell office:value-type="float" office:value="5.166701" calcext:value-type="float">
            <text:p>5.166701</text:p>
          </table:table-cell>
          <table:table-cell office:value-type="float" office:value="293" calcext:value-type="float">
            <text:p>293</text:p>
          </table:table-cell>
          <table:table-cell office:value-type="float" office:value="341" calcext:value-type="float">
            <text:p>341</text:p>
          </table:table-cell>
          <table:table-cell office:value-type="float" office:value="9.441735" calcext:value-type="float">
            <text:p>9.441735</text:p>
          </table:table-cell>
          <table:table-cell office:value-type="float" office:value="567" calcext:value-type="float">
            <text:p>567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[.B516]/[.A516]" office:value-type="float" office:value="56.7093005769059" calcext:value-type="float">
            <text:p>56.7093005769</text:p>
          </table:table-cell>
          <table:table-cell table:formula="of:=[.C516]/[.A516]" office:value-type="float" office:value="65.9995614222693" calcext:value-type="float">
            <text:p>65.9995614223</text:p>
          </table:table-cell>
          <table:table-cell table:formula="of:=[.I516]-[.H516]" office:value-type="float" office:value="9.29026084536342" calcext:value-type="float">
            <text:p>9.2902608454</text:p>
          </table:table-cell>
        </table:table-row>
        <table:table-row table:style-name="ro1">
          <table:table-cell office:value-type="float" office:value="6.138526" calcext:value-type="float">
            <text:p>6.138526</text:p>
          </table:table-cell>
          <table:table-cell office:value-type="float" office:value="313" calcext:value-type="float">
            <text:p>313</text:p>
          </table:table-cell>
          <table:table-cell office:value-type="float" office:value="361" calcext:value-type="float">
            <text:p>361</text:p>
          </table:table-cell>
          <table:table-cell office:value-type="float" office:value="6.830734" calcext:value-type="float">
            <text:p>6.830734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517]/[.A517]" office:value-type="float" office:value="50.9894394843322" calcext:value-type="float">
            <text:p>50.9894394843</text:p>
          </table:table-cell>
          <table:table-cell table:formula="of:=[.C517]/[.A517]" office:value-type="float" office:value="58.8089062423129" calcext:value-type="float">
            <text:p>58.8089062423</text:p>
          </table:table-cell>
          <table:table-cell table:formula="of:=[.I517]-[.H517]" office:value-type="float" office:value="7.81946675798066" calcext:value-type="float">
            <text:p>7.819466758</text:p>
          </table:table-cell>
        </table:table-row>
        <table:table-row table:style-name="ro1">
          <table:table-cell office:value-type="float" office:value="2.522146" calcext:value-type="float">
            <text:p>2.52214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8.865724" calcext:value-type="float">
            <text:p>8.865724</text:p>
          </table:table-cell>
          <table:table-cell office:value-type="float" office:value="470" calcext:value-type="float">
            <text:p>470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B518]/[.A518]" office:value-type="float" office:value="86.4343301299766" calcext:value-type="float">
            <text:p>86.43433013</text:p>
          </table:table-cell>
          <table:table-cell table:formula="of:=[.C518]/[.A518]" office:value-type="float" office:value="86.4343301299766" calcext:value-type="float">
            <text:p>86.43433013</text:p>
          </table:table-cell>
          <table:table-cell table:formula="of:=[.I518]-[.H5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4372" calcext:value-type="float">
            <text:p>4.174372</text:p>
          </table:table-cell>
          <table:table-cell office:value-type="float" office:value="235" calcext:value-type="float">
            <text:p>235</text:p>
          </table:table-cell>
          <table:table-cell office:value-type="float" office:value="290" calcext:value-type="float">
            <text:p>290</text:p>
          </table:table-cell>
          <table:table-cell office:value-type="float" office:value="6.698381" calcext:value-type="float">
            <text:p>6.698381</text:p>
          </table:table-cell>
          <table:table-cell office:value-type="float" office:value="408" calcext:value-type="float">
            <text:p>408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B519]/[.A519]" office:value-type="float" office:value="56.2958931307512" calcext:value-type="float">
            <text:p>56.2958931308</text:p>
          </table:table-cell>
          <table:table-cell table:formula="of:=[.C519]/[.A519]" office:value-type="float" office:value="69.4715276932674" calcext:value-type="float">
            <text:p>69.4715276933</text:p>
          </table:table-cell>
          <table:table-cell table:formula="of:=[.I519]-[.H519]" office:value-type="float" office:value="13.1756345625162" calcext:value-type="float">
            <text:p>13.1756345625</text:p>
          </table:table-cell>
        </table:table-row>
        <table:table-row table:style-name="ro1">
          <table:table-cell office:value-type="float" office:value="5.117613" calcext:value-type="float">
            <text:p>5.117613</text:p>
          </table:table-cell>
          <table:table-cell office:value-type="float" office:value="425" calcext:value-type="float">
            <text:p>425</text:p>
          </table:table-cell>
          <table:table-cell office:value-type="float" office:value="787" calcext:value-type="float">
            <text:p>787</text:p>
          </table:table-cell>
          <table:table-cell office:value-type="float" office:value="3.423134" calcext:value-type="float">
            <text:p>3.423134</text:p>
          </table:table-cell>
          <table:table-cell office:value-type="float" office:value="299" calcext:value-type="float">
            <text:p>299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B520]/[.A520]" office:value-type="float" office:value="83.0465297004678" calcext:value-type="float">
            <text:p>83.0465297005</text:p>
          </table:table-cell>
          <table:table-cell table:formula="of:=[.C520]/[.A520]" office:value-type="float" office:value="153.782632645337" calcext:value-type="float">
            <text:p>153.7826326453</text:p>
          </table:table-cell>
          <table:table-cell table:formula="of:=[.I520]-[.H520]" office:value-type="float" office:value="70.736102944869" calcext:value-type="float">
            <text:p>70.7361029449</text:p>
          </table:table-cell>
        </table:table-row>
        <table:table-row table:style-name="ro1">
          <table:table-cell office:value-type="float" office:value="3.188877" calcext:value-type="float">
            <text:p>3.18887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3.41692" calcext:value-type="float">
            <text:p>3.41692</text:p>
          </table:table-cell>
          <table:table-cell office:value-type="float" office:value="326" calcext:value-type="float">
            <text:p>326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B521]/[.A521]" office:value-type="float" office:value="50.174403089238" calcext:value-type="float">
            <text:p>50.1744030892</text:p>
          </table:table-cell>
          <table:table-cell table:formula="of:=[.C521]/[.A521]" office:value-type="float" office:value="50.174403089238" calcext:value-type="float">
            <text:p>50.1744030892</text:p>
          </table:table-cell>
          <table:table-cell table:formula="of:=[.I521]-[.H5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4597" calcext:value-type="float">
            <text:p>2.744597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5.47863" calcext:value-type="float">
            <text:p>5.47863</text:p>
          </table:table-cell>
          <table:table-cell office:value-type="float" office:value="448" calcext:value-type="float">
            <text:p>448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B522]/[.A522]" office:value-type="float" office:value="50.2806058594395" calcext:value-type="float">
            <text:p>50.2806058594</text:p>
          </table:table-cell>
          <table:table-cell table:formula="of:=[.C522]/[.A522]" office:value-type="float" office:value="63.0329334324857" calcext:value-type="float">
            <text:p>63.0329334325</text:p>
          </table:table-cell>
          <table:table-cell table:formula="of:=[.I522]-[.H522]" office:value-type="float" office:value="12.7523275730462" calcext:value-type="float">
            <text:p>12.752327573</text:p>
          </table:table-cell>
        </table:table-row>
        <table:table-row table:style-name="ro1">
          <table:table-cell office:value-type="float" office:value="2.720984" calcext:value-type="float">
            <text:p>2.720984</text:p>
          </table:table-cell>
          <table:table-cell office:value-type="float" office:value="254" calcext:value-type="float">
            <text:p>254</text:p>
          </table:table-cell>
          <table:table-cell office:value-type="float" office:value="322" calcext:value-type="float">
            <text:p>322</text:p>
          </table:table-cell>
          <table:table-cell office:value-type="float" office:value="3.193227" calcext:value-type="float">
            <text:p>3.193227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formula="of:=[.B523]/[.A523]" office:value-type="float" office:value="93.3485827186047" calcext:value-type="float">
            <text:p>93.3485827186</text:p>
          </table:table-cell>
          <table:table-cell table:formula="of:=[.C523]/[.A523]" office:value-type="float" office:value="118.339541871617" calcext:value-type="float">
            <text:p>118.3395418716</text:p>
          </table:table-cell>
          <table:table-cell table:formula="of:=[.I523]-[.H523]" office:value-type="float" office:value="24.9909591530123" calcext:value-type="float">
            <text:p>24.990959153</text:p>
          </table:table-cell>
        </table:table-row>
        <table:table-row table:style-name="ro1">
          <table:table-cell office:value-type="float" office:value="2.149323" calcext:value-type="float">
            <text:p>2.149323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5.874443" calcext:value-type="float">
            <text:p>5.874443</text:p>
          </table:table-cell>
          <table:table-cell office:value-type="float" office:value="444" calcext:value-type="float">
            <text:p>444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B524]/[.A524]" office:value-type="float" office:value="77.6988847185835" calcext:value-type="float">
            <text:p>77.6988847186</text:p>
          </table:table-cell>
          <table:table-cell table:formula="of:=[.C524]/[.A524]" office:value-type="float" office:value="84.6778264597736" calcext:value-type="float">
            <text:p>84.6778264598</text:p>
          </table:table-cell>
          <table:table-cell table:formula="of:=[.I524]-[.H524]" office:value-type="float" office:value="6.97894174119013" calcext:value-type="float">
            <text:p>6.9789417412</text:p>
          </table:table-cell>
        </table:table-row>
        <table:table-row table:style-name="ro1">
          <table:table-cell office:value-type="float" office:value="5.569971" calcext:value-type="float">
            <text:p>5.569971</text:p>
          </table:table-cell>
          <table:table-cell office:value-type="float" office:value="291" calcext:value-type="float">
            <text:p>291</text:p>
          </table:table-cell>
          <table:table-cell office:value-type="float" office:value="329" calcext:value-type="float">
            <text:p>329</text:p>
          </table:table-cell>
          <table:table-cell office:value-type="float" office:value="9.91957" calcext:value-type="float">
            <text:p>9.91957</text:p>
          </table:table-cell>
          <table:table-cell office:value-type="float" office:value="512" calcext:value-type="float">
            <text:p>512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B525]/[.A525]" office:value-type="float" office:value="52.2444371792959" calcext:value-type="float">
            <text:p>52.2444371793</text:p>
          </table:table-cell>
          <table:table-cell table:formula="of:=[.C525]/[.A525]" office:value-type="float" office:value="59.0667348178294" calcext:value-type="float">
            <text:p>59.0667348178</text:p>
          </table:table-cell>
          <table:table-cell table:formula="of:=[.I525]-[.H525]" office:value-type="float" office:value="6.82229763853348" calcext:value-type="float">
            <text:p>6.8222976385</text:p>
          </table:table-cell>
        </table:table-row>
        <table:table-row table:style-name="ro1">
          <table:table-cell office:value-type="float" office:value="5.557544" calcext:value-type="float">
            <text:p>5.557544</text:p>
          </table:table-cell>
          <table:table-cell office:value-type="float" office:value="328" calcext:value-type="float">
            <text:p>328</text:p>
          </table:table-cell>
          <table:table-cell office:value-type="float" office:value="365" calcext:value-type="float">
            <text:p>365</text:p>
          </table:table-cell>
          <table:table-cell office:value-type="float" office:value="6.478416" calcext:value-type="float">
            <text:p>6.478416</text:p>
          </table:table-cell>
          <table:table-cell office:value-type="float" office:value="464" calcext:value-type="float">
            <text:p>464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B526]/[.A526]" office:value-type="float" office:value="59.018875963915" calcext:value-type="float">
            <text:p>59.0188759639</text:p>
          </table:table-cell>
          <table:table-cell table:formula="of:=[.C526]/[.A526]" office:value-type="float" office:value="65.6764930696005" calcext:value-type="float">
            <text:p>65.6764930696</text:p>
          </table:table-cell>
          <table:table-cell table:formula="of:=[.I526]-[.H526]" office:value-type="float" office:value="6.65761710568553" calcext:value-type="float">
            <text:p>6.6576171057</text:p>
          </table:table-cell>
        </table:table-row>
        <table:table-row table:style-name="ro1">
          <table:table-cell office:value-type="float" office:value="1.653469" calcext:value-type="float">
            <text:p>1.653469</text:p>
          </table:table-cell>
          <table:table-cell office:value-type="float" office:value="102" calcext:value-type="float">
            <text:p>102</text:p>
          </table:table-cell>
          <table:table-cell office:value-type="float" office:value="234" calcext:value-type="float">
            <text:p>234</text:p>
          </table:table-cell>
          <table:table-cell office:value-type="float" office:value="2.278568" calcext:value-type="float">
            <text:p>2.278568</text:p>
          </table:table-cell>
          <table:table-cell office:value-type="float" office:value="129" calcext:value-type="float">
            <text:p>129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B527]/[.A527]" office:value-type="float" office:value="61.6884864487934" calcext:value-type="float">
            <text:p>61.6884864488</text:p>
          </table:table-cell>
          <table:table-cell table:formula="of:=[.C527]/[.A527]" office:value-type="float" office:value="141.520645382526" calcext:value-type="float">
            <text:p>141.5206453825</text:p>
          </table:table-cell>
          <table:table-cell table:formula="of:=[.I527]-[.H527]" office:value-type="float" office:value="79.8321589337327" calcext:value-type="float">
            <text:p>79.8321589337</text:p>
          </table:table-cell>
        </table:table-row>
        <table:table-row table:style-name="ro1">
          <table:table-cell office:value-type="float" office:value="11.694206" calcext:value-type="float">
            <text:p>11.694206</text:p>
          </table:table-cell>
          <table:table-cell office:value-type="float" office:value="593" calcext:value-type="float">
            <text:p>593</text:p>
          </table:table-cell>
          <table:table-cell office:value-type="float" office:value="699" calcext:value-type="float">
            <text:p>699</text:p>
          </table:table-cell>
          <table:table-cell office:value-type="float" office:value="13.050038" calcext:value-type="float">
            <text:p>13.050038</text:p>
          </table:table-cell>
          <table:table-cell office:value-type="float" office:value="670" calcext:value-type="float">
            <text:p>67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B528]/[.A528]" office:value-type="float" office:value="50.7088724108332" calcext:value-type="float">
            <text:p>50.7088724108</text:p>
          </table:table-cell>
          <table:table-cell table:formula="of:=[.C528]/[.A528]" office:value-type="float" office:value="59.7731902448101" calcext:value-type="float">
            <text:p>59.7731902448</text:p>
          </table:table-cell>
          <table:table-cell table:formula="of:=[.I528]-[.H528]" office:value-type="float" office:value="9.06431783397693" calcext:value-type="float">
            <text:p>9.064317834</text:p>
          </table:table-cell>
        </table:table-row>
        <table:table-row table:style-name="ro1">
          <table:table-cell office:value-type="float" office:value="6.881065" calcext:value-type="float">
            <text:p>6.881065</text:p>
          </table:table-cell>
          <table:table-cell office:value-type="float" office:value="437" calcext:value-type="float">
            <text:p>437</text:p>
          </table:table-cell>
          <table:table-cell office:value-type="float" office:value="755" calcext:value-type="float">
            <text:p>755</text:p>
          </table:table-cell>
          <table:table-cell office:value-type="float" office:value="5.172915" calcext:value-type="float">
            <text:p>5.172915</text:p>
          </table:table-cell>
          <table:table-cell office:value-type="float" office:value="271" calcext:value-type="float">
            <text:p>271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B529]/[.A529]" office:value-type="float" office:value="63.5076111038044" calcext:value-type="float">
            <text:p>63.5076111038</text:p>
          </table:table-cell>
          <table:table-cell table:formula="of:=[.C529]/[.A529]" office:value-type="float" office:value="109.721387604971" calcext:value-type="float">
            <text:p>109.721387605</text:p>
          </table:table-cell>
          <table:table-cell table:formula="of:=[.I529]-[.H529]" office:value-type="float" office:value="46.2137765011666" calcext:value-type="float">
            <text:p>46.2137765012</text:p>
          </table:table-cell>
        </table:table-row>
        <table:table-row table:style-name="ro1">
          <table:table-cell office:value-type="float" office:value="10.706226" calcext:value-type="float">
            <text:p>10.706226</text:p>
          </table:table-cell>
          <table:table-cell office:value-type="float" office:value="559" calcext:value-type="float">
            <text:p>559</text:p>
          </table:table-cell>
          <table:table-cell office:value-type="float" office:value="840" calcext:value-type="float">
            <text:p>840</text:p>
          </table:table-cell>
          <table:table-cell office:value-type="float" office:value="5.760111" calcext:value-type="float">
            <text:p>5.760111</text:p>
          </table:table-cell>
          <table:table-cell office:value-type="float" office:value="512" calcext:value-type="float">
            <text:p>512</text:p>
          </table:table-cell>
          <table:table-cell office:value-type="float" office:value="1347" calcext:value-type="float">
            <text:p>1347</text:p>
          </table:table-cell>
          <table:table-cell/>
          <table:table-cell table:formula="of:=[.B530]/[.A530]" office:value-type="float" office:value="52.2126097468893" calcext:value-type="float">
            <text:p>52.2126097469</text:p>
          </table:table-cell>
          <table:table-cell table:formula="of:=[.C530]/[.A530]" office:value-type="float" office:value="78.4590200132147" calcext:value-type="float">
            <text:p>78.4590200132</text:p>
          </table:table-cell>
          <table:table-cell table:formula="of:=[.I530]-[.H530]" office:value-type="float" office:value="26.2464102663254" calcext:value-type="float">
            <text:p>26.2464102663</text:p>
          </table:table-cell>
        </table:table-row>
        <table:table-row table:style-name="ro1">
          <table:table-cell office:value-type="float" office:value="3.899726" calcext:value-type="float">
            <text:p>3.899726</text:p>
          </table:table-cell>
          <table:table-cell office:value-type="float" office:value="303" calcext:value-type="float">
            <text:p>303</text:p>
          </table:table-cell>
          <table:table-cell office:value-type="float" office:value="395" calcext:value-type="float">
            <text:p>395</text:p>
          </table:table-cell>
          <table:table-cell office:value-type="float" office:value="3.549272" calcext:value-type="float">
            <text:p>3.549272</text:p>
          </table:table-cell>
          <table:table-cell office:value-type="float" office:value="233" calcext:value-type="float">
            <text:p>233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531]/[.A531]" office:value-type="float" office:value="77.697766458464" calcext:value-type="float">
            <text:p>77.6977664585</text:p>
          </table:table-cell>
          <table:table-cell table:formula="of:=[.C531]/[.A531]" office:value-type="float" office:value="101.289167495357" calcext:value-type="float">
            <text:p>101.2891674954</text:p>
          </table:table-cell>
          <table:table-cell table:formula="of:=[.I531]-[.H531]" office:value-type="float" office:value="23.5914010368934" calcext:value-type="float">
            <text:p>23.5914010369</text:p>
          </table:table-cell>
        </table:table-row>
        <table:table-row table:style-name="ro1">
          <table:table-cell office:value-type="float" office:value="6.497057" calcext:value-type="float">
            <text:p>6.497057</text:p>
          </table:table-cell>
          <table:table-cell office:value-type="float" office:value="327" calcext:value-type="float">
            <text:p>327</text:p>
          </table:table-cell>
          <table:table-cell office:value-type="float" office:value="478" calcext:value-type="float">
            <text:p>478</text:p>
          </table:table-cell>
          <table:table-cell office:value-type="float" office:value="3.899726" calcext:value-type="float">
            <text:p>3.899726</text:p>
          </table:table-cell>
          <table:table-cell office:value-type="float" office:value="303" calcext:value-type="float">
            <text:p>303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B532]/[.A532]" office:value-type="float" office:value="50.3304804005875" calcext:value-type="float">
            <text:p>50.3304804006</text:p>
          </table:table-cell>
          <table:table-cell table:formula="of:=[.C532]/[.A532]" office:value-type="float" office:value="73.5717725733359" calcext:value-type="float">
            <text:p>73.5717725733</text:p>
          </table:table-cell>
          <table:table-cell table:formula="of:=[.I532]-[.H532]" office:value-type="float" office:value="23.2412921727484" calcext:value-type="float">
            <text:p>23.2412921727</text:p>
          </table:table-cell>
        </table:table-row>
        <table:table-row table:style-name="ro1">
          <table:table-cell office:value-type="float" office:value="7.944231" calcext:value-type="float">
            <text:p>7.944231</text:p>
          </table:table-cell>
          <table:table-cell office:value-type="float" office:value="452" calcext:value-type="float">
            <text:p>452</text:p>
          </table:table-cell>
          <table:table-cell office:value-type="float" office:value="550" calcext:value-type="float">
            <text:p>550</text:p>
          </table:table-cell>
          <table:table-cell office:value-type="float" office:value="9.38519" calcext:value-type="float">
            <text:p>9.38519</text:p>
          </table:table-cell>
          <table:table-cell office:value-type="float" office:value="498" calcext:value-type="float">
            <text:p>498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B533]/[.A533]" office:value-type="float" office:value="56.896633544518" calcext:value-type="float">
            <text:p>56.8966335445</text:p>
          </table:table-cell>
          <table:table-cell table:formula="of:=[.C533]/[.A533]" office:value-type="float" office:value="69.2326293130197" calcext:value-type="float">
            <text:p>69.232629313</text:p>
          </table:table-cell>
          <table:table-cell table:formula="of:=[.I533]-[.H533]" office:value-type="float" office:value="12.3359957685017" calcext:value-type="float">
            <text:p>12.3359957685</text:p>
          </table:table-cell>
        </table:table-row>
        <table:table-row table:style-name="ro1">
          <table:table-cell office:value-type="float" office:value="7.10103" calcext:value-type="float">
            <text:p>7.10103</text:p>
          </table:table-cell>
          <table:table-cell office:value-type="float" office:value="464" calcext:value-type="float">
            <text:p>464</text:p>
          </table:table-cell>
          <table:table-cell office:value-type="float" office:value="1312" calcext:value-type="float">
            <text:p>1312</text:p>
          </table:table-cell>
          <table:table-cell office:value-type="float" office:value="3.97864" calcext:value-type="float">
            <text:p>3.97864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table:formula="of:=[.B534]/[.A534]" office:value-type="float" office:value="65.3426333926205" calcext:value-type="float">
            <text:p>65.3426333926</text:p>
          </table:table-cell>
          <table:table-cell table:formula="of:=[.C534]/[.A534]" office:value-type="float" office:value="184.761928903272" calcext:value-type="float">
            <text:p>184.7619289033</text:p>
          </table:table-cell>
          <table:table-cell table:formula="of:=[.I534]-[.H534]" office:value-type="float" office:value="119.419295510651" calcext:value-type="float">
            <text:p>119.4192955107</text:p>
          </table:table-cell>
        </table:table-row>
        <table:table-row table:style-name="ro1">
          <table:table-cell office:value-type="float" office:value="6.860559" calcext:value-type="float">
            <text:p>6.860559</text:p>
          </table:table-cell>
          <table:table-cell office:value-type="float" office:value="435" calcext:value-type="float">
            <text:p>435</text:p>
          </table:table-cell>
          <table:table-cell office:value-type="float" office:value="905" calcext:value-type="float">
            <text:p>905</text:p>
          </table:table-cell>
          <table:table-cell office:value-type="float" office:value="2.869492" calcext:value-type="float">
            <text:p>2.869492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B535]/[.A535]" office:value-type="float" office:value="63.4059119672318" calcext:value-type="float">
            <text:p>63.4059119672</text:p>
          </table:table-cell>
          <table:table-cell table:formula="of:=[.C535]/[.A535]" office:value-type="float" office:value="131.913449035275" calcext:value-type="float">
            <text:p>131.9134490353</text:p>
          </table:table-cell>
          <table:table-cell table:formula="of:=[.I535]-[.H535]" office:value-type="float" office:value="68.5075370680436" calcext:value-type="float">
            <text:p>68.507537068</text:p>
          </table:table-cell>
        </table:table-row>
        <table:table-row table:style-name="ro1">
          <table:table-cell office:value-type="float" office:value="1.649741" calcext:value-type="float">
            <text:p>1.64974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.419793" calcext:value-type="float">
            <text:p>7.419793</text:p>
          </table:table-cell>
          <table:table-cell office:value-type="float" office:value="468" calcext:value-type="float">
            <text:p>468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B536]/[.A536]" office:value-type="float" office:value="50.310927594089" calcext:value-type="float">
            <text:p>50.3109275941</text:p>
          </table:table-cell>
          <table:table-cell table:formula="of:=[.C536]/[.A536]" office:value-type="float" office:value="50.310927594089" calcext:value-type="float">
            <text:p>50.3109275941</text:p>
          </table:table-cell>
          <table:table-cell table:formula="of:=[.I536]-[.H5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0222" calcext:value-type="float">
            <text:p>1.460222</text:p>
          </table:table-cell>
          <table:table-cell office:value-type="float" office:value="106" calcext:value-type="float">
            <text:p>106</text:p>
          </table:table-cell>
          <table:table-cell office:value-type="float" office:value="280" calcext:value-type="float">
            <text:p>280</text:p>
          </table:table-cell>
          <table:table-cell office:value-type="float" office:value="7.042621" calcext:value-type="float">
            <text:p>7.042621</text:p>
          </table:table-cell>
          <table:table-cell office:value-type="float" office:value="482" calcext:value-type="float">
            <text:p>482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B537]/[.A537]" office:value-type="float" office:value="72.5917018097248" calcext:value-type="float">
            <text:p>72.5917018097</text:p>
          </table:table-cell>
          <table:table-cell table:formula="of:=[.C537]/[.A537]" office:value-type="float" office:value="191.751665157764" calcext:value-type="float">
            <text:p>191.7516651578</text:p>
          </table:table-cell>
          <table:table-cell table:formula="of:=[.I537]-[.H537]" office:value-type="float" office:value="119.159963348039" calcext:value-type="float">
            <text:p>119.159963348</text:p>
          </table:table-cell>
        </table:table-row>
        <table:table-row table:style-name="ro1">
          <table:table-cell office:value-type="float" office:value="3.899726" calcext:value-type="float">
            <text:p>3.899726</text:p>
          </table:table-cell>
          <table:table-cell office:value-type="float" office:value="303" calcext:value-type="float">
            <text:p>303</text:p>
          </table:table-cell>
          <table:table-cell office:value-type="float" office:value="718" calcext:value-type="float">
            <text:p>718</text:p>
          </table:table-cell>
          <table:table-cell office:value-type="float" office:value="3.549272" calcext:value-type="float">
            <text:p>3.549272</text:p>
          </table:table-cell>
          <table:table-cell office:value-type="float" office:value="233" calcext:value-type="float">
            <text:p>233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B538]/[.A538]" office:value-type="float" office:value="77.697766458464" calcext:value-type="float">
            <text:p>77.6977664585</text:p>
          </table:table-cell>
          <table:table-cell table:formula="of:=[.C538]/[.A538]" office:value-type="float" office:value="184.115499396624" calcext:value-type="float">
            <text:p>184.1154993966</text:p>
          </table:table-cell>
          <table:table-cell table:formula="of:=[.I538]-[.H538]" office:value-type="float" office:value="106.41773293816" calcext:value-type="float">
            <text:p>106.4177329382</text:p>
          </table:table-cell>
        </table:table-row>
        <table:table-row table:style-name="ro1">
          <table:table-cell office:value-type="float" office:value="4.311073" calcext:value-type="float">
            <text:p>4.311073</text:p>
          </table:table-cell>
          <table:table-cell office:value-type="float" office:value="269" calcext:value-type="float">
            <text:p>269</text:p>
          </table:table-cell>
          <table:table-cell office:value-type="float" office:value="448" calcext:value-type="float">
            <text:p>448</text:p>
          </table:table-cell>
          <table:table-cell office:value-type="float" office:value="2.305287" calcext:value-type="float">
            <text:p>2.305287</text:p>
          </table:table-cell>
          <table:table-cell office:value-type="float" office:value="147" calcext:value-type="float">
            <text:p>147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B539]/[.A539]" office:value-type="float" office:value="62.3974588228963" calcext:value-type="float">
            <text:p>62.3974588229</text:p>
          </table:table-cell>
          <table:table-cell table:formula="of:=[.C539]/[.A539]" office:value-type="float" office:value="103.918444433671" calcext:value-type="float">
            <text:p>103.9184444337</text:p>
          </table:table-cell>
          <table:table-cell table:formula="of:=[.I539]-[.H539]" office:value-type="float" office:value="41.5209856107749" calcext:value-type="float">
            <text:p>41.5209856108</text:p>
          </table:table-cell>
        </table:table-row>
        <table:table-row table:style-name="ro1">
          <table:table-cell office:value-type="float" office:value="4.059418" calcext:value-type="float">
            <text:p>4.059418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4.893298" calcext:value-type="float">
            <text:p>4.893298</text:p>
          </table:table-cell>
          <table:table-cell office:value-type="float" office:value="402" calcext:value-type="float">
            <text:p>402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[.B540]/[.A540]" office:value-type="float" office:value="66.2656568010488" calcext:value-type="float">
            <text:p>66.265656801</text:p>
          </table:table-cell>
          <table:table-cell table:formula="of:=[.C540]/[.A540]" office:value-type="float" office:value="66.2656568010488" calcext:value-type="float">
            <text:p>66.265656801</text:p>
          </table:table-cell>
          <table:table-cell table:formula="of:=[.I540]-[.H5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9508" calcext:value-type="float">
            <text:p>1.68950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.321811" calcext:value-type="float">
            <text:p>9.321811</text:p>
          </table:table-cell>
          <table:table-cell office:value-type="float" office:value="595" calcext:value-type="float">
            <text:p>595</text:p>
          </table:table-cell>
          <table:table-cell office:value-type="float" office:value="1505" calcext:value-type="float">
            <text:p>1505</text:p>
          </table:table-cell>
          <table:table-cell/>
          <table:table-cell table:formula="of:=[.B541]/[.A541]" office:value-type="float" office:value="50.3105045966045" calcext:value-type="float">
            <text:p>50.3105045966</text:p>
          </table:table-cell>
          <table:table-cell table:formula="of:=[.C541]/[.A541]" office:value-type="float" office:value="50.3105045966045" calcext:value-type="float">
            <text:p>50.3105045966</text:p>
          </table:table-cell>
          <table:table-cell table:formula="of:=[.I541]-[.H5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7249" calcext:value-type="float">
            <text:p>1.327249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7.092952" calcext:value-type="float">
            <text:p>7.092952</text:p>
          </table:table-cell>
          <table:table-cell table:number-columns-repeated="2" office:value-type="float" office:value="497" calcext:value-type="float">
            <text:p>497</text:p>
          </table:table-cell>
          <table:table-cell/>
          <table:table-cell table:formula="of:=[.B542]/[.A542]" office:value-type="float" office:value="49.7269163510389" calcext:value-type="float">
            <text:p>49.726916351</text:p>
          </table:table-cell>
          <table:table-cell table:formula="of:=[.C542]/[.A542]" office:value-type="float" office:value="82.1247557918672" calcext:value-type="float">
            <text:p>82.1247557919</text:p>
          </table:table-cell>
          <table:table-cell table:formula="of:=[.I542]-[.H542]" office:value-type="float" office:value="32.3978394408284" calcext:value-type="float">
            <text:p>32.3978394408</text:p>
          </table:table-cell>
        </table:table-row>
        <table:table-row table:style-name="ro1">
          <table:table-cell office:value-type="float" office:value="11.099554" calcext:value-type="float">
            <text:p>11.099554</text:p>
          </table:table-cell>
          <table:table-cell office:value-type="float" office:value="558" calcext:value-type="float">
            <text:p>558</text:p>
          </table:table-cell>
          <table:table-cell office:value-type="float" office:value="876" calcext:value-type="float">
            <text:p>876</text:p>
          </table:table-cell>
          <table:table-cell office:value-type="float" office:value="10.425366" calcext:value-type="float">
            <text:p>10.425366</text:p>
          </table:table-cell>
          <table:table-cell office:value-type="float" office:value="541" calcext:value-type="float">
            <text:p>541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B543]/[.A543]" office:value-type="float" office:value="50.2722902199494" calcext:value-type="float">
            <text:p>50.2722902199</text:p>
          </table:table-cell>
          <table:table-cell table:formula="of:=[.C543]/[.A543]" office:value-type="float" office:value="78.9220900227162" calcext:value-type="float">
            <text:p>78.9220900227</text:p>
          </table:table-cell>
          <table:table-cell table:formula="of:=[.I543]-[.H543]" office:value-type="float" office:value="28.6497998027668" calcext:value-type="float">
            <text:p>28.6497998028</text:p>
          </table:table-cell>
        </table:table-row>
        <table:table-row table:style-name="ro1">
          <table:table-cell office:value-type="float" office:value="2.197169" calcext:value-type="float">
            <text:p>2.197169</text:p>
          </table:table-cell>
          <table:table-cell office:value-type="float" office:value="116" calcext:value-type="float">
            <text:p>116</text:p>
          </table:table-cell>
          <table:table-cell office:value-type="float" office:value="305" calcext:value-type="float">
            <text:p>305</text:p>
          </table:table-cell>
          <table:table-cell office:value-type="float" office:value="3.345462" calcext:value-type="float">
            <text:p>3.345462</text:p>
          </table:table-cell>
          <table:table-cell office:value-type="float" office:value="548" calcext:value-type="float">
            <text:p>548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544]/[.A544]" office:value-type="float" office:value="52.7952105641396" calcext:value-type="float">
            <text:p>52.7952105641</text:p>
          </table:table-cell>
          <table:table-cell table:formula="of:=[.C544]/[.A544]" office:value-type="float" office:value="138.814993293643" calcext:value-type="float">
            <text:p>138.8149932936</text:p>
          </table:table-cell>
          <table:table-cell table:formula="of:=[.I544]-[.H544]" office:value-type="float" office:value="86.0197827295033" calcext:value-type="float">
            <text:p>86.0197827295</text:p>
          </table:table-cell>
        </table:table-row>
        <table:table-row table:style-name="ro1">
          <table:table-cell office:value-type="float" office:value="1.460222" calcext:value-type="float">
            <text:p>1.460222</text:p>
          </table:table-cell>
          <table:table-cell office:value-type="float" office:value="106" calcext:value-type="float">
            <text:p>106</text:p>
          </table:table-cell>
          <table:table-cell office:value-type="float" office:value="177" calcext:value-type="float">
            <text:p>177</text:p>
          </table:table-cell>
          <table:table-cell office:value-type="float" office:value="7.042621" calcext:value-type="float">
            <text:p>7.042621</text:p>
          </table:table-cell>
          <table:table-cell office:value-type="float" office:value="482" calcext:value-type="float">
            <text:p>482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B545]/[.A545]" office:value-type="float" office:value="72.5917018097248" calcext:value-type="float">
            <text:p>72.5917018097</text:p>
          </table:table-cell>
          <table:table-cell table:formula="of:=[.C545]/[.A545]" office:value-type="float" office:value="121.214445474729" calcext:value-type="float">
            <text:p>121.2144454747</text:p>
          </table:table-cell>
          <table:table-cell table:formula="of:=[.I545]-[.H545]" office:value-type="float" office:value="48.6227436650044" calcext:value-type="float">
            <text:p>48.622743665</text:p>
          </table:table-cell>
        </table:table-row>
        <table:table-row table:style-name="ro1">
          <table:table-cell office:value-type="float" office:value="1.623022" calcext:value-type="float">
            <text:p>1.623022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5.443833" calcext:value-type="float">
            <text:p>5.443833</text:p>
          </table:table-cell>
          <table:table-cell office:value-type="float" office:value="385" calcext:value-type="float">
            <text:p>385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B546]/[.A546]" office:value-type="float" office:value="49.9069020629418" calcext:value-type="float">
            <text:p>49.9069020629</text:p>
          </table:table-cell>
          <table:table-cell table:formula="of:=[.C546]/[.A546]" office:value-type="float" office:value="62.8457285237046" calcext:value-type="float">
            <text:p>62.8457285237</text:p>
          </table:table-cell>
          <table:table-cell table:formula="of:=[.I546]-[.H546]" office:value-type="float" office:value="12.9388264607627" calcext:value-type="float">
            <text:p>12.9388264608</text:p>
          </table:table-cell>
        </table:table-row>
        <table:table-row table:style-name="ro1">
          <table:table-cell office:value-type="float" office:value="3.607681" calcext:value-type="float">
            <text:p>3.607681</text:p>
          </table:table-cell>
          <table:table-cell office:value-type="float" office:value="357" calcext:value-type="float">
            <text:p>357</text:p>
          </table:table-cell>
          <table:table-cell office:value-type="float" office:value="441" calcext:value-type="float">
            <text:p>441</text:p>
          </table:table-cell>
          <table:table-cell office:value-type="float" office:value="13.253226" calcext:value-type="float">
            <text:p>13.253226</text:p>
          </table:table-cell>
          <table:table-cell table:number-columns-repeated="2" office:value-type="float" office:value="715" calcext:value-type="float">
            <text:p>715</text:p>
          </table:table-cell>
          <table:table-cell/>
          <table:table-cell table:formula="of:=[.B547]/[.A547]" office:value-type="float" office:value="98.9555340397336" calcext:value-type="float">
            <text:p>98.9555340397</text:p>
          </table:table-cell>
          <table:table-cell table:formula="of:=[.C547]/[.A547]" office:value-type="float" office:value="122.239189107906" calcext:value-type="float">
            <text:p>122.2391891079</text:p>
          </table:table-cell>
          <table:table-cell table:formula="of:=[.I547]-[.H547]" office:value-type="float" office:value="23.2836550681726" calcext:value-type="float">
            <text:p>23.2836550682</text:p>
          </table:table-cell>
        </table:table-row>
        <table:table-row table:style-name="ro1">
          <table:table-cell office:value-type="float" office:value="5.898677" calcext:value-type="float">
            <text:p>5.898677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9.548611" calcext:value-type="float">
            <text:p>9.548611</text:p>
          </table:table-cell>
          <table:table-cell table:number-columns-repeated="2" office:value-type="float" office:value="501" calcext:value-type="float">
            <text:p>501</text:p>
          </table:table-cell>
          <table:table-cell/>
          <table:table-cell table:formula="of:=[.B548]/[.A548]" office:value-type="float" office:value="53.0627461039145" calcext:value-type="float">
            <text:p>53.0627461039</text:p>
          </table:table-cell>
          <table:table-cell table:formula="of:=[.C548]/[.A548]" office:value-type="float" office:value="53.0627461039145" calcext:value-type="float">
            <text:p>53.0627461039</text:p>
          </table:table-cell>
          <table:table-cell table:formula="of:=[.I548]-[.H5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364" calcext:value-type="float">
            <text:p>2.784364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6.705838" calcext:value-type="float">
            <text:p>6.705838</text:p>
          </table:table-cell>
          <table:table-cell office:value-type="float" office:value="529" calcext:value-type="float">
            <text:p>529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B549]/[.A549]" office:value-type="float" office:value="78.6535093831123" calcext:value-type="float">
            <text:p>78.6535093831</text:p>
          </table:table-cell>
          <table:table-cell table:formula="of:=[.C549]/[.A549]" office:value-type="float" office:value="84.3998844978602" calcext:value-type="float">
            <text:p>84.3998844979</text:p>
          </table:table-cell>
          <table:table-cell table:formula="of:=[.I549]-[.H549]" office:value-type="float" office:value="5.74637511474792" calcext:value-type="float">
            <text:p>5.7463751147</text:p>
          </table:table-cell>
        </table:table-row>
        <table:table-row table:style-name="ro1">
          <table:table-cell office:value-type="float" office:value="6.225518" calcext:value-type="float">
            <text:p>6.225518</text:p>
          </table:table-cell>
          <table:table-cell office:value-type="float" office:value="492" calcext:value-type="float">
            <text:p>492</text:p>
          </table:table-cell>
          <table:table-cell office:value-type="float" office:value="673" calcext:value-type="float">
            <text:p>673</text:p>
          </table:table-cell>
          <table:table-cell office:value-type="float" office:value="5.05734" calcext:value-type="float">
            <text:p>5.05734</text:p>
          </table:table-cell>
          <table:table-cell office:value-type="float" office:value="382" calcext:value-type="float">
            <text:p>38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550]/[.A550]" office:value-type="float" office:value="79.0295683025894" calcext:value-type="float">
            <text:p>79.0295683026</text:p>
          </table:table-cell>
          <table:table-cell table:formula="of:=[.C550]/[.A550]" office:value-type="float" office:value="108.103454202526" calcext:value-type="float">
            <text:p>108.1034542025</text:p>
          </table:table-cell>
          <table:table-cell table:formula="of:=[.I550]-[.H550]" office:value-type="float" office:value="29.0738858999364" calcext:value-type="float">
            <text:p>29.0738858999</text:p>
          </table:table-cell>
        </table:table-row>
        <table:table-row table:style-name="ro1">
          <table:table-cell office:value-type="float" office:value="7.426628" calcext:value-type="float">
            <text:p>7.426628</text:p>
          </table:table-cell>
          <table:table-cell office:value-type="float" office:value="373" calcext:value-type="float">
            <text:p>373</text:p>
          </table:table-cell>
          <table:table-cell office:value-type="float" office:value="446" calcext:value-type="float">
            <text:p>446</text:p>
          </table:table-cell>
          <table:table-cell office:value-type="float" office:value="4.849802" calcext:value-type="float">
            <text:p>4.849802</text:p>
          </table:table-cell>
          <table:table-cell office:value-type="float" office:value="360" calcext:value-type="float">
            <text:p>360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B551]/[.A551]" office:value-type="float" office:value="50.2246780099932" calcext:value-type="float">
            <text:p>50.22467801</text:p>
          </table:table-cell>
          <table:table-cell table:formula="of:=[.C551]/[.A551]" office:value-type="float" office:value="60.0541726339329" calcext:value-type="float">
            <text:p>60.0541726339</text:p>
          </table:table-cell>
          <table:table-cell table:formula="of:=[.I551]-[.H551]" office:value-type="float" office:value="9.8294946239397" calcext:value-type="float">
            <text:p>9.8294946239</text:p>
          </table:table-cell>
        </table:table-row>
        <table:table-row table:style-name="ro1">
          <table:table-cell office:value-type="float" office:value="1.460222" calcext:value-type="float">
            <text:p>1.460222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7.042621" calcext:value-type="float">
            <text:p>7.042621</text:p>
          </table:table-cell>
          <table:table-cell office:value-type="float" office:value="482" calcext:value-type="float">
            <text:p>482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552]/[.A552]" office:value-type="float" office:value="72.5917018097248" calcext:value-type="float">
            <text:p>72.5917018097</text:p>
          </table:table-cell>
          <table:table-cell table:formula="of:=[.C552]/[.A552]" office:value-type="float" office:value="118.475135972475" calcext:value-type="float">
            <text:p>118.4751359725</text:p>
          </table:table-cell>
          <table:table-cell table:formula="of:=[.I552]-[.H552]" office:value-type="float" office:value="45.8834341627506" calcext:value-type="float">
            <text:p>45.8834341628</text:p>
          </table:table-cell>
        </table:table-row>
        <table:table-row table:style-name="ro1">
          <table:table-cell office:value-type="float" office:value="7.426628" calcext:value-type="float">
            <text:p>7.426628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5.826598" calcext:value-type="float">
            <text:p>5.826598</text:p>
          </table:table-cell>
          <table:table-cell office:value-type="float" office:value="442" calcext:value-type="float">
            <text:p>442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B553]/[.A553]" office:value-type="float" office:value="50.2246780099932" calcext:value-type="float">
            <text:p>50.22467801</text:p>
          </table:table-cell>
          <table:table-cell table:formula="of:=[.C553]/[.A553]" office:value-type="float" office:value="57.0918591856223" calcext:value-type="float">
            <text:p>57.0918591856</text:p>
          </table:table-cell>
          <table:table-cell table:formula="of:=[.I553]-[.H553]" office:value-type="float" office:value="6.86718117562911" calcext:value-type="float">
            <text:p>6.8671811756</text:p>
          </table:table-cell>
        </table:table-row>
        <table:table-row table:style-name="ro1">
          <table:table-cell office:value-type="float" office:value="6.74312" calcext:value-type="float">
            <text:p>6.74312</text:p>
          </table:table-cell>
          <table:table-cell office:value-type="float" office:value="484" calcext:value-type="float">
            <text:p>484</text:p>
          </table:table-cell>
          <table:table-cell office:value-type="float" office:value="694" calcext:value-type="float">
            <text:p>694</text:p>
          </table:table-cell>
          <table:table-cell office:value-type="float" office:value="5.876929" calcext:value-type="float">
            <text:p>5.876929</text:p>
          </table:table-cell>
          <table:table-cell office:value-type="float" office:value="423" calcext:value-type="float">
            <text:p>423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B554]/[.A554]" office:value-type="float" office:value="71.7768629358517" calcext:value-type="float">
            <text:p>71.7768629359</text:p>
          </table:table-cell>
          <table:table-cell table:formula="of:=[.C554]/[.A554]" office:value-type="float" office:value="102.91971668901" calcext:value-type="float">
            <text:p>102.919716689</text:p>
          </table:table-cell>
          <table:table-cell table:formula="of:=[.I554]-[.H554]" office:value-type="float" office:value="31.1428537531588" calcext:value-type="float">
            <text:p>31.1428537532</text:p>
          </table:table-cell>
        </table:table-row>
        <table:table-row table:style-name="ro1">
          <table:table-cell office:value-type="float" office:value="6.343579" calcext:value-type="float">
            <text:p>6.343579</text:p>
          </table:table-cell>
          <table:table-cell office:value-type="float" office:value="489" calcext:value-type="float">
            <text:p>489</text:p>
          </table:table-cell>
          <table:table-cell office:value-type="float" office:value="733" calcext:value-type="float">
            <text:p>733</text:p>
          </table:table-cell>
          <table:table-cell office:value-type="float" office:value="6.058369" calcext:value-type="float">
            <text:p>6.058369</text:p>
          </table:table-cell>
          <table:table-cell table:number-columns-repeated="2" office:value-type="float" office:value="418" calcext:value-type="float">
            <text:p>418</text:p>
          </table:table-cell>
          <table:table-cell/>
          <table:table-cell table:formula="of:=[.B555]/[.A555]" office:value-type="float" office:value="77.0858217419536" calcext:value-type="float">
            <text:p>77.085821742</text:p>
          </table:table-cell>
          <table:table-cell table:formula="of:=[.C555]/[.A555]" office:value-type="float" office:value="115.549912754298" calcext:value-type="float">
            <text:p>115.5499127543</text:p>
          </table:table-cell>
          <table:table-cell table:formula="of:=[.I555]-[.H555]" office:value-type="float" office:value="38.4640910123449" calcext:value-type="float">
            <text:p>38.4640910123</text:p>
          </table:table-cell>
        </table:table-row>
        <table:table-row table:style-name="ro1">
          <table:table-cell office:value-type="float" office:value="9.681585" calcext:value-type="float">
            <text:p>9.681585</text:p>
          </table:table-cell>
          <table:table-cell office:value-type="float" office:value="1014" calcext:value-type="float">
            <text:p>1014</text:p>
          </table:table-cell>
          <table:table-cell office:value-type="float" office:value="1154" calcext:value-type="float">
            <text:p>1154</text:p>
          </table:table-cell>
          <table:table-cell office:value-type="float" office:value="9.963687" calcext:value-type="float">
            <text:p>9.963687</text:p>
          </table:table-cell>
          <table:table-cell office:value-type="float" office:value="1026" calcext:value-type="float">
            <text:p>1026</text:p>
          </table:table-cell>
          <table:table-cell office:value-type="float" office:value="1171" calcext:value-type="float">
            <text:p>1171</text:p>
          </table:table-cell>
          <table:table-cell/>
          <table:table-cell table:formula="of:=[.B556]/[.A556]" office:value-type="float" office:value="104.73491685504" calcext:value-type="float">
            <text:p>104.734916855</text:p>
          </table:table-cell>
          <table:table-cell table:formula="of:=[.C556]/[.A556]" office:value-type="float" office:value="119.195359024375" calcext:value-type="float">
            <text:p>119.1953590244</text:p>
          </table:table-cell>
          <table:table-cell table:formula="of:=[.I556]-[.H556]" office:value-type="float" office:value="14.4604421693349" calcext:value-type="float">
            <text:p>14.4604421693</text:p>
          </table:table-cell>
        </table:table-row>
        <table:table-row table:style-name="ro1">
          <table:table-cell office:value-type="float" office:value="9.681585" calcext:value-type="float">
            <text:p>9.681585</text:p>
          </table:table-cell>
          <table:table-cell office:value-type="float" office:value="1014" calcext:value-type="float">
            <text:p>1014</text:p>
          </table:table-cell>
          <table:table-cell office:value-type="float" office:value="1155" calcext:value-type="float">
            <text:p>1155</text:p>
          </table:table-cell>
          <table:table-cell office:value-type="float" office:value="9.963687" calcext:value-type="float">
            <text:p>9.963687</text:p>
          </table:table-cell>
          <table:table-cell office:value-type="float" office:value="1026" calcext:value-type="float">
            <text:p>1026</text:p>
          </table:table-cell>
          <table:table-cell office:value-type="float" office:value="1179" calcext:value-type="float">
            <text:p>1179</text:p>
          </table:table-cell>
          <table:table-cell/>
          <table:table-cell table:formula="of:=[.B557]/[.A557]" office:value-type="float" office:value="104.73491685504" calcext:value-type="float">
            <text:p>104.734916855</text:p>
          </table:table-cell>
          <table:table-cell table:formula="of:=[.C557]/[.A557]" office:value-type="float" office:value="119.298647897013" calcext:value-type="float">
            <text:p>119.298647897</text:p>
          </table:table-cell>
          <table:table-cell table:formula="of:=[.I557]-[.H557]" office:value-type="float" office:value="14.563731041973" calcext:value-type="float">
            <text:p>14.563731042</text:p>
          </table:table-cell>
        </table:table-row>
        <table:table-row table:style-name="ro1">
          <table:table-cell office:value-type="float" office:value="3.643721" calcext:value-type="float">
            <text:p>3.643721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4.126526" calcext:value-type="float">
            <text:p>4.126526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B558]/[.A558]" office:value-type="float" office:value="50.2233842821665" calcext:value-type="float">
            <text:p>50.2233842822</text:p>
          </table:table-cell>
          <table:table-cell table:formula="of:=[.C558]/[.A558]" office:value-type="float" office:value="56.535612907794" calcext:value-type="float">
            <text:p>56.5356129078</text:p>
          </table:table-cell>
          <table:table-cell table:formula="of:=[.I558]-[.H558]" office:value-type="float" office:value="6.31222862562748" calcext:value-type="float">
            <text:p>6.3122286256</text:p>
          </table:table-cell>
        </table:table-row>
        <table:table-row table:style-name="ro1">
          <table:table-cell office:value-type="float" office:value="5.020679" calcext:value-type="float">
            <text:p>5.020679</text:p>
          </table:table-cell>
          <table:table-cell office:value-type="float" office:value="366" calcext:value-type="float">
            <text:p>366</text:p>
          </table:table-cell>
          <table:table-cell office:value-type="float" office:value="398" calcext:value-type="float">
            <text:p>398</text:p>
          </table:table-cell>
          <table:table-cell office:value-type="float" office:value="2.561292" calcext:value-type="float">
            <text:p>2.561292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table:formula="of:=[.B559]/[.A559]" office:value-type="float" office:value="72.898506357407" calcext:value-type="float">
            <text:p>72.8985063574</text:p>
          </table:table-cell>
          <table:table-cell table:formula="of:=[.C559]/[.A559]" office:value-type="float" office:value="79.2721462575082" calcext:value-type="float">
            <text:p>79.2721462575</text:p>
          </table:table-cell>
          <table:table-cell table:formula="of:=[.I559]-[.H559]" office:value-type="float" office:value="6.37363990010117" calcext:value-type="float">
            <text:p>6.3736399001</text:p>
          </table:table-cell>
        </table:table-row>
        <table:table-row table:style-name="ro1">
          <table:table-cell office:value-type="float" office:value="2.981339" calcext:value-type="float">
            <text:p>2.981339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8.567466" calcext:value-type="float">
            <text:p>8.567466</text:p>
          </table:table-cell>
          <table:table-cell office:value-type="float" office:value="524" calcext:value-type="float">
            <text:p>524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B560]/[.A560]" office:value-type="float" office:value="50.3129634033567" calcext:value-type="float">
            <text:p>50.3129634034</text:p>
          </table:table-cell>
          <table:table-cell table:formula="of:=[.C560]/[.A560]" office:value-type="float" office:value="55.6796794997147" calcext:value-type="float">
            <text:p>55.6796794997</text:p>
          </table:table-cell>
          <table:table-cell table:formula="of:=[.I560]-[.H560]" office:value-type="float" office:value="5.36671609635805" calcext:value-type="float">
            <text:p>5.3667160964</text:p>
          </table:table-cell>
        </table:table-row>
        <table:table-row table:style-name="ro1">
          <table:table-cell office:value-type="float" office:value="2.925416" calcext:value-type="float">
            <text:p>2.925416</text:p>
          </table:table-cell>
          <table:table-cell office:value-type="float" office:value="234" calcext:value-type="float">
            <text:p>234</text:p>
          </table:table-cell>
          <table:table-cell office:value-type="float" office:value="457" calcext:value-type="float">
            <text:p>457</text:p>
          </table:table-cell>
          <table:table-cell office:value-type="float" office:value="18.749254" calcext:value-type="float">
            <text:p>18.749254</text:p>
          </table:table-cell>
          <table:table-cell office:value-type="float" office:value="955" calcext:value-type="float">
            <text:p>955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B561]/[.A561]" office:value-type="float" office:value="79.988623840165" calcext:value-type="float">
            <text:p>79.9886238402</text:p>
          </table:table-cell>
          <table:table-cell table:formula="of:=[.C561]/[.A561]" office:value-type="float" office:value="156.217098696391" calcext:value-type="float">
            <text:p>156.2170986964</text:p>
          </table:table-cell>
          <table:table-cell table:formula="of:=[.I561]-[.H561]" office:value-type="float" office:value="76.2284748562256" calcext:value-type="float">
            <text:p>76.2284748562</text:p>
          </table:table-cell>
        </table:table-row>
        <table:table-row table:style-name="ro1">
          <table:table-cell office:value-type="float" office:value="4.173129" calcext:value-type="float">
            <text:p>4.173129</text:p>
          </table:table-cell>
          <table:table-cell office:value-type="float" office:value="346" calcext:value-type="float">
            <text:p>346</text:p>
          </table:table-cell>
          <table:table-cell office:value-type="float" office:value="436" calcext:value-type="float">
            <text:p>436</text:p>
          </table:table-cell>
          <table:table-cell office:value-type="float" office:value="8.32016" calcext:value-type="float">
            <text:p>8.32016</text:p>
          </table:table-cell>
          <table:table-cell office:value-type="float" office:value="530" calcext:value-type="float">
            <text:p>530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B562]/[.A562]" office:value-type="float" office:value="82.9114077230778" calcext:value-type="float">
            <text:p>82.9114077231</text:p>
          </table:table-cell>
          <table:table-cell table:formula="of:=[.C562]/[.A562]" office:value-type="float" office:value="104.477958864919" calcext:value-type="float">
            <text:p>104.4779588649</text:p>
          </table:table-cell>
          <table:table-cell table:formula="of:=[.I562]-[.H562]" office:value-type="float" office:value="21.566551141841" calcext:value-type="float">
            <text:p>21.5665511418</text:p>
          </table:table-cell>
        </table:table-row>
        <table:table-row table:style-name="ro1">
          <table:table-cell office:value-type="float" office:value="5.85953" calcext:value-type="float">
            <text:p>5.85953</text:p>
          </table:table-cell>
          <table:table-cell office:value-type="float" office:value="304" calcext:value-type="float">
            <text:p>304</text:p>
          </table:table-cell>
          <table:table-cell office:value-type="float" office:value="339" calcext:value-type="float">
            <text:p>339</text:p>
          </table:table-cell>
          <table:table-cell office:value-type="float" office:value="4.256393" calcext:value-type="float">
            <text:p>4.256393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B563]/[.A563]" office:value-type="float" office:value="51.8812942334965" calcext:value-type="float">
            <text:p>51.8812942335</text:p>
          </table:table-cell>
          <table:table-cell table:formula="of:=[.C563]/[.A563]" office:value-type="float" office:value="57.854469556432" calcext:value-type="float">
            <text:p>57.8544695564</text:p>
          </table:table-cell>
          <table:table-cell table:formula="of:=[.I563]-[.H563]" office:value-type="float" office:value="5.97317532293545" calcext:value-type="float">
            <text:p>5.9731753229</text:p>
          </table:table-cell>
        </table:table-row>
        <table:table-row table:style-name="ro1">
          <table:table-cell office:value-type="float" office:value="5.868851" calcext:value-type="float">
            <text:p>5.868851</text:p>
          </table:table-cell>
          <table:table-cell office:value-type="float" office:value="366" calcext:value-type="float">
            <text:p>366</text:p>
          </table:table-cell>
          <table:table-cell office:value-type="float" office:value="391" calcext:value-type="float">
            <text:p>391</text:p>
          </table:table-cell>
          <table:table-cell office:value-type="float" office:value="3.141653" calcext:value-type="float">
            <text:p>3.141653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B564]/[.A564]" office:value-type="float" office:value="62.3631439953067" calcext:value-type="float">
            <text:p>62.3631439953</text:p>
          </table:table-cell>
          <table:table-cell table:formula="of:=[.C564]/[.A564]" office:value-type="float" office:value="66.6229215906146" calcext:value-type="float">
            <text:p>66.6229215906</text:p>
          </table:table-cell>
          <table:table-cell table:formula="of:=[.I564]-[.H564]" office:value-type="float" office:value="4.25977759530784" calcext:value-type="float">
            <text:p>4.2597775953</text:p>
          </table:table-cell>
        </table:table-row>
        <table:table-row table:style-name="ro1">
          <table:table-cell office:value-type="float" office:value="4.225945" calcext:value-type="float">
            <text:p>4.22594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.790986" calcext:value-type="float">
            <text:p>3.790986</text:p>
          </table:table-cell>
          <table:table-cell office:value-type="float" office:value="309" calcext:value-type="float">
            <text:p>309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B565]/[.A565]" office:value-type="float" office:value="50.6395610922527" calcext:value-type="float">
            <text:p>50.6395610923</text:p>
          </table:table-cell>
          <table:table-cell table:formula="of:=[.C565]/[.A565]" office:value-type="float" office:value="50.6395610922527" calcext:value-type="float">
            <text:p>50.6395610923</text:p>
          </table:table-cell>
          <table:table-cell table:formula="of:=[.I565]-[.H5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272" calcext:value-type="float">
            <text:p>5.026272</text:p>
          </table:table-cell>
          <table:table-cell office:value-type="float" office:value="328" calcext:value-type="float">
            <text:p>328</text:p>
          </table:table-cell>
          <table:table-cell office:value-type="float" office:value="362" calcext:value-type="float">
            <text:p>362</text:p>
          </table:table-cell>
          <table:table-cell office:value-type="float" office:value="4.256393" calcext:value-type="float">
            <text:p>4.256393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B566]/[.A566]" office:value-type="float" office:value="65.2571130253198" calcext:value-type="float">
            <text:p>65.2571130253</text:p>
          </table:table-cell>
          <table:table-cell table:formula="of:=[.C566]/[.A566]" office:value-type="float" office:value="72.0215698633102" calcext:value-type="float">
            <text:p>72.0215698633</text:p>
          </table:table-cell>
          <table:table-cell table:formula="of:=[.I566]-[.H566]" office:value-type="float" office:value="6.76445683799047" calcext:value-type="float">
            <text:p>6.764456838</text:p>
          </table:table-cell>
        </table:table-row>
        <table:table-row table:style-name="ro1">
          <table:table-cell office:value-type="float" office:value="2.011379" calcext:value-type="float">
            <text:p>2.011379</text:p>
          </table:table-cell>
          <table:table-cell office:value-type="float" office:value="138" calcext:value-type="float">
            <text:p>138</text:p>
          </table:table-cell>
          <table:table-cell office:value-type="float" office:value="245" calcext:value-type="float">
            <text:p>245</text:p>
          </table:table-cell>
          <table:table-cell office:value-type="float" office:value="1.916309" calcext:value-type="float">
            <text:p>1.916309</text:p>
          </table:table-cell>
          <table:table-cell office:value-type="float" office:value="344" calcext:value-type="float">
            <text:p>344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B567]/[.A567]" office:value-type="float" office:value="68.6096454223694" calcext:value-type="float">
            <text:p>68.6096454224</text:p>
          </table:table-cell>
          <table:table-cell table:formula="of:=[.C567]/[.A567]" office:value-type="float" office:value="121.806979191888" calcext:value-type="float">
            <text:p>121.8069791919</text:p>
          </table:table-cell>
          <table:table-cell table:formula="of:=[.I567]-[.H567]" office:value-type="float" office:value="53.1973337695183" calcext:value-type="float">
            <text:p>53.1973337695</text:p>
          </table:table-cell>
        </table:table-row>
        <table:table-row table:style-name="ro1">
          <table:table-cell office:value-type="float" office:value="5.829705" calcext:value-type="float">
            <text:p>5.829705</text:p>
          </table:table-cell>
          <table:table-cell office:value-type="float" office:value="293" calcext:value-type="float">
            <text:p>293</text:p>
          </table:table-cell>
          <table:table-cell office:value-type="float" office:value="341" calcext:value-type="float">
            <text:p>341</text:p>
          </table:table-cell>
          <table:table-cell office:value-type="float" office:value="3.141653" calcext:value-type="float">
            <text:p>3.141653</text:p>
          </table:table-cell>
          <table:table-cell office:value-type="float" office:value="218" calcext:value-type="float">
            <text:p>218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B568]/[.A568]" office:value-type="float" office:value="50.2598330447252" calcext:value-type="float">
            <text:p>50.2598330447</text:p>
          </table:table-cell>
          <table:table-cell table:formula="of:=[.C568]/[.A568]" office:value-type="float" office:value="58.4935258302093" calcext:value-type="float">
            <text:p>58.4935258302</text:p>
          </table:table-cell>
          <table:table-cell table:formula="of:=[.I568]-[.H568]" office:value-type="float" office:value="8.233692785484" calcext:value-type="float">
            <text:p>8.2336927855</text:p>
          </table:table-cell>
        </table:table-row>
        <table:table-row table:style-name="ro1">
          <table:table-cell office:value-type="float" office:value="2.635235" calcext:value-type="float">
            <text:p>2.635235</text:p>
          </table:table-cell>
          <table:table-cell office:value-type="float" office:value="204" calcext:value-type="float">
            <text:p>204</text:p>
          </table:table-cell>
          <table:table-cell office:value-type="float" office:value="345" calcext:value-type="float">
            <text:p>345</text:p>
          </table:table-cell>
          <table:table-cell office:value-type="float" office:value="3.436183" calcext:value-type="float">
            <text:p>3.436183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B569]/[.A569]" office:value-type="float" office:value="77.4124508819897" calcext:value-type="float">
            <text:p>77.412450882</text:p>
          </table:table-cell>
          <table:table-cell table:formula="of:=[.C569]/[.A569]" office:value-type="float" office:value="130.918115462188" calcext:value-type="float">
            <text:p>130.9181154622</text:p>
          </table:table-cell>
          <table:table-cell table:formula="of:=[.I569]-[.H569]" office:value-type="float" office:value="53.5056645801987" calcext:value-type="float">
            <text:p>53.5056645802</text:p>
          </table:table-cell>
        </table:table-row>
        <table:table-row table:style-name="ro1">
          <table:table-cell office:value-type="float" office:value="8.630846" calcext:value-type="float">
            <text:p>8.630846</text:p>
          </table:table-cell>
          <table:table-cell office:value-type="float" office:value="434" calcext:value-type="float">
            <text:p>434</text:p>
          </table:table-cell>
          <table:table-cell office:value-type="float" office:value="488" calcext:value-type="float">
            <text:p>488</text:p>
          </table:table-cell>
          <table:table-cell office:value-type="float" office:value="8.669992" calcext:value-type="float">
            <text:p>8.669992</text:p>
          </table:table-cell>
          <table:table-cell office:value-type="float" office:value="507" calcext:value-type="float">
            <text:p>507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B570]/[.A570]" office:value-type="float" office:value="50.2847577166827" calcext:value-type="float">
            <text:p>50.2847577167</text:p>
          </table:table-cell>
          <table:table-cell table:formula="of:=[.C570]/[.A570]" office:value-type="float" office:value="56.5413865570073" calcext:value-type="float">
            <text:p>56.541386557</text:p>
          </table:table-cell>
          <table:table-cell table:formula="of:=[.I570]-[.H570]" office:value-type="float" office:value="6.25662884032457" calcext:value-type="float">
            <text:p>6.2566288403</text:p>
          </table:table-cell>
        </table:table-row>
        <table:table-row table:style-name="ro1">
          <table:table-cell office:value-type="float" office:value="2.011379" calcext:value-type="float">
            <text:p>2.011379</text:p>
          </table:table-cell>
          <table:table-cell office:value-type="float" office:value="138" calcext:value-type="float">
            <text:p>138</text:p>
          </table:table-cell>
          <table:table-cell office:value-type="float" office:value="236" calcext:value-type="float">
            <text:p>236</text:p>
          </table:table-cell>
          <table:table-cell office:value-type="float" office:value="1.916309" calcext:value-type="float">
            <text:p>1.916309</text:p>
          </table:table-cell>
          <table:table-cell office:value-type="float" office:value="344" calcext:value-type="float">
            <text:p>344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B571]/[.A571]" office:value-type="float" office:value="68.6096454223694" calcext:value-type="float">
            <text:p>68.6096454224</text:p>
          </table:table-cell>
          <table:table-cell table:formula="of:=[.C571]/[.A571]" office:value-type="float" office:value="117.332437099125" calcext:value-type="float">
            <text:p>117.3324370991</text:p>
          </table:table-cell>
          <table:table-cell table:formula="of:=[.I571]-[.H571]" office:value-type="float" office:value="48.7227916767551" calcext:value-type="float">
            <text:p>48.7227916768</text:p>
          </table:table-cell>
        </table:table-row>
        <table:table-row table:style-name="ro1">
          <table:table-cell office:value-type="float" office:value="10.212857" calcext:value-type="float">
            <text:p>10.212857</text:p>
          </table:table-cell>
          <table:table-cell office:value-type="float" office:value="554" calcext:value-type="float">
            <text:p>554</text:p>
          </table:table-cell>
          <table:table-cell office:value-type="float" office:value="688" calcext:value-type="float">
            <text:p>688</text:p>
          </table:table-cell>
          <table:table-cell office:value-type="float" office:value="10.2868" calcext:value-type="float">
            <text:p>10.2868</text:p>
          </table:table-cell>
          <table:table-cell office:value-type="float" office:value="558" calcext:value-type="float">
            <text:p>558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B572]/[.A572]" office:value-type="float" office:value="54.2453497586425" calcext:value-type="float">
            <text:p>54.2453497586</text:p>
          </table:table-cell>
          <table:table-cell table:formula="of:=[.C572]/[.A572]" office:value-type="float" office:value="67.3660661262563" calcext:value-type="float">
            <text:p>67.3660661263</text:p>
          </table:table-cell>
          <table:table-cell table:formula="of:=[.I572]-[.H572]" office:value-type="float" office:value="13.1207163676139" calcext:value-type="float">
            <text:p>13.1207163676</text:p>
          </table:table-cell>
        </table:table-row>
        <table:table-row table:style-name="ro1">
          <table:table-cell office:value-type="float" office:value="11.29715" calcext:value-type="float">
            <text:p>11.29715</text:p>
          </table:table-cell>
          <table:table-cell office:value-type="float" office:value="756" calcext:value-type="float">
            <text:p>756</text:p>
          </table:table-cell>
          <table:table-cell office:value-type="float" office:value="922" calcext:value-type="float">
            <text:p>922</text:p>
          </table:table-cell>
          <table:table-cell office:value-type="float" office:value="5.78683" calcext:value-type="float">
            <text:p>5.78683</text:p>
          </table:table-cell>
          <table:table-cell table:number-columns-repeated="2" office:value-type="float" office:value="420" calcext:value-type="float">
            <text:p>420</text:p>
          </table:table-cell>
          <table:table-cell/>
          <table:table-cell table:formula="of:=[.B573]/[.A573]" office:value-type="float" office:value="66.919532802521" calcext:value-type="float">
            <text:p>66.9195328025</text:p>
          </table:table-cell>
          <table:table-cell table:formula="of:=[.C573]/[.A573]" office:value-type="float" office:value="81.6135042909052" calcext:value-type="float">
            <text:p>81.6135042909</text:p>
          </table:table-cell>
          <table:table-cell table:formula="of:=[.I573]-[.H573]" office:value-type="float" office:value="14.6939714883842" calcext:value-type="float">
            <text:p>14.6939714884</text:p>
          </table:table-cell>
        </table:table-row>
        <table:table-row table:style-name="ro1">
          <table:table-cell office:value-type="float" office:value="3.198198" calcext:value-type="float">
            <text:p>3.198198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office:value-type="float" office:value="3.193848" calcext:value-type="float">
            <text:p>3.193848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B574]/[.A574]" office:value-type="float" office:value="50.3408481901371" calcext:value-type="float">
            <text:p>50.3408481901</text:p>
          </table:table-cell>
          <table:table-cell table:formula="of:=[.C574]/[.A574]" office:value-type="float" office:value="60.6591586887366" calcext:value-type="float">
            <text:p>60.6591586887</text:p>
          </table:table-cell>
          <table:table-cell table:formula="of:=[.I574]-[.H574]" office:value-type="float" office:value="10.3183104985995" calcext:value-type="float">
            <text:p>10.3183104986</text:p>
          </table:table-cell>
        </table:table-row>
        <table:table-row table:style-name="ro1">
          <table:table-cell office:value-type="float" office:value="1.483834" calcext:value-type="float">
            <text:p>1.48383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3.450474" calcext:value-type="float">
            <text:p>3.450474</text:p>
          </table:table-cell>
          <table:table-cell office:value-type="float" office:value="285" calcext:value-type="float">
            <text:p>28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B575]/[.A575]" office:value-type="float" office:value="49.8708076509906" calcext:value-type="float">
            <text:p>49.870807651</text:p>
          </table:table-cell>
          <table:table-cell table:formula="of:=[.C575]/[.A575]" office:value-type="float" office:value="58.63189548157" calcext:value-type="float">
            <text:p>58.6318954816</text:p>
          </table:table-cell>
          <table:table-cell table:formula="of:=[.I575]-[.H575]" office:value-type="float" office:value="8.76108783057943" calcext:value-type="float">
            <text:p>8.7610878306</text:p>
          </table:table-cell>
        </table:table-row>
        <table:table-row table:style-name="ro1">
          <table:table-cell office:value-type="float" office:value="4.040777" calcext:value-type="float">
            <text:p>4.040777</text:p>
          </table:table-cell>
          <table:table-cell office:value-type="float" office:value="203" calcext:value-type="float">
            <text:p>203</text:p>
          </table:table-cell>
          <table:table-cell office:value-type="float" office:value="242" calcext:value-type="float">
            <text:p>242</text:p>
          </table:table-cell>
          <table:table-cell office:value-type="float" office:value="10.212857" calcext:value-type="float">
            <text:p>10.212857</text:p>
          </table:table-cell>
          <table:table-cell office:value-type="float" office:value="554" calcext:value-type="float">
            <text:p>554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B576]/[.A576]" office:value-type="float" office:value="50.2378626684917" calcext:value-type="float">
            <text:p>50.2378626685</text:p>
          </table:table-cell>
          <table:table-cell table:formula="of:=[.C576]/[.A576]" office:value-type="float" office:value="59.8894717525862" calcext:value-type="float">
            <text:p>59.8894717526</text:p>
          </table:table-cell>
          <table:table-cell table:formula="of:=[.I576]-[.H576]" office:value-type="float" office:value="9.65160908409447" calcext:value-type="float">
            <text:p>9.6516090841</text:p>
          </table:table-cell>
        </table:table-row>
        <table:table-row table:style-name="ro1">
          <table:table-cell office:value-type="float" office:value="6.306296" calcext:value-type="float">
            <text:p>6.306296</text:p>
          </table:table-cell>
          <table:table-cell office:value-type="float" office:value="387" calcext:value-type="float">
            <text:p>387</text:p>
          </table:table-cell>
          <table:table-cell office:value-type="float" office:value="456" calcext:value-type="float">
            <text:p>456</text:p>
          </table:table-cell>
          <table:table-cell office:value-type="float" office:value="6.751819" calcext:value-type="float">
            <text:p>6.751819</text:p>
          </table:table-cell>
          <table:table-cell office:value-type="float" office:value="402" calcext:value-type="float">
            <text:p>402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B577]/[.A577]" office:value-type="float" office:value="61.3672431487517" calcext:value-type="float">
            <text:p>61.3672431488</text:p>
          </table:table-cell>
          <table:table-cell table:formula="of:=[.C577]/[.A577]" office:value-type="float" office:value="72.3086896016299" calcext:value-type="float">
            <text:p>72.3086896016</text:p>
          </table:table-cell>
          <table:table-cell table:formula="of:=[.I577]-[.H577]" office:value-type="float" office:value="10.9414464528782" calcext:value-type="float">
            <text:p>10.9414464529</text:p>
          </table:table-cell>
        </table:table-row>
        <table:table-row table:style-name="ro1">
          <table:table-cell office:value-type="float" office:value="4.526689" calcext:value-type="float">
            <text:p>4.526689</text:p>
          </table:table-cell>
          <table:table-cell office:value-type="float" office:value="312" calcext:value-type="float">
            <text:p>312</text:p>
          </table:table-cell>
          <table:table-cell office:value-type="float" office:value="343" calcext:value-type="float">
            <text:p>343</text:p>
          </table:table-cell>
          <table:table-cell office:value-type="float" office:value="2.432668" calcext:value-type="float">
            <text:p>2.432668</text:p>
          </table:table-cell>
          <table:table-cell office:value-type="float" office:value="168" calcext:value-type="float">
            <text:p>16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B578]/[.A578]" office:value-type="float" office:value="68.9245494885997" calcext:value-type="float">
            <text:p>68.9245494886</text:p>
          </table:table-cell>
          <table:table-cell table:formula="of:=[.C578]/[.A578]" office:value-type="float" office:value="75.7728220339414" calcext:value-type="float">
            <text:p>75.7728220339</text:p>
          </table:table-cell>
          <table:table-cell table:formula="of:=[.I578]-[.H578]" office:value-type="float" office:value="6.84827254534164" calcext:value-type="float">
            <text:p>6.8482725453</text:p>
          </table:table-cell>
        </table:table-row>
        <table:table-row table:style-name="ro1">
          <table:table-cell office:value-type="float" office:value="7.393696" calcext:value-type="float">
            <text:p>7.39369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5.688653" calcext:value-type="float">
            <text:p>5.688653</text:p>
          </table:table-cell>
          <table:table-cell office:value-type="float" office:value="340" calcext:value-type="float">
            <text:p>340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B579]/[.A579]" office:value-type="float" office:value="51.8008855111165" calcext:value-type="float">
            <text:p>51.8008855111</text:p>
          </table:table-cell>
          <table:table-cell table:formula="of:=[.C579]/[.A579]" office:value-type="float" office:value="51.8008855111165" calcext:value-type="float">
            <text:p>51.8008855111</text:p>
          </table:table-cell>
          <table:table-cell table:formula="of:=[.I579]-[.H5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06296" calcext:value-type="float">
            <text:p>6.306296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6.751819" calcext:value-type="float">
            <text:p>6.751819</text:p>
          </table:table-cell>
          <table:table-cell office:value-type="float" office:value="402" calcext:value-type="float">
            <text:p>402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B580]/[.A580]" office:value-type="float" office:value="61.3672431487517" calcext:value-type="float">
            <text:p>61.3672431488</text:p>
          </table:table-cell>
          <table:table-cell table:formula="of:=[.C580]/[.A580]" office:value-type="float" office:value="71.3572594752926" calcext:value-type="float">
            <text:p>71.3572594753</text:p>
          </table:table-cell>
          <table:table-cell table:formula="of:=[.I580]-[.H580]" office:value-type="float" office:value="9.99001632654097" calcext:value-type="float">
            <text:p>9.9900163265</text:p>
          </table:table-cell>
        </table:table-row>
        <table:table-row table:style-name="ro1">
          <table:table-cell office:value-type="float" office:value="4.526689" calcext:value-type="float">
            <text:p>4.526689</text:p>
          </table:table-cell>
          <table:table-cell office:value-type="float" office:value="312" calcext:value-type="float">
            <text:p>312</text:p>
          </table:table-cell>
          <table:table-cell office:value-type="float" office:value="344" calcext:value-type="float">
            <text:p>344</text:p>
          </table:table-cell>
          <table:table-cell office:value-type="float" office:value="8.477367" calcext:value-type="float">
            <text:p>8.477367</text:p>
          </table:table-cell>
          <table:table-cell table:number-columns-repeated="2" office:value-type="float" office:value="444" calcext:value-type="float">
            <text:p>444</text:p>
          </table:table-cell>
          <table:table-cell/>
          <table:table-cell table:formula="of:=[.B581]/[.A581]" office:value-type="float" office:value="68.9245494885997" calcext:value-type="float">
            <text:p>68.9245494886</text:p>
          </table:table-cell>
          <table:table-cell table:formula="of:=[.C581]/[.A581]" office:value-type="float" office:value="75.993734051533" calcext:value-type="float">
            <text:p>75.9937340515</text:p>
          </table:table-cell>
          <table:table-cell table:formula="of:=[.I581]-[.H581]" office:value-type="float" office:value="7.0691845629333" calcext:value-type="float">
            <text:p>7.0691845629</text:p>
          </table:table-cell>
        </table:table-row>
        <table:table-row table:style-name="ro1">
          <table:table-cell office:value-type="float" office:value="5.055476" calcext:value-type="float">
            <text:p>5.055476</text:p>
          </table:table-cell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office:value-type="float" office:value="6.161517" calcext:value-type="float">
            <text:p>6.161517</text:p>
          </table:table-cell>
          <table:table-cell office:value-type="float" office:value="334" calcext:value-type="float">
            <text:p>334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B582]/[.A582]" office:value-type="float" office:value="64.2867259185881" calcext:value-type="float">
            <text:p>64.2867259186</text:p>
          </table:table-cell>
          <table:table-cell table:formula="of:=[.C582]/[.A582]" office:value-type="float" office:value="68.6384427500002" calcext:value-type="float">
            <text:p>68.63844275</text:p>
          </table:table-cell>
          <table:table-cell table:formula="of:=[.I582]-[.H582]" office:value-type="float" office:value="4.35171683141212" calcext:value-type="float">
            <text:p>4.3517168314</text:p>
          </table:table-cell>
        </table:table-row>
        <table:table-row table:style-name="ro1">
          <table:table-cell office:value-type="float" office:value="2.254956" calcext:value-type="float">
            <text:p>2.254956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7.524805" calcext:value-type="float">
            <text:p>7.524805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B583]/[.A583]" office:value-type="float" office:value="88.6935266142665" calcext:value-type="float">
            <text:p>88.6935266143</text:p>
          </table:table-cell>
          <table:table-cell table:formula="of:=[.C583]/[.A583]" office:value-type="float" office:value="97.5628792756932" calcext:value-type="float">
            <text:p>97.5628792757</text:p>
          </table:table-cell>
          <table:table-cell table:formula="of:=[.I583]-[.H583]" office:value-type="float" office:value="8.86935266142666" calcext:value-type="float">
            <text:p>8.8693526614</text:p>
          </table:table-cell>
        </table:table-row>
        <table:table-row table:style-name="ro1">
          <table:table-cell office:value-type="float" office:value="4.13274" calcext:value-type="float">
            <text:p>4.13274</text:p>
          </table:table-cell>
          <table:table-cell office:value-type="float" office:value="279" calcext:value-type="float">
            <text:p>279</text:p>
          </table:table-cell>
          <table:table-cell office:value-type="float" office:value="383" calcext:value-type="float">
            <text:p>383</text:p>
          </table:table-cell>
          <table:table-cell office:value-type="float" office:value="6.490843" calcext:value-type="float">
            <text:p>6.490843</text:p>
          </table:table-cell>
          <table:table-cell office:value-type="float" office:value="573" calcext:value-type="float">
            <text:p>573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584]/[.A584]" office:value-type="float" office:value="67.5096909072431" calcext:value-type="float">
            <text:p>67.5096909072</text:p>
          </table:table-cell>
          <table:table-cell table:formula="of:=[.C584]/[.A584]" office:value-type="float" office:value="92.6745936110184" calcext:value-type="float">
            <text:p>92.674593611</text:p>
          </table:table-cell>
          <table:table-cell table:formula="of:=[.I584]-[.H584]" office:value-type="float" office:value="25.1649027037752" calcext:value-type="float">
            <text:p>25.1649027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09:48:24.997997050</meta:creation-date>
    <dc:date>2013-11-06T09:53:03.969509602</dc:date>
    <meta:editing-duration>P0D</meta:editing-duration>
    <meta:editing-cycles>1</meta:editing-cycles>
    <meta:document-statistic meta:table-count="1" meta:cell-count="5184" meta:object-count="0"/>
    <meta:generator>LibreOffice/4.1.0.4$Linux_X86_64 LibreOffice_project/410$Build-4</meta:generator>
  </office:meta>
</office:document-meta>
</file>